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7cm"/>
    </style:style>
    <style:style style:name="co2" style:family="table-column">
      <style:table-column-properties fo:break-before="auto" style:column-width="7.906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0.7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1.944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11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00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598cm"/>
    </style:style>
    <style:style style:name="co16" style:family="table-column">
      <style:table-column-properties fo:break-before="auto" style:column-width="4.283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2.84cm"/>
    </style:style>
    <style:style style:name="co19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"/>
    <style:style style:name="ce10" style:family="table-cell" style:parent-style-name="Default" style:data-style-name="N3">
      <style:text-properties fo:font-weight="normal" style:font-weight-asian="normal" style:font-weight-complex="normal"/>
    </style:style>
    <style:style style:name="ce14" style:family="table-cell" style:parent-style-name="Default" style:data-style-name="N3">
      <style:table-cell-properties fo:border-bottom="none" fo:border-left="none" fo:border-right="none" fo:border-top="0.06pt solid #000000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11">
      <style:map style:condition="cell-content()=&quot;n/a&quot;" style:apply-style-name="Footnote" style:base-cell-address="'Full data'.Q2"/>
      <style:map style:condition="cell-content-is-between(0,1)" style:apply-style-name="Good" style:base-cell-address="'Full data'.Q2"/>
      <style:map style:condition="cell-content-is-between(1,2)" style:apply-style-name="Neutral" style:base-cell-address="'Full data'.Q2"/>
      <style:map style:condition="cell-content()&gt;2" style:apply-style-name="Bad" style:base-cell-address="'Full data'.Q2"/>
    </style:style>
    <style:style style:name="ce18" style:family="table-cell" style:parent-style-name="Default" style:data-style-name="N11">
      <style:table-cell-properties fo:border-bottom="none" fo:border-left="none" fo:border-right="none" fo:border-top="0.06pt solid #000000"/>
      <style:map style:condition="cell-content()=&quot;n/a&quot;" style:apply-style-name="Footnote" style:base-cell-address="'Full data'.Q2"/>
      <style:map style:condition="cell-content-is-between(0,1)" style:apply-style-name="Good" style:base-cell-address="'Full data'.Q2"/>
      <style:map style:condition="cell-content-is-between(1,2)" style:apply-style-name="Neutral" style:base-cell-address="'Full data'.Q2"/>
      <style:map style:condition="cell-content()&gt;2" style:apply-style-name="Bad" style:base-cell-address="'Full data'.Q2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3" table:default-cell-style-name="ce12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row table:style-name="ro1">
          <table:table-cell table:style-name="ce6" office:value-type="string" calcext:value-type="string">
            <text:p>Page Size</text:p>
          </table:table-cell>
          <table:table-cell office:value-type="string" calcext:value-type="string">
            <text:p>Trace</text:p>
          </table:table-cell>
          <table:table-cell table:style-name="ce6" office:value-type="string" calcext:value-type="string">
            <text:p>Program name</text:p>
          </table:table-cell>
          <table:table-cell office:value-type="string" calcext:value-type="string">
            <text:p>Phase=Parsing</text:p>
          </table:table-cell>
          <table:table-cell office:value-type="string" calcext:value-type="string">
            <text:p>Input file size</text:p>
          </table:table-cell>
          <table:table-cell office:value-type="string" calcext:value-type="string">
            <text:p>Input Z-7</text:p>
          </table:table-cell>
          <table:table-cell office:value-type="string" calcext:value-type="string">
            <text:p>Input type</text:p>
          </table:table-cell>
          <table:table-cell table:style-name="ce6" office:value-type="string" calcext:value-type="string">
            <text:p>Phase</text:p>
          </table:table-cell>
          <table:table-cell office:value-type="string" calcext:value-type="string">
            <text:p>Read pages</text:p>
          </table:table-cell>
          <table:table-cell office:value-type="string" calcext:value-type="string">
            <text:p>Written pages</text:p>
          </table:table-cell>
          <table:table-cell office:value-type="string" calcext:value-type="string">
            <text:p>Dead written pages</text:p>
          </table:table-cell>
          <table:table-cell office:value-type="string" calcext:value-type="string">
            <text:p>New read pages</text:p>
          </table:table-cell>
          <table:table-cell table:style-name="ce17" office:value-type="string" calcext:value-type="string">
            <text:p>Read bytes</text:p>
          </table:table-cell>
          <table:table-cell table:style-name="ce6" office:value-type="string" calcext:value-type="string">
            <text:p>Old read bytes</text:p>
          </table:table-cell>
          <table:table-cell table:style-name="ce17" office:value-type="string" calcext:value-type="string">
            <text:p>Written bytes</text:p>
          </table:table-cell>
          <table:table-cell table:style-name="ce6" office:value-type="string" calcext:value-type="string">
            <text:p>Used written bytes</text:p>
          </table:table-cell>
          <table:table-cell table:style-name="ce6" office:value-type="string" calcext:value-type="string">
            <text:p>Read/IO %</text:p>
          </table:table-cell>
          <table:table-cell table:style-name="ce6" office:value-type="string" calcext:value-type="string">
            <text:p>OldRead/IO %</text:p>
          </table:table-cell>
          <table:table-cell table:style-name="Default" office:value-type="string" calcext:value-type="string">
            <text:p>Write/IO %</text:p>
          </table:table-cell>
          <table:table-cell table:style-name="ce6" office:value-type="string" calcext:value-type="string">
            <text:p>Used write/IO %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Faasm restore (p=64;xor)</text:p>
          </table:table-cell>
          <table:table-cell office:value-type="string" calcext:value-type="string">
            <text:p>Faasm send</text:p>
          </table:table-cell>
          <table:table-cell office:value-type="string" calcext:value-type="string">
            <text:p>ZSTD=-7 restore</text:p>
          </table:table-cell>
          <table:table-cell office:value-type="string" calcext:value-type="string">
            <text:p>Z-7 send</text:p>
          </table:table-cell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2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251" calcext:value-type="float">
            <text:p>251</text:p>
          </table:table-cell>
          <table:table-cell office:value-type="float" office:value="382" calcext:value-type="float">
            <text:p>382</text:p>
          </table:table-cell>
          <table:table-cell table:formula="of:=[.$I2]*[.$A2]" office:value-type="float" office:value="1564672" calcext:value-type="float">
            <text:p>1,564,672</text:p>
          </table:table-cell>
          <table:table-cell table:formula="of:=[.$M2]-([.$L2]*[.$A2])" office:value-type="float" office:value="0" calcext:value-type="float">
            <text:p>0</text:p>
          </table:table-cell>
          <table:table-cell table:formula="of:=[.$J2]*[.$A2]" office:value-type="float" office:value="1564672" calcext:value-type="float">
            <text:p>1,564,672</text:p>
          </table:table-cell>
          <table:table-cell table:formula="of:=[.$O2]-([.$K2]*[.$A2])" office:value-type="float" office:value="536576" calcext:value-type="float">
            <text:p>536,576</text:p>
          </table:table-cell>
          <table:table-cell table:formula="of:=IF([.$D2];[.$M2]/[.$E2];&quot;n/a&quot;)" office:value-type="string" office:string-value="n/a" calcext:value-type="string">
            <text:p>n/a</text:p>
          </table:table-cell>
          <table:table-cell table:formula="of:=IF([.$D2];[.$N2]/[.$E2];&quot;n/a&quot;)" office:value-type="string" office:string-value="n/a" calcext:value-type="string">
            <text:p>n/a</text:p>
          </table:table-cell>
          <table:table-cell table:formula="of:=IF([.$D2];[.$O2]/[.$E2];&quot;n/a&quot;)" office:value-type="string" office:string-value="n/a" calcext:value-type="string">
            <text:p>n/a</text:p>
          </table:table-cell>
          <table:table-cell table:formula="of:=IF([.$D2];[.$P2]/[.$E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3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formula="of:=[.$I3]*[.$A3]" office:value-type="float" office:value="876544" calcext:value-type="float">
            <text:p>876,544</text:p>
          </table:table-cell>
          <table:table-cell table:formula="of:=[.$M3]-([.$L3]*[.$A3])" office:value-type="float" office:value="278528" calcext:value-type="float">
            <text:p>278,528</text:p>
          </table:table-cell>
          <table:table-cell table:formula="of:=[.$J3]*[.$A3]" office:value-type="float" office:value="479232" calcext:value-type="float">
            <text:p>479,232</text:p>
          </table:table-cell>
          <table:table-cell table:formula="of:=[.$O3]-([.$K3]*[.$A3])" office:value-type="float" office:value="462848" calcext:value-type="float">
            <text:p>462,848</text:p>
          </table:table-cell>
          <table:table-cell table:formula="of:=IF([.$D3];[.$M3]/[.$E3];&quot;n/a&quot;)" office:value-type="string" office:string-value="n/a" calcext:value-type="string">
            <text:p>n/a</text:p>
          </table:table-cell>
          <table:table-cell table:formula="of:=IF([.$D3];[.$N3]/[.$E3];&quot;n/a&quot;)" office:value-type="string" office:string-value="n/a" calcext:value-type="string">
            <text:p>n/a</text:p>
          </table:table-cell>
          <table:table-cell table:formula="of:=IF([.$D3];[.$O3]/[.$E3];&quot;n/a&quot;)" office:value-type="string" office:string-value="n/a" calcext:value-type="string">
            <text:p>n/a</text:p>
          </table:table-cell>
          <table:table-cell table:formula="of:=IF([.$D3];[.$P3]/[.$E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4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493" calcext:value-type="float">
            <text:p>493</text:p>
          </table:table-cell>
          <table:table-cell office:value-type="float" office:value="528" calcext:value-type="float">
            <text:p>528</text:p>
          </table:table-cell>
          <table:table-cell office:value-type="float" office:value="159" calcext:value-type="float">
            <text:p>159</text:p>
          </table:table-cell>
          <table:table-cell office:value-type="float" office:value="301" calcext:value-type="float">
            <text:p>301</text:p>
          </table:table-cell>
          <table:table-cell table:formula="of:=[.$I4]*[.$A4]" office:value-type="float" office:value="2019328" calcext:value-type="float">
            <text:p>2,019,328</text:p>
          </table:table-cell>
          <table:table-cell table:formula="of:=[.$M4]-([.$L4]*[.$A4])" office:value-type="float" office:value="786432" calcext:value-type="float">
            <text:p>786,432</text:p>
          </table:table-cell>
          <table:table-cell table:formula="of:=[.$J4]*[.$A4]" office:value-type="float" office:value="2162688" calcext:value-type="float">
            <text:p>2,162,688</text:p>
          </table:table-cell>
          <table:table-cell table:formula="of:=[.$O4]-([.$K4]*[.$A4])" office:value-type="float" office:value="1511424" calcext:value-type="float">
            <text:p>1,511,424</text:p>
          </table:table-cell>
          <table:table-cell table:formula="of:=IF([.$D4];[.$M4]/[.$E4];&quot;n/a&quot;)" office:value-type="string" office:string-value="n/a" calcext:value-type="string">
            <text:p>n/a</text:p>
          </table:table-cell>
          <table:table-cell table:formula="of:=IF([.$D4];[.$N4]/[.$E4];&quot;n/a&quot;)" office:value-type="string" office:string-value="n/a" calcext:value-type="string">
            <text:p>n/a</text:p>
          </table:table-cell>
          <table:table-cell table:formula="of:=IF([.$D4];[.$O4]/[.$E4];&quot;n/a&quot;)" office:value-type="string" office:string-value="n/a" calcext:value-type="string">
            <text:p>n/a</text:p>
          </table:table-cell>
          <table:table-cell table:formula="of:=IF([.$D4];[.$P4]/[.$E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5];&quot;[^/]+\.log&quot;) ;&quot;.log&quot;;&quot;&quot;)" office:value-type="string" office:string-value="502.gcc_r_c1" calcext:value-type="string">
            <text:p>502.gcc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39360" calcext:value-type="float">
            <text:p>39360</text:p>
          </table:table-cell>
          <table:table-cell office:value-type="float" office:value="39311" calcext:value-type="float">
            <text:p>39311</text:p>
          </table:table-cell>
          <table:table-cell office:value-type="float" office:value="8134" calcext:value-type="float">
            <text:p>8134</text:p>
          </table:table-cell>
          <table:table-cell office:value-type="float" office:value="38938" calcext:value-type="float">
            <text:p>38938</text:p>
          </table:table-cell>
          <table:table-cell table:formula="of:=[.$I5]*[.$A5]" office:value-type="float" office:value="161218560" calcext:value-type="float">
            <text:p>161,218,560</text:p>
          </table:table-cell>
          <table:table-cell table:formula="of:=[.$M5]-([.$L5]*[.$A5])" office:value-type="float" office:value="1728512" calcext:value-type="float">
            <text:p>1,728,512</text:p>
          </table:table-cell>
          <table:table-cell table:formula="of:=[.$J5]*[.$A5]" office:value-type="float" office:value="161017856" calcext:value-type="float">
            <text:p>161,017,856</text:p>
          </table:table-cell>
          <table:table-cell table:formula="of:=[.$O5]-([.$K5]*[.$A5])" office:value-type="float" office:value="127700992" calcext:value-type="float">
            <text:p>127,700,992</text:p>
          </table:table-cell>
          <table:table-cell table:formula="of:=IF([.$D5];[.$M5]/[.$E5];&quot;n/a&quot;)" office:value-type="percentage" office:value="14.3325770776288" calcext:value-type="percentage">
            <text:p>1433.26%</text:p>
          </table:table-cell>
          <table:table-cell table:formula="of:=IF([.$D5];[.$N5]/[.$E5];&quot;n/a&quot;)" office:value-type="percentage" office:value="0.15366736602539" calcext:value-type="percentage">
            <text:p>15.37%</text:p>
          </table:table-cell>
          <table:table-cell table:formula="of:=IF([.$D5];[.$O5]/[.$E5];&quot;n/a&quot;)" office:value-type="percentage" office:value="14.3147341844173" calcext:value-type="percentage">
            <text:p>1431.47%</text:p>
          </table:table-cell>
          <table:table-cell table:formula="of:=IF([.$D5];[.$P5]/[.$E5];&quot;n/a&quot;)" office:value-type="percentage" office:value="11.3528139113118" calcext:value-type="percentage">
            <text:p>1135.28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6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330717" calcext:value-type="float">
            <text:p>330717</text:p>
          </table:table-cell>
          <table:table-cell office:value-type="float" office:value="327879" calcext:value-type="float">
            <text:p>327879</text:p>
          </table:table-cell>
          <table:table-cell office:value-type="float" office:value="327835" calcext:value-type="float">
            <text:p>327835</text:p>
          </table:table-cell>
          <table:table-cell office:value-type="float" office:value="299217" calcext:value-type="float">
            <text:p>299217</text:p>
          </table:table-cell>
          <table:table-cell table:formula="of:=[.$I6]*[.$A6]" office:value-type="float" office:value="1354616832" calcext:value-type="float">
            <text:p>1,354,616,832</text:p>
          </table:table-cell>
          <table:table-cell table:formula="of:=[.$M6]-([.$L6]*[.$A6])" office:value-type="float" office:value="129024000" calcext:value-type="float">
            <text:p>129,024,000</text:p>
          </table:table-cell>
          <table:table-cell table:formula="of:=[.$J6]*[.$A6]" office:value-type="float" office:value="1342992384" calcext:value-type="float">
            <text:p>1,342,992,384</text:p>
          </table:table-cell>
          <table:table-cell table:formula="of:=[.$O6]-([.$K6]*[.$A6])" office:value-type="float" office:value="180224" calcext:value-type="float">
            <text:p>180,224</text:p>
          </table:table-cell>
          <table:table-cell table:formula="of:=IF([.$D6];[.$M6]/[.$E6];&quot;n/a&quot;)" office:value-type="string" office:string-value="n/a" calcext:value-type="string">
            <text:p>n/a</text:p>
          </table:table-cell>
          <table:table-cell table:formula="of:=IF([.$D6];[.$N6]/[.$E6];&quot;n/a&quot;)" office:value-type="string" office:string-value="n/a" calcext:value-type="string">
            <text:p>n/a</text:p>
          </table:table-cell>
          <table:table-cell table:formula="of:=IF([.$D6];[.$O6]/[.$E6];&quot;n/a&quot;)" office:value-type="string" office:string-value="n/a" calcext:value-type="string">
            <text:p>n/a</text:p>
          </table:table-cell>
          <table:table-cell table:formula="of:=IF([.$D6];[.$P6]/[.$E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7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$I7]*[.$A7]" office:value-type="float" office:value="274432" calcext:value-type="float">
            <text:p>274,432</text:p>
          </table:table-cell>
          <table:table-cell table:formula="of:=[.$M7]-([.$L7]*[.$A7])" office:value-type="float" office:value="274432" calcext:value-type="float">
            <text:p>274,432</text:p>
          </table:table-cell>
          <table:table-cell table:formula="of:=[.$J7]*[.$A7]" office:value-type="float" office:value="131072" calcext:value-type="float">
            <text:p>131,072</text:p>
          </table:table-cell>
          <table:table-cell table:formula="of:=[.$O7]-([.$K7]*[.$A7])" office:value-type="float" office:value="32768" calcext:value-type="float">
            <text:p>32,768</text:p>
          </table:table-cell>
          <table:table-cell table:formula="of:=IF([.$D7];[.$M7]/[.$E7];&quot;n/a&quot;)" office:value-type="string" office:string-value="n/a" calcext:value-type="string">
            <text:p>n/a</text:p>
          </table:table-cell>
          <table:table-cell table:formula="of:=IF([.$D7];[.$N7]/[.$E7];&quot;n/a&quot;)" office:value-type="string" office:string-value="n/a" calcext:value-type="string">
            <text:p>n/a</text:p>
          </table:table-cell>
          <table:table-cell table:formula="of:=IF([.$D7];[.$O7]/[.$E7];&quot;n/a&quot;)" office:value-type="string" office:string-value="n/a" calcext:value-type="string">
            <text:p>n/a</text:p>
          </table:table-cell>
          <table:table-cell table:formula="of:=IF([.$D7];[.$P7]/[.$E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1.log</text:p>
          </table:table-cell>
          <table:table-cell table:formula="of:=SUBSTITUTE(ORG.LIBREOFFICE.REGEX([.$B8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$I8]*[.$A8]" office:value-type="float" office:value="102400" calcext:value-type="float">
            <text:p>102,400</text:p>
          </table:table-cell>
          <table:table-cell table:formula="of:=[.$M8]-([.$L8]*[.$A8])" office:value-type="float" office:value="102400" calcext:value-type="float">
            <text:p>102,400</text:p>
          </table:table-cell>
          <table:table-cell table:formula="of:=[.$J8]*[.$A8]" office:value-type="float" office:value="45056" calcext:value-type="float">
            <text:p>45,056</text:p>
          </table:table-cell>
          <table:table-cell table:formula="of:=[.$O8]-([.$K8]*[.$A8])" office:value-type="float" office:value="0" calcext:value-type="float">
            <text:p>0</text:p>
          </table:table-cell>
          <table:table-cell table:formula="of:=IF([.$D8];[.$M8]/[.$E8];&quot;n/a&quot;)" office:value-type="string" office:string-value="n/a" calcext:value-type="string">
            <text:p>n/a</text:p>
          </table:table-cell>
          <table:table-cell table:formula="of:=IF([.$D8];[.$N8]/[.$E8];&quot;n/a&quot;)" office:value-type="string" office:string-value="n/a" calcext:value-type="string">
            <text:p>n/a</text:p>
          </table:table-cell>
          <table:table-cell table:formula="of:=IF([.$D8];[.$O8]/[.$E8];&quot;n/a&quot;)" office:value-type="string" office:string-value="n/a" calcext:value-type="string">
            <text:p>n/a</text:p>
          </table:table-cell>
          <table:table-cell table:formula="of:=IF([.$D8];[.$P8]/[.$E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9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252" calcext:value-type="float">
            <text:p>252</text:p>
          </table:table-cell>
          <table:table-cell office:value-type="float" office:value="381" calcext:value-type="float">
            <text:p>381</text:p>
          </table:table-cell>
          <table:table-cell table:formula="of:=[.$I9]*[.$A9]" office:value-type="float" office:value="1560576" calcext:value-type="float">
            <text:p>1,560,576</text:p>
          </table:table-cell>
          <table:table-cell table:formula="of:=[.$M9]-([.$L9]*[.$A9])" office:value-type="float" office:value="0" calcext:value-type="float">
            <text:p>0</text:p>
          </table:table-cell>
          <table:table-cell table:formula="of:=[.$J9]*[.$A9]" office:value-type="float" office:value="1560576" calcext:value-type="float">
            <text:p>1,560,576</text:p>
          </table:table-cell>
          <table:table-cell table:formula="of:=[.$O9]-([.$K9]*[.$A9])" office:value-type="float" office:value="528384" calcext:value-type="float">
            <text:p>528,384</text:p>
          </table:table-cell>
          <table:table-cell table:formula="of:=IF([.$D9];[.$M9]/[.$E9];&quot;n/a&quot;)" office:value-type="string" office:string-value="n/a" calcext:value-type="string">
            <text:p>n/a</text:p>
          </table:table-cell>
          <table:table-cell table:formula="of:=IF([.$D9];[.$N9]/[.$E9];&quot;n/a&quot;)" office:value-type="string" office:string-value="n/a" calcext:value-type="string">
            <text:p>n/a</text:p>
          </table:table-cell>
          <table:table-cell table:formula="of:=IF([.$D9];[.$O9]/[.$E9];&quot;n/a&quot;)" office:value-type="string" office:string-value="n/a" calcext:value-type="string">
            <text:p>n/a</text:p>
          </table:table-cell>
          <table:table-cell table:formula="of:=IF([.$D9];[.$P9]/[.$E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0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table:formula="of:=[.$I10]*[.$A10]" office:value-type="float" office:value="868352" calcext:value-type="float">
            <text:p>868,352</text:p>
          </table:table-cell>
          <table:table-cell table:formula="of:=[.$M10]-([.$L10]*[.$A10])" office:value-type="float" office:value="270336" calcext:value-type="float">
            <text:p>270,336</text:p>
          </table:table-cell>
          <table:table-cell table:formula="of:=[.$J10]*[.$A10]" office:value-type="float" office:value="479232" calcext:value-type="float">
            <text:p>479,232</text:p>
          </table:table-cell>
          <table:table-cell table:formula="of:=[.$O10]-([.$K10]*[.$A10])" office:value-type="float" office:value="450560" calcext:value-type="float">
            <text:p>450,560</text:p>
          </table:table-cell>
          <table:table-cell table:formula="of:=IF([.$D10];[.$M10]/[.$E10];&quot;n/a&quot;)" office:value-type="string" office:string-value="n/a" calcext:value-type="string">
            <text:p>n/a</text:p>
          </table:table-cell>
          <table:table-cell table:formula="of:=IF([.$D10];[.$N10]/[.$E10];&quot;n/a&quot;)" office:value-type="string" office:string-value="n/a" calcext:value-type="string">
            <text:p>n/a</text:p>
          </table:table-cell>
          <table:table-cell table:formula="of:=IF([.$D10];[.$O10]/[.$E10];&quot;n/a&quot;)" office:value-type="string" office:string-value="n/a" calcext:value-type="string">
            <text:p>n/a</text:p>
          </table:table-cell>
          <table:table-cell table:formula="of:=IF([.$D10];[.$P10]/[.$E1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1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491" calcext:value-type="float">
            <text:p>491</text:p>
          </table:table-cell>
          <table:table-cell office:value-type="float" office:value="528" calcext:value-type="float">
            <text:p>528</text:p>
          </table:table-cell>
          <table:table-cell office:value-type="float" office:value="160" calcext:value-type="float">
            <text:p>160</text:p>
          </table:table-cell>
          <table:table-cell office:value-type="float" office:value="301" calcext:value-type="float">
            <text:p>301</text:p>
          </table:table-cell>
          <table:table-cell table:formula="of:=[.$I11]*[.$A11]" office:value-type="float" office:value="2011136" calcext:value-type="float">
            <text:p>2,011,136</text:p>
          </table:table-cell>
          <table:table-cell table:formula="of:=[.$M11]-([.$L11]*[.$A11])" office:value-type="float" office:value="778240" calcext:value-type="float">
            <text:p>778,240</text:p>
          </table:table-cell>
          <table:table-cell table:formula="of:=[.$J11]*[.$A11]" office:value-type="float" office:value="2162688" calcext:value-type="float">
            <text:p>2,162,688</text:p>
          </table:table-cell>
          <table:table-cell table:formula="of:=[.$O11]-([.$K11]*[.$A11])" office:value-type="float" office:value="1507328" calcext:value-type="float">
            <text:p>1,507,328</text:p>
          </table:table-cell>
          <table:table-cell table:formula="of:=IF([.$D11];[.$M11]/[.$E11];&quot;n/a&quot;)" office:value-type="string" office:string-value="n/a" calcext:value-type="string">
            <text:p>n/a</text:p>
          </table:table-cell>
          <table:table-cell table:formula="of:=IF([.$D11];[.$N11]/[.$E11];&quot;n/a&quot;)" office:value-type="string" office:string-value="n/a" calcext:value-type="string">
            <text:p>n/a</text:p>
          </table:table-cell>
          <table:table-cell table:formula="of:=IF([.$D11];[.$O11]/[.$E11];&quot;n/a&quot;)" office:value-type="string" office:string-value="n/a" calcext:value-type="string">
            <text:p>n/a</text:p>
          </table:table-cell>
          <table:table-cell table:formula="of:=IF([.$D11];[.$P11]/[.$E1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2];&quot;[^/]+\.log&quot;) ;&quot;.log&quot;;&quot;&quot;)" office:value-type="string" office:string-value="502.gcc_r_c2" calcext:value-type="string">
            <text:p>502.gcc_r_c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39409" calcext:value-type="float">
            <text:p>39409</text:p>
          </table:table-cell>
          <table:table-cell office:value-type="float" office:value="39362" calcext:value-type="float">
            <text:p>39362</text:p>
          </table:table-cell>
          <table:table-cell office:value-type="float" office:value="8112" calcext:value-type="float">
            <text:p>8112</text:p>
          </table:table-cell>
          <table:table-cell office:value-type="float" office:value="38990" calcext:value-type="float">
            <text:p>38990</text:p>
          </table:table-cell>
          <table:table-cell table:formula="of:=[.$I12]*[.$A12]" office:value-type="float" office:value="161419264" calcext:value-type="float">
            <text:p>161,419,264</text:p>
          </table:table-cell>
          <table:table-cell table:formula="of:=[.$M12]-([.$L12]*[.$A12])" office:value-type="float" office:value="1716224" calcext:value-type="float">
            <text:p>1,716,224</text:p>
          </table:table-cell>
          <table:table-cell table:formula="of:=[.$J12]*[.$A12]" office:value-type="float" office:value="161226752" calcext:value-type="float">
            <text:p>161,226,752</text:p>
          </table:table-cell>
          <table:table-cell table:formula="of:=[.$O12]-([.$K12]*[.$A12])" office:value-type="float" office:value="128000000" calcext:value-type="float">
            <text:p>128,000,000</text:p>
          </table:table-cell>
          <table:table-cell table:formula="of:=IF([.$D12];[.$M12]/[.$E12];&quot;n/a&quot;)" office:value-type="percentage" office:value="14.3504199708403" calcext:value-type="percentage">
            <text:p>1435.04%</text:p>
          </table:table-cell>
          <table:table-cell table:formula="of:=IF([.$D12];[.$N12]/[.$E12];&quot;n/a&quot;)" office:value-type="percentage" office:value="0.152574943992034" calcext:value-type="percentage">
            <text:p>15.26%</text:p>
          </table:table-cell>
          <table:table-cell table:formula="of:=IF([.$D12];[.$O12]/[.$E12];&quot;n/a&quot;)" office:value-type="percentage" office:value="14.3333053589844" calcext:value-type="percentage">
            <text:p>1433.33%</text:p>
          </table:table-cell>
          <table:table-cell table:formula="of:=IF([.$D12];[.$P12]/[.$E12];&quot;n/a&quot;)" office:value-type="percentage" office:value="11.3793961807902" calcext:value-type="percentage">
            <text:p>1137.94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3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354390" calcext:value-type="float">
            <text:p>354390</text:p>
          </table:table-cell>
          <table:table-cell office:value-type="float" office:value="351569" calcext:value-type="float">
            <text:p>351569</text:p>
          </table:table-cell>
          <table:table-cell office:value-type="float" office:value="351526" calcext:value-type="float">
            <text:p>351526</text:p>
          </table:table-cell>
          <table:table-cell office:value-type="float" office:value="322819" calcext:value-type="float">
            <text:p>322819</text:p>
          </table:table-cell>
          <table:table-cell table:formula="of:=[.$I13]*[.$A13]" office:value-type="float" office:value="1451581440" calcext:value-type="float">
            <text:p>1,451,581,440</text:p>
          </table:table-cell>
          <table:table-cell table:formula="of:=[.$M13]-([.$L13]*[.$A13])" office:value-type="float" office:value="129314816" calcext:value-type="float">
            <text:p>129,314,816</text:p>
          </table:table-cell>
          <table:table-cell table:formula="of:=[.$J13]*[.$A13]" office:value-type="float" office:value="1440026624" calcext:value-type="float">
            <text:p>1,440,026,624</text:p>
          </table:table-cell>
          <table:table-cell table:formula="of:=[.$O13]-([.$K13]*[.$A13])" office:value-type="float" office:value="176128" calcext:value-type="float">
            <text:p>176,128</text:p>
          </table:table-cell>
          <table:table-cell table:formula="of:=IF([.$D13];[.$M13]/[.$E13];&quot;n/a&quot;)" office:value-type="string" office:string-value="n/a" calcext:value-type="string">
            <text:p>n/a</text:p>
          </table:table-cell>
          <table:table-cell table:formula="of:=IF([.$D13];[.$N13]/[.$E13];&quot;n/a&quot;)" office:value-type="string" office:string-value="n/a" calcext:value-type="string">
            <text:p>n/a</text:p>
          </table:table-cell>
          <table:table-cell table:formula="of:=IF([.$D13];[.$O13]/[.$E13];&quot;n/a&quot;)" office:value-type="string" office:string-value="n/a" calcext:value-type="string">
            <text:p>n/a</text:p>
          </table:table-cell>
          <table:table-cell table:formula="of:=IF([.$D13];[.$P13]/[.$E1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4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$I14]*[.$A14]" office:value-type="float" office:value="270336" calcext:value-type="float">
            <text:p>270,336</text:p>
          </table:table-cell>
          <table:table-cell table:formula="of:=[.$M14]-([.$L14]*[.$A14])" office:value-type="float" office:value="270336" calcext:value-type="float">
            <text:p>270,336</text:p>
          </table:table-cell>
          <table:table-cell table:formula="of:=[.$J14]*[.$A14]" office:value-type="float" office:value="126976" calcext:value-type="float">
            <text:p>126,976</text:p>
          </table:table-cell>
          <table:table-cell table:formula="of:=[.$O14]-([.$K14]*[.$A14])" office:value-type="float" office:value="32768" calcext:value-type="float">
            <text:p>32,768</text:p>
          </table:table-cell>
          <table:table-cell table:formula="of:=IF([.$D14];[.$M14]/[.$E14];&quot;n/a&quot;)" office:value-type="string" office:string-value="n/a" calcext:value-type="string">
            <text:p>n/a</text:p>
          </table:table-cell>
          <table:table-cell table:formula="of:=IF([.$D14];[.$N14]/[.$E14];&quot;n/a&quot;)" office:value-type="string" office:string-value="n/a" calcext:value-type="string">
            <text:p>n/a</text:p>
          </table:table-cell>
          <table:table-cell table:formula="of:=IF([.$D14];[.$O14]/[.$E14];&quot;n/a&quot;)" office:value-type="string" office:string-value="n/a" calcext:value-type="string">
            <text:p>n/a</text:p>
          </table:table-cell>
          <table:table-cell table:formula="of:=IF([.$D14];[.$P14]/[.$E1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2.log</text:p>
          </table:table-cell>
          <table:table-cell table:formula="of:=SUBSTITUTE(ORG.LIBREOFFICE.REGEX([.$B15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$I15]*[.$A15]" office:value-type="float" office:value="102400" calcext:value-type="float">
            <text:p>102,400</text:p>
          </table:table-cell>
          <table:table-cell table:formula="of:=[.$M15]-([.$L15]*[.$A15])" office:value-type="float" office:value="102400" calcext:value-type="float">
            <text:p>102,400</text:p>
          </table:table-cell>
          <table:table-cell table:formula="of:=[.$J15]*[.$A15]" office:value-type="float" office:value="45056" calcext:value-type="float">
            <text:p>45,056</text:p>
          </table:table-cell>
          <table:table-cell table:formula="of:=[.$O15]-([.$K15]*[.$A15])" office:value-type="float" office:value="0" calcext:value-type="float">
            <text:p>0</text:p>
          </table:table-cell>
          <table:table-cell table:formula="of:=IF([.$D15];[.$M15]/[.$E15];&quot;n/a&quot;)" office:value-type="string" office:string-value="n/a" calcext:value-type="string">
            <text:p>n/a</text:p>
          </table:table-cell>
          <table:table-cell table:formula="of:=IF([.$D15];[.$N15]/[.$E15];&quot;n/a&quot;)" office:value-type="string" office:string-value="n/a" calcext:value-type="string">
            <text:p>n/a</text:p>
          </table:table-cell>
          <table:table-cell table:formula="of:=IF([.$D15];[.$O15]/[.$E15];&quot;n/a&quot;)" office:value-type="string" office:string-value="n/a" calcext:value-type="string">
            <text:p>n/a</text:p>
          </table:table-cell>
          <table:table-cell table:formula="of:=IF([.$D15];[.$P15]/[.$E1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6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252" calcext:value-type="float">
            <text:p>252</text:p>
          </table:table-cell>
          <table:table-cell office:value-type="float" office:value="380" calcext:value-type="float">
            <text:p>380</text:p>
          </table:table-cell>
          <table:table-cell table:formula="of:=[.$I16]*[.$A16]" office:value-type="float" office:value="1556480" calcext:value-type="float">
            <text:p>1,556,480</text:p>
          </table:table-cell>
          <table:table-cell table:formula="of:=[.$M16]-([.$L16]*[.$A16])" office:value-type="float" office:value="0" calcext:value-type="float">
            <text:p>0</text:p>
          </table:table-cell>
          <table:table-cell table:formula="of:=[.$J16]*[.$A16]" office:value-type="float" office:value="1556480" calcext:value-type="float">
            <text:p>1,556,480</text:p>
          </table:table-cell>
          <table:table-cell table:formula="of:=[.$O16]-([.$K16]*[.$A16])" office:value-type="float" office:value="524288" calcext:value-type="float">
            <text:p>524,288</text:p>
          </table:table-cell>
          <table:table-cell table:formula="of:=IF([.$D16];[.$M16]/[.$E16];&quot;n/a&quot;)" office:value-type="string" office:string-value="n/a" calcext:value-type="string">
            <text:p>n/a</text:p>
          </table:table-cell>
          <table:table-cell table:formula="of:=IF([.$D16];[.$N16]/[.$E16];&quot;n/a&quot;)" office:value-type="string" office:string-value="n/a" calcext:value-type="string">
            <text:p>n/a</text:p>
          </table:table-cell>
          <table:table-cell table:formula="of:=IF([.$D16];[.$O16]/[.$E16];&quot;n/a&quot;)" office:value-type="string" office:string-value="n/a" calcext:value-type="string">
            <text:p>n/a</text:p>
          </table:table-cell>
          <table:table-cell table:formula="of:=IF([.$D16];[.$P16]/[.$E1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7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table:formula="of:=[.$I17]*[.$A17]" office:value-type="float" office:value="868352" calcext:value-type="float">
            <text:p>868,352</text:p>
          </table:table-cell>
          <table:table-cell table:formula="of:=[.$M17]-([.$L17]*[.$A17])" office:value-type="float" office:value="270336" calcext:value-type="float">
            <text:p>270,336</text:p>
          </table:table-cell>
          <table:table-cell table:formula="of:=[.$J17]*[.$A17]" office:value-type="float" office:value="483328" calcext:value-type="float">
            <text:p>483,328</text:p>
          </table:table-cell>
          <table:table-cell table:formula="of:=[.$O17]-([.$K17]*[.$A17])" office:value-type="float" office:value="446464" calcext:value-type="float">
            <text:p>446,464</text:p>
          </table:table-cell>
          <table:table-cell table:formula="of:=IF([.$D17];[.$M17]/[.$E17];&quot;n/a&quot;)" office:value-type="string" office:string-value="n/a" calcext:value-type="string">
            <text:p>n/a</text:p>
          </table:table-cell>
          <table:table-cell table:formula="of:=IF([.$D17];[.$N17]/[.$E17];&quot;n/a&quot;)" office:value-type="string" office:string-value="n/a" calcext:value-type="string">
            <text:p>n/a</text:p>
          </table:table-cell>
          <table:table-cell table:formula="of:=IF([.$D17];[.$O17]/[.$E17];&quot;n/a&quot;)" office:value-type="string" office:string-value="n/a" calcext:value-type="string">
            <text:p>n/a</text:p>
          </table:table-cell>
          <table:table-cell table:formula="of:=IF([.$D17];[.$P17]/[.$E1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8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office:value-type="float" office:value="301" calcext:value-type="float">
            <text:p>301</text:p>
          </table:table-cell>
          <table:table-cell table:formula="of:=[.$I18]*[.$A18]" office:value-type="float" office:value="2015232" calcext:value-type="float">
            <text:p>2,015,232</text:p>
          </table:table-cell>
          <table:table-cell table:formula="of:=[.$M18]-([.$L18]*[.$A18])" office:value-type="float" office:value="782336" calcext:value-type="float">
            <text:p>782,336</text:p>
          </table:table-cell>
          <table:table-cell table:formula="of:=[.$J18]*[.$A18]" office:value-type="float" office:value="2170880" calcext:value-type="float">
            <text:p>2,170,880</text:p>
          </table:table-cell>
          <table:table-cell table:formula="of:=[.$O18]-([.$K18]*[.$A18])" office:value-type="float" office:value="1515520" calcext:value-type="float">
            <text:p>1,515,520</text:p>
          </table:table-cell>
          <table:table-cell table:formula="of:=IF([.$D18];[.$M18]/[.$E18];&quot;n/a&quot;)" office:value-type="string" office:string-value="n/a" calcext:value-type="string">
            <text:p>n/a</text:p>
          </table:table-cell>
          <table:table-cell table:formula="of:=IF([.$D18];[.$N18]/[.$E18];&quot;n/a&quot;)" office:value-type="string" office:string-value="n/a" calcext:value-type="string">
            <text:p>n/a</text:p>
          </table:table-cell>
          <table:table-cell table:formula="of:=IF([.$D18];[.$O18]/[.$E18];&quot;n/a&quot;)" office:value-type="string" office:string-value="n/a" calcext:value-type="string">
            <text:p>n/a</text:p>
          </table:table-cell>
          <table:table-cell table:formula="of:=IF([.$D18];[.$P18]/[.$E1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19];&quot;[^/]+\.log&quot;) ;&quot;.log&quot;;&quot;&quot;)" office:value-type="string" office:string-value="502.gcc_r_c3" calcext:value-type="string">
            <text:p>502.gcc_r_c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32161" calcext:value-type="float">
            <text:p>7,832,161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04" calcext:value-type="float">
            <text:p>28204</text:p>
          </table:table-cell>
          <table:table-cell office:value-type="float" office:value="28112" calcext:value-type="float">
            <text:p>28112</text:p>
          </table:table-cell>
          <table:table-cell office:value-type="float" office:value="6373" calcext:value-type="float">
            <text:p>6373</text:p>
          </table:table-cell>
          <table:table-cell office:value-type="float" office:value="27792" calcext:value-type="float">
            <text:p>27792</text:p>
          </table:table-cell>
          <table:table-cell table:formula="of:=[.$I19]*[.$A19]" office:value-type="float" office:value="115523584" calcext:value-type="float">
            <text:p>115,523,584</text:p>
          </table:table-cell>
          <table:table-cell table:formula="of:=[.$M19]-([.$L19]*[.$A19])" office:value-type="float" office:value="1687552" calcext:value-type="float">
            <text:p>1,687,552</text:p>
          </table:table-cell>
          <table:table-cell table:formula="of:=[.$J19]*[.$A19]" office:value-type="float" office:value="115146752" calcext:value-type="float">
            <text:p>115,146,752</text:p>
          </table:table-cell>
          <table:table-cell table:formula="of:=[.$O19]-([.$K19]*[.$A19])" office:value-type="float" office:value="89042944" calcext:value-type="float">
            <text:p>89,042,944</text:p>
          </table:table-cell>
          <table:table-cell table:formula="of:=IF([.$D19];[.$M19]/[.$E19];&quot;n/a&quot;)" office:value-type="percentage" office:value="14.7498990380816" calcext:value-type="percentage">
            <text:p>1474.99%</text:p>
          </table:table-cell>
          <table:table-cell table:formula="of:=IF([.$D19];[.$N19]/[.$E19];&quot;n/a&quot;)" office:value-type="percentage" office:value="0.215464416525656" calcext:value-type="percentage">
            <text:p>21.55%</text:p>
          </table:table-cell>
          <table:table-cell table:formula="of:=IF([.$D19];[.$O19]/[.$E19];&quot;n/a&quot;)" office:value-type="percentage" office:value="14.7017856246826" calcext:value-type="percentage">
            <text:p>1470.18%</text:p>
          </table:table-cell>
          <table:table-cell table:formula="of:=IF([.$D19];[.$P19]/[.$E19];&quot;n/a&quot;)" office:value-type="percentage" office:value="11.368885803037" calcext:value-type="percentage">
            <text:p>1136.89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0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303218" calcext:value-type="float">
            <text:p>303218</text:p>
          </table:table-cell>
          <table:table-cell office:value-type="float" office:value="300828" calcext:value-type="float">
            <text:p>300828</text:p>
          </table:table-cell>
          <table:table-cell office:value-type="float" office:value="300782" calcext:value-type="float">
            <text:p>300782</text:p>
          </table:table-cell>
          <table:table-cell office:value-type="float" office:value="281154" calcext:value-type="float">
            <text:p>281154</text:p>
          </table:table-cell>
          <table:table-cell table:formula="of:=[.$I20]*[.$A20]" office:value-type="float" office:value="1241980928" calcext:value-type="float">
            <text:p>1,241,980,928</text:p>
          </table:table-cell>
          <table:table-cell table:formula="of:=[.$M20]-([.$L20]*[.$A20])" office:value-type="float" office:value="90374144" calcext:value-type="float">
            <text:p>90,374,144</text:p>
          </table:table-cell>
          <table:table-cell table:formula="of:=[.$J20]*[.$A20]" office:value-type="float" office:value="1232191488" calcext:value-type="float">
            <text:p>1,232,191,488</text:p>
          </table:table-cell>
          <table:table-cell table:formula="of:=[.$O20]-([.$K20]*[.$A20])" office:value-type="float" office:value="188416" calcext:value-type="float">
            <text:p>188,416</text:p>
          </table:table-cell>
          <table:table-cell table:formula="of:=IF([.$D20];[.$M20]/[.$E20];&quot;n/a&quot;)" office:value-type="string" office:string-value="n/a" calcext:value-type="string">
            <text:p>n/a</text:p>
          </table:table-cell>
          <table:table-cell table:formula="of:=IF([.$D20];[.$N20]/[.$E20];&quot;n/a&quot;)" office:value-type="string" office:string-value="n/a" calcext:value-type="string">
            <text:p>n/a</text:p>
          </table:table-cell>
          <table:table-cell table:formula="of:=IF([.$D20];[.$O20]/[.$E20];&quot;n/a&quot;)" office:value-type="string" office:string-value="n/a" calcext:value-type="string">
            <text:p>n/a</text:p>
          </table:table-cell>
          <table:table-cell table:formula="of:=IF([.$D20];[.$P20]/[.$E2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1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$I21]*[.$A21]" office:value-type="float" office:value="286720" calcext:value-type="float">
            <text:p>286,720</text:p>
          </table:table-cell>
          <table:table-cell table:formula="of:=[.$M21]-([.$L21]*[.$A21])" office:value-type="float" office:value="286720" calcext:value-type="float">
            <text:p>286,720</text:p>
          </table:table-cell>
          <table:table-cell table:formula="of:=[.$J21]*[.$A21]" office:value-type="float" office:value="143360" calcext:value-type="float">
            <text:p>143,360</text:p>
          </table:table-cell>
          <table:table-cell table:formula="of:=[.$O21]-([.$K21]*[.$A21])" office:value-type="float" office:value="32768" calcext:value-type="float">
            <text:p>32,768</text:p>
          </table:table-cell>
          <table:table-cell table:formula="of:=IF([.$D21];[.$M21]/[.$E21];&quot;n/a&quot;)" office:value-type="string" office:string-value="n/a" calcext:value-type="string">
            <text:p>n/a</text:p>
          </table:table-cell>
          <table:table-cell table:formula="of:=IF([.$D21];[.$N21]/[.$E21];&quot;n/a&quot;)" office:value-type="string" office:string-value="n/a" calcext:value-type="string">
            <text:p>n/a</text:p>
          </table:table-cell>
          <table:table-cell table:formula="of:=IF([.$D21];[.$O21]/[.$E21];&quot;n/a&quot;)" office:value-type="string" office:string-value="n/a" calcext:value-type="string">
            <text:p>n/a</text:p>
          </table:table-cell>
          <table:table-cell table:formula="of:=IF([.$D21];[.$P21]/[.$E2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3.log</text:p>
          </table:table-cell>
          <table:table-cell table:formula="of:=SUBSTITUTE(ORG.LIBREOFFICE.REGEX([.$B22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$I22]*[.$A22]" office:value-type="float" office:value="102400" calcext:value-type="float">
            <text:p>102,400</text:p>
          </table:table-cell>
          <table:table-cell table:formula="of:=[.$M22]-([.$L22]*[.$A22])" office:value-type="float" office:value="102400" calcext:value-type="float">
            <text:p>102,400</text:p>
          </table:table-cell>
          <table:table-cell table:formula="of:=[.$J22]*[.$A22]" office:value-type="float" office:value="45056" calcext:value-type="float">
            <text:p>45,056</text:p>
          </table:table-cell>
          <table:table-cell table:formula="of:=[.$O22]-([.$K22]*[.$A22])" office:value-type="float" office:value="0" calcext:value-type="float">
            <text:p>0</text:p>
          </table:table-cell>
          <table:table-cell table:formula="of:=IF([.$D22];[.$M22]/[.$E22];&quot;n/a&quot;)" office:value-type="string" office:string-value="n/a" calcext:value-type="string">
            <text:p>n/a</text:p>
          </table:table-cell>
          <table:table-cell table:formula="of:=IF([.$D22];[.$N22]/[.$E22];&quot;n/a&quot;)" office:value-type="string" office:string-value="n/a" calcext:value-type="string">
            <text:p>n/a</text:p>
          </table:table-cell>
          <table:table-cell table:formula="of:=IF([.$D22];[.$O22]/[.$E22];&quot;n/a&quot;)" office:value-type="string" office:string-value="n/a" calcext:value-type="string">
            <text:p>n/a</text:p>
          </table:table-cell>
          <table:table-cell table:formula="of:=IF([.$D22];[.$P22]/[.$E2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3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260" calcext:value-type="float">
            <text:p>260</text:p>
          </table:table-cell>
          <table:table-cell office:value-type="float" office:value="380" calcext:value-type="float">
            <text:p>380</text:p>
          </table:table-cell>
          <table:table-cell table:formula="of:=[.$I23]*[.$A23]" office:value-type="float" office:value="1556480" calcext:value-type="float">
            <text:p>1,556,480</text:p>
          </table:table-cell>
          <table:table-cell table:formula="of:=[.$M23]-([.$L23]*[.$A23])" office:value-type="float" office:value="0" calcext:value-type="float">
            <text:p>0</text:p>
          </table:table-cell>
          <table:table-cell table:formula="of:=[.$J23]*[.$A23]" office:value-type="float" office:value="1556480" calcext:value-type="float">
            <text:p>1,556,480</text:p>
          </table:table-cell>
          <table:table-cell table:formula="of:=[.$O23]-([.$K23]*[.$A23])" office:value-type="float" office:value="491520" calcext:value-type="float">
            <text:p>491,520</text:p>
          </table:table-cell>
          <table:table-cell table:formula="of:=IF([.$D23];[.$M23]/[.$E23];&quot;n/a&quot;)" office:value-type="string" office:string-value="n/a" calcext:value-type="string">
            <text:p>n/a</text:p>
          </table:table-cell>
          <table:table-cell table:formula="of:=IF([.$D23];[.$N23]/[.$E23];&quot;n/a&quot;)" office:value-type="string" office:string-value="n/a" calcext:value-type="string">
            <text:p>n/a</text:p>
          </table:table-cell>
          <table:table-cell table:formula="of:=IF([.$D23];[.$O23]/[.$E23];&quot;n/a&quot;)" office:value-type="string" office:string-value="n/a" calcext:value-type="string">
            <text:p>n/a</text:p>
          </table:table-cell>
          <table:table-cell table:formula="of:=IF([.$D23];[.$P23]/[.$E2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4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0" calcext:value-type="float">
            <text:p>210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table:formula="of:=[.$I24]*[.$A24]" office:value-type="float" office:value="860160" calcext:value-type="float">
            <text:p>860,160</text:p>
          </table:table-cell>
          <table:table-cell table:formula="of:=[.$M24]-([.$L24]*[.$A24])" office:value-type="float" office:value="266240" calcext:value-type="float">
            <text:p>266,240</text:p>
          </table:table-cell>
          <table:table-cell table:formula="of:=[.$J24]*[.$A24]" office:value-type="float" office:value="483328" calcext:value-type="float">
            <text:p>483,328</text:p>
          </table:table-cell>
          <table:table-cell table:formula="of:=[.$O24]-([.$K24]*[.$A24])" office:value-type="float" office:value="430080" calcext:value-type="float">
            <text:p>430,080</text:p>
          </table:table-cell>
          <table:table-cell table:formula="of:=IF([.$D24];[.$M24]/[.$E24];&quot;n/a&quot;)" office:value-type="string" office:string-value="n/a" calcext:value-type="string">
            <text:p>n/a</text:p>
          </table:table-cell>
          <table:table-cell table:formula="of:=IF([.$D24];[.$N24]/[.$E24];&quot;n/a&quot;)" office:value-type="string" office:string-value="n/a" calcext:value-type="string">
            <text:p>n/a</text:p>
          </table:table-cell>
          <table:table-cell table:formula="of:=IF([.$D24];[.$O24]/[.$E24];&quot;n/a&quot;)" office:value-type="string" office:string-value="n/a" calcext:value-type="string">
            <text:p>n/a</text:p>
          </table:table-cell>
          <table:table-cell table:formula="of:=IF([.$D24];[.$P24]/[.$E2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5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0" calcext:value-type="float">
            <text:p>530</text:p>
          </table:table-cell>
          <table:table-cell office:value-type="float" office:value="192" calcext:value-type="float">
            <text:p>192</text:p>
          </table:table-cell>
          <table:table-cell office:value-type="float" office:value="301" calcext:value-type="float">
            <text:p>301</text:p>
          </table:table-cell>
          <table:table-cell table:formula="of:=[.$I25]*[.$A25]" office:value-type="float" office:value="2015232" calcext:value-type="float">
            <text:p>2,015,232</text:p>
          </table:table-cell>
          <table:table-cell table:formula="of:=[.$M25]-([.$L25]*[.$A25])" office:value-type="float" office:value="782336" calcext:value-type="float">
            <text:p>782,336</text:p>
          </table:table-cell>
          <table:table-cell table:formula="of:=[.$J25]*[.$A25]" office:value-type="float" office:value="2170880" calcext:value-type="float">
            <text:p>2,170,880</text:p>
          </table:table-cell>
          <table:table-cell table:formula="of:=[.$O25]-([.$K25]*[.$A25])" office:value-type="float" office:value="1384448" calcext:value-type="float">
            <text:p>1,384,448</text:p>
          </table:table-cell>
          <table:table-cell table:formula="of:=IF([.$D25];[.$M25]/[.$E25];&quot;n/a&quot;)" office:value-type="string" office:string-value="n/a" calcext:value-type="string">
            <text:p>n/a</text:p>
          </table:table-cell>
          <table:table-cell table:formula="of:=IF([.$D25];[.$N25]/[.$E25];&quot;n/a&quot;)" office:value-type="string" office:string-value="n/a" calcext:value-type="string">
            <text:p>n/a</text:p>
          </table:table-cell>
          <table:table-cell table:formula="of:=IF([.$D25];[.$O25]/[.$E25];&quot;n/a&quot;)" office:value-type="string" office:string-value="n/a" calcext:value-type="string">
            <text:p>n/a</text:p>
          </table:table-cell>
          <table:table-cell table:formula="of:=IF([.$D25];[.$P25]/[.$E2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6];&quot;[^/]+\.log&quot;) ;&quot;.log&quot;;&quot;&quot;)" office:value-type="string" office:string-value="502.gcc_r_c4" calcext:value-type="string">
            <text:p>502.gcc_r_c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14" calcext:value-type="float">
            <text:p>28214</text:p>
          </table:table-cell>
          <table:table-cell office:value-type="float" office:value="28127" calcext:value-type="float">
            <text:p>28127</text:p>
          </table:table-cell>
          <table:table-cell office:value-type="float" office:value="6568" calcext:value-type="float">
            <text:p>6568</text:p>
          </table:table-cell>
          <table:table-cell office:value-type="float" office:value="27820" calcext:value-type="float">
            <text:p>27820</text:p>
          </table:table-cell>
          <table:table-cell table:formula="of:=[.$I26]*[.$A26]" office:value-type="float" office:value="115564544" calcext:value-type="float">
            <text:p>115,564,544</text:p>
          </table:table-cell>
          <table:table-cell table:formula="of:=[.$M26]-([.$L26]*[.$A26])" office:value-type="float" office:value="1613824" calcext:value-type="float">
            <text:p>1,613,824</text:p>
          </table:table-cell>
          <table:table-cell table:formula="of:=[.$J26]*[.$A26]" office:value-type="float" office:value="115208192" calcext:value-type="float">
            <text:p>115,208,192</text:p>
          </table:table-cell>
          <table:table-cell table:formula="of:=[.$O26]-([.$K26]*[.$A26])" office:value-type="float" office:value="88305664" calcext:value-type="float">
            <text:p>88,305,664</text:p>
          </table:table-cell>
          <table:table-cell table:formula="of:=IF([.$D26];[.$M26]/[.$E26];&quot;n/a&quot;)" office:value-type="percentage" office:value="8.75590591271654" calcext:value-type="percentage">
            <text:p>875.59%</text:p>
          </table:table-cell>
          <table:table-cell table:formula="of:=IF([.$D26];[.$N26]/[.$E26];&quot;n/a&quot;)" office:value-type="percentage" office:value="0.122273585085784" calcext:value-type="percentage">
            <text:p>12.23%</text:p>
          </table:table-cell>
          <table:table-cell table:formula="of:=IF([.$D26];[.$O26]/[.$E26];&quot;n/a&quot;)" office:value-type="percentage" office:value="8.72890641550216" calcext:value-type="percentage">
            <text:p>872.89%</text:p>
          </table:table-cell>
          <table:table-cell table:formula="of:=IF([.$D26];[.$P26]/[.$E26];&quot;n/a&quot;)" office:value-type="percentage" office:value="6.69059954534117" calcext:value-type="percentage">
            <text:p>669.06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7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323793" calcext:value-type="float">
            <text:p>323793</text:p>
          </table:table-cell>
          <table:table-cell office:value-type="float" office:value="324048" calcext:value-type="float">
            <text:p>324048</text:p>
          </table:table-cell>
          <table:table-cell office:value-type="float" office:value="324012" calcext:value-type="float">
            <text:p>324012</text:p>
          </table:table-cell>
          <table:table-cell office:value-type="float" office:value="301954" calcext:value-type="float">
            <text:p>301954</text:p>
          </table:table-cell>
          <table:table-cell table:formula="of:=[.$I27]*[.$A27]" office:value-type="float" office:value="1326256128" calcext:value-type="float">
            <text:p>1,326,256,128</text:p>
          </table:table-cell>
          <table:table-cell table:formula="of:=[.$M27]-([.$L27]*[.$A27])" office:value-type="float" office:value="89452544" calcext:value-type="float">
            <text:p>89,452,544</text:p>
          </table:table-cell>
          <table:table-cell table:formula="of:=[.$J27]*[.$A27]" office:value-type="float" office:value="1327300608" calcext:value-type="float">
            <text:p>1,327,300,608</text:p>
          </table:table-cell>
          <table:table-cell table:formula="of:=[.$O27]-([.$K27]*[.$A27])" office:value-type="float" office:value="147456" calcext:value-type="float">
            <text:p>147,456</text:p>
          </table:table-cell>
          <table:table-cell table:formula="of:=IF([.$D27];[.$M27]/[.$E27];&quot;n/a&quot;)" office:value-type="string" office:string-value="n/a" calcext:value-type="string">
            <text:p>n/a</text:p>
          </table:table-cell>
          <table:table-cell table:formula="of:=IF([.$D27];[.$N27]/[.$E27];&quot;n/a&quot;)" office:value-type="string" office:string-value="n/a" calcext:value-type="string">
            <text:p>n/a</text:p>
          </table:table-cell>
          <table:table-cell table:formula="of:=IF([.$D27];[.$O27]/[.$E27];&quot;n/a&quot;)" office:value-type="string" office:string-value="n/a" calcext:value-type="string">
            <text:p>n/a</text:p>
          </table:table-cell>
          <table:table-cell table:formula="of:=IF([.$D27];[.$P27]/[.$E2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8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$I28]*[.$A28]" office:value-type="float" office:value="245760" calcext:value-type="float">
            <text:p>245,760</text:p>
          </table:table-cell>
          <table:table-cell table:formula="of:=[.$M28]-([.$L28]*[.$A28])" office:value-type="float" office:value="245760" calcext:value-type="float">
            <text:p>245,760</text:p>
          </table:table-cell>
          <table:table-cell table:formula="of:=[.$J28]*[.$A28]" office:value-type="float" office:value="102400" calcext:value-type="float">
            <text:p>102,400</text:p>
          </table:table-cell>
          <table:table-cell table:formula="of:=[.$O28]-([.$K28]*[.$A28])" office:value-type="float" office:value="32768" calcext:value-type="float">
            <text:p>32,768</text:p>
          </table:table-cell>
          <table:table-cell table:formula="of:=IF([.$D28];[.$M28]/[.$E28];&quot;n/a&quot;)" office:value-type="string" office:string-value="n/a" calcext:value-type="string">
            <text:p>n/a</text:p>
          </table:table-cell>
          <table:table-cell table:formula="of:=IF([.$D28];[.$N28]/[.$E28];&quot;n/a&quot;)" office:value-type="string" office:string-value="n/a" calcext:value-type="string">
            <text:p>n/a</text:p>
          </table:table-cell>
          <table:table-cell table:formula="of:=IF([.$D28];[.$O28]/[.$E28];&quot;n/a&quot;)" office:value-type="string" office:string-value="n/a" calcext:value-type="string">
            <text:p>n/a</text:p>
          </table:table-cell>
          <table:table-cell table:formula="of:=IF([.$D28];[.$P28]/[.$E2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4.log</text:p>
          </table:table-cell>
          <table:table-cell table:formula="of:=SUBSTITUTE(ORG.LIBREOFFICE.REGEX([.$B29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$I29]*[.$A29]" office:value-type="float" office:value="102400" calcext:value-type="float">
            <text:p>102,400</text:p>
          </table:table-cell>
          <table:table-cell table:formula="of:=[.$M29]-([.$L29]*[.$A29])" office:value-type="float" office:value="102400" calcext:value-type="float">
            <text:p>102,400</text:p>
          </table:table-cell>
          <table:table-cell table:formula="of:=[.$J29]*[.$A29]" office:value-type="float" office:value="45056" calcext:value-type="float">
            <text:p>45,056</text:p>
          </table:table-cell>
          <table:table-cell table:formula="of:=[.$O29]-([.$K29]*[.$A29])" office:value-type="float" office:value="0" calcext:value-type="float">
            <text:p>0</text:p>
          </table:table-cell>
          <table:table-cell table:formula="of:=IF([.$D29];[.$M29]/[.$E29];&quot;n/a&quot;)" office:value-type="string" office:string-value="n/a" calcext:value-type="string">
            <text:p>n/a</text:p>
          </table:table-cell>
          <table:table-cell table:formula="of:=IF([.$D29];[.$N29]/[.$E29];&quot;n/a&quot;)" office:value-type="string" office:string-value="n/a" calcext:value-type="string">
            <text:p>n/a</text:p>
          </table:table-cell>
          <table:table-cell table:formula="of:=IF([.$D29];[.$O29]/[.$E29];&quot;n/a&quot;)" office:value-type="string" office:string-value="n/a" calcext:value-type="string">
            <text:p>n/a</text:p>
          </table:table-cell>
          <table:table-cell table:formula="of:=IF([.$D29];[.$P29]/[.$E2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0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float" office:value="258" calcext:value-type="float">
            <text:p>258</text:p>
          </table:table-cell>
          <table:table-cell office:value-type="float" office:value="381" calcext:value-type="float">
            <text:p>381</text:p>
          </table:table-cell>
          <table:table-cell table:formula="of:=[.$I30]*[.$A30]" office:value-type="float" office:value="1560576" calcext:value-type="float">
            <text:p>1,560,576</text:p>
          </table:table-cell>
          <table:table-cell table:formula="of:=[.$M30]-([.$L30]*[.$A30])" office:value-type="float" office:value="0" calcext:value-type="float">
            <text:p>0</text:p>
          </table:table-cell>
          <table:table-cell table:formula="of:=[.$J30]*[.$A30]" office:value-type="float" office:value="1560576" calcext:value-type="float">
            <text:p>1,560,576</text:p>
          </table:table-cell>
          <table:table-cell table:formula="of:=[.$O30]-([.$K30]*[.$A30])" office:value-type="float" office:value="503808" calcext:value-type="float">
            <text:p>503,808</text:p>
          </table:table-cell>
          <table:table-cell table:formula="of:=IF([.$D30];[.$M30]/[.$E30];&quot;n/a&quot;)" office:value-type="string" office:string-value="n/a" calcext:value-type="string">
            <text:p>n/a</text:p>
          </table:table-cell>
          <table:table-cell table:formula="of:=IF([.$D30];[.$N30]/[.$E30];&quot;n/a&quot;)" office:value-type="string" office:string-value="n/a" calcext:value-type="string">
            <text:p>n/a</text:p>
          </table:table-cell>
          <table:table-cell table:formula="of:=IF([.$D30];[.$O30]/[.$E30];&quot;n/a&quot;)" office:value-type="string" office:string-value="n/a" calcext:value-type="string">
            <text:p>n/a</text:p>
          </table:table-cell>
          <table:table-cell table:formula="of:=IF([.$D30];[.$P30]/[.$E3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1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2" calcext:value-type="float">
            <text:p>212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table:formula="of:=[.$I31]*[.$A31]" office:value-type="float" office:value="868352" calcext:value-type="float">
            <text:p>868,352</text:p>
          </table:table-cell>
          <table:table-cell table:formula="of:=[.$M31]-([.$L31]*[.$A31])" office:value-type="float" office:value="274432" calcext:value-type="float">
            <text:p>274,432</text:p>
          </table:table-cell>
          <table:table-cell table:formula="of:=[.$J31]*[.$A31]" office:value-type="float" office:value="479232" calcext:value-type="float">
            <text:p>479,232</text:p>
          </table:table-cell>
          <table:table-cell table:formula="of:=[.$O31]-([.$K31]*[.$A31])" office:value-type="float" office:value="417792" calcext:value-type="float">
            <text:p>417,792</text:p>
          </table:table-cell>
          <table:table-cell table:formula="of:=IF([.$D31];[.$M31]/[.$E31];&quot;n/a&quot;)" office:value-type="string" office:string-value="n/a" calcext:value-type="string">
            <text:p>n/a</text:p>
          </table:table-cell>
          <table:table-cell table:formula="of:=IF([.$D31];[.$N31]/[.$E31];&quot;n/a&quot;)" office:value-type="string" office:string-value="n/a" calcext:value-type="string">
            <text:p>n/a</text:p>
          </table:table-cell>
          <table:table-cell table:formula="of:=IF([.$D31];[.$O31]/[.$E31];&quot;n/a&quot;)" office:value-type="string" office:string-value="n/a" calcext:value-type="string">
            <text:p>n/a</text:p>
          </table:table-cell>
          <table:table-cell table:formula="of:=IF([.$D31];[.$P31]/[.$E3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2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492" calcext:value-type="float">
            <text:p>492</text:p>
          </table:table-cell>
          <table:table-cell office:value-type="float" office:value="535" calcext:value-type="float">
            <text:p>535</text:p>
          </table:table-cell>
          <table:table-cell office:value-type="float" office:value="193" calcext:value-type="float">
            <text:p>193</text:p>
          </table:table-cell>
          <table:table-cell office:value-type="float" office:value="302" calcext:value-type="float">
            <text:p>302</text:p>
          </table:table-cell>
          <table:table-cell table:formula="of:=[.$I32]*[.$A32]" office:value-type="float" office:value="2015232" calcext:value-type="float">
            <text:p>2,015,232</text:p>
          </table:table-cell>
          <table:table-cell table:formula="of:=[.$M32]-([.$L32]*[.$A32])" office:value-type="float" office:value="778240" calcext:value-type="float">
            <text:p>778,240</text:p>
          </table:table-cell>
          <table:table-cell table:formula="of:=[.$J32]*[.$A32]" office:value-type="float" office:value="2191360" calcext:value-type="float">
            <text:p>2,191,360</text:p>
          </table:table-cell>
          <table:table-cell table:formula="of:=[.$O32]-([.$K32]*[.$A32])" office:value-type="float" office:value="1400832" calcext:value-type="float">
            <text:p>1,400,832</text:p>
          </table:table-cell>
          <table:table-cell table:formula="of:=IF([.$D32];[.$M32]/[.$E32];&quot;n/a&quot;)" office:value-type="string" office:string-value="n/a" calcext:value-type="string">
            <text:p>n/a</text:p>
          </table:table-cell>
          <table:table-cell table:formula="of:=IF([.$D32];[.$N32]/[.$E32];&quot;n/a&quot;)" office:value-type="string" office:string-value="n/a" calcext:value-type="string">
            <text:p>n/a</text:p>
          </table:table-cell>
          <table:table-cell table:formula="of:=IF([.$D32];[.$O32]/[.$E32];&quot;n/a&quot;)" office:value-type="string" office:string-value="n/a" calcext:value-type="string">
            <text:p>n/a</text:p>
          </table:table-cell>
          <table:table-cell table:formula="of:=IF([.$D32];[.$P32]/[.$E3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3];&quot;[^/]+\.log&quot;) ;&quot;.log&quot;;&quot;&quot;)" office:value-type="string" office:string-value="502.gcc_r_c5" calcext:value-type="string">
            <text:p>502.gcc_r_c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8207" calcext:value-type="float">
            <text:p>28207</text:p>
          </table:table-cell>
          <table:table-cell office:value-type="float" office:value="28134" calcext:value-type="float">
            <text:p>28134</text:p>
          </table:table-cell>
          <table:table-cell office:value-type="float" office:value="6561" calcext:value-type="float">
            <text:p>6561</text:p>
          </table:table-cell>
          <table:table-cell office:value-type="float" office:value="27811" calcext:value-type="float">
            <text:p>27811</text:p>
          </table:table-cell>
          <table:table-cell table:formula="of:=[.$I33]*[.$A33]" office:value-type="float" office:value="115535872" calcext:value-type="float">
            <text:p>115,535,872</text:p>
          </table:table-cell>
          <table:table-cell table:formula="of:=[.$M33]-([.$L33]*[.$A33])" office:value-type="float" office:value="1622016" calcext:value-type="float">
            <text:p>1,622,016</text:p>
          </table:table-cell>
          <table:table-cell table:formula="of:=[.$J33]*[.$A33]" office:value-type="float" office:value="115236864" calcext:value-type="float">
            <text:p>115,236,864</text:p>
          </table:table-cell>
          <table:table-cell table:formula="of:=[.$O33]-([.$K33]*[.$A33])" office:value-type="float" office:value="88363008" calcext:value-type="float">
            <text:p>88,363,008</text:p>
          </table:table-cell>
          <table:table-cell table:formula="of:=IF([.$D33];[.$M33]/[.$E33];&quot;n/a&quot;)" office:value-type="percentage" office:value="8.75373353937745" calcext:value-type="percentage">
            <text:p>875.37%</text:p>
          </table:table-cell>
          <table:table-cell table:formula="of:=IF([.$D33];[.$N33]/[.$E33];&quot;n/a&quot;)" office:value-type="percentage" office:value="0.122894263182666" calcext:value-type="percentage">
            <text:p>12.29%</text:p>
          </table:table-cell>
          <table:table-cell table:formula="of:=IF([.$D33];[.$O33]/[.$E33];&quot;n/a&quot;)" office:value-type="percentage" office:value="8.73107878884125" calcext:value-type="percentage">
            <text:p>873.11%</text:p>
          </table:table-cell>
          <table:table-cell table:formula="of:=IF([.$D33];[.$P33]/[.$E33];&quot;n/a&quot;)" office:value-type="percentage" office:value="6.69494429201935" calcext:value-type="percentage">
            <text:p>669.49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4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328862" calcext:value-type="float">
            <text:p>328862</text:p>
          </table:table-cell>
          <table:table-cell office:value-type="float" office:value="329334" calcext:value-type="float">
            <text:p>329334</text:p>
          </table:table-cell>
          <table:table-cell office:value-type="float" office:value="329300" calcext:value-type="float">
            <text:p>329300</text:p>
          </table:table-cell>
          <table:table-cell office:value-type="float" office:value="307009" calcext:value-type="float">
            <text:p>307009</text:p>
          </table:table-cell>
          <table:table-cell table:formula="of:=[.$I34]*[.$A34]" office:value-type="float" office:value="1347018752" calcext:value-type="float">
            <text:p>1,347,018,752</text:p>
          </table:table-cell>
          <table:table-cell table:formula="of:=[.$M34]-([.$L34]*[.$A34])" office:value-type="float" office:value="89509888" calcext:value-type="float">
            <text:p>89,509,888</text:p>
          </table:table-cell>
          <table:table-cell table:formula="of:=[.$J34]*[.$A34]" office:value-type="float" office:value="1348952064" calcext:value-type="float">
            <text:p>1,348,952,064</text:p>
          </table:table-cell>
          <table:table-cell table:formula="of:=[.$O34]-([.$K34]*[.$A34])" office:value-type="float" office:value="139264" calcext:value-type="float">
            <text:p>139,264</text:p>
          </table:table-cell>
          <table:table-cell table:formula="of:=IF([.$D34];[.$M34]/[.$E34];&quot;n/a&quot;)" office:value-type="string" office:string-value="n/a" calcext:value-type="string">
            <text:p>n/a</text:p>
          </table:table-cell>
          <table:table-cell table:formula="of:=IF([.$D34];[.$N34]/[.$E34];&quot;n/a&quot;)" office:value-type="string" office:string-value="n/a" calcext:value-type="string">
            <text:p>n/a</text:p>
          </table:table-cell>
          <table:table-cell table:formula="of:=IF([.$D34];[.$O34]/[.$E34];&quot;n/a&quot;)" office:value-type="string" office:string-value="n/a" calcext:value-type="string">
            <text:p>n/a</text:p>
          </table:table-cell>
          <table:table-cell table:formula="of:=IF([.$D34];[.$P34]/[.$E3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5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$I35]*[.$A35]" office:value-type="float" office:value="237568" calcext:value-type="float">
            <text:p>237,568</text:p>
          </table:table-cell>
          <table:table-cell table:formula="of:=[.$M35]-([.$L35]*[.$A35])" office:value-type="float" office:value="237568" calcext:value-type="float">
            <text:p>237,568</text:p>
          </table:table-cell>
          <table:table-cell table:formula="of:=[.$J35]*[.$A35]" office:value-type="float" office:value="94208" calcext:value-type="float">
            <text:p>94,208</text:p>
          </table:table-cell>
          <table:table-cell table:formula="of:=[.$O35]-([.$K35]*[.$A35])" office:value-type="float" office:value="32768" calcext:value-type="float">
            <text:p>32,768</text:p>
          </table:table-cell>
          <table:table-cell table:formula="of:=IF([.$D35];[.$M35]/[.$E35];&quot;n/a&quot;)" office:value-type="string" office:string-value="n/a" calcext:value-type="string">
            <text:p>n/a</text:p>
          </table:table-cell>
          <table:table-cell table:formula="of:=IF([.$D35];[.$N35]/[.$E35];&quot;n/a&quot;)" office:value-type="string" office:string-value="n/a" calcext:value-type="string">
            <text:p>n/a</text:p>
          </table:table-cell>
          <table:table-cell table:formula="of:=IF([.$D35];[.$O35]/[.$E35];&quot;n/a&quot;)" office:value-type="string" office:string-value="n/a" calcext:value-type="string">
            <text:p>n/a</text:p>
          </table:table-cell>
          <table:table-cell table:formula="of:=IF([.$D35];[.$P35]/[.$E3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2.gcc_r_c5.log</text:p>
          </table:table-cell>
          <table:table-cell table:formula="of:=SUBSTITUTE(ORG.LIBREOFFICE.REGEX([.$B36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$I36]*[.$A36]" office:value-type="float" office:value="102400" calcext:value-type="float">
            <text:p>102,400</text:p>
          </table:table-cell>
          <table:table-cell table:formula="of:=[.$M36]-([.$L36]*[.$A36])" office:value-type="float" office:value="102400" calcext:value-type="float">
            <text:p>102,400</text:p>
          </table:table-cell>
          <table:table-cell table:formula="of:=[.$J36]*[.$A36]" office:value-type="float" office:value="45056" calcext:value-type="float">
            <text:p>45,056</text:p>
          </table:table-cell>
          <table:table-cell table:formula="of:=[.$O36]-([.$K36]*[.$A36])" office:value-type="float" office:value="0" calcext:value-type="float">
            <text:p>0</text:p>
          </table:table-cell>
          <table:table-cell table:formula="of:=IF([.$D36];[.$M36]/[.$E36];&quot;n/a&quot;)" office:value-type="string" office:string-value="n/a" calcext:value-type="string">
            <text:p>n/a</text:p>
          </table:table-cell>
          <table:table-cell table:formula="of:=IF([.$D36];[.$N36]/[.$E36];&quot;n/a&quot;)" office:value-type="string" office:string-value="n/a" calcext:value-type="string">
            <text:p>n/a</text:p>
          </table:table-cell>
          <table:table-cell table:formula="of:=IF([.$D36];[.$O36]/[.$E36];&quot;n/a&quot;)" office:value-type="string" office:string-value="n/a" calcext:value-type="string">
            <text:p>n/a</text:p>
          </table:table-cell>
          <table:table-cell table:formula="of:=IF([.$D36];[.$P36]/[.$E3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7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103" calcext:value-type="float">
            <text:p>103</text:p>
          </table:table-cell>
          <table:table-cell table:formula="of:=[.$I37]*[.$A37]" office:value-type="float" office:value="421888" calcext:value-type="float">
            <text:p>421,888</text:p>
          </table:table-cell>
          <table:table-cell table:formula="of:=[.$M37]-([.$L37]*[.$A37])" office:value-type="float" office:value="0" calcext:value-type="float">
            <text:p>0</text:p>
          </table:table-cell>
          <table:table-cell table:formula="of:=[.$J37]*[.$A37]" office:value-type="float" office:value="421888" calcext:value-type="float">
            <text:p>421,888</text:p>
          </table:table-cell>
          <table:table-cell table:formula="of:=[.$O37]-([.$K37]*[.$A37])" office:value-type="float" office:value="184320" calcext:value-type="float">
            <text:p>184,320</text:p>
          </table:table-cell>
          <table:table-cell table:formula="of:=IF([.$D37];[.$M37]/[.$E37];&quot;n/a&quot;)" office:value-type="string" office:string-value="n/a" calcext:value-type="string">
            <text:p>n/a</text:p>
          </table:table-cell>
          <table:table-cell table:formula="of:=IF([.$D37];[.$N37]/[.$E37];&quot;n/a&quot;)" office:value-type="string" office:string-value="n/a" calcext:value-type="string">
            <text:p>n/a</text:p>
          </table:table-cell>
          <table:table-cell table:formula="of:=IF([.$D37];[.$O37]/[.$E37];&quot;n/a&quot;)" office:value-type="string" office:string-value="n/a" calcext:value-type="string">
            <text:p>n/a</text:p>
          </table:table-cell>
          <table:table-cell table:formula="of:=IF([.$D37];[.$P37]/[.$E3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8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I38]*[.$A38]" office:value-type="float" office:value="139264" calcext:value-type="float">
            <text:p>139,264</text:p>
          </table:table-cell>
          <table:table-cell table:formula="of:=[.$M38]-([.$L38]*[.$A38])" office:value-type="float" office:value="131072" calcext:value-type="float">
            <text:p>131,072</text:p>
          </table:table-cell>
          <table:table-cell table:formula="of:=[.$J38]*[.$A38]" office:value-type="float" office:value="40960" calcext:value-type="float">
            <text:p>40,960</text:p>
          </table:table-cell>
          <table:table-cell table:formula="of:=[.$O38]-([.$K38]*[.$A38])" office:value-type="float" office:value="40960" calcext:value-type="float">
            <text:p>40,960</text:p>
          </table:table-cell>
          <table:table-cell table:formula="of:=IF([.$D38];[.$M38]/[.$E38];&quot;n/a&quot;)" office:value-type="string" office:string-value="n/a" calcext:value-type="string">
            <text:p>n/a</text:p>
          </table:table-cell>
          <table:table-cell table:formula="of:=IF([.$D38];[.$N38]/[.$E38];&quot;n/a&quot;)" office:value-type="string" office:string-value="n/a" calcext:value-type="string">
            <text:p>n/a</text:p>
          </table:table-cell>
          <table:table-cell table:formula="of:=IF([.$D38];[.$O38]/[.$E38];&quot;n/a&quot;)" office:value-type="string" office:string-value="n/a" calcext:value-type="string">
            <text:p>n/a</text:p>
          </table:table-cell>
          <table:table-cell table:formula="of:=IF([.$D38];[.$P38]/[.$E3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39];&quot;[^/]+\.log&quot;) ;&quot;.log&quot;;&quot;&quot;)" office:value-type="string" office:string-value="505.mcf_r_c1" calcext:value-type="string">
            <text:p>505.mcf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3128" calcext:value-type="float">
            <text:p>1,993,128</text:p>
          </table:table-cell>
          <table:table-cell table:style-name="ce10"/>
          <table:table-cell office:value-type="string" calcext:value-type="string">
            <text:p>ASCII Number table</text:p>
          </table:table-cell>
          <table:table-cell office:value-type="string" calcext:value-type="string">
            <text:p>read-start</text:p>
          </table:table-cell>
          <table:table-cell office:value-type="float" office:value="3657" calcext:value-type="float">
            <text:p>3657</text:p>
          </table:table-cell>
          <table:table-cell office:value-type="float" office:value="3626" calcext:value-type="float">
            <text:p>3626</text:p>
          </table:table-cell>
          <table:table-cell office:value-type="float" office:value="0" calcext:value-type="float">
            <text:p>0</text:p>
          </table:table-cell>
          <table:table-cell office:value-type="float" office:value="3622" calcext:value-type="float">
            <text:p>3622</text:p>
          </table:table-cell>
          <table:table-cell table:formula="of:=[.$I39]*[.$A39]" office:value-type="float" office:value="14979072" calcext:value-type="float">
            <text:p>14,979,072</text:p>
          </table:table-cell>
          <table:table-cell table:formula="of:=[.$M39]-([.$L39]*[.$A39])" office:value-type="float" office:value="143360" calcext:value-type="float">
            <text:p>143,360</text:p>
          </table:table-cell>
          <table:table-cell table:formula="of:=[.$J39]*[.$A39]" office:value-type="float" office:value="14852096" calcext:value-type="float">
            <text:p>14,852,096</text:p>
          </table:table-cell>
          <table:table-cell table:formula="of:=[.$O39]-([.$K39]*[.$A39])" office:value-type="float" office:value="14852096" calcext:value-type="float">
            <text:p>14,852,096</text:p>
          </table:table-cell>
          <table:table-cell table:formula="of:=IF([.$D39];[.$M39]/[.$E39];&quot;n/a&quot;)" office:value-type="percentage" office:value="7.51535877274315" calcext:value-type="percentage">
            <text:p>751.54%</text:p>
          </table:table-cell>
          <table:table-cell table:formula="of:=IF([.$D39];[.$N39]/[.$E39];&quot;n/a&quot;)" office:value-type="percentage" office:value="0.0719271416587394" calcext:value-type="percentage">
            <text:p>7.19%</text:p>
          </table:table-cell>
          <table:table-cell table:formula="of:=IF([.$D39];[.$O39]/[.$E39];&quot;n/a&quot;)" office:value-type="percentage" office:value="7.45165187584541" calcext:value-type="percentage">
            <text:p>745.17%</text:p>
          </table:table-cell>
          <table:table-cell table:formula="of:=IF([.$D39];[.$P39]/[.$E39];&quot;n/a&quot;)" office:value-type="percentage" office:value="7.45165187584541" calcext:value-type="percentage">
            <text:p>745.17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0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read-finish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$I40]*[.$A40]" office:value-type="float" office:value="118784" calcext:value-type="float">
            <text:p>118,784</text:p>
          </table:table-cell>
          <table:table-cell table:formula="of:=[.$M40]-([.$L40]*[.$A40])" office:value-type="float" office:value="110592" calcext:value-type="float">
            <text:p>110,592</text:p>
          </table:table-cell>
          <table:table-cell table:formula="of:=[.$J40]*[.$A40]" office:value-type="float" office:value="24576" calcext:value-type="float">
            <text:p>24,576</text:p>
          </table:table-cell>
          <table:table-cell table:formula="of:=[.$O40]-([.$K40]*[.$A40])" office:value-type="float" office:value="24576" calcext:value-type="float">
            <text:p>24,576</text:p>
          </table:table-cell>
          <table:table-cell table:formula="of:=IF([.$D40];[.$M40]/[.$E40];&quot;n/a&quot;)" office:value-type="string" office:string-value="n/a" calcext:value-type="string">
            <text:p>n/a</text:p>
          </table:table-cell>
          <table:table-cell table:formula="of:=IF([.$D40];[.$N40]/[.$E40];&quot;n/a&quot;)" office:value-type="string" office:string-value="n/a" calcext:value-type="string">
            <text:p>n/a</text:p>
          </table:table-cell>
          <table:table-cell table:formula="of:=IF([.$D40];[.$O40]/[.$E40];&quot;n/a&quot;)" office:value-type="string" office:string-value="n/a" calcext:value-type="string">
            <text:p>n/a</text:p>
          </table:table-cell>
          <table:table-cell table:formula="of:=IF([.$D40];[.$P40]/[.$E4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1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simulation</text:p>
          </table:table-cell>
          <table:table-cell office:value-type="float" office:value="171393" calcext:value-type="float">
            <text:p>171393</text:p>
          </table:table-cell>
          <table:table-cell office:value-type="float" office:value="171936" calcext:value-type="float">
            <text:p>171936</text:p>
          </table:table-cell>
          <table:table-cell office:value-type="float" office:value="167860" calcext:value-type="float">
            <text:p>167860</text:p>
          </table:table-cell>
          <table:table-cell office:value-type="float" office:value="167736" calcext:value-type="float">
            <text:p>167736</text:p>
          </table:table-cell>
          <table:table-cell table:formula="of:=[.$I41]*[.$A41]" office:value-type="float" office:value="702025728" calcext:value-type="float">
            <text:p>702,025,728</text:p>
          </table:table-cell>
          <table:table-cell table:formula="of:=[.$M41]-([.$L41]*[.$A41])" office:value-type="float" office:value="14979072" calcext:value-type="float">
            <text:p>14,979,072</text:p>
          </table:table-cell>
          <table:table-cell table:formula="of:=[.$J41]*[.$A41]" office:value-type="float" office:value="704249856" calcext:value-type="float">
            <text:p>704,249,856</text:p>
          </table:table-cell>
          <table:table-cell table:formula="of:=[.$O41]-([.$K41]*[.$A41])" office:value-type="float" office:value="16695296" calcext:value-type="float">
            <text:p>16,695,296</text:p>
          </table:table-cell>
          <table:table-cell table:formula="of:=IF([.$D41];[.$M41]/[.$E41];&quot;n/a&quot;)" office:value-type="string" office:string-value="n/a" calcext:value-type="string">
            <text:p>n/a</text:p>
          </table:table-cell>
          <table:table-cell table:formula="of:=IF([.$D41];[.$N41]/[.$E41];&quot;n/a&quot;)" office:value-type="string" office:string-value="n/a" calcext:value-type="string">
            <text:p>n/a</text:p>
          </table:table-cell>
          <table:table-cell table:formula="of:=IF([.$D41];[.$O41]/[.$E41];&quot;n/a&quot;)" office:value-type="string" office:string-value="n/a" calcext:value-type="string">
            <text:p>n/a</text:p>
          </table:table-cell>
          <table:table-cell table:formula="of:=IF([.$D41];[.$P41]/[.$E4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5.mcf_r_c1.log</text:p>
          </table:table-cell>
          <table:table-cell table:formula="of:=SUBSTITUTE(ORG.LIBREOFFICE.REGEX([.$B42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results</text:p>
          </table:table-cell>
          <table:table-cell office:value-type="float" office:value="4104" calcext:value-type="float">
            <text:p>4104</text:p>
          </table:table-cell>
          <table:table-cell table:number-columns-repeated="2" office:value-type="float" office:value="3320" calcext:value-type="float">
            <text:p>3320</text:p>
          </table:table-cell>
          <table:table-cell office:value-type="float" office:value="0" calcext:value-type="float">
            <text:p>0</text:p>
          </table:table-cell>
          <table:table-cell table:formula="of:=[.$I42]*[.$A42]" office:value-type="float" office:value="16809984" calcext:value-type="float">
            <text:p>16,809,984</text:p>
          </table:table-cell>
          <table:table-cell table:formula="of:=[.$M42]-([.$L42]*[.$A42])" office:value-type="float" office:value="16809984" calcext:value-type="float">
            <text:p>16,809,984</text:p>
          </table:table-cell>
          <table:table-cell table:formula="of:=[.$J42]*[.$A42]" office:value-type="float" office:value="13598720" calcext:value-type="float">
            <text:p>13,598,720</text:p>
          </table:table-cell>
          <table:table-cell table:formula="of:=[.$O42]-([.$K42]*[.$A42])" office:value-type="float" office:value="0" calcext:value-type="float">
            <text:p>0</text:p>
          </table:table-cell>
          <table:table-cell table:formula="of:=IF([.$D42];[.$M42]/[.$E42];&quot;n/a&quot;)" office:value-type="string" office:string-value="n/a" calcext:value-type="string">
            <text:p>n/a</text:p>
          </table:table-cell>
          <table:table-cell table:formula="of:=IF([.$D42];[.$N42]/[.$E42];&quot;n/a&quot;)" office:value-type="string" office:string-value="n/a" calcext:value-type="string">
            <text:p>n/a</text:p>
          </table:table-cell>
          <table:table-cell table:formula="of:=IF([.$D42];[.$O42]/[.$E42];&quot;n/a&quot;)" office:value-type="string" office:string-value="n/a" calcext:value-type="string">
            <text:p>n/a</text:p>
          </table:table-cell>
          <table:table-cell table:formula="of:=IF([.$D42];[.$P42]/[.$E4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3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table:formula="of:=[.$I43]*[.$A43]" office:value-type="float" office:value="1241088" calcext:value-type="float">
            <text:p>1,241,088</text:p>
          </table:table-cell>
          <table:table-cell table:formula="of:=[.$M43]-([.$L43]*[.$A43])" office:value-type="float" office:value="0" calcext:value-type="float">
            <text:p>0</text:p>
          </table:table-cell>
          <table:table-cell table:formula="of:=[.$J43]*[.$A43]" office:value-type="float" office:value="1241088" calcext:value-type="float">
            <text:p>1,241,088</text:p>
          </table:table-cell>
          <table:table-cell table:formula="of:=[.$O43]-([.$K43]*[.$A43])" office:value-type="float" office:value="520192" calcext:value-type="float">
            <text:p>520,192</text:p>
          </table:table-cell>
          <table:table-cell table:formula="of:=IF([.$D43];[.$M43]/[.$E43];&quot;n/a&quot;)" office:value-type="string" office:string-value="n/a" calcext:value-type="string">
            <text:p>n/a</text:p>
          </table:table-cell>
          <table:table-cell table:formula="of:=IF([.$D43];[.$N43]/[.$E43];&quot;n/a&quot;)" office:value-type="string" office:string-value="n/a" calcext:value-type="string">
            <text:p>n/a</text:p>
          </table:table-cell>
          <table:table-cell table:formula="of:=IF([.$D43];[.$O43]/[.$E43];&quot;n/a&quot;)" office:value-type="string" office:string-value="n/a" calcext:value-type="string">
            <text:p>n/a</text:p>
          </table:table-cell>
          <table:table-cell table:formula="of:=IF([.$D43];[.$P43]/[.$E4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4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I44]*[.$A44]" office:value-type="float" office:value="0" calcext:value-type="float">
            <text:p>0</text:p>
          </table:table-cell>
          <table:table-cell table:formula="of:=[.$M44]-([.$L44]*[.$A44])" office:value-type="float" office:value="0" calcext:value-type="float">
            <text:p>0</text:p>
          </table:table-cell>
          <table:table-cell table:formula="of:=[.$J44]*[.$A44]" office:value-type="float" office:value="4096" calcext:value-type="float">
            <text:p>4,096</text:p>
          </table:table-cell>
          <table:table-cell table:formula="of:=[.$O44]-([.$K44]*[.$A44])" office:value-type="float" office:value="4096" calcext:value-type="float">
            <text:p>4,096</text:p>
          </table:table-cell>
          <table:table-cell table:formula="of:=IF([.$D44];[.$M44]/[.$E44];&quot;n/a&quot;)" office:value-type="string" office:string-value="n/a" calcext:value-type="string">
            <text:p>n/a</text:p>
          </table:table-cell>
          <table:table-cell table:formula="of:=IF([.$D44];[.$N44]/[.$E44];&quot;n/a&quot;)" office:value-type="string" office:string-value="n/a" calcext:value-type="string">
            <text:p>n/a</text:p>
          </table:table-cell>
          <table:table-cell table:formula="of:=IF([.$D44];[.$O44]/[.$E44];&quot;n/a&quot;)" office:value-type="string" office:string-value="n/a" calcext:value-type="string">
            <text:p>n/a</text:p>
          </table:table-cell>
          <table:table-cell table:formula="of:=IF([.$D44];[.$P44]/[.$E4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5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initialise</text:p>
          </table:table-cell>
          <table:table-cell office:value-type="float" office:value="252" calcext:value-type="float">
            <text:p>25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formula="of:=[.$I45]*[.$A45]" office:value-type="float" office:value="1032192" calcext:value-type="float">
            <text:p>1,032,192</text:p>
          </table:table-cell>
          <table:table-cell table:formula="of:=[.$M45]-([.$L45]*[.$A45])" office:value-type="float" office:value="278528" calcext:value-type="float">
            <text:p>278,528</text:p>
          </table:table-cell>
          <table:table-cell table:formula="of:=[.$J45]*[.$A45]" office:value-type="float" office:value="638976" calcext:value-type="float">
            <text:p>638,976</text:p>
          </table:table-cell>
          <table:table-cell table:formula="of:=[.$O45]-([.$K45]*[.$A45])" office:value-type="float" office:value="638976" calcext:value-type="float">
            <text:p>638,976</text:p>
          </table:table-cell>
          <table:table-cell table:formula="of:=IF([.$D45];[.$M45]/[.$E45];&quot;n/a&quot;)" office:value-type="string" office:string-value="n/a" calcext:value-type="string">
            <text:p>n/a</text:p>
          </table:table-cell>
          <table:table-cell table:formula="of:=IF([.$D45];[.$N45]/[.$E45];&quot;n/a&quot;)" office:value-type="string" office:string-value="n/a" calcext:value-type="string">
            <text:p>n/a</text:p>
          </table:table-cell>
          <table:table-cell table:formula="of:=IF([.$D45];[.$O45]/[.$E45];&quot;n/a&quot;)" office:value-type="string" office:string-value="n/a" calcext:value-type="string">
            <text:p>n/a</text:p>
          </table:table-cell>
          <table:table-cell table:formula="of:=IF([.$D45];[.$P45]/[.$E4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6];&quot;[^/]+\.log&quot;) ;&quot;.log&quot;;&quot;&quot;)" office:value-type="string" office:string-value="507.cactuBSSN_r_c1" calcext:value-type="string">
            <text:p>507.cactuBSSN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52" calcext:value-type="float">
            <text:p>4,152</text:p>
          </table:table-cell>
          <table:table-cell table:style-name="ce10"/>
          <table:table-cell office:value-type="string" calcext:value-type="string">
            <text:p>K=V config</text:p>
          </table:table-cell>
          <table:table-cell office:value-type="string" calcext:value-type="string">
            <text:p>parse-param-file</text:p>
          </table:table-cell>
          <table:table-cell office:value-type="float" office:value="334" calcext:value-type="float">
            <text:p>334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  <table:table-cell table:formula="of:=[.$I46]*[.$A46]" office:value-type="float" office:value="1368064" calcext:value-type="float">
            <text:p>1,368,064</text:p>
          </table:table-cell>
          <table:table-cell table:formula="of:=[.$M46]-([.$L46]*[.$A46])" office:value-type="float" office:value="1110016" calcext:value-type="float">
            <text:p>1,110,016</text:p>
          </table:table-cell>
          <table:table-cell table:formula="of:=[.$J46]*[.$A46]" office:value-type="float" office:value="712704" calcext:value-type="float">
            <text:p>712,704</text:p>
          </table:table-cell>
          <table:table-cell table:formula="of:=[.$O46]-([.$K46]*[.$A46])" office:value-type="float" office:value="540672" calcext:value-type="float">
            <text:p>540,672</text:p>
          </table:table-cell>
          <table:table-cell table:formula="of:=IF([.$D46];[.$M46]/[.$E46];&quot;n/a&quot;)" office:value-type="percentage" office:value="329.495183044316" calcext:value-type="percentage">
            <text:p>32949.52%</text:p>
          </table:table-cell>
          <table:table-cell table:formula="of:=IF([.$D46];[.$N46]/[.$E46];&quot;n/a&quot;)" office:value-type="percentage" office:value="267.344894026975" calcext:value-type="percentage">
            <text:p>26734.49%</text:p>
          </table:table-cell>
          <table:table-cell table:formula="of:=IF([.$D46];[.$O46]/[.$E46];&quot;n/a&quot;)" office:value-type="percentage" office:value="171.653179190751" calcext:value-type="percentage">
            <text:p>17165.32%</text:p>
          </table:table-cell>
          <table:table-cell table:formula="of:=IF([.$D46];[.$P46]/[.$E46];&quot;n/a&quot;)" office:value-type="percentage" office:value="130.219653179191" calcext:value-type="percentage">
            <text:p>13021.97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7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parse-param-file-done</text:p>
          </table:table-cell>
          <table:table-cell office:value-type="float" office:value="67611" calcext:value-type="float">
            <text:p>67611</text:p>
          </table:table-cell>
          <table:table-cell office:value-type="float" office:value="67410" calcext:value-type="float">
            <text:p>67410</text:p>
          </table:table-cell>
          <table:table-cell office:value-type="float" office:value="3480" calcext:value-type="float">
            <text:p>3480</text:p>
          </table:table-cell>
          <table:table-cell office:value-type="float" office:value="67350" calcext:value-type="float">
            <text:p>67350</text:p>
          </table:table-cell>
          <table:table-cell table:formula="of:=[.$I47]*[.$A47]" office:value-type="float" office:value="276934656" calcext:value-type="float">
            <text:p>276,934,656</text:p>
          </table:table-cell>
          <table:table-cell table:formula="of:=[.$M47]-([.$L47]*[.$A47])" office:value-type="float" office:value="1069056" calcext:value-type="float">
            <text:p>1,069,056</text:p>
          </table:table-cell>
          <table:table-cell table:formula="of:=[.$J47]*[.$A47]" office:value-type="float" office:value="276111360" calcext:value-type="float">
            <text:p>276,111,360</text:p>
          </table:table-cell>
          <table:table-cell table:formula="of:=[.$O47]-([.$K47]*[.$A47])" office:value-type="float" office:value="261857280" calcext:value-type="float">
            <text:p>261,857,280</text:p>
          </table:table-cell>
          <table:table-cell table:formula="of:=IF([.$D47];[.$M47]/[.$E47];&quot;n/a&quot;)" office:value-type="string" office:string-value="n/a" calcext:value-type="string">
            <text:p>n/a</text:p>
          </table:table-cell>
          <table:table-cell table:formula="of:=IF([.$D47];[.$N47]/[.$E47];&quot;n/a&quot;)" office:value-type="string" office:string-value="n/a" calcext:value-type="string">
            <text:p>n/a</text:p>
          </table:table-cell>
          <table:table-cell table:formula="of:=IF([.$D47];[.$O47]/[.$E47];&quot;n/a&quot;)" office:value-type="string" office:string-value="n/a" calcext:value-type="string">
            <text:p>n/a</text:p>
          </table:table-cell>
          <table:table-cell table:formula="of:=IF([.$D47];[.$P47]/[.$E4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8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evolve</text:p>
          </table:table-cell>
          <table:table-cell office:value-type="float" office:value="197132" calcext:value-type="float">
            <text:p>197132</text:p>
          </table:table-cell>
          <table:table-cell office:value-type="float" office:value="195780" calcext:value-type="float">
            <text:p>195780</text:p>
          </table:table-cell>
          <table:table-cell office:value-type="float" office:value="195556" calcext:value-type="float">
            <text:p>195556</text:p>
          </table:table-cell>
          <table:table-cell office:value-type="float" office:value="133064" calcext:value-type="float">
            <text:p>133064</text:p>
          </table:table-cell>
          <table:table-cell table:formula="of:=[.$I48]*[.$A48]" office:value-type="float" office:value="807452672" calcext:value-type="float">
            <text:p>807,452,672</text:p>
          </table:table-cell>
          <table:table-cell table:formula="of:=[.$M48]-([.$L48]*[.$A48])" office:value-type="float" office:value="262422528" calcext:value-type="float">
            <text:p>262,422,528</text:p>
          </table:table-cell>
          <table:table-cell table:formula="of:=[.$J48]*[.$A48]" office:value-type="float" office:value="801914880" calcext:value-type="float">
            <text:p>801,914,880</text:p>
          </table:table-cell>
          <table:table-cell table:formula="of:=[.$O48]-([.$K48]*[.$A48])" office:value-type="float" office:value="917504" calcext:value-type="float">
            <text:p>917,504</text:p>
          </table:table-cell>
          <table:table-cell table:formula="of:=IF([.$D48];[.$M48]/[.$E48];&quot;n/a&quot;)" office:value-type="string" office:string-value="n/a" calcext:value-type="string">
            <text:p>n/a</text:p>
          </table:table-cell>
          <table:table-cell table:formula="of:=IF([.$D48];[.$N48]/[.$E48];&quot;n/a&quot;)" office:value-type="string" office:string-value="n/a" calcext:value-type="string">
            <text:p>n/a</text:p>
          </table:table-cell>
          <table:table-cell table:formula="of:=IF([.$D48];[.$O48]/[.$E48];&quot;n/a&quot;)" office:value-type="string" office:string-value="n/a" calcext:value-type="string">
            <text:p>n/a</text:p>
          </table:table-cell>
          <table:table-cell table:formula="of:=IF([.$D48];[.$P48]/[.$E4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7.cactuBSSN_r_c1.log</text:p>
          </table:table-cell>
          <table:table-cell table:formula="of:=SUBSTITUTE(ORG.LIBREOFFICE.REGEX([.$B49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shutdown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$I49]*[.$A49]" office:value-type="float" office:value="1224704" calcext:value-type="float">
            <text:p>1,224,704</text:p>
          </table:table-cell>
          <table:table-cell table:formula="of:=[.$M49]-([.$L49]*[.$A49])" office:value-type="float" office:value="1224704" calcext:value-type="float">
            <text:p>1,224,704</text:p>
          </table:table-cell>
          <table:table-cell table:formula="of:=[.$J49]*[.$A49]" office:value-type="float" office:value="278528" calcext:value-type="float">
            <text:p>278,528</text:p>
          </table:table-cell>
          <table:table-cell table:formula="of:=[.$O49]-([.$K49]*[.$A49])" office:value-type="float" office:value="0" calcext:value-type="float">
            <text:p>0</text:p>
          </table:table-cell>
          <table:table-cell table:formula="of:=IF([.$D49];[.$M49]/[.$E49];&quot;n/a&quot;)" office:value-type="string" office:string-value="n/a" calcext:value-type="string">
            <text:p>n/a</text:p>
          </table:table-cell>
          <table:table-cell table:formula="of:=IF([.$D49];[.$N49]/[.$E49];&quot;n/a&quot;)" office:value-type="string" office:string-value="n/a" calcext:value-type="string">
            <text:p>n/a</text:p>
          </table:table-cell>
          <table:table-cell table:formula="of:=IF([.$D49];[.$O49]/[.$E49];&quot;n/a&quot;)" office:value-type="string" office:string-value="n/a" calcext:value-type="string">
            <text:p>n/a</text:p>
          </table:table-cell>
          <table:table-cell table:formula="of:=IF([.$D49];[.$P49]/[.$E4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0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 table:formula="of:=[.$I50]*[.$A50]" office:value-type="float" office:value="1191936" calcext:value-type="float">
            <text:p>1,191,936</text:p>
          </table:table-cell>
          <table:table-cell table:formula="of:=[.$M50]-([.$L50]*[.$A50])" office:value-type="float" office:value="0" calcext:value-type="float">
            <text:p>0</text:p>
          </table:table-cell>
          <table:table-cell table:formula="of:=[.$J50]*[.$A50]" office:value-type="float" office:value="1191936" calcext:value-type="float">
            <text:p>1,191,936</text:p>
          </table:table-cell>
          <table:table-cell table:formula="of:=[.$O50]-([.$K50]*[.$A50])" office:value-type="float" office:value="364544" calcext:value-type="float">
            <text:p>364,544</text:p>
          </table:table-cell>
          <table:table-cell table:formula="of:=IF([.$D50];[.$M50]/[.$E50];&quot;n/a&quot;)" office:value-type="string" office:string-value="n/a" calcext:value-type="string">
            <text:p>n/a</text:p>
          </table:table-cell>
          <table:table-cell table:formula="of:=IF([.$D50];[.$N50]/[.$E50];&quot;n/a&quot;)" office:value-type="string" office:string-value="n/a" calcext:value-type="string">
            <text:p>n/a</text:p>
          </table:table-cell>
          <table:table-cell table:formula="of:=IF([.$D50];[.$O50]/[.$E50];&quot;n/a&quot;)" office:value-type="string" office:string-value="n/a" calcext:value-type="string">
            <text:p>n/a</text:p>
          </table:table-cell>
          <table:table-cell table:formula="of:=IF([.$D50];[.$P50]/[.$E5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1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$I51]*[.$A51]" office:value-type="float" office:value="143360" calcext:value-type="float">
            <text:p>143,360</text:p>
          </table:table-cell>
          <table:table-cell table:formula="of:=[.$M51]-([.$L51]*[.$A51])" office:value-type="float" office:value="126976" calcext:value-type="float">
            <text:p>126,976</text:p>
          </table:table-cell>
          <table:table-cell table:formula="of:=[.$J51]*[.$A51]" office:value-type="float" office:value="20480" calcext:value-type="float">
            <text:p>20,480</text:p>
          </table:table-cell>
          <table:table-cell table:formula="of:=[.$O51]-([.$K51]*[.$A51])" office:value-type="float" office:value="20480" calcext:value-type="float">
            <text:p>20,480</text:p>
          </table:table-cell>
          <table:table-cell table:formula="of:=IF([.$D51];[.$M51]/[.$E51];&quot;n/a&quot;)" office:value-type="string" office:string-value="n/a" calcext:value-type="string">
            <text:p>n/a</text:p>
          </table:table-cell>
          <table:table-cell table:formula="of:=IF([.$D51];[.$N51]/[.$E51];&quot;n/a&quot;)" office:value-type="string" office:string-value="n/a" calcext:value-type="string">
            <text:p>n/a</text:p>
          </table:table-cell>
          <table:table-cell table:formula="of:=IF([.$D51];[.$O51]/[.$E51];&quot;n/a&quot;)" office:value-type="string" office:string-value="n/a" calcext:value-type="string">
            <text:p>n/a</text:p>
          </table:table-cell>
          <table:table-cell table:formula="of:=IF([.$D51];[.$P51]/[.$E5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2];&quot;[^/]+\.log&quot;) ;&quot;.log&quot;;&quot;&quot;)" office:value-type="string" office:string-value="508.namd_r_c1" calcext:value-type="string">
            <text:p>508.namd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092877" calcext:value-type="float">
            <text:p>8,092,877</text:p>
          </table:table-cell>
          <table:table-cell table:style-name="ce10"/>
          <table:table-cell office:value-type="string" calcext:value-type="string">
            <text:p>ASCII Number table</text:p>
          </table:table-cell>
          <table:table-cell office:value-type="string" calcext:value-type="string">
            <text:p>read-input</text:p>
          </table:table-cell>
          <table:table-cell office:value-type="float" office:value="1712" calcext:value-type="float">
            <text:p>1712</text:p>
          </table:table-cell>
          <table:table-cell office:value-type="float" office:value="3266" calcext:value-type="float">
            <text:p>3266</text:p>
          </table:table-cell>
          <table:table-cell office:value-type="float" office:value="144" calcext:value-type="float">
            <text:p>144</text:p>
          </table:table-cell>
          <table:table-cell office:value-type="float" office:value="1641" calcext:value-type="float">
            <text:p>1641</text:p>
          </table:table-cell>
          <table:table-cell table:formula="of:=[.$I52]*[.$A52]" office:value-type="float" office:value="7012352" calcext:value-type="float">
            <text:p>7,012,352</text:p>
          </table:table-cell>
          <table:table-cell table:formula="of:=[.$M52]-([.$L52]*[.$A52])" office:value-type="float" office:value="290816" calcext:value-type="float">
            <text:p>290,816</text:p>
          </table:table-cell>
          <table:table-cell table:formula="of:=[.$J52]*[.$A52]" office:value-type="float" office:value="13377536" calcext:value-type="float">
            <text:p>13,377,536</text:p>
          </table:table-cell>
          <table:table-cell table:formula="of:=[.$O52]-([.$K52]*[.$A52])" office:value-type="float" office:value="12787712" calcext:value-type="float">
            <text:p>12,787,712</text:p>
          </table:table-cell>
          <table:table-cell table:formula="of:=IF([.$D52];[.$M52]/[.$E52];&quot;n/a&quot;)" office:value-type="percentage" office:value="0.866484440576571" calcext:value-type="percentage">
            <text:p>86.65%</text:p>
          </table:table-cell>
          <table:table-cell table:formula="of:=IF([.$D52];[.$N52]/[.$E52];&quot;n/a&quot;)" office:value-type="percentage" office:value="0.0359348103276499" calcext:value-type="percentage">
            <text:p>3.59%</text:p>
          </table:table-cell>
          <table:table-cell table:formula="of:=IF([.$D52];[.$O52]/[.$E52];&quot;n/a&quot;)" office:value-type="percentage" office:value="1.65300127507189" calcext:value-type="percentage">
            <text:p>165.30%</text:p>
          </table:table-cell>
          <table:table-cell table:formula="of:=IF([.$D52];[.$P52]/[.$E52];&quot;n/a&quot;)" office:value-type="percentage" office:value="1.58011940623835" calcext:value-type="percentage">
            <text:p>158.01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3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read-input-finish</text:p>
          </table:table-cell>
          <table:table-cell office:value-type="float" office:value="57" calcext:value-type="float">
            <text:p>57</text:p>
          </table:table-cell>
          <table:table-cell office:value-type="float" office:value="7585" calcext:value-type="float">
            <text:p>7585</text:p>
          </table:table-cell>
          <table:table-cell office:value-type="float" office:value="1080" calcext:value-type="float">
            <text:p>1080</text:p>
          </table:table-cell>
          <table:table-cell office:value-type="float" office:value="16" calcext:value-type="float">
            <text:p>16</text:p>
          </table:table-cell>
          <table:table-cell table:formula="of:=[.$I53]*[.$A53]" office:value-type="float" office:value="233472" calcext:value-type="float">
            <text:p>233,472</text:p>
          </table:table-cell>
          <table:table-cell table:formula="of:=[.$M53]-([.$L53]*[.$A53])" office:value-type="float" office:value="167936" calcext:value-type="float">
            <text:p>167,936</text:p>
          </table:table-cell>
          <table:table-cell table:formula="of:=[.$J53]*[.$A53]" office:value-type="float" office:value="31068160" calcext:value-type="float">
            <text:p>31,068,160</text:p>
          </table:table-cell>
          <table:table-cell table:formula="of:=[.$O53]-([.$K53]*[.$A53])" office:value-type="float" office:value="26644480" calcext:value-type="float">
            <text:p>26,644,480</text:p>
          </table:table-cell>
          <table:table-cell table:formula="of:=IF([.$D53];[.$M53]/[.$E53];&quot;n/a&quot;)" office:value-type="string" office:string-value="n/a" calcext:value-type="string">
            <text:p>n/a</text:p>
          </table:table-cell>
          <table:table-cell table:formula="of:=IF([.$D53];[.$N53]/[.$E53];&quot;n/a&quot;)" office:value-type="string" office:string-value="n/a" calcext:value-type="string">
            <text:p>n/a</text:p>
          </table:table-cell>
          <table:table-cell table:formula="of:=IF([.$D53];[.$O53]/[.$E53];&quot;n/a&quot;)" office:value-type="string" office:string-value="n/a" calcext:value-type="string">
            <text:p>n/a</text:p>
          </table:table-cell>
          <table:table-cell table:formula="of:=IF([.$D53];[.$P53]/[.$E5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08.namd_r_c1.log</text:p>
          </table:table-cell>
          <table:table-cell table:formula="of:=SUBSTITUTE(ORG.LIBREOFFICE.REGEX([.$B54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benchmark</text:p>
          </table:table-cell>
          <table:table-cell office:value-type="float" office:value="39681" calcext:value-type="float">
            <text:p>39681</text:p>
          </table:table-cell>
          <table:table-cell table:number-columns-repeated="2" office:value-type="float" office:value="38759" calcext:value-type="float">
            <text:p>38759</text:p>
          </table:table-cell>
          <table:table-cell office:value-type="float" office:value="29994" calcext:value-type="float">
            <text:p>29994</text:p>
          </table:table-cell>
          <table:table-cell table:formula="of:=[.$I54]*[.$A54]" office:value-type="float" office:value="162533376" calcext:value-type="float">
            <text:p>162,533,376</text:p>
          </table:table-cell>
          <table:table-cell table:formula="of:=[.$M54]-([.$L54]*[.$A54])" office:value-type="float" office:value="39677952" calcext:value-type="float">
            <text:p>39,677,952</text:p>
          </table:table-cell>
          <table:table-cell table:formula="of:=[.$J54]*[.$A54]" office:value-type="float" office:value="158756864" calcext:value-type="float">
            <text:p>158,756,864</text:p>
          </table:table-cell>
          <table:table-cell table:formula="of:=[.$O54]-([.$K54]*[.$A54])" office:value-type="float" office:value="0" calcext:value-type="float">
            <text:p>0</text:p>
          </table:table-cell>
          <table:table-cell table:formula="of:=IF([.$D54];[.$M54]/[.$E54];&quot;n/a&quot;)" office:value-type="string" office:string-value="n/a" calcext:value-type="string">
            <text:p>n/a</text:p>
          </table:table-cell>
          <table:table-cell table:formula="of:=IF([.$D54];[.$N54]/[.$E54];&quot;n/a&quot;)" office:value-type="string" office:string-value="n/a" calcext:value-type="string">
            <text:p>n/a</text:p>
          </table:table-cell>
          <table:table-cell table:formula="of:=IF([.$D54];[.$O54]/[.$E54];&quot;n/a&quot;)" office:value-type="string" office:string-value="n/a" calcext:value-type="string">
            <text:p>n/a</text:p>
          </table:table-cell>
          <table:table-cell table:formula="of:=IF([.$D54];[.$P54]/[.$E5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5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286" calcext:value-type="float">
            <text:p>286</text:p>
          </table:table-cell>
          <table:table-cell office:value-type="float" office:value="481" calcext:value-type="float">
            <text:p>481</text:p>
          </table:table-cell>
          <table:table-cell table:formula="of:=[.$I55]*[.$A55]" office:value-type="float" office:value="1970176" calcext:value-type="float">
            <text:p>1,970,176</text:p>
          </table:table-cell>
          <table:table-cell table:formula="of:=[.$M55]-([.$L55]*[.$A55])" office:value-type="float" office:value="0" calcext:value-type="float">
            <text:p>0</text:p>
          </table:table-cell>
          <table:table-cell table:formula="of:=[.$J55]*[.$A55]" office:value-type="float" office:value="1970176" calcext:value-type="float">
            <text:p>1,970,176</text:p>
          </table:table-cell>
          <table:table-cell table:formula="of:=[.$O55]-([.$K55]*[.$A55])" office:value-type="float" office:value="798720" calcext:value-type="float">
            <text:p>798,720</text:p>
          </table:table-cell>
          <table:table-cell table:formula="of:=IF([.$D55];[.$M55]/[.$E55];&quot;n/a&quot;)" office:value-type="string" office:string-value="n/a" calcext:value-type="string">
            <text:p>n/a</text:p>
          </table:table-cell>
          <table:table-cell table:formula="of:=IF([.$D55];[.$N55]/[.$E55];&quot;n/a&quot;)" office:value-type="string" office:string-value="n/a" calcext:value-type="string">
            <text:p>n/a</text:p>
          </table:table-cell>
          <table:table-cell table:formula="of:=IF([.$D55];[.$O55]/[.$E55];&quot;n/a&quot;)" office:value-type="string" office:string-value="n/a" calcext:value-type="string">
            <text:p>n/a</text:p>
          </table:table-cell>
          <table:table-cell table:formula="of:=IF([.$D55];[.$P55]/[.$E5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6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$I56]*[.$A56]" office:value-type="float" office:value="520192" calcext:value-type="float">
            <text:p>520,192</text:p>
          </table:table-cell>
          <table:table-cell table:formula="of:=[.$M56]-([.$L56]*[.$A56])" office:value-type="float" office:value="425984" calcext:value-type="float">
            <text:p>425,984</text:p>
          </table:table-cell>
          <table:table-cell table:formula="of:=[.$J56]*[.$A56]" office:value-type="float" office:value="114688" calcext:value-type="float">
            <text:p>114,688</text:p>
          </table:table-cell>
          <table:table-cell table:formula="of:=[.$O56]-([.$K56]*[.$A56])" office:value-type="float" office:value="114688" calcext:value-type="float">
            <text:p>114,688</text:p>
          </table:table-cell>
          <table:table-cell table:formula="of:=IF([.$D56];[.$M56]/[.$E56];&quot;n/a&quot;)" office:value-type="string" office:string-value="n/a" calcext:value-type="string">
            <text:p>n/a</text:p>
          </table:table-cell>
          <table:table-cell table:formula="of:=IF([.$D56];[.$N56]/[.$E56];&quot;n/a&quot;)" office:value-type="string" office:string-value="n/a" calcext:value-type="string">
            <text:p>n/a</text:p>
          </table:table-cell>
          <table:table-cell table:formula="of:=IF([.$D56];[.$O56]/[.$E56];&quot;n/a&quot;)" office:value-type="string" office:string-value="n/a" calcext:value-type="string">
            <text:p>n/a</text:p>
          </table:table-cell>
          <table:table-cell table:formula="of:=IF([.$D56];[.$P56]/[.$E5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7];&quot;[^/]+\.log&quot;) ;&quot;.log&quot;;&quot;&quot;)" office:value-type="string" office:string-value="510.parest_r_c1" calcext:value-type="string">
            <text:p>510.parest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8" calcext:value-type="float">
            <text:p>2,388</text:p>
          </table:table-cell>
          <table:table-cell table:style-name="ce10"/>
          <table:table-cell office:value-type="string" calcext:value-type="string">
            <text:p>K=V config</text:p>
          </table:table-cell>
          <table:table-cell office:value-type="string" calcext:value-type="string">
            <text:p>parse-input</text:p>
          </table:table-cell>
          <table:table-cell office:value-type="float" office:value="159" calcext:value-type="float">
            <text:p>1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I57]*[.$A57]" office:value-type="float" office:value="651264" calcext:value-type="float">
            <text:p>651,264</text:p>
          </table:table-cell>
          <table:table-cell table:formula="of:=[.$M57]-([.$L57]*[.$A57])" office:value-type="float" office:value="585728" calcext:value-type="float">
            <text:p>585,728</text:p>
          </table:table-cell>
          <table:table-cell table:formula="of:=[.$J57]*[.$A57]" office:value-type="float" office:value="139264" calcext:value-type="float">
            <text:p>139,264</text:p>
          </table:table-cell>
          <table:table-cell table:formula="of:=[.$O57]-([.$K57]*[.$A57])" office:value-type="float" office:value="139264" calcext:value-type="float">
            <text:p>139,264</text:p>
          </table:table-cell>
          <table:table-cell table:formula="of:=IF([.$D57];[.$M57]/[.$E57];&quot;n/a&quot;)" office:value-type="percentage" office:value="272.723618090452" calcext:value-type="percentage">
            <text:p>27272.36%</text:p>
          </table:table-cell>
          <table:table-cell table:formula="of:=IF([.$D57];[.$N57]/[.$E57];&quot;n/a&quot;)" office:value-type="percentage" office:value="245.2797319933" calcext:value-type="percentage">
            <text:p>24527.97%</text:p>
          </table:table-cell>
          <table:table-cell table:formula="of:=IF([.$D57];[.$O57]/[.$E57];&quot;n/a&quot;)" office:value-type="percentage" office:value="58.3182579564489" calcext:value-type="percentage">
            <text:p>5831.83%</text:p>
          </table:table-cell>
          <table:table-cell table:formula="of:=IF([.$D57];[.$P57]/[.$E57];&quot;n/a&quot;)" office:value-type="percentage" office:value="58.3182579564489" calcext:value-type="percentage">
            <text:p>5831.83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0.parest_r_c1.log</text:p>
          </table:table-cell>
          <table:table-cell table:formula="of:=SUBSTITUTE(ORG.LIBREOFFICE.REGEX([.$B58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4"/>
          <table:table-cell office:value-type="string" calcext:value-type="string">
            <text:p>parse-input-finished</text:p>
          </table:table-cell>
          <table:table-cell office:value-type="float" office:value="127195" calcext:value-type="float">
            <text:p>127195</text:p>
          </table:table-cell>
          <table:table-cell table:number-columns-repeated="2" office:value-type="float" office:value="127323" calcext:value-type="float">
            <text:p>127323</text:p>
          </table:table-cell>
          <table:table-cell office:value-type="float" office:value="127003" calcext:value-type="float">
            <text:p>127003</text:p>
          </table:table-cell>
          <table:table-cell table:formula="of:=[.$I58]*[.$A58]" office:value-type="float" office:value="520990720" calcext:value-type="float">
            <text:p>520,990,720</text:p>
          </table:table-cell>
          <table:table-cell table:formula="of:=[.$M58]-([.$L58]*[.$A58])" office:value-type="float" office:value="786432" calcext:value-type="float">
            <text:p>786,432</text:p>
          </table:table-cell>
          <table:table-cell table:formula="of:=[.$J58]*[.$A58]" office:value-type="float" office:value="521515008" calcext:value-type="float">
            <text:p>521,515,008</text:p>
          </table:table-cell>
          <table:table-cell table:formula="of:=[.$O58]-([.$K58]*[.$A58])" office:value-type="float" office:value="0" calcext:value-type="float">
            <text:p>0</text:p>
          </table:table-cell>
          <table:table-cell table:formula="of:=IF([.$D58];[.$M58]/[.$E58];&quot;n/a&quot;)" office:value-type="string" office:string-value="n/a" calcext:value-type="string">
            <text:p>n/a</text:p>
          </table:table-cell>
          <table:table-cell table:formula="of:=IF([.$D58];[.$N58]/[.$E58];&quot;n/a&quot;)" office:value-type="string" office:string-value="n/a" calcext:value-type="string">
            <text:p>n/a</text:p>
          </table:table-cell>
          <table:table-cell table:formula="of:=IF([.$D58];[.$O58]/[.$E58];&quot;n/a&quot;)" office:value-type="string" office:string-value="n/a" calcext:value-type="string">
            <text:p>n/a</text:p>
          </table:table-cell>
          <table:table-cell table:formula="of:=IF([.$D58];[.$P58]/[.$E5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59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194" calcext:value-type="float">
            <text:p>194</text:p>
          </table:table-cell>
          <table:table-cell office:value-type="float" office:value="305" calcext:value-type="float">
            <text:p>305</text:p>
          </table:table-cell>
          <table:table-cell table:formula="of:=[.$I59]*[.$A59]" office:value-type="float" office:value="1249280" calcext:value-type="float">
            <text:p>1,249,280</text:p>
          </table:table-cell>
          <table:table-cell table:formula="of:=[.$M59]-([.$L59]*[.$A59])" office:value-type="float" office:value="0" calcext:value-type="float">
            <text:p>0</text:p>
          </table:table-cell>
          <table:table-cell table:formula="of:=[.$J59]*[.$A59]" office:value-type="float" office:value="1249280" calcext:value-type="float">
            <text:p>1,249,280</text:p>
          </table:table-cell>
          <table:table-cell table:formula="of:=[.$O59]-([.$K59]*[.$A59])" office:value-type="float" office:value="454656" calcext:value-type="float">
            <text:p>454,656</text:p>
          </table:table-cell>
          <table:table-cell table:formula="of:=IF([.$D59];[.$M59]/[.$E59];&quot;n/a&quot;)" office:value-type="string" office:string-value="n/a" calcext:value-type="string">
            <text:p>n/a</text:p>
          </table:table-cell>
          <table:table-cell table:formula="of:=IF([.$D59];[.$N59]/[.$E59];&quot;n/a&quot;)" office:value-type="string" office:string-value="n/a" calcext:value-type="string">
            <text:p>n/a</text:p>
          </table:table-cell>
          <table:table-cell table:formula="of:=IF([.$D59];[.$O59]/[.$E59];&quot;n/a&quot;)" office:value-type="string" office:string-value="n/a" calcext:value-type="string">
            <text:p>n/a</text:p>
          </table:table-cell>
          <table:table-cell table:formula="of:=IF([.$D59];[.$P59]/[.$E5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0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$I60]*[.$A60]" office:value-type="float" office:value="249856" calcext:value-type="float">
            <text:p>249,856</text:p>
          </table:table-cell>
          <table:table-cell table:formula="of:=[.$M60]-([.$L60]*[.$A60])" office:value-type="float" office:value="192512" calcext:value-type="float">
            <text:p>192,512</text:p>
          </table:table-cell>
          <table:table-cell table:formula="of:=[.$J60]*[.$A60]" office:value-type="float" office:value="94208" calcext:value-type="float">
            <text:p>94,208</text:p>
          </table:table-cell>
          <table:table-cell table:formula="of:=[.$O60]-([.$K60]*[.$A60])" office:value-type="float" office:value="94208" calcext:value-type="float">
            <text:p>94,208</text:p>
          </table:table-cell>
          <table:table-cell table:formula="of:=IF([.$D60];[.$M60]/[.$E60];&quot;n/a&quot;)" office:value-type="string" office:string-value="n/a" calcext:value-type="string">
            <text:p>n/a</text:p>
          </table:table-cell>
          <table:table-cell table:formula="of:=IF([.$D60];[.$N60]/[.$E60];&quot;n/a&quot;)" office:value-type="string" office:string-value="n/a" calcext:value-type="string">
            <text:p>n/a</text:p>
          </table:table-cell>
          <table:table-cell table:formula="of:=IF([.$D60];[.$O60]/[.$E60];&quot;n/a&quot;)" office:value-type="string" office:string-value="n/a" calcext:value-type="string">
            <text:p>n/a</text:p>
          </table:table-cell>
          <table:table-cell table:formula="of:=IF([.$D60];[.$P60]/[.$E6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1];&quot;[^/]+\.log&quot;) ;&quot;.log&quot;;&quot;&quot;)" office:value-type="string" office:string-value="511.povray_r_c1" calcext:value-type="string">
            <text:p>511.povray_r_c1</text:p>
          </table:table-cell>
          <table:table-cell office:value-type="float" office:value="1" calcext:value-type="float">
            <text:p>1</text:p>
          </table:table-cell>
          <table:table-cell table:style-name="ce10" table:formula="of:=1214+14696" office:value-type="float" office:value="15910" calcext:value-type="float">
            <text:p>15,910</text:p>
          </table:table-cell>
          <table:table-cell table:style-name="ce10"/>
          <table:table-cell office:value-type="string" calcext:value-type="string">
            <text:p>INI + POV</text:p>
          </table:table-cell>
          <table:table-cell office:value-type="string" calcext:value-type="string">
            <text:p>parse-input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$I61]*[.$A61]" office:value-type="float" office:value="372736" calcext:value-type="float">
            <text:p>372,736</text:p>
          </table:table-cell>
          <table:table-cell table:formula="of:=[.$M61]-([.$L61]*[.$A61])" office:value-type="float" office:value="299008" calcext:value-type="float">
            <text:p>299,008</text:p>
          </table:table-cell>
          <table:table-cell table:formula="of:=[.$J61]*[.$A61]" office:value-type="float" office:value="65536" calcext:value-type="float">
            <text:p>65,536</text:p>
          </table:table-cell>
          <table:table-cell table:formula="of:=[.$O61]-([.$K61]*[.$A61])" office:value-type="float" office:value="65536" calcext:value-type="float">
            <text:p>65,536</text:p>
          </table:table-cell>
          <table:table-cell table:formula="of:=IF([.$D61];[.$M61]/[.$E61];&quot;n/a&quot;)" office:value-type="percentage" office:value="23.4277812696417" calcext:value-type="percentage">
            <text:p>2342.78%</text:p>
          </table:table-cell>
          <table:table-cell table:formula="of:=IF([.$D61];[.$N61]/[.$E61];&quot;n/a&quot;)" office:value-type="percentage" office:value="18.7937146448774" calcext:value-type="percentage">
            <text:p>1879.37%</text:p>
          </table:table-cell>
          <table:table-cell table:formula="of:=IF([.$D61];[.$O61]/[.$E61];&quot;n/a&quot;)" office:value-type="percentage" office:value="4.11917033312382" calcext:value-type="percentage">
            <text:p>411.92%</text:p>
          </table:table-cell>
          <table:table-cell table:formula="of:=IF([.$D61];[.$P61]/[.$E61];&quot;n/a&quot;)" office:value-type="percentage" office:value="4.11917033312382" calcext:value-type="percentage">
            <text:p>411.92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2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parse-input-do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I62]*[.$A62]" office:value-type="float" office:value="24576" calcext:value-type="float">
            <text:p>24,576</text:p>
          </table:table-cell>
          <table:table-cell table:formula="of:=[.$M62]-([.$L62]*[.$A62])" office:value-type="float" office:value="24576" calcext:value-type="float">
            <text:p>24,576</text:p>
          </table:table-cell>
          <table:table-cell table:formula="of:=[.$J62]*[.$A62]" office:value-type="float" office:value="4096" calcext:value-type="float">
            <text:p>4,096</text:p>
          </table:table-cell>
          <table:table-cell table:formula="of:=[.$O62]-([.$K62]*[.$A62])" office:value-type="float" office:value="4096" calcext:value-type="float">
            <text:p>4,096</text:p>
          </table:table-cell>
          <table:table-cell table:formula="of:=IF([.$D62];[.$M62]/[.$E62];&quot;n/a&quot;)" office:value-type="string" office:string-value="n/a" calcext:value-type="string">
            <text:p>n/a</text:p>
          </table:table-cell>
          <table:table-cell table:formula="of:=IF([.$D62];[.$N62]/[.$E62];&quot;n/a&quot;)" office:value-type="string" office:string-value="n/a" calcext:value-type="string">
            <text:p>n/a</text:p>
          </table:table-cell>
          <table:table-cell table:formula="of:=IF([.$D62];[.$O62]/[.$E62];&quot;n/a&quot;)" office:value-type="string" office:string-value="n/a" calcext:value-type="string">
            <text:p>n/a</text:p>
          </table:table-cell>
          <table:table-cell table:formula="of:=IF([.$D62];[.$P62]/[.$E6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1.povray_r_c1.log</text:p>
          </table:table-cell>
          <table:table-cell table:formula="of:=SUBSTITUTE(ORG.LIBREOFFICE.REGEX([.$B63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render-start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636" calcext:value-type="float">
            <text:p>636</text:p>
          </table:table-cell>
          <table:table-cell office:value-type="float" office:value="632" calcext:value-type="float">
            <text:p>632</text:p>
          </table:table-cell>
          <table:table-cell table:formula="of:=[.$I63]*[.$A63]" office:value-type="float" office:value="3145728" calcext:value-type="float">
            <text:p>3,145,728</text:p>
          </table:table-cell>
          <table:table-cell table:formula="of:=[.$M63]-([.$L63]*[.$A63])" office:value-type="float" office:value="557056" calcext:value-type="float">
            <text:p>557,056</text:p>
          </table:table-cell>
          <table:table-cell table:formula="of:=[.$J63]*[.$A63]" office:value-type="float" office:value="2605056" calcext:value-type="float">
            <text:p>2,605,056</text:p>
          </table:table-cell>
          <table:table-cell table:formula="of:=[.$O63]-([.$K63]*[.$A63])" office:value-type="float" office:value="0" calcext:value-type="float">
            <text:p>0</text:p>
          </table:table-cell>
          <table:table-cell table:formula="of:=IF([.$D63];[.$M63]/[.$E63];&quot;n/a&quot;)" office:value-type="string" office:string-value="n/a" calcext:value-type="string">
            <text:p>n/a</text:p>
          </table:table-cell>
          <table:table-cell table:formula="of:=IF([.$D63];[.$N63]/[.$E63];&quot;n/a&quot;)" office:value-type="string" office:string-value="n/a" calcext:value-type="string">
            <text:p>n/a</text:p>
          </table:table-cell>
          <table:table-cell table:formula="of:=IF([.$D63];[.$O63]/[.$E63];&quot;n/a&quot;)" office:value-type="string" office:string-value="n/a" calcext:value-type="string">
            <text:p>n/a</text:p>
          </table:table-cell>
          <table:table-cell table:formula="of:=IF([.$D63];[.$P63]/[.$E6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4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table:formula="of:=[.$I64]*[.$A64]" office:value-type="float" office:value="417792" calcext:value-type="float">
            <text:p>417,792</text:p>
          </table:table-cell>
          <table:table-cell table:formula="of:=[.$M64]-([.$L64]*[.$A64])" office:value-type="float" office:value="0" calcext:value-type="float">
            <text:p>0</text:p>
          </table:table-cell>
          <table:table-cell table:formula="of:=[.$J64]*[.$A64]" office:value-type="float" office:value="417792" calcext:value-type="float">
            <text:p>417,792</text:p>
          </table:table-cell>
          <table:table-cell table:formula="of:=[.$O64]-([.$K64]*[.$A64])" office:value-type="float" office:value="172032" calcext:value-type="float">
            <text:p>172,032</text:p>
          </table:table-cell>
          <table:table-cell table:formula="of:=IF([.$D64];[.$M64]/[.$E64];&quot;n/a&quot;)" office:value-type="string" office:string-value="n/a" calcext:value-type="string">
            <text:p>n/a</text:p>
          </table:table-cell>
          <table:table-cell table:formula="of:=IF([.$D64];[.$N64]/[.$E64];&quot;n/a&quot;)" office:value-type="string" office:string-value="n/a" calcext:value-type="string">
            <text:p>n/a</text:p>
          </table:table-cell>
          <table:table-cell table:formula="of:=IF([.$D64];[.$O64]/[.$E64];&quot;n/a&quot;)" office:value-type="string" office:string-value="n/a" calcext:value-type="string">
            <text:p>n/a</text:p>
          </table:table-cell>
          <table:table-cell table:formula="of:=IF([.$D64];[.$P64]/[.$E6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5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47" calcext:value-type="float">
            <text:p>47</text:p>
          </table:table-cell>
          <table:table-cell office:value-type="float" office:value="104699" calcext:value-type="float">
            <text:p>104699</text:p>
          </table:table-cell>
          <table:table-cell office:value-type="float" office:value="2255" calcext:value-type="float">
            <text:p>2255</text:p>
          </table:table-cell>
          <table:table-cell office:value-type="float" office:value="11" calcext:value-type="float">
            <text:p>11</text:p>
          </table:table-cell>
          <table:table-cell table:formula="of:=[.$I65]*[.$A65]" office:value-type="float" office:value="192512" calcext:value-type="float">
            <text:p>192,512</text:p>
          </table:table-cell>
          <table:table-cell table:formula="of:=[.$M65]-([.$L65]*[.$A65])" office:value-type="float" office:value="147456" calcext:value-type="float">
            <text:p>147,456</text:p>
          </table:table-cell>
          <table:table-cell table:formula="of:=[.$J65]*[.$A65]" office:value-type="float" office:value="428847104" calcext:value-type="float">
            <text:p>428,847,104</text:p>
          </table:table-cell>
          <table:table-cell table:formula="of:=[.$O65]-([.$K65]*[.$A65])" office:value-type="float" office:value="419610624" calcext:value-type="float">
            <text:p>419,610,624</text:p>
          </table:table-cell>
          <table:table-cell table:formula="of:=IF([.$D65];[.$M65]/[.$E65];&quot;n/a&quot;)" office:value-type="string" office:string-value="n/a" calcext:value-type="string">
            <text:p>n/a</text:p>
          </table:table-cell>
          <table:table-cell table:formula="of:=IF([.$D65];[.$N65]/[.$E65];&quot;n/a&quot;)" office:value-type="string" office:string-value="n/a" calcext:value-type="string">
            <text:p>n/a</text:p>
          </table:table-cell>
          <table:table-cell table:formula="of:=IF([.$D65];[.$O65]/[.$E65];&quot;n/a&quot;)" office:value-type="string" office:string-value="n/a" calcext:value-type="string">
            <text:p>n/a</text:p>
          </table:table-cell>
          <table:table-cell table:formula="of:=IF([.$D65];[.$P65]/[.$E6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6];&quot;[^/]+\.log&quot;) ;&quot;.log&quot;;&quot;&quot;)" office:value-type="string" office:string-value="519.lbm_r_c1" calcext:value-type="string">
            <text:p>519.lbm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3130" calcext:value-type="float">
            <text:p>1,313,130</text:p>
          </table:table-cell>
          <table:table-cell table:style-name="ce10"/>
          <table:table-cell office:value-type="string" calcext:value-type="string">
            <text:p>ASCII 3D bitmap</text:p>
          </table:table-cell>
          <table:table-cell office:value-type="string" calcext:value-type="string">
            <text:p>parse-input</text:p>
          </table:table-cell>
          <table:table-cell office:value-type="float" office:value="6093" calcext:value-type="float">
            <text:p>6093</text:p>
          </table:table-cell>
          <table:table-cell office:value-type="float" office:value="6069" calcext:value-type="float">
            <text:p>6069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$I66]*[.$A66]" office:value-type="float" office:value="24956928" calcext:value-type="float">
            <text:p>24,956,928</text:p>
          </table:table-cell>
          <table:table-cell table:formula="of:=[.$M66]-([.$L66]*[.$A66])" office:value-type="float" office:value="24944640" calcext:value-type="float">
            <text:p>24,944,640</text:p>
          </table:table-cell>
          <table:table-cell table:formula="of:=[.$J66]*[.$A66]" office:value-type="float" office:value="24858624" calcext:value-type="float">
            <text:p>24,858,624</text:p>
          </table:table-cell>
          <table:table-cell table:formula="of:=[.$O66]-([.$K66]*[.$A66])" office:value-type="float" office:value="24846336" calcext:value-type="float">
            <text:p>24,846,336</text:p>
          </table:table-cell>
          <table:table-cell table:formula="of:=IF([.$D66];[.$M66]/[.$E66];&quot;n/a&quot;)" office:value-type="percentage" office:value="19.0056795595257" calcext:value-type="percentage">
            <text:p>1900.57%</text:p>
          </table:table-cell>
          <table:table-cell table:formula="of:=IF([.$D66];[.$N66]/[.$E66];&quot;n/a&quot;)" office:value-type="percentage" office:value="18.9963217655525" calcext:value-type="percentage">
            <text:p>1899.63%</text:p>
          </table:table-cell>
          <table:table-cell table:formula="of:=IF([.$D66];[.$O66]/[.$E66];&quot;n/a&quot;)" office:value-type="percentage" office:value="18.9308172077403" calcext:value-type="percentage">
            <text:p>1893.08%</text:p>
          </table:table-cell>
          <table:table-cell table:formula="of:=IF([.$D66];[.$P66]/[.$E66];&quot;n/a&quot;)" office:value-type="percentage" office:value="18.9214594137671" calcext:value-type="percentage">
            <text:p>1892.15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7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parse-input-finish</text:p>
          </table:table-cell>
          <table:table-cell office:value-type="float" office:value="66940" calcext:value-type="float">
            <text:p>66940</text:p>
          </table:table-cell>
          <table:table-cell office:value-type="float" office:value="31415" calcext:value-type="float">
            <text:p>31415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formula="of:=[.$I67]*[.$A67]" office:value-type="float" office:value="274186240" calcext:value-type="float">
            <text:p>274,186,240</text:p>
          </table:table-cell>
          <table:table-cell table:formula="of:=[.$M67]-([.$L67]*[.$A67])" office:value-type="float" office:value="274182144" calcext:value-type="float">
            <text:p>274,182,144</text:p>
          </table:table-cell>
          <table:table-cell table:formula="of:=[.$J67]*[.$A67]" office:value-type="float" office:value="128675840" calcext:value-type="float">
            <text:p>128,675,840</text:p>
          </table:table-cell>
          <table:table-cell table:formula="of:=[.$O67]-([.$K67]*[.$A67])" office:value-type="float" office:value="125116416" calcext:value-type="float">
            <text:p>125,116,416</text:p>
          </table:table-cell>
          <table:table-cell table:formula="of:=IF([.$D67];[.$M67]/[.$E67];&quot;n/a&quot;)" office:value-type="string" office:string-value="n/a" calcext:value-type="string">
            <text:p>n/a</text:p>
          </table:table-cell>
          <table:table-cell table:formula="of:=IF([.$D67];[.$N67]/[.$E67];&quot;n/a&quot;)" office:value-type="string" office:string-value="n/a" calcext:value-type="string">
            <text:p>n/a</text:p>
          </table:table-cell>
          <table:table-cell table:formula="of:=IF([.$D67];[.$O67]/[.$E67];&quot;n/a&quot;)" office:value-type="string" office:string-value="n/a" calcext:value-type="string">
            <text:p>n/a</text:p>
          </table:table-cell>
          <table:table-cell table:formula="of:=IF([.$D67];[.$P67]/[.$E6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8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simulation</text:p>
          </table:table-cell>
          <table:table-cell office:value-type="float" office:value="101582" calcext:value-type="float">
            <text:p>101582</text:p>
          </table:table-cell>
          <table:table-cell office:value-type="float" office:value="103151" calcext:value-type="float">
            <text:p>103151</text:p>
          </table:table-cell>
          <table:table-cell office:value-type="float" office:value="52364" calcext:value-type="float">
            <text:p>52364</text:p>
          </table:table-cell>
          <table:table-cell office:value-type="float" office:value="0" calcext:value-type="float">
            <text:p>0</text:p>
          </table:table-cell>
          <table:table-cell table:formula="of:=[.$I68]*[.$A68]" office:value-type="float" office:value="416079872" calcext:value-type="float">
            <text:p>416,079,872</text:p>
          </table:table-cell>
          <table:table-cell table:formula="of:=[.$M68]-([.$L68]*[.$A68])" office:value-type="float" office:value="416079872" calcext:value-type="float">
            <text:p>416,079,872</text:p>
          </table:table-cell>
          <table:table-cell table:formula="of:=[.$J68]*[.$A68]" office:value-type="float" office:value="422506496" calcext:value-type="float">
            <text:p>422,506,496</text:p>
          </table:table-cell>
          <table:table-cell table:formula="of:=[.$O68]-([.$K68]*[.$A68])" office:value-type="float" office:value="208023552" calcext:value-type="float">
            <text:p>208,023,552</text:p>
          </table:table-cell>
          <table:table-cell table:formula="of:=IF([.$D68];[.$M68]/[.$E68];&quot;n/a&quot;)" office:value-type="string" office:string-value="n/a" calcext:value-type="string">
            <text:p>n/a</text:p>
          </table:table-cell>
          <table:table-cell table:formula="of:=IF([.$D68];[.$N68]/[.$E68];&quot;n/a&quot;)" office:value-type="string" office:string-value="n/a" calcext:value-type="string">
            <text:p>n/a</text:p>
          </table:table-cell>
          <table:table-cell table:formula="of:=IF([.$D68];[.$O68]/[.$E68];&quot;n/a&quot;)" office:value-type="string" office:string-value="n/a" calcext:value-type="string">
            <text:p>n/a</text:p>
          </table:table-cell>
          <table:table-cell table:formula="of:=IF([.$D68];[.$P68]/[.$E6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19.lbm_r_c1.log</text:p>
          </table:table-cell>
          <table:table-cell table:formula="of:=SUBSTITUTE(ORG.LIBREOFFICE.REGEX([.$B69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finalization</text:p>
          </table:table-cell>
          <table:table-cell office:value-type="float" office:value="50821" calcext:value-type="float">
            <text:p>508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$I69]*[.$A69]" office:value-type="float" office:value="208162816" calcext:value-type="float">
            <text:p>208,162,816</text:p>
          </table:table-cell>
          <table:table-cell table:formula="of:=[.$M69]-([.$L69]*[.$A69])" office:value-type="float" office:value="208162816" calcext:value-type="float">
            <text:p>208,162,816</text:p>
          </table:table-cell>
          <table:table-cell table:formula="of:=[.$J69]*[.$A69]" office:value-type="float" office:value="53248" calcext:value-type="float">
            <text:p>53,248</text:p>
          </table:table-cell>
          <table:table-cell table:formula="of:=[.$O69]-([.$K69]*[.$A69])" office:value-type="float" office:value="0" calcext:value-type="float">
            <text:p>0</text:p>
          </table:table-cell>
          <table:table-cell table:formula="of:=IF([.$D69];[.$M69]/[.$E69];&quot;n/a&quot;)" office:value-type="string" office:string-value="n/a" calcext:value-type="string">
            <text:p>n/a</text:p>
          </table:table-cell>
          <table:table-cell table:formula="of:=IF([.$D69];[.$N69]/[.$E69];&quot;n/a&quot;)" office:value-type="string" office:string-value="n/a" calcext:value-type="string">
            <text:p>n/a</text:p>
          </table:table-cell>
          <table:table-cell table:formula="of:=IF([.$D69];[.$O69]/[.$E69];&quot;n/a&quot;)" office:value-type="string" office:string-value="n/a" calcext:value-type="string">
            <text:p>n/a</text:p>
          </table:table-cell>
          <table:table-cell table:formula="of:=IF([.$D69];[.$P69]/[.$E6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0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244" calcext:value-type="float">
            <text:p>244</text:p>
          </table:table-cell>
          <table:table-cell office:value-type="float" office:value="423" calcext:value-type="float">
            <text:p>423</text:p>
          </table:table-cell>
          <table:table-cell table:formula="of:=[.$I70]*[.$A70]" office:value-type="float" office:value="1732608" calcext:value-type="float">
            <text:p>1,732,608</text:p>
          </table:table-cell>
          <table:table-cell table:formula="of:=[.$M70]-([.$L70]*[.$A70])" office:value-type="float" office:value="0" calcext:value-type="float">
            <text:p>0</text:p>
          </table:table-cell>
          <table:table-cell table:formula="of:=[.$J70]*[.$A70]" office:value-type="float" office:value="1732608" calcext:value-type="float">
            <text:p>1,732,608</text:p>
          </table:table-cell>
          <table:table-cell table:formula="of:=[.$O70]-([.$K70]*[.$A70])" office:value-type="float" office:value="733184" calcext:value-type="float">
            <text:p>733,184</text:p>
          </table:table-cell>
          <table:table-cell table:formula="of:=IF([.$D70];[.$M70]/[.$E70];&quot;n/a&quot;)" office:value-type="string" office:string-value="n/a" calcext:value-type="string">
            <text:p>n/a</text:p>
          </table:table-cell>
          <table:table-cell table:formula="of:=IF([.$D70];[.$N70]/[.$E70];&quot;n/a&quot;)" office:value-type="string" office:string-value="n/a" calcext:value-type="string">
            <text:p>n/a</text:p>
          </table:table-cell>
          <table:table-cell table:formula="of:=IF([.$D70];[.$O70]/[.$E70];&quot;n/a&quot;)" office:value-type="string" office:string-value="n/a" calcext:value-type="string">
            <text:p>n/a</text:p>
          </table:table-cell>
          <table:table-cell table:formula="of:=IF([.$D70];[.$P70]/[.$E7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1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81" calcext:value-type="float">
            <text:p>18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$I71]*[.$A71]" office:value-type="float" office:value="741376" calcext:value-type="float">
            <text:p>741,376</text:p>
          </table:table-cell>
          <table:table-cell table:formula="of:=[.$M71]-([.$L71]*[.$A71])" office:value-type="float" office:value="479232" calcext:value-type="float">
            <text:p>479,232</text:p>
          </table:table-cell>
          <table:table-cell table:formula="of:=[.$J71]*[.$A71]" office:value-type="float" office:value="212992" calcext:value-type="float">
            <text:p>212,992</text:p>
          </table:table-cell>
          <table:table-cell table:formula="of:=[.$O71]-([.$K71]*[.$A71])" office:value-type="float" office:value="212992" calcext:value-type="float">
            <text:p>212,992</text:p>
          </table:table-cell>
          <table:table-cell table:formula="of:=IF([.$D71];[.$M71]/[.$E71];&quot;n/a&quot;)" office:value-type="string" office:string-value="n/a" calcext:value-type="string">
            <text:p>n/a</text:p>
          </table:table-cell>
          <table:table-cell table:formula="of:=IF([.$D71];[.$N71]/[.$E71];&quot;n/a&quot;)" office:value-type="string" office:string-value="n/a" calcext:value-type="string">
            <text:p>n/a</text:p>
          </table:table-cell>
          <table:table-cell table:formula="of:=IF([.$D71];[.$O71]/[.$E71];&quot;n/a&quot;)" office:value-type="string" office:string-value="n/a" calcext:value-type="string">
            <text:p>n/a</text:p>
          </table:table-cell>
          <table:table-cell table:formula="of:=IF([.$D71];[.$P71]/[.$E7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2];&quot;[^/]+\.log&quot;) ;&quot;.log&quot;;&quot;&quot;)" office:value-type="string" office:string-value="520.omnetpp_r_c1" calcext:value-type="string">
            <text:p>520.omnetpp_r_c1</text:p>
          </table:table-cell>
          <table:table-cell office:value-type="float" office:value="1" calcext:value-type="float">
            <text:p>1</text:p>
          </table:table-cell>
          <table:table-cell table:style-name="ce10" table:formula="of:=2218+36030" office:value-type="float" office:value="38248" calcext:value-type="float">
            <text:p>38,248</text:p>
          </table:table-cell>
          <table:table-cell table:style-name="ce10"/>
          <table:table-cell office:value-type="string" calcext:value-type="string">
            <text:p>INI + Complex config</text:p>
          </table:table-cell>
          <table:table-cell office:value-type="string" calcext:value-type="string">
            <text:p>parse-input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$I72]*[.$A72]" office:value-type="float" office:value="495616" calcext:value-type="float">
            <text:p>495,616</text:p>
          </table:table-cell>
          <table:table-cell table:formula="of:=[.$M72]-([.$L72]*[.$A72])" office:value-type="float" office:value="430080" calcext:value-type="float">
            <text:p>430,080</text:p>
          </table:table-cell>
          <table:table-cell table:formula="of:=[.$J72]*[.$A72]" office:value-type="float" office:value="102400" calcext:value-type="float">
            <text:p>102,400</text:p>
          </table:table-cell>
          <table:table-cell table:formula="of:=[.$O72]-([.$K72]*[.$A72])" office:value-type="float" office:value="102400" calcext:value-type="float">
            <text:p>102,400</text:p>
          </table:table-cell>
          <table:table-cell table:formula="of:=IF([.$D72];[.$M72]/[.$E72];&quot;n/a&quot;)" office:value-type="percentage" office:value="12.9579585860699" calcext:value-type="percentage">
            <text:p>1295.80%</text:p>
          </table:table-cell>
          <table:table-cell table:formula="of:=IF([.$D72];[.$N72]/[.$E72];&quot;n/a&quot;)" office:value-type="percentage" office:value="11.2445095168375" calcext:value-type="percentage">
            <text:p>1124.45%</text:p>
          </table:table-cell>
          <table:table-cell table:formula="of:=IF([.$D72];[.$O72]/[.$E72];&quot;n/a&quot;)" office:value-type="percentage" office:value="2.67726417067559" calcext:value-type="percentage">
            <text:p>267.73%</text:p>
          </table:table-cell>
          <table:table-cell table:formula="of:=IF([.$D72];[.$P72]/[.$E72];&quot;n/a&quot;)" office:value-type="percentage" office:value="2.67726417067559" calcext:value-type="percentage">
            <text:p>267.73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3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parse-input-finish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I73]*[.$A73]" office:value-type="float" office:value="348160" calcext:value-type="float">
            <text:p>348,160</text:p>
          </table:table-cell>
          <table:table-cell table:formula="of:=[.$M73]-([.$L73]*[.$A73])" office:value-type="float" office:value="348160" calcext:value-type="float">
            <text:p>348,160</text:p>
          </table:table-cell>
          <table:table-cell table:formula="of:=[.$J73]*[.$A73]" office:value-type="float" office:value="65536" calcext:value-type="float">
            <text:p>65,536</text:p>
          </table:table-cell>
          <table:table-cell table:formula="of:=[.$O73]-([.$K73]*[.$A73])" office:value-type="float" office:value="65536" calcext:value-type="float">
            <text:p>65,536</text:p>
          </table:table-cell>
          <table:table-cell table:formula="of:=IF([.$D73];[.$M73]/[.$E73];&quot;n/a&quot;)" office:value-type="string" office:string-value="n/a" calcext:value-type="string">
            <text:p>n/a</text:p>
          </table:table-cell>
          <table:table-cell table:formula="of:=IF([.$D73];[.$N73]/[.$E73];&quot;n/a&quot;)" office:value-type="string" office:string-value="n/a" calcext:value-type="string">
            <text:p>n/a</text:p>
          </table:table-cell>
          <table:table-cell table:formula="of:=IF([.$D73];[.$O73]/[.$E73];&quot;n/a&quot;)" office:value-type="string" office:string-value="n/a" calcext:value-type="string">
            <text:p>n/a</text:p>
          </table:table-cell>
          <table:table-cell table:formula="of:=IF([.$D73];[.$P73]/[.$E7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4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simulation</text:p>
          </table:table-cell>
          <table:table-cell office:value-type="float" office:value="60901" calcext:value-type="float">
            <text:p>60901</text:p>
          </table:table-cell>
          <table:table-cell office:value-type="float" office:value="60931" calcext:value-type="float">
            <text:p>60931</text:p>
          </table:table-cell>
          <table:table-cell office:value-type="float" office:value="52233" calcext:value-type="float">
            <text:p>52233</text:p>
          </table:table-cell>
          <table:table-cell office:value-type="float" office:value="60680" calcext:value-type="float">
            <text:p>60680</text:p>
          </table:table-cell>
          <table:table-cell table:formula="of:=[.$I74]*[.$A74]" office:value-type="float" office:value="249450496" calcext:value-type="float">
            <text:p>249,450,496</text:p>
          </table:table-cell>
          <table:table-cell table:formula="of:=[.$M74]-([.$L74]*[.$A74])" office:value-type="float" office:value="905216" calcext:value-type="float">
            <text:p>905,216</text:p>
          </table:table-cell>
          <table:table-cell table:formula="of:=[.$J74]*[.$A74]" office:value-type="float" office:value="249573376" calcext:value-type="float">
            <text:p>249,573,376</text:p>
          </table:table-cell>
          <table:table-cell table:formula="of:=[.$O74]-([.$K74]*[.$A74])" office:value-type="float" office:value="35627008" calcext:value-type="float">
            <text:p>35,627,008</text:p>
          </table:table-cell>
          <table:table-cell table:formula="of:=IF([.$D74];[.$M74]/[.$E74];&quot;n/a&quot;)" office:value-type="string" office:string-value="n/a" calcext:value-type="string">
            <text:p>n/a</text:p>
          </table:table-cell>
          <table:table-cell table:formula="of:=IF([.$D74];[.$N74]/[.$E74];&quot;n/a&quot;)" office:value-type="string" office:string-value="n/a" calcext:value-type="string">
            <text:p>n/a</text:p>
          </table:table-cell>
          <table:table-cell table:formula="of:=IF([.$D74];[.$O74]/[.$E74];&quot;n/a&quot;)" office:value-type="string" office:string-value="n/a" calcext:value-type="string">
            <text:p>n/a</text:p>
          </table:table-cell>
          <table:table-cell table:formula="of:=IF([.$D74];[.$P74]/[.$E7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0.omnetpp_r_c1.log</text:p>
          </table:table-cell>
          <table:table-cell table:formula="of:=SUBSTITUTE(ORG.LIBREOFFICE.REGEX([.$B75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shutdown</text:p>
          </table:table-cell>
          <table:table-cell office:value-type="float" office:value="8779" calcext:value-type="float">
            <text:p>8779</text:p>
          </table:table-cell>
          <table:table-cell table:number-columns-repeated="2" office:value-type="float" office:value="8724" calcext:value-type="float">
            <text:p>8724</text:p>
          </table:table-cell>
          <table:table-cell office:value-type="float" office:value="0" calcext:value-type="float">
            <text:p>0</text:p>
          </table:table-cell>
          <table:table-cell table:formula="of:=[.$I75]*[.$A75]" office:value-type="float" office:value="35958784" calcext:value-type="float">
            <text:p>35,958,784</text:p>
          </table:table-cell>
          <table:table-cell table:formula="of:=[.$M75]-([.$L75]*[.$A75])" office:value-type="float" office:value="35958784" calcext:value-type="float">
            <text:p>35,958,784</text:p>
          </table:table-cell>
          <table:table-cell table:formula="of:=[.$J75]*[.$A75]" office:value-type="float" office:value="35733504" calcext:value-type="float">
            <text:p>35,733,504</text:p>
          </table:table-cell>
          <table:table-cell table:formula="of:=[.$O75]-([.$K75]*[.$A75])" office:value-type="float" office:value="0" calcext:value-type="float">
            <text:p>0</text:p>
          </table:table-cell>
          <table:table-cell table:formula="of:=IF([.$D75];[.$M75]/[.$E75];&quot;n/a&quot;)" office:value-type="string" office:string-value="n/a" calcext:value-type="string">
            <text:p>n/a</text:p>
          </table:table-cell>
          <table:table-cell table:formula="of:=IF([.$D75];[.$N75]/[.$E75];&quot;n/a&quot;)" office:value-type="string" office:string-value="n/a" calcext:value-type="string">
            <text:p>n/a</text:p>
          </table:table-cell>
          <table:table-cell table:formula="of:=IF([.$D75];[.$O75]/[.$E75];&quot;n/a&quot;)" office:value-type="string" office:string-value="n/a" calcext:value-type="string">
            <text:p>n/a</text:p>
          </table:table-cell>
          <table:table-cell table:formula="of:=IF([.$D75];[.$P75]/[.$E7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6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301" calcext:value-type="float">
            <text:p>301</text:p>
          </table:table-cell>
          <table:table-cell office:value-type="float" office:value="443" calcext:value-type="float">
            <text:p>443</text:p>
          </table:table-cell>
          <table:table-cell table:formula="of:=[.$I76]*[.$A76]" office:value-type="float" office:value="1814528" calcext:value-type="float">
            <text:p>1,814,528</text:p>
          </table:table-cell>
          <table:table-cell table:formula="of:=[.$M76]-([.$L76]*[.$A76])" office:value-type="float" office:value="0" calcext:value-type="float">
            <text:p>0</text:p>
          </table:table-cell>
          <table:table-cell table:formula="of:=[.$J76]*[.$A76]" office:value-type="float" office:value="1814528" calcext:value-type="float">
            <text:p>1,814,528</text:p>
          </table:table-cell>
          <table:table-cell table:formula="of:=[.$O76]-([.$K76]*[.$A76])" office:value-type="float" office:value="581632" calcext:value-type="float">
            <text:p>581,632</text:p>
          </table:table-cell>
          <table:table-cell table:formula="of:=IF([.$D76];[.$M76]/[.$E76];&quot;n/a&quot;)" office:value-type="string" office:string-value="n/a" calcext:value-type="string">
            <text:p>n/a</text:p>
          </table:table-cell>
          <table:table-cell table:formula="of:=IF([.$D76];[.$N76]/[.$E76];&quot;n/a&quot;)" office:value-type="string" office:string-value="n/a" calcext:value-type="string">
            <text:p>n/a</text:p>
          </table:table-cell>
          <table:table-cell table:formula="of:=IF([.$D76];[.$O76]/[.$E76];&quot;n/a&quot;)" office:value-type="string" office:string-value="n/a" calcext:value-type="string">
            <text:p>n/a</text:p>
          </table:table-cell>
          <table:table-cell table:formula="of:=IF([.$D76];[.$P76]/[.$E7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7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22" calcext:value-type="float">
            <text:p>1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$I77]*[.$A77]" office:value-type="float" office:value="499712" calcext:value-type="float">
            <text:p>499,712</text:p>
          </table:table-cell>
          <table:table-cell table:formula="of:=[.$M77]-([.$L77]*[.$A77])" office:value-type="float" office:value="356352" calcext:value-type="float">
            <text:p>356,352</text:p>
          </table:table-cell>
          <table:table-cell table:formula="of:=[.$J77]*[.$A77]" office:value-type="float" office:value="106496" calcext:value-type="float">
            <text:p>106,496</text:p>
          </table:table-cell>
          <table:table-cell table:formula="of:=[.$O77]-([.$K77]*[.$A77])" office:value-type="float" office:value="106496" calcext:value-type="float">
            <text:p>106,496</text:p>
          </table:table-cell>
          <table:table-cell table:formula="of:=IF([.$D77];[.$M77]/[.$E77];&quot;n/a&quot;)" office:value-type="string" office:string-value="n/a" calcext:value-type="string">
            <text:p>n/a</text:p>
          </table:table-cell>
          <table:table-cell table:formula="of:=IF([.$D77];[.$N77]/[.$E77];&quot;n/a&quot;)" office:value-type="string" office:string-value="n/a" calcext:value-type="string">
            <text:p>n/a</text:p>
          </table:table-cell>
          <table:table-cell table:formula="of:=IF([.$D77];[.$O77]/[.$E77];&quot;n/a&quot;)" office:value-type="string" office:string-value="n/a" calcext:value-type="string">
            <text:p>n/a</text:p>
          </table:table-cell>
          <table:table-cell table:formula="of:=IF([.$D77];[.$P77]/[.$E7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8];&quot;[^/]+\.log&quot;) ;&quot;.log&quot;;&quot;&quot;)" office:value-type="string" office:string-value="523.xalancbmk_r_c1" calcext:value-type="string">
            <text:p>523.xalancbmk_r_c1</text:p>
          </table:table-cell>
          <table:table-cell office:value-type="float" office:value="1" calcext:value-type="float">
            <text:p>1</text:p>
          </table:table-cell>
          <table:table-cell table:style-name="ce10" table:formula="of:=58005995+16048" office:value-type="float" office:value="58022043" calcext:value-type="float">
            <text:p>58,022,043</text:p>
          </table:table-cell>
          <table:table-cell table:style-name="ce10"/>
          <table:table-cell office:value-type="string" calcext:value-type="string">
            <text:p>XML</text:p>
          </table:table-cell>
          <table:table-cell office:value-type="string" calcext:value-type="string">
            <text:p>parse-source</text:p>
          </table:table-cell>
          <table:table-cell office:value-type="float" office:value="88705" calcext:value-type="float">
            <text:p>88705</text:p>
          </table:table-cell>
          <table:table-cell office:value-type="float" office:value="88650" calcext:value-type="float">
            <text:p>88650</text:p>
          </table:table-cell>
          <table:table-cell office:value-type="float" office:value="184" calcext:value-type="float">
            <text:p>184</text:p>
          </table:table-cell>
          <table:table-cell office:value-type="float" office:value="88597" calcext:value-type="float">
            <text:p>88597</text:p>
          </table:table-cell>
          <table:table-cell table:formula="of:=[.$I78]*[.$A78]" office:value-type="float" office:value="363335680" calcext:value-type="float">
            <text:p>363,335,680</text:p>
          </table:table-cell>
          <table:table-cell table:formula="of:=[.$M78]-([.$L78]*[.$A78])" office:value-type="float" office:value="442368" calcext:value-type="float">
            <text:p>442,368</text:p>
          </table:table-cell>
          <table:table-cell table:formula="of:=[.$J78]*[.$A78]" office:value-type="float" office:value="363110400" calcext:value-type="float">
            <text:p>363,110,400</text:p>
          </table:table-cell>
          <table:table-cell table:formula="of:=[.$O78]-([.$K78]*[.$A78])" office:value-type="float" office:value="362356736" calcext:value-type="float">
            <text:p>362,356,736</text:p>
          </table:table-cell>
          <table:table-cell table:formula="of:=IF([.$D78];[.$M78]/[.$E78];&quot;n/a&quot;)" office:value-type="percentage" office:value="6.2620283811792" calcext:value-type="percentage">
            <text:p>626.20%</text:p>
          </table:table-cell>
          <table:table-cell table:formula="of:=IF([.$D78];[.$N78]/[.$E78];&quot;n/a&quot;)" office:value-type="percentage" office:value="0.00762413691637849" calcext:value-type="percentage">
            <text:p>0.76%</text:p>
          </table:table-cell>
          <table:table-cell table:formula="of:=IF([.$D78];[.$O78]/[.$E78];&quot;n/a&quot;)" office:value-type="percentage" office:value="6.25814571886068" calcext:value-type="percentage">
            <text:p>625.81%</text:p>
          </table:table-cell>
          <table:table-cell table:formula="of:=IF([.$D78];[.$P78]/[.$E78];&quot;n/a&quot;)" office:value-type="percentage" office:value="6.2451564485587" calcext:value-type="percentage">
            <text:p>624.52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3.xalancbmk_r_c1.log</text:p>
          </table:table-cell>
          <table:table-cell table:formula="of:=SUBSTITUTE(ORG.LIBREOFFICE.REGEX([.$B79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4"/>
          <table:table-cell office:value-type="string" calcext:value-type="string">
            <text:p>parse-source-finish</text:p>
          </table:table-cell>
          <table:table-cell office:value-type="float" office:value="121683" calcext:value-type="float">
            <text:p>121683</text:p>
          </table:table-cell>
          <table:table-cell table:number-columns-repeated="2" office:value-type="float" office:value="121194" calcext:value-type="float">
            <text:p>121194</text:p>
          </table:table-cell>
          <table:table-cell office:value-type="float" office:value="33076" calcext:value-type="float">
            <text:p>33076</text:p>
          </table:table-cell>
          <table:table-cell table:formula="of:=[.$I79]*[.$A79]" office:value-type="float" office:value="498413568" calcext:value-type="float">
            <text:p>498,413,568</text:p>
          </table:table-cell>
          <table:table-cell table:formula="of:=[.$M79]-([.$L79]*[.$A79])" office:value-type="float" office:value="362934272" calcext:value-type="float">
            <text:p>362,934,272</text:p>
          </table:table-cell>
          <table:table-cell table:formula="of:=[.$J79]*[.$A79]" office:value-type="float" office:value="496410624" calcext:value-type="float">
            <text:p>496,410,624</text:p>
          </table:table-cell>
          <table:table-cell table:formula="of:=[.$O79]-([.$K79]*[.$A79])" office:value-type="float" office:value="0" calcext:value-type="float">
            <text:p>0</text:p>
          </table:table-cell>
          <table:table-cell table:formula="of:=IF([.$D79];[.$M79]/[.$E79];&quot;n/a&quot;)" office:value-type="string" office:string-value="n/a" calcext:value-type="string">
            <text:p>n/a</text:p>
          </table:table-cell>
          <table:table-cell table:formula="of:=IF([.$D79];[.$N79]/[.$E79];&quot;n/a&quot;)" office:value-type="string" office:string-value="n/a" calcext:value-type="string">
            <text:p>n/a</text:p>
          </table:table-cell>
          <table:table-cell table:formula="of:=IF([.$D79];[.$O79]/[.$E79];&quot;n/a&quot;)" office:value-type="string" office:string-value="n/a" calcext:value-type="string">
            <text:p>n/a</text:p>
          </table:table-cell>
          <table:table-cell table:formula="of:=IF([.$D79];[.$P79]/[.$E7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0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2132" calcext:value-type="float">
            <text:p>2132</text:p>
          </table:table-cell>
          <table:table-cell office:value-type="float" office:value="1214" calcext:value-type="float">
            <text:p>1214</text:p>
          </table:table-cell>
          <table:table-cell office:value-type="float" office:value="2132" calcext:value-type="float">
            <text:p>2132</text:p>
          </table:table-cell>
          <table:table-cell table:formula="of:=[.$I80]*[.$A80]" office:value-type="float" office:value="8732672" calcext:value-type="float">
            <text:p>8,732,672</text:p>
          </table:table-cell>
          <table:table-cell table:formula="of:=[.$M80]-([.$L80]*[.$A80])" office:value-type="float" office:value="0" calcext:value-type="float">
            <text:p>0</text:p>
          </table:table-cell>
          <table:table-cell table:formula="of:=[.$J80]*[.$A80]" office:value-type="float" office:value="8732672" calcext:value-type="float">
            <text:p>8,732,672</text:p>
          </table:table-cell>
          <table:table-cell table:formula="of:=[.$O80]-([.$K80]*[.$A80])" office:value-type="float" office:value="3760128" calcext:value-type="float">
            <text:p>3,760,128</text:p>
          </table:table-cell>
          <table:table-cell table:formula="of:=IF([.$D80];[.$M80]/[.$E80];&quot;n/a&quot;)" office:value-type="string" office:string-value="n/a" calcext:value-type="string">
            <text:p>n/a</text:p>
          </table:table-cell>
          <table:table-cell table:formula="of:=IF([.$D80];[.$N80]/[.$E80];&quot;n/a&quot;)" office:value-type="string" office:string-value="n/a" calcext:value-type="string">
            <text:p>n/a</text:p>
          </table:table-cell>
          <table:table-cell table:formula="of:=IF([.$D80];[.$O80]/[.$E80];&quot;n/a&quot;)" office:value-type="string" office:string-value="n/a" calcext:value-type="string">
            <text:p>n/a</text:p>
          </table:table-cell>
          <table:table-cell table:formula="of:=IF([.$D80];[.$P80]/[.$E8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1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541" calcext:value-type="float">
            <text:p>2541</text:p>
          </table:table-cell>
          <table:table-cell office:value-type="float" office:value="1736" calcext:value-type="float">
            <text:p>1736</text:p>
          </table:table-cell>
          <table:table-cell office:value-type="float" office:value="154" calcext:value-type="float">
            <text:p>154</text:p>
          </table:table-cell>
          <table:table-cell office:value-type="float" office:value="1692" calcext:value-type="float">
            <text:p>1692</text:p>
          </table:table-cell>
          <table:table-cell table:formula="of:=[.$I81]*[.$A81]" office:value-type="float" office:value="10407936" calcext:value-type="float">
            <text:p>10,407,936</text:p>
          </table:table-cell>
          <table:table-cell table:formula="of:=[.$M81]-([.$L81]*[.$A81])" office:value-type="float" office:value="3477504" calcext:value-type="float">
            <text:p>3,477,504</text:p>
          </table:table-cell>
          <table:table-cell table:formula="of:=[.$J81]*[.$A81]" office:value-type="float" office:value="7110656" calcext:value-type="float">
            <text:p>7,110,656</text:p>
          </table:table-cell>
          <table:table-cell table:formula="of:=[.$O81]-([.$K81]*[.$A81])" office:value-type="float" office:value="6479872" calcext:value-type="float">
            <text:p>6,479,872</text:p>
          </table:table-cell>
          <table:table-cell table:formula="of:=IF([.$D81];[.$M81]/[.$E81];&quot;n/a&quot;)" office:value-type="string" office:string-value="n/a" calcext:value-type="string">
            <text:p>n/a</text:p>
          </table:table-cell>
          <table:table-cell table:formula="of:=IF([.$D81];[.$N81]/[.$E81];&quot;n/a&quot;)" office:value-type="string" office:string-value="n/a" calcext:value-type="string">
            <text:p>n/a</text:p>
          </table:table-cell>
          <table:table-cell table:formula="of:=IF([.$D81];[.$O81]/[.$E81];&quot;n/a&quot;)" office:value-type="string" office:string-value="n/a" calcext:value-type="string">
            <text:p>n/a</text:p>
          </table:table-cell>
          <table:table-cell table:formula="of:=IF([.$D81];[.$P81]/[.$E8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2];&quot;[^/]+\.log&quot;) ;&quot;.log&quot;;&quot;&quot;)" office:value-type="string" office:string-value="526.blender_r_c1" calcext:value-type="string">
            <text:p>526.blender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9224304" calcext:value-type="float">
            <text:p>59,224,304</text:p>
          </table:table-cell>
          <table:table-cell table:style-name="ce10"/>
          <table:table-cell office:value-type="string" calcext:value-type="string">
            <text:p>Blender file</text:p>
          </table:table-cell>
          <table:table-cell office:value-type="string" calcext:value-type="string">
            <text:p>blend-read</text:p>
          </table:table-cell>
          <table:table-cell office:value-type="float" office:value="22375" calcext:value-type="float">
            <text:p>22375</text:p>
          </table:table-cell>
          <table:table-cell office:value-type="float" office:value="23519" calcext:value-type="float">
            <text:p>23519</text:p>
          </table:table-cell>
          <table:table-cell office:value-type="float" office:value="3245" calcext:value-type="float">
            <text:p>3245</text:p>
          </table:table-cell>
          <table:table-cell office:value-type="float" office:value="21865" calcext:value-type="float">
            <text:p>21865</text:p>
          </table:table-cell>
          <table:table-cell table:formula="of:=[.$I82]*[.$A82]" office:value-type="float" office:value="91648000" calcext:value-type="float">
            <text:p>91,648,000</text:p>
          </table:table-cell>
          <table:table-cell table:formula="of:=[.$M82]-([.$L82]*[.$A82])" office:value-type="float" office:value="2088960" calcext:value-type="float">
            <text:p>2,088,960</text:p>
          </table:table-cell>
          <table:table-cell table:formula="of:=[.$J82]*[.$A82]" office:value-type="float" office:value="96333824" calcext:value-type="float">
            <text:p>96,333,824</text:p>
          </table:table-cell>
          <table:table-cell table:formula="of:=[.$O82]-([.$K82]*[.$A82])" office:value-type="float" office:value="83042304" calcext:value-type="float">
            <text:p>83,042,304</text:p>
          </table:table-cell>
          <table:table-cell table:formula="of:=IF([.$D82];[.$M82]/[.$E82];&quot;n/a&quot;)" office:value-type="percentage" office:value="1.54747280778513" calcext:value-type="percentage">
            <text:p>154.75%</text:p>
          </table:table-cell>
          <table:table-cell table:formula="of:=IF([.$D82];[.$N82]/[.$E82];&quot;n/a&quot;)" office:value-type="percentage" office:value="0.0352720058981191" calcext:value-type="percentage">
            <text:p>3.53%</text:p>
          </table:table-cell>
          <table:table-cell table:formula="of:=IF([.$D82];[.$O82]/[.$E82];&quot;n/a&quot;)" office:value-type="percentage" office:value="1.62659275827032" calcext:value-type="percentage">
            <text:p>162.66%</text:p>
          </table:table-cell>
          <table:table-cell table:formula="of:=IF([.$D82];[.$P82]/[.$E82];&quot;n/a&quot;)" office:value-type="percentage" office:value="1.40216597564405" calcext:value-type="percentage">
            <text:p>140.22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26.blender_r_c1.log</text:p>
          </table:table-cell>
          <table:table-cell table:formula="of:=SUBSTITUTE(ORG.LIBREOFFICE.REGEX([.$B83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4"/>
          <table:table-cell office:value-type="string" calcext:value-type="string">
            <text:p>blend-read-done</text:p>
          </table:table-cell>
          <table:table-cell office:value-type="float" office:value="158425" calcext:value-type="float">
            <text:p>158425</text:p>
          </table:table-cell>
          <table:table-cell table:number-columns-repeated="2" office:value-type="float" office:value="156789" calcext:value-type="float">
            <text:p>156789</text:p>
          </table:table-cell>
          <table:table-cell office:value-type="float" office:value="132801" calcext:value-type="float">
            <text:p>132801</text:p>
          </table:table-cell>
          <table:table-cell table:formula="of:=[.$I83]*[.$A83]" office:value-type="float" office:value="648908800" calcext:value-type="float">
            <text:p>648,908,800</text:p>
          </table:table-cell>
          <table:table-cell table:formula="of:=[.$M83]-([.$L83]*[.$A83])" office:value-type="float" office:value="104955904" calcext:value-type="float">
            <text:p>104,955,904</text:p>
          </table:table-cell>
          <table:table-cell table:formula="of:=[.$J83]*[.$A83]" office:value-type="float" office:value="642207744" calcext:value-type="float">
            <text:p>642,207,744</text:p>
          </table:table-cell>
          <table:table-cell table:formula="of:=[.$O83]-([.$K83]*[.$A83])" office:value-type="float" office:value="0" calcext:value-type="float">
            <text:p>0</text:p>
          </table:table-cell>
          <table:table-cell table:formula="of:=IF([.$D83];[.$M83]/[.$E83];&quot;n/a&quot;)" office:value-type="string" office:string-value="n/a" calcext:value-type="string">
            <text:p>n/a</text:p>
          </table:table-cell>
          <table:table-cell table:formula="of:=IF([.$D83];[.$N83]/[.$E83];&quot;n/a&quot;)" office:value-type="string" office:string-value="n/a" calcext:value-type="string">
            <text:p>n/a</text:p>
          </table:table-cell>
          <table:table-cell table:formula="of:=IF([.$D83];[.$O83]/[.$E83];&quot;n/a&quot;)" office:value-type="string" office:string-value="n/a" calcext:value-type="string">
            <text:p>n/a</text:p>
          </table:table-cell>
          <table:table-cell table:formula="of:=IF([.$D83];[.$P83]/[.$E8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4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71" calcext:value-type="float">
            <text:p>71</text:p>
          </table:table-cell>
          <table:table-cell office:value-type="float" office:value="145" calcext:value-type="float">
            <text:p>145</text:p>
          </table:table-cell>
          <table:table-cell table:formula="of:=[.$I84]*[.$A84]" office:value-type="float" office:value="593920" calcext:value-type="float">
            <text:p>593,920</text:p>
          </table:table-cell>
          <table:table-cell table:formula="of:=[.$M84]-([.$L84]*[.$A84])" office:value-type="float" office:value="0" calcext:value-type="float">
            <text:p>0</text:p>
          </table:table-cell>
          <table:table-cell table:formula="of:=[.$J84]*[.$A84]" office:value-type="float" office:value="593920" calcext:value-type="float">
            <text:p>593,920</text:p>
          </table:table-cell>
          <table:table-cell table:formula="of:=[.$O84]-([.$K84]*[.$A84])" office:value-type="float" office:value="303104" calcext:value-type="float">
            <text:p>303,104</text:p>
          </table:table-cell>
          <table:table-cell table:formula="of:=IF([.$D84];[.$M84]/[.$E84];&quot;n/a&quot;)" office:value-type="string" office:string-value="n/a" calcext:value-type="string">
            <text:p>n/a</text:p>
          </table:table-cell>
          <table:table-cell table:formula="of:=IF([.$D84];[.$N84]/[.$E84];&quot;n/a&quot;)" office:value-type="string" office:string-value="n/a" calcext:value-type="string">
            <text:p>n/a</text:p>
          </table:table-cell>
          <table:table-cell table:formula="of:=IF([.$D84];[.$O84]/[.$E84];&quot;n/a&quot;)" office:value-type="string" office:string-value="n/a" calcext:value-type="string">
            <text:p>n/a</text:p>
          </table:table-cell>
          <table:table-cell table:formula="of:=IF([.$D84];[.$P84]/[.$E8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5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$I85]*[.$A85]" office:value-type="float" office:value="458752" calcext:value-type="float">
            <text:p>458,752</text:p>
          </table:table-cell>
          <table:table-cell table:formula="of:=[.$M85]-([.$L85]*[.$A85])" office:value-type="float" office:value="249856" calcext:value-type="float">
            <text:p>249,856</text:p>
          </table:table-cell>
          <table:table-cell table:formula="of:=[.$J85]*[.$A85]" office:value-type="float" office:value="143360" calcext:value-type="float">
            <text:p>143,360</text:p>
          </table:table-cell>
          <table:table-cell table:formula="of:=[.$O85]-([.$K85]*[.$A85])" office:value-type="float" office:value="126976" calcext:value-type="float">
            <text:p>126,976</text:p>
          </table:table-cell>
          <table:table-cell table:formula="of:=IF([.$D85];[.$M85]/[.$E85];&quot;n/a&quot;)" office:value-type="string" office:string-value="n/a" calcext:value-type="string">
            <text:p>n/a</text:p>
          </table:table-cell>
          <table:table-cell table:formula="of:=IF([.$D85];[.$N85]/[.$E85];&quot;n/a&quot;)" office:value-type="string" office:string-value="n/a" calcext:value-type="string">
            <text:p>n/a</text:p>
          </table:table-cell>
          <table:table-cell table:formula="of:=IF([.$D85];[.$O85]/[.$E85];&quot;n/a&quot;)" office:value-type="string" office:string-value="n/a" calcext:value-type="string">
            <text:p>n/a</text:p>
          </table:table-cell>
          <table:table-cell table:formula="of:=IF([.$D85];[.$P85]/[.$E8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6];&quot;[^/]+\.log&quot;) ;&quot;.log&quot;;&quot;&quot;)" office:value-type="string" office:string-value="538.imagick_r_c1" calcext:value-type="string">
            <text:p>538.imagick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561538" calcext:value-type="float">
            <text:p>8,561,538</text:p>
          </table:table-cell>
          <table:table-cell table:style-name="ce10"/>
          <table:table-cell office:value-type="string" calcext:value-type="string">
            <text:p>TGA image</text:p>
          </table:table-cell>
          <table:table-cell office:value-type="string" calcext:value-type="string">
            <text:p>read-image</text:p>
          </table:table-cell>
          <table:table-cell office:value-type="float" office:value="131" calcext:value-type="float">
            <text:p>131</text:p>
          </table:table-cell>
          <table:table-cell office:value-type="float" office:value="5623" calcext:value-type="float">
            <text:p>562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[.$I86]*[.$A86]" office:value-type="float" office:value="536576" calcext:value-type="float">
            <text:p>536,576</text:p>
          </table:table-cell>
          <table:table-cell table:formula="of:=[.$M86]-([.$L86]*[.$A86])" office:value-type="float" office:value="417792" calcext:value-type="float">
            <text:p>417,792</text:p>
          </table:table-cell>
          <table:table-cell table:formula="of:=[.$J86]*[.$A86]" office:value-type="float" office:value="23031808" calcext:value-type="float">
            <text:p>23,031,808</text:p>
          </table:table-cell>
          <table:table-cell table:formula="of:=[.$O86]-([.$K86]*[.$A86])" office:value-type="float" office:value="23003136" calcext:value-type="float">
            <text:p>23,003,136</text:p>
          </table:table-cell>
          <table:table-cell table:formula="of:=IF([.$D86];[.$M86]/[.$E86];&quot;n/a&quot;)" office:value-type="percentage" office:value="0.0626728515367216" calcext:value-type="percentage">
            <text:p>6.27%</text:p>
          </table:table-cell>
          <table:table-cell table:formula="of:=IF([.$D86];[.$N86]/[.$E86];&quot;n/a&quot;)" office:value-type="percentage" office:value="0.0487987088301191" calcext:value-type="percentage">
            <text:p>4.88%</text:p>
          </table:table-cell>
          <table:table-cell table:formula="of:=IF([.$D86];[.$O86]/[.$E86];&quot;n/a&quot;)" office:value-type="percentage" office:value="2.69014842893882" calcext:value-type="percentage">
            <text:p>269.01%</text:p>
          </table:table-cell>
          <table:table-cell table:formula="of:=IF([.$D86];[.$P86]/[.$E86];&quot;n/a&quot;)" office:value-type="percentage" office:value="2.68679949794067" calcext:value-type="percentage">
            <text:p>268.68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7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read-image-done</text:p>
          </table:table-cell>
          <table:table-cell office:value-type="float" office:value="97919" calcext:value-type="float">
            <text:p>97919</text:p>
          </table:table-cell>
          <table:table-cell office:value-type="float" office:value="98501" calcext:value-type="float">
            <text:p>98501</text:p>
          </table:table-cell>
          <table:table-cell office:value-type="float" office:value="95286" calcext:value-type="float">
            <text:p>95286</text:p>
          </table:table-cell>
          <table:table-cell office:value-type="float" office:value="92245" calcext:value-type="float">
            <text:p>92245</text:p>
          </table:table-cell>
          <table:table-cell table:formula="of:=[.$I87]*[.$A87]" office:value-type="float" office:value="401076224" calcext:value-type="float">
            <text:p>401,076,224</text:p>
          </table:table-cell>
          <table:table-cell table:formula="of:=[.$M87]-([.$L87]*[.$A87])" office:value-type="float" office:value="23240704" calcext:value-type="float">
            <text:p>23,240,704</text:p>
          </table:table-cell>
          <table:table-cell table:formula="of:=[.$J87]*[.$A87]" office:value-type="float" office:value="403460096" calcext:value-type="float">
            <text:p>403,460,096</text:p>
          </table:table-cell>
          <table:table-cell table:formula="of:=[.$O87]-([.$K87]*[.$A87])" office:value-type="float" office:value="13168640" calcext:value-type="float">
            <text:p>13,168,640</text:p>
          </table:table-cell>
          <table:table-cell table:formula="of:=IF([.$D87];[.$M87]/[.$E87];&quot;n/a&quot;)" office:value-type="string" office:string-value="n/a" calcext:value-type="string">
            <text:p>n/a</text:p>
          </table:table-cell>
          <table:table-cell table:formula="of:=IF([.$D87];[.$N87]/[.$E87];&quot;n/a&quot;)" office:value-type="string" office:string-value="n/a" calcext:value-type="string">
            <text:p>n/a</text:p>
          </table:table-cell>
          <table:table-cell table:formula="of:=IF([.$D87];[.$O87]/[.$E87];&quot;n/a&quot;)" office:value-type="string" office:string-value="n/a" calcext:value-type="string">
            <text:p>n/a</text:p>
          </table:table-cell>
          <table:table-cell table:formula="of:=IF([.$D87];[.$P87]/[.$E8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38.imagick_r_c1.log</text:p>
          </table:table-cell>
          <table:table-cell table:formula="of:=SUBSTITUTE(ORG.LIBREOFFICE.REGEX([.$B88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write-image</text:p>
          </table:table-cell>
          <table:table-cell office:value-type="float" office:value="6451" calcext:value-type="float">
            <text:p>6451</text:p>
          </table:table-cell>
          <table:table-cell table:number-columns-repeated="2" office:value-type="float" office:value="6398" calcext:value-type="float">
            <text:p>6398</text:p>
          </table:table-cell>
          <table:table-cell office:value-type="float" office:value="3172" calcext:value-type="float">
            <text:p>3172</text:p>
          </table:table-cell>
          <table:table-cell table:formula="of:=[.$I88]*[.$A88]" office:value-type="float" office:value="26423296" calcext:value-type="float">
            <text:p>26,423,296</text:p>
          </table:table-cell>
          <table:table-cell table:formula="of:=[.$M88]-([.$L88]*[.$A88])" office:value-type="float" office:value="13430784" calcext:value-type="float">
            <text:p>13,430,784</text:p>
          </table:table-cell>
          <table:table-cell table:formula="of:=[.$J88]*[.$A88]" office:value-type="float" office:value="26206208" calcext:value-type="float">
            <text:p>26,206,208</text:p>
          </table:table-cell>
          <table:table-cell table:formula="of:=[.$O88]-([.$K88]*[.$A88])" office:value-type="float" office:value="0" calcext:value-type="float">
            <text:p>0</text:p>
          </table:table-cell>
          <table:table-cell table:formula="of:=IF([.$D88];[.$M88]/[.$E88];&quot;n/a&quot;)" office:value-type="string" office:string-value="n/a" calcext:value-type="string">
            <text:p>n/a</text:p>
          </table:table-cell>
          <table:table-cell table:formula="of:=IF([.$D88];[.$N88]/[.$E88];&quot;n/a&quot;)" office:value-type="string" office:string-value="n/a" calcext:value-type="string">
            <text:p>n/a</text:p>
          </table:table-cell>
          <table:table-cell table:formula="of:=IF([.$D88];[.$O88]/[.$E88];&quot;n/a&quot;)" office:value-type="string" office:string-value="n/a" calcext:value-type="string">
            <text:p>n/a</text:p>
          </table:table-cell>
          <table:table-cell table:formula="of:=IF([.$D88];[.$P88]/[.$E8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89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formula="of:=[.$I89]*[.$A89]" office:value-type="float" office:value="430080" calcext:value-type="float">
            <text:p>430,080</text:p>
          </table:table-cell>
          <table:table-cell table:formula="of:=[.$M89]-([.$L89]*[.$A89])" office:value-type="float" office:value="0" calcext:value-type="float">
            <text:p>0</text:p>
          </table:table-cell>
          <table:table-cell table:formula="of:=[.$J89]*[.$A89]" office:value-type="float" office:value="430080" calcext:value-type="float">
            <text:p>430,080</text:p>
          </table:table-cell>
          <table:table-cell table:formula="of:=[.$O89]-([.$K89]*[.$A89])" office:value-type="float" office:value="225280" calcext:value-type="float">
            <text:p>225,280</text:p>
          </table:table-cell>
          <table:table-cell table:formula="of:=IF([.$D89];[.$M89]/[.$E89];&quot;n/a&quot;)" office:value-type="string" office:string-value="n/a" calcext:value-type="string">
            <text:p>n/a</text:p>
          </table:table-cell>
          <table:table-cell table:formula="of:=IF([.$D89];[.$N89]/[.$E89];&quot;n/a&quot;)" office:value-type="string" office:string-value="n/a" calcext:value-type="string">
            <text:p>n/a</text:p>
          </table:table-cell>
          <table:table-cell table:formula="of:=IF([.$D89];[.$O89]/[.$E89];&quot;n/a&quot;)" office:value-type="string" office:string-value="n/a" calcext:value-type="string">
            <text:p>n/a</text:p>
          </table:table-cell>
          <table:table-cell table:formula="of:=IF([.$D89];[.$P89]/[.$E8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0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$I90]*[.$A90]" office:value-type="float" office:value="167936" calcext:value-type="float">
            <text:p>167,936</text:p>
          </table:table-cell>
          <table:table-cell table:formula="of:=[.$M90]-([.$L90]*[.$A90])" office:value-type="float" office:value="147456" calcext:value-type="float">
            <text:p>147,456</text:p>
          </table:table-cell>
          <table:table-cell table:formula="of:=[.$J90]*[.$A90]" office:value-type="float" office:value="57344" calcext:value-type="float">
            <text:p>57,344</text:p>
          </table:table-cell>
          <table:table-cell table:formula="of:=[.$O90]-([.$K90]*[.$A90])" office:value-type="float" office:value="57344" calcext:value-type="float">
            <text:p>57,344</text:p>
          </table:table-cell>
          <table:table-cell table:formula="of:=IF([.$D90];[.$M90]/[.$E90];&quot;n/a&quot;)" office:value-type="string" office:string-value="n/a" calcext:value-type="string">
            <text:p>n/a</text:p>
          </table:table-cell>
          <table:table-cell table:formula="of:=IF([.$D90];[.$N90]/[.$E90];&quot;n/a&quot;)" office:value-type="string" office:string-value="n/a" calcext:value-type="string">
            <text:p>n/a</text:p>
          </table:table-cell>
          <table:table-cell table:formula="of:=IF([.$D90];[.$O90]/[.$E90];&quot;n/a&quot;)" office:value-type="string" office:string-value="n/a" calcext:value-type="string">
            <text:p>n/a</text:p>
          </table:table-cell>
          <table:table-cell table:formula="of:=IF([.$D90];[.$P90]/[.$E9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1];&quot;[^/]+\.log&quot;) ;&quot;.log&quot;;&quot;&quot;)" office:value-type="string" office:string-value="544.nab_r_c1" calcext:value-type="string">
            <text:p>544.nab_r_c1</text:p>
          </table:table-cell>
          <table:table-cell office:value-type="float" office:value="1" calcext:value-type="float">
            <text:p>1</text:p>
          </table:table-cell>
          <table:table-cell table:style-name="ce10" table:formula="of:=1484348+7075631" office:value-type="float" office:value="8559979" calcext:value-type="float">
            <text:p>8,559,979</text:p>
          </table:table-cell>
          <table:table-cell table:style-name="ce10"/>
          <table:table-cell office:value-type="string" calcext:value-type="string">
            <text:p>ASCII Tables</text:p>
          </table:table-cell>
          <table:table-cell office:value-type="string" calcext:value-type="string">
            <text:p>read-input</text:p>
          </table:table-cell>
          <table:table-cell office:value-type="float" office:value="1716" calcext:value-type="float">
            <text:p>1716</text:p>
          </table:table-cell>
          <table:table-cell office:value-type="float" office:value="2337" calcext:value-type="float">
            <text:p>2337</text:p>
          </table:table-cell>
          <table:table-cell office:value-type="float" office:value="403" calcext:value-type="float">
            <text:p>403</text:p>
          </table:table-cell>
          <table:table-cell office:value-type="float" office:value="1665" calcext:value-type="float">
            <text:p>1665</text:p>
          </table:table-cell>
          <table:table-cell table:formula="of:=[.$I91]*[.$A91]" office:value-type="float" office:value="7028736" calcext:value-type="float">
            <text:p>7,028,736</text:p>
          </table:table-cell>
          <table:table-cell table:formula="of:=[.$M91]-([.$L91]*[.$A91])" office:value-type="float" office:value="208896" calcext:value-type="float">
            <text:p>208,896</text:p>
          </table:table-cell>
          <table:table-cell table:formula="of:=[.$J91]*[.$A91]" office:value-type="float" office:value="9572352" calcext:value-type="float">
            <text:p>9,572,352</text:p>
          </table:table-cell>
          <table:table-cell table:formula="of:=[.$O91]-([.$K91]*[.$A91])" office:value-type="float" office:value="7921664" calcext:value-type="float">
            <text:p>7,921,664</text:p>
          </table:table-cell>
          <table:table-cell table:formula="of:=IF([.$D91];[.$M91]/[.$E91];&quot;n/a&quot;)" office:value-type="percentage" office:value="0.821116033111763" calcext:value-type="percentage">
            <text:p>82.11%</text:p>
          </table:table-cell>
          <table:table-cell table:formula="of:=IF([.$D91];[.$N91]/[.$E91];&quot;n/a&quot;)" office:value-type="percentage" office:value="0.0244037981868881" calcext:value-type="percentage">
            <text:p>2.44%</text:p>
          </table:table-cell>
          <table:table-cell table:formula="of:=IF([.$D91];[.$O91]/[.$E91];&quot;n/a&quot;)" office:value-type="percentage" office:value="1.11826816397564" calcext:value-type="percentage">
            <text:p>111.83%</text:p>
          </table:table-cell>
          <table:table-cell table:formula="of:=IF([.$D91];[.$P91]/[.$E91];&quot;n/a&quot;)" office:value-type="percentage" office:value="0.92543030771454" calcext:value-type="percentage">
            <text:p>92.54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4096" calcext:value-type="float">
            <text:p>4096</text:p>
          </table:table-cell>
          <table:table-cell office:value-type="string" calcext:value-type="string">
            <text:p>../specrunresults-4096/544.nab_r_c1.log</text:p>
          </table:table-cell>
          <table:table-cell table:formula="of:=SUBSTITUTE(ORG.LIBREOFFICE.REGEX([.$B92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4"/>
          <table:table-cell office:value-type="string" calcext:value-type="string">
            <text:p>read-input-done</text:p>
          </table:table-cell>
          <table:table-cell office:value-type="float" office:value="36697" calcext:value-type="float">
            <text:p>36697</text:p>
          </table:table-cell>
          <table:table-cell table:number-columns-repeated="2" office:value-type="float" office:value="36535" calcext:value-type="float">
            <text:p>36535</text:p>
          </table:table-cell>
          <table:table-cell office:value-type="float" office:value="34712" calcext:value-type="float">
            <text:p>34712</text:p>
          </table:table-cell>
          <table:table-cell table:formula="of:=[.$I92]*[.$A92]" office:value-type="float" office:value="150310912" calcext:value-type="float">
            <text:p>150,310,912</text:p>
          </table:table-cell>
          <table:table-cell table:formula="of:=[.$M92]-([.$L92]*[.$A92])" office:value-type="float" office:value="8130560" calcext:value-type="float">
            <text:p>8,130,560</text:p>
          </table:table-cell>
          <table:table-cell table:formula="of:=[.$J92]*[.$A92]" office:value-type="float" office:value="149647360" calcext:value-type="float">
            <text:p>149,647,360</text:p>
          </table:table-cell>
          <table:table-cell table:formula="of:=[.$O92]-([.$K92]*[.$A92])" office:value-type="float" office:value="0" calcext:value-type="float">
            <text:p>0</text:p>
          </table:table-cell>
          <table:table-cell table:formula="of:=IF([.$D92];[.$M92]/[.$E92];&quot;n/a&quot;)" office:value-type="string" office:string-value="n/a" calcext:value-type="string">
            <text:p>n/a</text:p>
          </table:table-cell>
          <table:table-cell table:formula="of:=IF([.$D92];[.$N92]/[.$E92];&quot;n/a&quot;)" office:value-type="string" office:string-value="n/a" calcext:value-type="string">
            <text:p>n/a</text:p>
          </table:table-cell>
          <table:table-cell table:formula="of:=IF([.$D92];[.$O92]/[.$E92];&quot;n/a&quot;)" office:value-type="string" office:string-value="n/a" calcext:value-type="string">
            <text:p>n/a</text:p>
          </table:table-cell>
          <table:table-cell table:formula="of:=IF([.$D92];[.$P92]/[.$E9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3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209" calcext:value-type="float">
            <text:p>17209</text:p>
          </table:table-cell>
          <table:table-cell office:value-type="float" office:value="19289" calcext:value-type="float">
            <text:p>19289</text:p>
          </table:table-cell>
          <table:table-cell table:formula="of:=[.$I93]*[.$A93]" office:value-type="float" office:value="1234496" calcext:value-type="float">
            <text:p>1,234,496</text:p>
          </table:table-cell>
          <table:table-cell table:formula="of:=[.$M93]-([.$L93]*[.$A93])" office:value-type="float" office:value="0" calcext:value-type="float">
            <text:p>0</text:p>
          </table:table-cell>
          <table:table-cell table:formula="of:=[.$J93]*[.$A93]" office:value-type="float" office:value="1234496" calcext:value-type="float">
            <text:p>1,234,496</text:p>
          </table:table-cell>
          <table:table-cell table:formula="of:=[.$O93]-([.$K93]*[.$A93])" office:value-type="float" office:value="133120" calcext:value-type="float">
            <text:p>133,120</text:p>
          </table:table-cell>
          <table:table-cell table:formula="of:=IF([.$D93];[.$M93]/[.$E93];&quot;n/a&quot;)" office:value-type="string" office:string-value="n/a" calcext:value-type="string">
            <text:p>n/a</text:p>
          </table:table-cell>
          <table:table-cell table:formula="of:=IF([.$D93];[.$N93]/[.$E93];&quot;n/a&quot;)" office:value-type="string" office:string-value="n/a" calcext:value-type="string">
            <text:p>n/a</text:p>
          </table:table-cell>
          <table:table-cell table:formula="of:=IF([.$D93];[.$O93]/[.$E93];&quot;n/a&quot;)" office:value-type="string" office:string-value="n/a" calcext:value-type="string">
            <text:p>n/a</text:p>
          </table:table-cell>
          <table:table-cell table:formula="of:=IF([.$D93];[.$P93]/[.$E9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4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262" calcext:value-type="float">
            <text:p>2262</text:p>
          </table:table-cell>
          <table:table-cell office:value-type="float" office:value="3444" calcext:value-type="float">
            <text:p>3444</text:p>
          </table:table-cell>
          <table:table-cell office:value-type="float" office:value="1407" calcext:value-type="float">
            <text:p>1407</text:p>
          </table:table-cell>
          <table:table-cell office:value-type="float" office:value="1701" calcext:value-type="float">
            <text:p>1701</text:p>
          </table:table-cell>
          <table:table-cell table:formula="of:=[.$I94]*[.$A94]" office:value-type="float" office:value="144768" calcext:value-type="float">
            <text:p>144,768</text:p>
          </table:table-cell>
          <table:table-cell table:formula="of:=[.$M94]-([.$L94]*[.$A94])" office:value-type="float" office:value="35904" calcext:value-type="float">
            <text:p>35,904</text:p>
          </table:table-cell>
          <table:table-cell table:formula="of:=[.$J94]*[.$A94]" office:value-type="float" office:value="220416" calcext:value-type="float">
            <text:p>220,416</text:p>
          </table:table-cell>
          <table:table-cell table:formula="of:=[.$O94]-([.$K94]*[.$A94])" office:value-type="float" office:value="130368" calcext:value-type="float">
            <text:p>130,368</text:p>
          </table:table-cell>
          <table:table-cell table:formula="of:=IF([.$D94];[.$M94]/[.$E94];&quot;n/a&quot;)" office:value-type="string" office:string-value="n/a" calcext:value-type="string">
            <text:p>n/a</text:p>
          </table:table-cell>
          <table:table-cell table:formula="of:=IF([.$D94];[.$N94]/[.$E94];&quot;n/a&quot;)" office:value-type="string" office:string-value="n/a" calcext:value-type="string">
            <text:p>n/a</text:p>
          </table:table-cell>
          <table:table-cell table:formula="of:=IF([.$D94];[.$O94]/[.$E94];&quot;n/a&quot;)" office:value-type="string" office:string-value="n/a" calcext:value-type="string">
            <text:p>n/a</text:p>
          </table:table-cell>
          <table:table-cell table:formula="of:=IF([.$D94];[.$P94]/[.$E9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5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1" calcext:value-type="float">
            <text:p>25771</text:p>
          </table:table-cell>
          <table:table-cell office:value-type="float" office:value="14007" calcext:value-type="float">
            <text:p>14007</text:p>
          </table:table-cell>
          <table:table-cell office:value-type="float" office:value="11763" calcext:value-type="float">
            <text:p>11763</text:p>
          </table:table-cell>
          <table:table-cell table:formula="of:=[.$I95]*[.$A95]" office:value-type="float" office:value="839616" calcext:value-type="float">
            <text:p>839,616</text:p>
          </table:table-cell>
          <table:table-cell table:formula="of:=[.$M95]-([.$L95]*[.$A95])" office:value-type="float" office:value="86784" calcext:value-type="float">
            <text:p>86,784</text:p>
          </table:table-cell>
          <table:table-cell table:formula="of:=[.$J95]*[.$A95]" office:value-type="float" office:value="1649344" calcext:value-type="float">
            <text:p>1,649,344</text:p>
          </table:table-cell>
          <table:table-cell table:formula="of:=[.$O95]-([.$K95]*[.$A95])" office:value-type="float" office:value="752896" calcext:value-type="float">
            <text:p>752,896</text:p>
          </table:table-cell>
          <table:table-cell table:formula="of:=IF([.$D95];[.$M95]/[.$E95];&quot;n/a&quot;)" office:value-type="string" office:string-value="n/a" calcext:value-type="string">
            <text:p>n/a</text:p>
          </table:table-cell>
          <table:table-cell table:formula="of:=IF([.$D95];[.$N95]/[.$E95];&quot;n/a&quot;)" office:value-type="string" office:string-value="n/a" calcext:value-type="string">
            <text:p>n/a</text:p>
          </table:table-cell>
          <table:table-cell table:formula="of:=IF([.$D95];[.$O95]/[.$E95];&quot;n/a&quot;)" office:value-type="string" office:string-value="n/a" calcext:value-type="string">
            <text:p>n/a</text:p>
          </table:table-cell>
          <table:table-cell table:formula="of:=IF([.$D95];[.$P95]/[.$E9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../specrunresults-64/502.gcc_r_c1.log</text:p>
          </table:table-cell>
          <table:table-cell table:style-name="ce7" table:formula="of:=SUBSTITUTE(ORG.LIBREOFFICE.REGEX([.$B96];&quot;[^/]+\.log&quot;) ;&quot;.log&quot;;&quot;&quot;)" office:value-type="string" office:string-value="502.gcc_r_c1" calcext:value-type="string">
            <text:p>502.gcc_r_c1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11248400" calcext:value-type="float">
            <text:p>11,248,400</text:p>
          </table:table-cell>
          <table:table-cell table:style-name="ce10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parse_file-begin</text:p>
          </table:table-cell>
          <table:table-cell table:style-name="ce7" office:value-type="float" office:value="2274052" calcext:value-type="float">
            <text:p>2274052</text:p>
          </table:table-cell>
          <table:table-cell table:style-name="ce7" office:value-type="float" office:value="2334315" calcext:value-type="float">
            <text:p>2334315</text:p>
          </table:table-cell>
          <table:table-cell table:style-name="ce7" office:value-type="float" office:value="921223" calcext:value-type="float">
            <text:p>921223</text:p>
          </table:table-cell>
          <table:table-cell office:value-type="float" office:value="2263038" calcext:value-type="float">
            <text:p>2263038</text:p>
          </table:table-cell>
          <table:table-cell table:style-name="ce14" table:formula="of:=[.$I96]*[.$A96]" office:value-type="float" office:value="145539328" calcext:value-type="float">
            <text:p>145,539,328</text:p>
          </table:table-cell>
          <table:table-cell table:formula="of:=[.$M96]-([.$L96]*[.$A96])" office:value-type="float" office:value="704896" calcext:value-type="float">
            <text:p>704,896</text:p>
          </table:table-cell>
          <table:table-cell table:style-name="ce14" table:formula="of:=[.$J96]*[.$A96]" office:value-type="float" office:value="149396160" calcext:value-type="float">
            <text:p>149,396,160</text:p>
          </table:table-cell>
          <table:table-cell table:style-name="ce14" table:formula="of:=[.$O96]-([.$K96]*[.$A96])" office:value-type="float" office:value="90437888" calcext:value-type="float">
            <text:p>90,437,888</text:p>
          </table:table-cell>
          <table:table-cell table:style-name="ce18" table:formula="of:=IF([.$D96];[.$M96]/[.$E96];&quot;n/a&quot;)" office:value-type="percentage" office:value="12.9386693218591" calcext:value-type="percentage">
            <text:p>1293.87%</text:p>
          </table:table-cell>
          <table:table-cell table:formula="of:=IF([.$D96];[.$N96]/[.$E96];&quot;n/a&quot;)" office:value-type="percentage" office:value="0.0626663347676114" calcext:value-type="percentage">
            <text:p>6.27%</text:p>
          </table:table-cell>
          <table:table-cell table:style-name="ce18" table:formula="of:=IF([.$D96];[.$O96]/[.$E96];&quot;n/a&quot;)" office:value-type="percentage" office:value="13.2815475978806" calcext:value-type="percentage">
            <text:p>1328.15%</text:p>
          </table:table-cell>
          <table:table-cell table:style-name="ce18" table:formula="of:=IF([.$D96];[.$P96]/[.$E96];&quot;n/a&quot;)" office:value-type="percentage" office:value="8.04006685395256" calcext:value-type="percentage">
            <text:p>804.01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7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20496887" calcext:value-type="float">
            <text:p>20496887</text:p>
          </table:table-cell>
          <table:table-cell office:value-type="float" office:value="20557642" calcext:value-type="float">
            <text:p>20557642</text:p>
          </table:table-cell>
          <table:table-cell office:value-type="float" office:value="20557529" calcext:value-type="float">
            <text:p>20557529</text:p>
          </table:table-cell>
          <table:table-cell office:value-type="float" office:value="19074821" calcext:value-type="float">
            <text:p>19074821</text:p>
          </table:table-cell>
          <table:table-cell table:formula="of:=[.$I97]*[.$A97]" office:value-type="float" office:value="1311800768" calcext:value-type="float">
            <text:p>1,311,800,768</text:p>
          </table:table-cell>
          <table:table-cell table:formula="of:=[.$M97]-([.$L97]*[.$A97])" office:value-type="float" office:value="91012224" calcext:value-type="float">
            <text:p>91,012,224</text:p>
          </table:table-cell>
          <table:table-cell table:formula="of:=[.$J97]*[.$A97]" office:value-type="float" office:value="1315689088" calcext:value-type="float">
            <text:p>1,315,689,088</text:p>
          </table:table-cell>
          <table:table-cell table:formula="of:=[.$O97]-([.$K97]*[.$A97])" office:value-type="float" office:value="7232" calcext:value-type="float">
            <text:p>7,232</text:p>
          </table:table-cell>
          <table:table-cell table:formula="of:=IF([.$D97];[.$M97]/[.$E97];&quot;n/a&quot;)" office:value-type="string" office:string-value="n/a" calcext:value-type="string">
            <text:p>n/a</text:p>
          </table:table-cell>
          <table:table-cell table:formula="of:=IF([.$D97];[.$N97]/[.$E97];&quot;n/a&quot;)" office:value-type="string" office:string-value="n/a" calcext:value-type="string">
            <text:p>n/a</text:p>
          </table:table-cell>
          <table:table-cell table:formula="of:=IF([.$D97];[.$O97]/[.$E97];&quot;n/a&quot;)" office:value-type="string" office:string-value="n/a" calcext:value-type="string">
            <text:p>n/a</text:p>
          </table:table-cell>
          <table:table-cell table:formula="of:=IF([.$D97];[.$P97]/[.$E9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8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$I98]*[.$A98]" office:value-type="float" office:value="18624" calcext:value-type="float">
            <text:p>18,624</text:p>
          </table:table-cell>
          <table:table-cell table:formula="of:=[.$M98]-([.$L98]*[.$A98])" office:value-type="float" office:value="17408" calcext:value-type="float">
            <text:p>17,408</text:p>
          </table:table-cell>
          <table:table-cell table:formula="of:=[.$J98]*[.$A98]" office:value-type="float" office:value="10688" calcext:value-type="float">
            <text:p>10,688</text:p>
          </table:table-cell>
          <table:table-cell table:formula="of:=[.$O98]-([.$K98]*[.$A98])" office:value-type="float" office:value="576" calcext:value-type="float">
            <text:p>576</text:p>
          </table:table-cell>
          <table:table-cell table:formula="of:=IF([.$D98];[.$M98]/[.$E98];&quot;n/a&quot;)" office:value-type="string" office:string-value="n/a" calcext:value-type="string">
            <text:p>n/a</text:p>
          </table:table-cell>
          <table:table-cell table:formula="of:=IF([.$D98];[.$N98]/[.$E98];&quot;n/a&quot;)" office:value-type="string" office:string-value="n/a" calcext:value-type="string">
            <text:p>n/a</text:p>
          </table:table-cell>
          <table:table-cell table:formula="of:=IF([.$D98];[.$O98]/[.$E98];&quot;n/a&quot;)" office:value-type="string" office:string-value="n/a" calcext:value-type="string">
            <text:p>n/a</text:p>
          </table:table-cell>
          <table:table-cell table:formula="of:=IF([.$D98];[.$P98]/[.$E9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1.log</text:p>
          </table:table-cell>
          <table:table-cell table:formula="of:=SUBSTITUTE(ORG.LIBREOFFICE.REGEX([.$B99];&quot;[^/]+\.log&quot;) ;&quot;.log&quot;;&quot;&quot;)" office:value-type="string" office:string-value="502.gcc_r_c1" calcext:value-type="string">
            <text:p>502.gcc_r_c1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I99]*[.$A99]" office:value-type="float" office:value="5184" calcext:value-type="float">
            <text:p>5,184</text:p>
          </table:table-cell>
          <table:table-cell table:formula="of:=[.$M99]-([.$L99]*[.$A99])" office:value-type="float" office:value="4864" calcext:value-type="float">
            <text:p>4,864</text:p>
          </table:table-cell>
          <table:table-cell table:formula="of:=[.$J99]*[.$A99]" office:value-type="float" office:value="1856" calcext:value-type="float">
            <text:p>1,856</text:p>
          </table:table-cell>
          <table:table-cell table:formula="of:=[.$O99]-([.$K99]*[.$A99])" office:value-type="float" office:value="0" calcext:value-type="float">
            <text:p>0</text:p>
          </table:table-cell>
          <table:table-cell table:formula="of:=IF([.$D99];[.$M99]/[.$E99];&quot;n/a&quot;)" office:value-type="string" office:string-value="n/a" calcext:value-type="string">
            <text:p>n/a</text:p>
          </table:table-cell>
          <table:table-cell table:formula="of:=IF([.$D99];[.$N99]/[.$E99];&quot;n/a&quot;)" office:value-type="string" office:string-value="n/a" calcext:value-type="string">
            <text:p>n/a</text:p>
          </table:table-cell>
          <table:table-cell table:formula="of:=IF([.$D99];[.$O99]/[.$E99];&quot;n/a&quot;)" office:value-type="string" office:string-value="n/a" calcext:value-type="string">
            <text:p>n/a</text:p>
          </table:table-cell>
          <table:table-cell table:formula="of:=IF([.$D99];[.$P99]/[.$E9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0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221" calcext:value-type="float">
            <text:p>17221</text:p>
          </table:table-cell>
          <table:table-cell office:value-type="float" office:value="19289" calcext:value-type="float">
            <text:p>19289</text:p>
          </table:table-cell>
          <table:table-cell table:formula="of:=[.$I100]*[.$A100]" office:value-type="float" office:value="1234496" calcext:value-type="float">
            <text:p>1,234,496</text:p>
          </table:table-cell>
          <table:table-cell table:formula="of:=[.$M100]-([.$L100]*[.$A100])" office:value-type="float" office:value="0" calcext:value-type="float">
            <text:p>0</text:p>
          </table:table-cell>
          <table:table-cell table:formula="of:=[.$J100]*[.$A100]" office:value-type="float" office:value="1234496" calcext:value-type="float">
            <text:p>1,234,496</text:p>
          </table:table-cell>
          <table:table-cell table:formula="of:=[.$O100]-([.$K100]*[.$A100])" office:value-type="float" office:value="132352" calcext:value-type="float">
            <text:p>132,352</text:p>
          </table:table-cell>
          <table:table-cell table:formula="of:=IF([.$D100];[.$M100]/[.$E100];&quot;n/a&quot;)" office:value-type="string" office:string-value="n/a" calcext:value-type="string">
            <text:p>n/a</text:p>
          </table:table-cell>
          <table:table-cell table:formula="of:=IF([.$D100];[.$N100]/[.$E100];&quot;n/a&quot;)" office:value-type="string" office:string-value="n/a" calcext:value-type="string">
            <text:p>n/a</text:p>
          </table:table-cell>
          <table:table-cell table:formula="of:=IF([.$D100];[.$O100]/[.$E100];&quot;n/a&quot;)" office:value-type="string" office:string-value="n/a" calcext:value-type="string">
            <text:p>n/a</text:p>
          </table:table-cell>
          <table:table-cell table:formula="of:=IF([.$D100];[.$P100]/[.$E10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1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258" calcext:value-type="float">
            <text:p>2258</text:p>
          </table:table-cell>
          <table:table-cell office:value-type="float" office:value="3445" calcext:value-type="float">
            <text:p>3445</text:p>
          </table:table-cell>
          <table:table-cell office:value-type="float" office:value="1381" calcext:value-type="float">
            <text:p>1381</text:p>
          </table:table-cell>
          <table:table-cell office:value-type="float" office:value="1697" calcext:value-type="float">
            <text:p>1697</text:p>
          </table:table-cell>
          <table:table-cell table:formula="of:=[.$I101]*[.$A101]" office:value-type="float" office:value="144512" calcext:value-type="float">
            <text:p>144,512</text:p>
          </table:table-cell>
          <table:table-cell table:formula="of:=[.$M101]-([.$L101]*[.$A101])" office:value-type="float" office:value="35904" calcext:value-type="float">
            <text:p>35,904</text:p>
          </table:table-cell>
          <table:table-cell table:formula="of:=[.$J101]*[.$A101]" office:value-type="float" office:value="220480" calcext:value-type="float">
            <text:p>220,480</text:p>
          </table:table-cell>
          <table:table-cell table:formula="of:=[.$O101]-([.$K101]*[.$A101])" office:value-type="float" office:value="132096" calcext:value-type="float">
            <text:p>132,096</text:p>
          </table:table-cell>
          <table:table-cell table:formula="of:=IF([.$D101];[.$M101]/[.$E101];&quot;n/a&quot;)" office:value-type="string" office:string-value="n/a" calcext:value-type="string">
            <text:p>n/a</text:p>
          </table:table-cell>
          <table:table-cell table:formula="of:=IF([.$D101];[.$N101]/[.$E101];&quot;n/a&quot;)" office:value-type="string" office:string-value="n/a" calcext:value-type="string">
            <text:p>n/a</text:p>
          </table:table-cell>
          <table:table-cell table:formula="of:=IF([.$D101];[.$O101]/[.$E101];&quot;n/a&quot;)" office:value-type="string" office:string-value="n/a" calcext:value-type="string">
            <text:p>n/a</text:p>
          </table:table-cell>
          <table:table-cell table:formula="of:=IF([.$D101];[.$P101]/[.$E10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2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13115" calcext:value-type="float">
            <text:p>13115</text:p>
          </table:table-cell>
          <table:table-cell office:value-type="float" office:value="25770" calcext:value-type="float">
            <text:p>25770</text:p>
          </table:table-cell>
          <table:table-cell office:value-type="float" office:value="14011" calcext:value-type="float">
            <text:p>14011</text:p>
          </table:table-cell>
          <table:table-cell office:value-type="float" office:value="11760" calcext:value-type="float">
            <text:p>11760</text:p>
          </table:table-cell>
          <table:table-cell table:formula="of:=[.$I102]*[.$A102]" office:value-type="float" office:value="839360" calcext:value-type="float">
            <text:p>839,360</text:p>
          </table:table-cell>
          <table:table-cell table:formula="of:=[.$M102]-([.$L102]*[.$A102])" office:value-type="float" office:value="86720" calcext:value-type="float">
            <text:p>86,720</text:p>
          </table:table-cell>
          <table:table-cell table:formula="of:=[.$J102]*[.$A102]" office:value-type="float" office:value="1649280" calcext:value-type="float">
            <text:p>1,649,280</text:p>
          </table:table-cell>
          <table:table-cell table:formula="of:=[.$O102]-([.$K102]*[.$A102])" office:value-type="float" office:value="752576" calcext:value-type="float">
            <text:p>752,576</text:p>
          </table:table-cell>
          <table:table-cell table:formula="of:=IF([.$D102];[.$M102]/[.$E102];&quot;n/a&quot;)" office:value-type="string" office:string-value="n/a" calcext:value-type="string">
            <text:p>n/a</text:p>
          </table:table-cell>
          <table:table-cell table:formula="of:=IF([.$D102];[.$N102]/[.$E102];&quot;n/a&quot;)" office:value-type="string" office:string-value="n/a" calcext:value-type="string">
            <text:p>n/a</text:p>
          </table:table-cell>
          <table:table-cell table:formula="of:=IF([.$D102];[.$O102]/[.$E102];&quot;n/a&quot;)" office:value-type="string" office:string-value="n/a" calcext:value-type="string">
            <text:p>n/a</text:p>
          </table:table-cell>
          <table:table-cell table:formula="of:=IF([.$D102];[.$P102]/[.$E10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3];&quot;[^/]+\.log&quot;) ;&quot;.log&quot;;&quot;&quot;)" office:value-type="string" office:string-value="502.gcc_r_c2" calcext:value-type="string">
            <text:p>502.gcc_r_c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248400" calcext:value-type="float">
            <text:p>11,248,400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2277197" calcext:value-type="float">
            <text:p>2277197</text:p>
          </table:table-cell>
          <table:table-cell office:value-type="float" office:value="2337012" calcext:value-type="float">
            <text:p>2337012</text:p>
          </table:table-cell>
          <table:table-cell office:value-type="float" office:value="920721" calcext:value-type="float">
            <text:p>920721</text:p>
          </table:table-cell>
          <table:table-cell office:value-type="float" office:value="2266117" calcext:value-type="float">
            <text:p>2266117</text:p>
          </table:table-cell>
          <table:table-cell table:formula="of:=[.$I103]*[.$A103]" office:value-type="float" office:value="145740608" calcext:value-type="float">
            <text:p>145,740,608</text:p>
          </table:table-cell>
          <table:table-cell table:formula="of:=[.$M103]-([.$L103]*[.$A103])" office:value-type="float" office:value="709120" calcext:value-type="float">
            <text:p>709,120</text:p>
          </table:table-cell>
          <table:table-cell table:formula="of:=[.$J103]*[.$A103]" office:value-type="float" office:value="149568768" calcext:value-type="float">
            <text:p>149,568,768</text:p>
          </table:table-cell>
          <table:table-cell table:formula="of:=[.$O103]-([.$K103]*[.$A103])" office:value-type="float" office:value="90642624" calcext:value-type="float">
            <text:p>90,642,624</text:p>
          </table:table-cell>
          <table:table-cell table:formula="of:=IF([.$D103];[.$M103]/[.$E103];&quot;n/a&quot;)" office:value-type="percentage" office:value="12.9565634223534" calcext:value-type="percentage">
            <text:p>1295.66%</text:p>
          </table:table-cell>
          <table:table-cell table:formula="of:=IF([.$D103];[.$N103]/[.$E103];&quot;n/a&quot;)" office:value-type="percentage" office:value="0.0630418548415775" calcext:value-type="percentage">
            <text:p>6.30%</text:p>
          </table:table-cell>
          <table:table-cell table:formula="of:=IF([.$D103];[.$O103]/[.$E103];&quot;n/a&quot;)" office:value-type="percentage" office:value="13.2968927136304" calcext:value-type="percentage">
            <text:p>1329.69%</text:p>
          </table:table-cell>
          <table:table-cell table:formula="of:=IF([.$D103];[.$P103]/[.$E103];&quot;n/a&quot;)" office:value-type="percentage" office:value="8.05826819814374" calcext:value-type="percentage">
            <text:p>805.83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4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22965987" calcext:value-type="float">
            <text:p>22965987</text:p>
          </table:table-cell>
          <table:table-cell office:value-type="float" office:value="23013607" calcext:value-type="float">
            <text:p>23013607</text:p>
          </table:table-cell>
          <table:table-cell office:value-type="float" office:value="23013496" calcext:value-type="float">
            <text:p>23013496</text:p>
          </table:table-cell>
          <table:table-cell office:value-type="float" office:value="21540778" calcext:value-type="float">
            <text:p>21540778</text:p>
          </table:table-cell>
          <table:table-cell table:formula="of:=[.$I104]*[.$A104]" office:value-type="float" office:value="1469823168" calcext:value-type="float">
            <text:p>1,469,823,168</text:p>
          </table:table-cell>
          <table:table-cell table:formula="of:=[.$M104]-([.$L104]*[.$A104])" office:value-type="float" office:value="91213376" calcext:value-type="float">
            <text:p>91,213,376</text:p>
          </table:table-cell>
          <table:table-cell table:formula="of:=[.$J104]*[.$A104]" office:value-type="float" office:value="1472870848" calcext:value-type="float">
            <text:p>1,472,870,848</text:p>
          </table:table-cell>
          <table:table-cell table:formula="of:=[.$O104]-([.$K104]*[.$A104])" office:value-type="float" office:value="7104" calcext:value-type="float">
            <text:p>7,104</text:p>
          </table:table-cell>
          <table:table-cell table:formula="of:=IF([.$D104];[.$M104]/[.$E104];&quot;n/a&quot;)" office:value-type="string" office:string-value="n/a" calcext:value-type="string">
            <text:p>n/a</text:p>
          </table:table-cell>
          <table:table-cell table:formula="of:=IF([.$D104];[.$N104]/[.$E104];&quot;n/a&quot;)" office:value-type="string" office:string-value="n/a" calcext:value-type="string">
            <text:p>n/a</text:p>
          </table:table-cell>
          <table:table-cell table:formula="of:=IF([.$D104];[.$O104]/[.$E104];&quot;n/a&quot;)" office:value-type="string" office:string-value="n/a" calcext:value-type="string">
            <text:p>n/a</text:p>
          </table:table-cell>
          <table:table-cell table:formula="of:=IF([.$D104];[.$P104]/[.$E10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5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290" calcext:value-type="float">
            <text:p>290</text:p>
          </table:table-cell>
          <table:table-cell office:value-type="float" office:value="163" calcext:value-type="float">
            <text:p>163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$I105]*[.$A105]" office:value-type="float" office:value="18560" calcext:value-type="float">
            <text:p>18,560</text:p>
          </table:table-cell>
          <table:table-cell table:formula="of:=[.$M105]-([.$L105]*[.$A105])" office:value-type="float" office:value="17344" calcext:value-type="float">
            <text:p>17,344</text:p>
          </table:table-cell>
          <table:table-cell table:formula="of:=[.$J105]*[.$A105]" office:value-type="float" office:value="10432" calcext:value-type="float">
            <text:p>10,432</text:p>
          </table:table-cell>
          <table:table-cell table:formula="of:=[.$O105]-([.$K105]*[.$A105])" office:value-type="float" office:value="576" calcext:value-type="float">
            <text:p>576</text:p>
          </table:table-cell>
          <table:table-cell table:formula="of:=IF([.$D105];[.$M105]/[.$E105];&quot;n/a&quot;)" office:value-type="string" office:string-value="n/a" calcext:value-type="string">
            <text:p>n/a</text:p>
          </table:table-cell>
          <table:table-cell table:formula="of:=IF([.$D105];[.$N105]/[.$E105];&quot;n/a&quot;)" office:value-type="string" office:string-value="n/a" calcext:value-type="string">
            <text:p>n/a</text:p>
          </table:table-cell>
          <table:table-cell table:formula="of:=IF([.$D105];[.$O105]/[.$E105];&quot;n/a&quot;)" office:value-type="string" office:string-value="n/a" calcext:value-type="string">
            <text:p>n/a</text:p>
          </table:table-cell>
          <table:table-cell table:formula="of:=IF([.$D105];[.$P105]/[.$E10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2.log</text:p>
          </table:table-cell>
          <table:table-cell table:formula="of:=SUBSTITUTE(ORG.LIBREOFFICE.REGEX([.$B106];&quot;[^/]+\.log&quot;) ;&quot;.log&quot;;&quot;&quot;)" office:value-type="string" office:string-value="502.gcc_r_c2" calcext:value-type="string">
            <text:p>502.gcc_r_c2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$I106]*[.$A106]" office:value-type="float" office:value="5248" calcext:value-type="float">
            <text:p>5,248</text:p>
          </table:table-cell>
          <table:table-cell table:formula="of:=[.$M106]-([.$L106]*[.$A106])" office:value-type="float" office:value="4928" calcext:value-type="float">
            <text:p>4,928</text:p>
          </table:table-cell>
          <table:table-cell table:formula="of:=[.$J106]*[.$A106]" office:value-type="float" office:value="1920" calcext:value-type="float">
            <text:p>1,920</text:p>
          </table:table-cell>
          <table:table-cell table:formula="of:=[.$O106]-([.$K106]*[.$A106])" office:value-type="float" office:value="0" calcext:value-type="float">
            <text:p>0</text:p>
          </table:table-cell>
          <table:table-cell table:formula="of:=IF([.$D106];[.$M106]/[.$E106];&quot;n/a&quot;)" office:value-type="string" office:string-value="n/a" calcext:value-type="string">
            <text:p>n/a</text:p>
          </table:table-cell>
          <table:table-cell table:formula="of:=IF([.$D106];[.$N106]/[.$E106];&quot;n/a&quot;)" office:value-type="string" office:string-value="n/a" calcext:value-type="string">
            <text:p>n/a</text:p>
          </table:table-cell>
          <table:table-cell table:formula="of:=IF([.$D106];[.$O106]/[.$E106];&quot;n/a&quot;)" office:value-type="string" office:string-value="n/a" calcext:value-type="string">
            <text:p>n/a</text:p>
          </table:table-cell>
          <table:table-cell table:formula="of:=IF([.$D106];[.$P106]/[.$E10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7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9290" calcext:value-type="float">
            <text:p>19290</text:p>
          </table:table-cell>
          <table:table-cell office:value-type="float" office:value="17229" calcext:value-type="float">
            <text:p>17229</text:p>
          </table:table-cell>
          <table:table-cell office:value-type="float" office:value="19290" calcext:value-type="float">
            <text:p>19290</text:p>
          </table:table-cell>
          <table:table-cell table:formula="of:=[.$I107]*[.$A107]" office:value-type="float" office:value="1234560" calcext:value-type="float">
            <text:p>1,234,560</text:p>
          </table:table-cell>
          <table:table-cell table:formula="of:=[.$M107]-([.$L107]*[.$A107])" office:value-type="float" office:value="0" calcext:value-type="float">
            <text:p>0</text:p>
          </table:table-cell>
          <table:table-cell table:formula="of:=[.$J107]*[.$A107]" office:value-type="float" office:value="1234560" calcext:value-type="float">
            <text:p>1,234,560</text:p>
          </table:table-cell>
          <table:table-cell table:formula="of:=[.$O107]-([.$K107]*[.$A107])" office:value-type="float" office:value="131904" calcext:value-type="float">
            <text:p>131,904</text:p>
          </table:table-cell>
          <table:table-cell table:formula="of:=IF([.$D107];[.$M107]/[.$E107];&quot;n/a&quot;)" office:value-type="string" office:string-value="n/a" calcext:value-type="string">
            <text:p>n/a</text:p>
          </table:table-cell>
          <table:table-cell table:formula="of:=IF([.$D107];[.$N107]/[.$E107];&quot;n/a&quot;)" office:value-type="string" office:string-value="n/a" calcext:value-type="string">
            <text:p>n/a</text:p>
          </table:table-cell>
          <table:table-cell table:formula="of:=IF([.$D107];[.$O107]/[.$E107];&quot;n/a&quot;)" office:value-type="string" office:string-value="n/a" calcext:value-type="string">
            <text:p>n/a</text:p>
          </table:table-cell>
          <table:table-cell table:formula="of:=IF([.$D107];[.$P107]/[.$E10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8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246" calcext:value-type="float">
            <text:p>2246</text:p>
          </table:table-cell>
          <table:table-cell office:value-type="float" office:value="3445" calcext:value-type="float">
            <text:p>3445</text:p>
          </table:table-cell>
          <table:table-cell office:value-type="float" office:value="1349" calcext:value-type="float">
            <text:p>1349</text:p>
          </table:table-cell>
          <table:table-cell office:value-type="float" office:value="1690" calcext:value-type="float">
            <text:p>1690</text:p>
          </table:table-cell>
          <table:table-cell table:formula="of:=[.$I108]*[.$A108]" office:value-type="float" office:value="143744" calcext:value-type="float">
            <text:p>143,744</text:p>
          </table:table-cell>
          <table:table-cell table:formula="of:=[.$M108]-([.$L108]*[.$A108])" office:value-type="float" office:value="35584" calcext:value-type="float">
            <text:p>35,584</text:p>
          </table:table-cell>
          <table:table-cell table:formula="of:=[.$J108]*[.$A108]" office:value-type="float" office:value="220480" calcext:value-type="float">
            <text:p>220,480</text:p>
          </table:table-cell>
          <table:table-cell table:formula="of:=[.$O108]-([.$K108]*[.$A108])" office:value-type="float" office:value="134144" calcext:value-type="float">
            <text:p>134,144</text:p>
          </table:table-cell>
          <table:table-cell table:formula="of:=IF([.$D108];[.$M108]/[.$E108];&quot;n/a&quot;)" office:value-type="string" office:string-value="n/a" calcext:value-type="string">
            <text:p>n/a</text:p>
          </table:table-cell>
          <table:table-cell table:formula="of:=IF([.$D108];[.$N108]/[.$E108];&quot;n/a&quot;)" office:value-type="string" office:string-value="n/a" calcext:value-type="string">
            <text:p>n/a</text:p>
          </table:table-cell>
          <table:table-cell table:formula="of:=IF([.$D108];[.$O108]/[.$E108];&quot;n/a&quot;)" office:value-type="string" office:string-value="n/a" calcext:value-type="string">
            <text:p>n/a</text:p>
          </table:table-cell>
          <table:table-cell table:formula="of:=IF([.$D108];[.$P108]/[.$E10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09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3" calcext:value-type="float">
            <text:p>25773</text:p>
          </table:table-cell>
          <table:table-cell office:value-type="float" office:value="14038" calcext:value-type="float">
            <text:p>14038</text:p>
          </table:table-cell>
          <table:table-cell office:value-type="float" office:value="11763" calcext:value-type="float">
            <text:p>11763</text:p>
          </table:table-cell>
          <table:table-cell table:formula="of:=[.$I109]*[.$A109]" office:value-type="float" office:value="839616" calcext:value-type="float">
            <text:p>839,616</text:p>
          </table:table-cell>
          <table:table-cell table:formula="of:=[.$M109]-([.$L109]*[.$A109])" office:value-type="float" office:value="86784" calcext:value-type="float">
            <text:p>86,784</text:p>
          </table:table-cell>
          <table:table-cell table:formula="of:=[.$J109]*[.$A109]" office:value-type="float" office:value="1649472" calcext:value-type="float">
            <text:p>1,649,472</text:p>
          </table:table-cell>
          <table:table-cell table:formula="of:=[.$O109]-([.$K109]*[.$A109])" office:value-type="float" office:value="751040" calcext:value-type="float">
            <text:p>751,040</text:p>
          </table:table-cell>
          <table:table-cell table:formula="of:=IF([.$D109];[.$M109]/[.$E109];&quot;n/a&quot;)" office:value-type="string" office:string-value="n/a" calcext:value-type="string">
            <text:p>n/a</text:p>
          </table:table-cell>
          <table:table-cell table:formula="of:=IF([.$D109];[.$N109]/[.$E109];&quot;n/a&quot;)" office:value-type="string" office:string-value="n/a" calcext:value-type="string">
            <text:p>n/a</text:p>
          </table:table-cell>
          <table:table-cell table:formula="of:=IF([.$D109];[.$O109]/[.$E109];&quot;n/a&quot;)" office:value-type="string" office:string-value="n/a" calcext:value-type="string">
            <text:p>n/a</text:p>
          </table:table-cell>
          <table:table-cell table:formula="of:=IF([.$D109];[.$P109]/[.$E10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0];&quot;[^/]+\.log&quot;) ;&quot;.log&quot;;&quot;&quot;)" office:value-type="string" office:string-value="502.gcc_r_c3" calcext:value-type="string">
            <text:p>502.gcc_r_c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832161" calcext:value-type="float">
            <text:p>7,832,161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18668" calcext:value-type="float">
            <text:p>1618668</text:p>
          </table:table-cell>
          <table:table-cell office:value-type="float" office:value="1664036" calcext:value-type="float">
            <text:p>1664036</text:p>
          </table:table-cell>
          <table:table-cell office:value-type="float" office:value="692655" calcext:value-type="float">
            <text:p>692655</text:p>
          </table:table-cell>
          <table:table-cell office:value-type="float" office:value="1607638" calcext:value-type="float">
            <text:p>1607638</text:p>
          </table:table-cell>
          <table:table-cell table:formula="of:=[.$I110]*[.$A110]" office:value-type="float" office:value="103594752" calcext:value-type="float">
            <text:p>103,594,752</text:p>
          </table:table-cell>
          <table:table-cell table:formula="of:=[.$M110]-([.$L110]*[.$A110])" office:value-type="float" office:value="705920" calcext:value-type="float">
            <text:p>705,920</text:p>
          </table:table-cell>
          <table:table-cell table:formula="of:=[.$J110]*[.$A110]" office:value-type="float" office:value="106498304" calcext:value-type="float">
            <text:p>106,498,304</text:p>
          </table:table-cell>
          <table:table-cell table:formula="of:=[.$O110]-([.$K110]*[.$A110])" office:value-type="float" office:value="62168384" calcext:value-type="float">
            <text:p>62,168,384</text:p>
          </table:table-cell>
          <table:table-cell table:formula="of:=IF([.$D110];[.$M110]/[.$E110];&quot;n/a&quot;)" office:value-type="percentage" office:value="13.2268414809144" calcext:value-type="percentage">
            <text:p>1322.68%</text:p>
          </table:table-cell>
          <table:table-cell table:formula="of:=IF([.$D110];[.$N110]/[.$E110];&quot;n/a&quot;)" office:value-type="percentage" office:value="0.0901309357660038" calcext:value-type="percentage">
            <text:p>9.01%</text:p>
          </table:table-cell>
          <table:table-cell table:formula="of:=IF([.$D110];[.$O110]/[.$E110];&quot;n/a&quot;)" office:value-type="percentage" office:value="13.5975631757314" calcext:value-type="percentage">
            <text:p>1359.76%</text:p>
          </table:table-cell>
          <table:table-cell table:formula="of:=IF([.$D110];[.$P110]/[.$E110];&quot;n/a&quot;)" office:value-type="percentage" office:value="7.9375773812617" calcext:value-type="percentage">
            <text:p>793.76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1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19405849" calcext:value-type="float">
            <text:p>19405849</text:p>
          </table:table-cell>
          <table:table-cell office:value-type="float" office:value="19366318" calcext:value-type="float">
            <text:p>19366318</text:p>
          </table:table-cell>
          <table:table-cell office:value-type="float" office:value="19366205" calcext:value-type="float">
            <text:p>19366205</text:p>
          </table:table-cell>
          <table:table-cell office:value-type="float" office:value="18425536" calcext:value-type="float">
            <text:p>18425536</text:p>
          </table:table-cell>
          <table:table-cell table:formula="of:=[.$I111]*[.$A111]" office:value-type="float" office:value="1241974336" calcext:value-type="float">
            <text:p>1,241,974,336</text:p>
          </table:table-cell>
          <table:table-cell table:formula="of:=[.$M111]-([.$L111]*[.$A111])" office:value-type="float" office:value="62740032" calcext:value-type="float">
            <text:p>62,740,032</text:p>
          </table:table-cell>
          <table:table-cell table:formula="of:=[.$J111]*[.$A111]" office:value-type="float" office:value="1239444352" calcext:value-type="float">
            <text:p>1,239,444,352</text:p>
          </table:table-cell>
          <table:table-cell table:formula="of:=[.$O111]-([.$K111]*[.$A111])" office:value-type="float" office:value="7232" calcext:value-type="float">
            <text:p>7,232</text:p>
          </table:table-cell>
          <table:table-cell table:formula="of:=IF([.$D111];[.$M111]/[.$E111];&quot;n/a&quot;)" office:value-type="string" office:string-value="n/a" calcext:value-type="string">
            <text:p>n/a</text:p>
          </table:table-cell>
          <table:table-cell table:formula="of:=IF([.$D111];[.$N111]/[.$E111];&quot;n/a&quot;)" office:value-type="string" office:string-value="n/a" calcext:value-type="string">
            <text:p>n/a</text:p>
          </table:table-cell>
          <table:table-cell table:formula="of:=IF([.$D111];[.$O111]/[.$E111];&quot;n/a&quot;)" office:value-type="string" office:string-value="n/a" calcext:value-type="string">
            <text:p>n/a</text:p>
          </table:table-cell>
          <table:table-cell table:formula="of:=IF([.$D111];[.$P111]/[.$E11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2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293" calcext:value-type="float">
            <text:p>293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$I112]*[.$A112]" office:value-type="float" office:value="18752" calcext:value-type="float">
            <text:p>18,752</text:p>
          </table:table-cell>
          <table:table-cell table:formula="of:=[.$M112]-([.$L112]*[.$A112])" office:value-type="float" office:value="17536" calcext:value-type="float">
            <text:p>17,536</text:p>
          </table:table-cell>
          <table:table-cell table:formula="of:=[.$J112]*[.$A112]" office:value-type="float" office:value="10624" calcext:value-type="float">
            <text:p>10,624</text:p>
          </table:table-cell>
          <table:table-cell table:formula="of:=[.$O112]-([.$K112]*[.$A112])" office:value-type="float" office:value="576" calcext:value-type="float">
            <text:p>576</text:p>
          </table:table-cell>
          <table:table-cell table:formula="of:=IF([.$D112];[.$M112]/[.$E112];&quot;n/a&quot;)" office:value-type="string" office:string-value="n/a" calcext:value-type="string">
            <text:p>n/a</text:p>
          </table:table-cell>
          <table:table-cell table:formula="of:=IF([.$D112];[.$N112]/[.$E112];&quot;n/a&quot;)" office:value-type="string" office:string-value="n/a" calcext:value-type="string">
            <text:p>n/a</text:p>
          </table:table-cell>
          <table:table-cell table:formula="of:=IF([.$D112];[.$O112]/[.$E112];&quot;n/a&quot;)" office:value-type="string" office:string-value="n/a" calcext:value-type="string">
            <text:p>n/a</text:p>
          </table:table-cell>
          <table:table-cell table:formula="of:=IF([.$D112];[.$P112]/[.$E11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3.log</text:p>
          </table:table-cell>
          <table:table-cell table:formula="of:=SUBSTITUTE(ORG.LIBREOFFICE.REGEX([.$B113];&quot;[^/]+\.log&quot;) ;&quot;.log&quot;;&quot;&quot;)" office:value-type="string" office:string-value="502.gcc_r_c3" calcext:value-type="string">
            <text:p>502.gcc_r_c3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$I113]*[.$A113]" office:value-type="float" office:value="5248" calcext:value-type="float">
            <text:p>5,248</text:p>
          </table:table-cell>
          <table:table-cell table:formula="of:=[.$M113]-([.$L113]*[.$A113])" office:value-type="float" office:value="4928" calcext:value-type="float">
            <text:p>4,928</text:p>
          </table:table-cell>
          <table:table-cell table:formula="of:=[.$J113]*[.$A113]" office:value-type="float" office:value="1920" calcext:value-type="float">
            <text:p>1,920</text:p>
          </table:table-cell>
          <table:table-cell table:formula="of:=[.$O113]-([.$K113]*[.$A113])" office:value-type="float" office:value="0" calcext:value-type="float">
            <text:p>0</text:p>
          </table:table-cell>
          <table:table-cell table:formula="of:=IF([.$D113];[.$M113]/[.$E113];&quot;n/a&quot;)" office:value-type="string" office:string-value="n/a" calcext:value-type="string">
            <text:p>n/a</text:p>
          </table:table-cell>
          <table:table-cell table:formula="of:=IF([.$D113];[.$N113]/[.$E113];&quot;n/a&quot;)" office:value-type="string" office:string-value="n/a" calcext:value-type="string">
            <text:p>n/a</text:p>
          </table:table-cell>
          <table:table-cell table:formula="of:=IF([.$D113];[.$O113]/[.$E113];&quot;n/a&quot;)" office:value-type="string" office:string-value="n/a" calcext:value-type="string">
            <text:p>n/a</text:p>
          </table:table-cell>
          <table:table-cell table:formula="of:=IF([.$D113];[.$P113]/[.$E11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4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674" calcext:value-type="float">
            <text:p>17674</text:p>
          </table:table-cell>
          <table:table-cell office:value-type="float" office:value="19289" calcext:value-type="float">
            <text:p>19289</text:p>
          </table:table-cell>
          <table:table-cell table:formula="of:=[.$I114]*[.$A114]" office:value-type="float" office:value="1234496" calcext:value-type="float">
            <text:p>1,234,496</text:p>
          </table:table-cell>
          <table:table-cell table:formula="of:=[.$M114]-([.$L114]*[.$A114])" office:value-type="float" office:value="0" calcext:value-type="float">
            <text:p>0</text:p>
          </table:table-cell>
          <table:table-cell table:formula="of:=[.$J114]*[.$A114]" office:value-type="float" office:value="1234496" calcext:value-type="float">
            <text:p>1,234,496</text:p>
          </table:table-cell>
          <table:table-cell table:formula="of:=[.$O114]-([.$K114]*[.$A114])" office:value-type="float" office:value="103360" calcext:value-type="float">
            <text:p>103,360</text:p>
          </table:table-cell>
          <table:table-cell table:formula="of:=IF([.$D114];[.$M114]/[.$E114];&quot;n/a&quot;)" office:value-type="string" office:string-value="n/a" calcext:value-type="string">
            <text:p>n/a</text:p>
          </table:table-cell>
          <table:table-cell table:formula="of:=IF([.$D114];[.$N114]/[.$E114];&quot;n/a&quot;)" office:value-type="string" office:string-value="n/a" calcext:value-type="string">
            <text:p>n/a</text:p>
          </table:table-cell>
          <table:table-cell table:formula="of:=IF([.$D114];[.$O114]/[.$E114];&quot;n/a&quot;)" office:value-type="string" office:string-value="n/a" calcext:value-type="string">
            <text:p>n/a</text:p>
          </table:table-cell>
          <table:table-cell table:formula="of:=IF([.$D114];[.$P114]/[.$E11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5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231" calcext:value-type="float">
            <text:p>2231</text:p>
          </table:table-cell>
          <table:table-cell office:value-type="float" office:value="3446" calcext:value-type="float">
            <text:p>3446</text:p>
          </table:table-cell>
          <table:table-cell office:value-type="float" office:value="1588" calcext:value-type="float">
            <text:p>1588</text:p>
          </table:table-cell>
          <table:table-cell office:value-type="float" office:value="1686" calcext:value-type="float">
            <text:p>1686</text:p>
          </table:table-cell>
          <table:table-cell table:formula="of:=[.$I115]*[.$A115]" office:value-type="float" office:value="142784" calcext:value-type="float">
            <text:p>142,784</text:p>
          </table:table-cell>
          <table:table-cell table:formula="of:=[.$M115]-([.$L115]*[.$A115])" office:value-type="float" office:value="34880" calcext:value-type="float">
            <text:p>34,880</text:p>
          </table:table-cell>
          <table:table-cell table:formula="of:=[.$J115]*[.$A115]" office:value-type="float" office:value="220544" calcext:value-type="float">
            <text:p>220,544</text:p>
          </table:table-cell>
          <table:table-cell table:formula="of:=[.$O115]-([.$K115]*[.$A115])" office:value-type="float" office:value="118912" calcext:value-type="float">
            <text:p>118,912</text:p>
          </table:table-cell>
          <table:table-cell table:formula="of:=IF([.$D115];[.$M115]/[.$E115];&quot;n/a&quot;)" office:value-type="string" office:string-value="n/a" calcext:value-type="string">
            <text:p>n/a</text:p>
          </table:table-cell>
          <table:table-cell table:formula="of:=IF([.$D115];[.$N115]/[.$E115];&quot;n/a&quot;)" office:value-type="string" office:string-value="n/a" calcext:value-type="string">
            <text:p>n/a</text:p>
          </table:table-cell>
          <table:table-cell table:formula="of:=IF([.$D115];[.$O115]/[.$E115];&quot;n/a&quot;)" office:value-type="string" office:string-value="n/a" calcext:value-type="string">
            <text:p>n/a</text:p>
          </table:table-cell>
          <table:table-cell table:formula="of:=IF([.$D115];[.$P115]/[.$E11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6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13118" calcext:value-type="float">
            <text:p>13118</text:p>
          </table:table-cell>
          <table:table-cell office:value-type="float" office:value="25776" calcext:value-type="float">
            <text:p>25776</text:p>
          </table:table-cell>
          <table:table-cell office:value-type="float" office:value="15216" calcext:value-type="float">
            <text:p>15216</text:p>
          </table:table-cell>
          <table:table-cell office:value-type="float" office:value="11761" calcext:value-type="float">
            <text:p>11761</text:p>
          </table:table-cell>
          <table:table-cell table:formula="of:=[.$I116]*[.$A116]" office:value-type="float" office:value="839552" calcext:value-type="float">
            <text:p>839,552</text:p>
          </table:table-cell>
          <table:table-cell table:formula="of:=[.$M116]-([.$L116]*[.$A116])" office:value-type="float" office:value="86848" calcext:value-type="float">
            <text:p>86,848</text:p>
          </table:table-cell>
          <table:table-cell table:formula="of:=[.$J116]*[.$A116]" office:value-type="float" office:value="1649664" calcext:value-type="float">
            <text:p>1,649,664</text:p>
          </table:table-cell>
          <table:table-cell table:formula="of:=[.$O116]-([.$K116]*[.$A116])" office:value-type="float" office:value="675840" calcext:value-type="float">
            <text:p>675,840</text:p>
          </table:table-cell>
          <table:table-cell table:formula="of:=IF([.$D116];[.$M116]/[.$E116];&quot;n/a&quot;)" office:value-type="string" office:string-value="n/a" calcext:value-type="string">
            <text:p>n/a</text:p>
          </table:table-cell>
          <table:table-cell table:formula="of:=IF([.$D116];[.$N116]/[.$E116];&quot;n/a&quot;)" office:value-type="string" office:string-value="n/a" calcext:value-type="string">
            <text:p>n/a</text:p>
          </table:table-cell>
          <table:table-cell table:formula="of:=IF([.$D116];[.$O116]/[.$E116];&quot;n/a&quot;)" office:value-type="string" office:string-value="n/a" calcext:value-type="string">
            <text:p>n/a</text:p>
          </table:table-cell>
          <table:table-cell table:formula="of:=IF([.$D116];[.$P116]/[.$E11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7];&quot;[^/]+\.log&quot;) ;&quot;.log&quot;;&quot;&quot;)" office:value-type="string" office:string-value="502.gcc_r_c4" calcext:value-type="string">
            <text:p>502.gcc_r_c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37482" calcext:value-type="float">
            <text:p>1637482</text:p>
          </table:table-cell>
          <table:table-cell office:value-type="float" office:value="1659264" calcext:value-type="float">
            <text:p>1659264</text:p>
          </table:table-cell>
          <table:table-cell office:value-type="float" office:value="825178" calcext:value-type="float">
            <text:p>825178</text:p>
          </table:table-cell>
          <table:table-cell office:value-type="float" office:value="1628353" calcext:value-type="float">
            <text:p>1628353</text:p>
          </table:table-cell>
          <table:table-cell table:formula="of:=[.$I117]*[.$A117]" office:value-type="float" office:value="104798848" calcext:value-type="float">
            <text:p>104,798,848</text:p>
          </table:table-cell>
          <table:table-cell table:formula="of:=[.$M117]-([.$L117]*[.$A117])" office:value-type="float" office:value="584256" calcext:value-type="float">
            <text:p>584,256</text:p>
          </table:table-cell>
          <table:table-cell table:formula="of:=[.$J117]*[.$A117]" office:value-type="float" office:value="106192896" calcext:value-type="float">
            <text:p>106,192,896</text:p>
          </table:table-cell>
          <table:table-cell table:formula="of:=[.$O117]-([.$K117]*[.$A117])" office:value-type="float" office:value="53381504" calcext:value-type="float">
            <text:p>53,381,504</text:p>
          </table:table-cell>
          <table:table-cell table:formula="of:=IF([.$D117];[.$M117]/[.$E117];&quot;n/a&quot;)" office:value-type="percentage" office:value="7.94022821436549" calcext:value-type="percentage">
            <text:p>794.02%</text:p>
          </table:table-cell>
          <table:table-cell table:formula="of:=IF([.$D117];[.$N117]/[.$E117];&quot;n/a&quot;)" office:value-type="percentage" office:value="0.0442669558315404" calcext:value-type="percentage">
            <text:p>4.43%</text:p>
          </table:table-cell>
          <table:table-cell table:formula="of:=IF([.$D117];[.$O117]/[.$E117];&quot;n/a&quot;)" office:value-type="percentage" office:value="8.04585016988335" calcext:value-type="percentage">
            <text:p>804.59%</text:p>
          </table:table-cell>
          <table:table-cell table:formula="of:=IF([.$D117];[.$P117]/[.$E117];&quot;n/a&quot;)" office:value-type="percentage" office:value="4.04452274309412" calcext:value-type="percentage">
            <text:p>404.45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8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20184391" calcext:value-type="float">
            <text:p>20184391</text:p>
          </table:table-cell>
          <table:table-cell office:value-type="float" office:value="20367926" calcext:value-type="float">
            <text:p>20367926</text:p>
          </table:table-cell>
          <table:table-cell office:value-type="float" office:value="20367845" calcext:value-type="float">
            <text:p>20367845</text:p>
          </table:table-cell>
          <table:table-cell office:value-type="float" office:value="19341768" calcext:value-type="float">
            <text:p>19341768</text:p>
          </table:table-cell>
          <table:table-cell table:formula="of:=[.$I118]*[.$A118]" office:value-type="float" office:value="1291801024" calcext:value-type="float">
            <text:p>1,291,801,024</text:p>
          </table:table-cell>
          <table:table-cell table:formula="of:=[.$M118]-([.$L118]*[.$A118])" office:value-type="float" office:value="53927872" calcext:value-type="float">
            <text:p>53,927,872</text:p>
          </table:table-cell>
          <table:table-cell table:formula="of:=[.$J118]*[.$A118]" office:value-type="float" office:value="1303547264" calcext:value-type="float">
            <text:p>1,303,547,264</text:p>
          </table:table-cell>
          <table:table-cell table:formula="of:=[.$O118]-([.$K118]*[.$A118])" office:value-type="float" office:value="5184" calcext:value-type="float">
            <text:p>5,184</text:p>
          </table:table-cell>
          <table:table-cell table:formula="of:=IF([.$D118];[.$M118]/[.$E118];&quot;n/a&quot;)" office:value-type="string" office:string-value="n/a" calcext:value-type="string">
            <text:p>n/a</text:p>
          </table:table-cell>
          <table:table-cell table:formula="of:=IF([.$D118];[.$N118]/[.$E118];&quot;n/a&quot;)" office:value-type="string" office:string-value="n/a" calcext:value-type="string">
            <text:p>n/a</text:p>
          </table:table-cell>
          <table:table-cell table:formula="of:=IF([.$D118];[.$O118]/[.$E118];&quot;n/a&quot;)" office:value-type="string" office:string-value="n/a" calcext:value-type="string">
            <text:p>n/a</text:p>
          </table:table-cell>
          <table:table-cell table:formula="of:=IF([.$D118];[.$P118]/[.$E11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19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271" calcext:value-type="float">
            <text:p>271</text:p>
          </table:table-cell>
          <table:table-cell office:value-type="float" office:value="149" calcext:value-type="float">
            <text:p>149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$I119]*[.$A119]" office:value-type="float" office:value="17344" calcext:value-type="float">
            <text:p>17,344</text:p>
          </table:table-cell>
          <table:table-cell table:formula="of:=[.$M119]-([.$L119]*[.$A119])" office:value-type="float" office:value="16064" calcext:value-type="float">
            <text:p>16,064</text:p>
          </table:table-cell>
          <table:table-cell table:formula="of:=[.$J119]*[.$A119]" office:value-type="float" office:value="9536" calcext:value-type="float">
            <text:p>9,536</text:p>
          </table:table-cell>
          <table:table-cell table:formula="of:=[.$O119]-([.$K119]*[.$A119])" office:value-type="float" office:value="576" calcext:value-type="float">
            <text:p>576</text:p>
          </table:table-cell>
          <table:table-cell table:formula="of:=IF([.$D119];[.$M119]/[.$E119];&quot;n/a&quot;)" office:value-type="string" office:string-value="n/a" calcext:value-type="string">
            <text:p>n/a</text:p>
          </table:table-cell>
          <table:table-cell table:formula="of:=IF([.$D119];[.$N119]/[.$E119];&quot;n/a&quot;)" office:value-type="string" office:string-value="n/a" calcext:value-type="string">
            <text:p>n/a</text:p>
          </table:table-cell>
          <table:table-cell table:formula="of:=IF([.$D119];[.$O119]/[.$E119];&quot;n/a&quot;)" office:value-type="string" office:string-value="n/a" calcext:value-type="string">
            <text:p>n/a</text:p>
          </table:table-cell>
          <table:table-cell table:formula="of:=IF([.$D119];[.$P119]/[.$E11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4.log</text:p>
          </table:table-cell>
          <table:table-cell table:formula="of:=SUBSTITUTE(ORG.LIBREOFFICE.REGEX([.$B120];&quot;[^/]+\.log&quot;) ;&quot;.log&quot;;&quot;&quot;)" office:value-type="string" office:string-value="502.gcc_r_c4" calcext:value-type="string">
            <text:p>502.gcc_r_c4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$I120]*[.$A120]" office:value-type="float" office:value="5248" calcext:value-type="float">
            <text:p>5,248</text:p>
          </table:table-cell>
          <table:table-cell table:formula="of:=[.$M120]-([.$L120]*[.$A120])" office:value-type="float" office:value="4928" calcext:value-type="float">
            <text:p>4,928</text:p>
          </table:table-cell>
          <table:table-cell table:formula="of:=[.$J120]*[.$A120]" office:value-type="float" office:value="1920" calcext:value-type="float">
            <text:p>1,920</text:p>
          </table:table-cell>
          <table:table-cell table:formula="of:=[.$O120]-([.$K120]*[.$A120])" office:value-type="float" office:value="0" calcext:value-type="float">
            <text:p>0</text:p>
          </table:table-cell>
          <table:table-cell table:formula="of:=IF([.$D120];[.$M120]/[.$E120];&quot;n/a&quot;)" office:value-type="string" office:string-value="n/a" calcext:value-type="string">
            <text:p>n/a</text:p>
          </table:table-cell>
          <table:table-cell table:formula="of:=IF([.$D120];[.$N120]/[.$E120];&quot;n/a&quot;)" office:value-type="string" office:string-value="n/a" calcext:value-type="string">
            <text:p>n/a</text:p>
          </table:table-cell>
          <table:table-cell table:formula="of:=IF([.$D120];[.$O120]/[.$E120];&quot;n/a&quot;)" office:value-type="string" office:string-value="n/a" calcext:value-type="string">
            <text:p>n/a</text:p>
          </table:table-cell>
          <table:table-cell table:formula="of:=IF([.$D120];[.$P120]/[.$E12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1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9289" calcext:value-type="float">
            <text:p>19289</text:p>
          </table:table-cell>
          <table:table-cell office:value-type="float" office:value="17657" calcext:value-type="float">
            <text:p>17657</text:p>
          </table:table-cell>
          <table:table-cell office:value-type="float" office:value="19289" calcext:value-type="float">
            <text:p>19289</text:p>
          </table:table-cell>
          <table:table-cell table:formula="of:=[.$I121]*[.$A121]" office:value-type="float" office:value="1234496" calcext:value-type="float">
            <text:p>1,234,496</text:p>
          </table:table-cell>
          <table:table-cell table:formula="of:=[.$M121]-([.$L121]*[.$A121])" office:value-type="float" office:value="0" calcext:value-type="float">
            <text:p>0</text:p>
          </table:table-cell>
          <table:table-cell table:formula="of:=[.$J121]*[.$A121]" office:value-type="float" office:value="1234496" calcext:value-type="float">
            <text:p>1,234,496</text:p>
          </table:table-cell>
          <table:table-cell table:formula="of:=[.$O121]-([.$K121]*[.$A121])" office:value-type="float" office:value="104448" calcext:value-type="float">
            <text:p>104,448</text:p>
          </table:table-cell>
          <table:table-cell table:formula="of:=IF([.$D121];[.$M121]/[.$E121];&quot;n/a&quot;)" office:value-type="string" office:string-value="n/a" calcext:value-type="string">
            <text:p>n/a</text:p>
          </table:table-cell>
          <table:table-cell table:formula="of:=IF([.$D121];[.$N121]/[.$E121];&quot;n/a&quot;)" office:value-type="string" office:string-value="n/a" calcext:value-type="string">
            <text:p>n/a</text:p>
          </table:table-cell>
          <table:table-cell table:formula="of:=IF([.$D121];[.$O121]/[.$E121];&quot;n/a&quot;)" office:value-type="string" office:string-value="n/a" calcext:value-type="string">
            <text:p>n/a</text:p>
          </table:table-cell>
          <table:table-cell table:formula="of:=IF([.$D121];[.$P121]/[.$E12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2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248" calcext:value-type="float">
            <text:p>2248</text:p>
          </table:table-cell>
          <table:table-cell office:value-type="float" office:value="3445" calcext:value-type="float">
            <text:p>3445</text:p>
          </table:table-cell>
          <table:table-cell office:value-type="float" office:value="1579" calcext:value-type="float">
            <text:p>1579</text:p>
          </table:table-cell>
          <table:table-cell office:value-type="float" office:value="1697" calcext:value-type="float">
            <text:p>1697</text:p>
          </table:table-cell>
          <table:table-cell table:formula="of:=[.$I122]*[.$A122]" office:value-type="float" office:value="143872" calcext:value-type="float">
            <text:p>143,872</text:p>
          </table:table-cell>
          <table:table-cell table:formula="of:=[.$M122]-([.$L122]*[.$A122])" office:value-type="float" office:value="35264" calcext:value-type="float">
            <text:p>35,264</text:p>
          </table:table-cell>
          <table:table-cell table:formula="of:=[.$J122]*[.$A122]" office:value-type="float" office:value="220480" calcext:value-type="float">
            <text:p>220,480</text:p>
          </table:table-cell>
          <table:table-cell table:formula="of:=[.$O122]-([.$K122]*[.$A122])" office:value-type="float" office:value="119424" calcext:value-type="float">
            <text:p>119,424</text:p>
          </table:table-cell>
          <table:table-cell table:formula="of:=IF([.$D122];[.$M122]/[.$E122];&quot;n/a&quot;)" office:value-type="string" office:string-value="n/a" calcext:value-type="string">
            <text:p>n/a</text:p>
          </table:table-cell>
          <table:table-cell table:formula="of:=IF([.$D122];[.$N122]/[.$E122];&quot;n/a&quot;)" office:value-type="string" office:string-value="n/a" calcext:value-type="string">
            <text:p>n/a</text:p>
          </table:table-cell>
          <table:table-cell table:formula="of:=IF([.$D122];[.$O122]/[.$E122];&quot;n/a&quot;)" office:value-type="string" office:string-value="n/a" calcext:value-type="string">
            <text:p>n/a</text:p>
          </table:table-cell>
          <table:table-cell table:formula="of:=IF([.$D122];[.$P122]/[.$E12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3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do_compile-start</text:p>
          </table:table-cell>
          <table:table-cell office:value-type="float" office:value="13119" calcext:value-type="float">
            <text:p>13119</text:p>
          </table:table-cell>
          <table:table-cell office:value-type="float" office:value="25771" calcext:value-type="float">
            <text:p>25771</text:p>
          </table:table-cell>
          <table:table-cell office:value-type="float" office:value="15213" calcext:value-type="float">
            <text:p>15213</text:p>
          </table:table-cell>
          <table:table-cell office:value-type="float" office:value="11765" calcext:value-type="float">
            <text:p>11765</text:p>
          </table:table-cell>
          <table:table-cell table:formula="of:=[.$I123]*[.$A123]" office:value-type="float" office:value="839616" calcext:value-type="float">
            <text:p>839,616</text:p>
          </table:table-cell>
          <table:table-cell table:formula="of:=[.$M123]-([.$L123]*[.$A123])" office:value-type="float" office:value="86656" calcext:value-type="float">
            <text:p>86,656</text:p>
          </table:table-cell>
          <table:table-cell table:formula="of:=[.$J123]*[.$A123]" office:value-type="float" office:value="1649344" calcext:value-type="float">
            <text:p>1,649,344</text:p>
          </table:table-cell>
          <table:table-cell table:formula="of:=[.$O123]-([.$K123]*[.$A123])" office:value-type="float" office:value="675712" calcext:value-type="float">
            <text:p>675,712</text:p>
          </table:table-cell>
          <table:table-cell table:formula="of:=IF([.$D123];[.$M123]/[.$E123];&quot;n/a&quot;)" office:value-type="string" office:string-value="n/a" calcext:value-type="string">
            <text:p>n/a</text:p>
          </table:table-cell>
          <table:table-cell table:formula="of:=IF([.$D123];[.$N123]/[.$E123];&quot;n/a&quot;)" office:value-type="string" office:string-value="n/a" calcext:value-type="string">
            <text:p>n/a</text:p>
          </table:table-cell>
          <table:table-cell table:formula="of:=IF([.$D123];[.$O123]/[.$E123];&quot;n/a&quot;)" office:value-type="string" office:string-value="n/a" calcext:value-type="string">
            <text:p>n/a</text:p>
          </table:table-cell>
          <table:table-cell table:formula="of:=IF([.$D123];[.$P123]/[.$E12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4];&quot;[^/]+\.log&quot;) ;&quot;.log&quot;;&quot;&quot;)" office:value-type="string" office:string-value="502.gcc_r_c5" calcext:value-type="string">
            <text:p>502.gcc_r_c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98468" calcext:value-type="float">
            <text:p>13,198,468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parse_file-begin</text:p>
          </table:table-cell>
          <table:table-cell office:value-type="float" office:value="1636958" calcext:value-type="float">
            <text:p>1636958</text:p>
          </table:table-cell>
          <table:table-cell office:value-type="float" office:value="1659279" calcext:value-type="float">
            <text:p>1659279</text:p>
          </table:table-cell>
          <table:table-cell office:value-type="float" office:value="825099" calcext:value-type="float">
            <text:p>825099</text:p>
          </table:table-cell>
          <table:table-cell office:value-type="float" office:value="1627830" calcext:value-type="float">
            <text:p>1627830</text:p>
          </table:table-cell>
          <table:table-cell table:formula="of:=[.$I124]*[.$A124]" office:value-type="float" office:value="104765312" calcext:value-type="float">
            <text:p>104,765,312</text:p>
          </table:table-cell>
          <table:table-cell table:formula="of:=[.$M124]-([.$L124]*[.$A124])" office:value-type="float" office:value="584192" calcext:value-type="float">
            <text:p>584,192</text:p>
          </table:table-cell>
          <table:table-cell table:formula="of:=[.$J124]*[.$A124]" office:value-type="float" office:value="106193856" calcext:value-type="float">
            <text:p>106,193,856</text:p>
          </table:table-cell>
          <table:table-cell table:formula="of:=[.$O124]-([.$K124]*[.$A124])" office:value-type="float" office:value="53387520" calcext:value-type="float">
            <text:p>53,387,520</text:p>
          </table:table-cell>
          <table:table-cell table:formula="of:=IF([.$D124];[.$M124]/[.$E124];&quot;n/a&quot;)" office:value-type="percentage" office:value="7.93768731340637" calcext:value-type="percentage">
            <text:p>793.77%</text:p>
          </table:table-cell>
          <table:table-cell table:formula="of:=IF([.$D124];[.$N124]/[.$E124];&quot;n/a&quot;)" office:value-type="percentage" office:value="0.0442621067839086" calcext:value-type="percentage">
            <text:p>4.43%</text:p>
          </table:table-cell>
          <table:table-cell table:formula="of:=IF([.$D124];[.$O124]/[.$E124];&quot;n/a&quot;)" office:value-type="percentage" office:value="8.04592290559783" calcext:value-type="percentage">
            <text:p>804.59%</text:p>
          </table:table-cell>
          <table:table-cell table:formula="of:=IF([.$D124];[.$P124]/[.$E124];&quot;n/a&quot;)" office:value-type="percentage" office:value="4.04497855357152" calcext:value-type="percentage">
            <text:p>404.50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5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parse_file-finish</text:p>
          </table:table-cell>
          <table:table-cell office:value-type="float" office:value="20492618" calcext:value-type="float">
            <text:p>20492618</text:p>
          </table:table-cell>
          <table:table-cell office:value-type="float" office:value="20711887" calcext:value-type="float">
            <text:p>20711887</text:p>
          </table:table-cell>
          <table:table-cell office:value-type="float" office:value="20711807" calcext:value-type="float">
            <text:p>20711807</text:p>
          </table:table-cell>
          <table:table-cell office:value-type="float" office:value="19649881" calcext:value-type="float">
            <text:p>19649881</text:p>
          </table:table-cell>
          <table:table-cell table:formula="of:=[.$I125]*[.$A125]" office:value-type="float" office:value="1311527552" calcext:value-type="float">
            <text:p>1,311,527,552</text:p>
          </table:table-cell>
          <table:table-cell table:formula="of:=[.$M125]-([.$L125]*[.$A125])" office:value-type="float" office:value="53935168" calcext:value-type="float">
            <text:p>53,935,168</text:p>
          </table:table-cell>
          <table:table-cell table:formula="of:=[.$J125]*[.$A125]" office:value-type="float" office:value="1325560768" calcext:value-type="float">
            <text:p>1,325,560,768</text:p>
          </table:table-cell>
          <table:table-cell table:formula="of:=[.$O125]-([.$K125]*[.$A125])" office:value-type="float" office:value="5120" calcext:value-type="float">
            <text:p>5,120</text:p>
          </table:table-cell>
          <table:table-cell table:formula="of:=IF([.$D125];[.$M125]/[.$E125];&quot;n/a&quot;)" office:value-type="string" office:string-value="n/a" calcext:value-type="string">
            <text:p>n/a</text:p>
          </table:table-cell>
          <table:table-cell table:formula="of:=IF([.$D125];[.$N125]/[.$E125];&quot;n/a&quot;)" office:value-type="string" office:string-value="n/a" calcext:value-type="string">
            <text:p>n/a</text:p>
          </table:table-cell>
          <table:table-cell table:formula="of:=IF([.$D125];[.$O125]/[.$E125];&quot;n/a&quot;)" office:value-type="string" office:string-value="n/a" calcext:value-type="string">
            <text:p>n/a</text:p>
          </table:table-cell>
          <table:table-cell table:formula="of:=IF([.$D125];[.$P125]/[.$E12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6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finalize</text:p>
          </table:table-cell>
          <table:table-cell office:value-type="float" office:value="271" calcext:value-type="float">
            <text:p>27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21" calcext:value-type="float">
            <text:p>21</text:p>
          </table:table-cell>
          <table:table-cell table:formula="of:=[.$I126]*[.$A126]" office:value-type="float" office:value="17344" calcext:value-type="float">
            <text:p>17,344</text:p>
          </table:table-cell>
          <table:table-cell table:formula="of:=[.$M126]-([.$L126]*[.$A126])" office:value-type="float" office:value="16000" calcext:value-type="float">
            <text:p>16,000</text:p>
          </table:table-cell>
          <table:table-cell table:formula="of:=[.$J126]*[.$A126]" office:value-type="float" office:value="9472" calcext:value-type="float">
            <text:p>9,472</text:p>
          </table:table-cell>
          <table:table-cell table:formula="of:=[.$O126]-([.$K126]*[.$A126])" office:value-type="float" office:value="576" calcext:value-type="float">
            <text:p>576</text:p>
          </table:table-cell>
          <table:table-cell table:formula="of:=IF([.$D126];[.$M126]/[.$E126];&quot;n/a&quot;)" office:value-type="string" office:string-value="n/a" calcext:value-type="string">
            <text:p>n/a</text:p>
          </table:table-cell>
          <table:table-cell table:formula="of:=IF([.$D126];[.$N126]/[.$E126];&quot;n/a&quot;)" office:value-type="string" office:string-value="n/a" calcext:value-type="string">
            <text:p>n/a</text:p>
          </table:table-cell>
          <table:table-cell table:formula="of:=IF([.$D126];[.$O126]/[.$E126];&quot;n/a&quot;)" office:value-type="string" office:string-value="n/a" calcext:value-type="string">
            <text:p>n/a</text:p>
          </table:table-cell>
          <table:table-cell table:formula="of:=IF([.$D126];[.$P126]/[.$E12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2.gcc_r_c5.log</text:p>
          </table:table-cell>
          <table:table-cell table:formula="of:=SUBSTITUTE(ORG.LIBREOFFICE.REGEX([.$B127];&quot;[^/]+\.log&quot;) ;&quot;.log&quot;;&quot;&quot;)" office:value-type="string" office:string-value="502.gcc_r_c5" calcext:value-type="string">
            <text:p>502.gcc_r_c5</text:p>
          </table:table-cell>
          <table:table-cell table:number-columns-repeated="4"/>
          <table:table-cell office:value-type="string" calcext:value-type="string">
            <text:p>do_compile-finish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$I127]*[.$A127]" office:value-type="float" office:value="5184" calcext:value-type="float">
            <text:p>5,184</text:p>
          </table:table-cell>
          <table:table-cell table:formula="of:=[.$M127]-([.$L127]*[.$A127])" office:value-type="float" office:value="4864" calcext:value-type="float">
            <text:p>4,864</text:p>
          </table:table-cell>
          <table:table-cell table:formula="of:=[.$J127]*[.$A127]" office:value-type="float" office:value="1856" calcext:value-type="float">
            <text:p>1,856</text:p>
          </table:table-cell>
          <table:table-cell table:formula="of:=[.$O127]-([.$K127]*[.$A127])" office:value-type="float" office:value="0" calcext:value-type="float">
            <text:p>0</text:p>
          </table:table-cell>
          <table:table-cell table:formula="of:=IF([.$D127];[.$M127]/[.$E127];&quot;n/a&quot;)" office:value-type="string" office:string-value="n/a" calcext:value-type="string">
            <text:p>n/a</text:p>
          </table:table-cell>
          <table:table-cell table:formula="of:=IF([.$D127];[.$N127]/[.$E127];&quot;n/a&quot;)" office:value-type="string" office:string-value="n/a" calcext:value-type="string">
            <text:p>n/a</text:p>
          </table:table-cell>
          <table:table-cell table:formula="of:=IF([.$D127];[.$O127]/[.$E127];&quot;n/a&quot;)" office:value-type="string" office:string-value="n/a" calcext:value-type="string">
            <text:p>n/a</text:p>
          </table:table-cell>
          <table:table-cell table:formula="of:=IF([.$D127];[.$P127]/[.$E12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28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944" calcext:value-type="float">
            <text:p>1944</text:p>
          </table:table-cell>
          <table:table-cell office:value-type="float" office:value="1656" calcext:value-type="float">
            <text:p>1656</text:p>
          </table:table-cell>
          <table:table-cell office:value-type="float" office:value="1944" calcext:value-type="float">
            <text:p>1944</text:p>
          </table:table-cell>
          <table:table-cell table:formula="of:=[.$I128]*[.$A128]" office:value-type="float" office:value="124416" calcext:value-type="float">
            <text:p>124,416</text:p>
          </table:table-cell>
          <table:table-cell table:formula="of:=[.$M128]-([.$L128]*[.$A128])" office:value-type="float" office:value="0" calcext:value-type="float">
            <text:p>0</text:p>
          </table:table-cell>
          <table:table-cell table:formula="of:=[.$J128]*[.$A128]" office:value-type="float" office:value="124416" calcext:value-type="float">
            <text:p>124,416</text:p>
          </table:table-cell>
          <table:table-cell table:formula="of:=[.$O128]-([.$K128]*[.$A128])" office:value-type="float" office:value="18432" calcext:value-type="float">
            <text:p>18,432</text:p>
          </table:table-cell>
          <table:table-cell table:formula="of:=IF([.$D128];[.$M128]/[.$E128];&quot;n/a&quot;)" office:value-type="string" office:string-value="n/a" calcext:value-type="string">
            <text:p>n/a</text:p>
          </table:table-cell>
          <table:table-cell table:formula="of:=IF([.$D128];[.$N128]/[.$E128];&quot;n/a&quot;)" office:value-type="string" office:string-value="n/a" calcext:value-type="string">
            <text:p>n/a</text:p>
          </table:table-cell>
          <table:table-cell table:formula="of:=IF([.$D128];[.$O128]/[.$E128];&quot;n/a&quot;)" office:value-type="string" office:string-value="n/a" calcext:value-type="string">
            <text:p>n/a</text:p>
          </table:table-cell>
          <table:table-cell table:formula="of:=IF([.$D128];[.$P128]/[.$E12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29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39" calcext:value-type="float">
            <text:p>39</text:p>
          </table:table-cell>
          <table:table-cell table:formula="of:=[.$I129]*[.$A129]" office:value-type="float" office:value="10880" calcext:value-type="float">
            <text:p>10,880</text:p>
          </table:table-cell>
          <table:table-cell table:formula="of:=[.$M129]-([.$L129]*[.$A129])" office:value-type="float" office:value="8384" calcext:value-type="float">
            <text:p>8,384</text:p>
          </table:table-cell>
          <table:table-cell table:formula="of:=[.$J129]*[.$A129]" office:value-type="float" office:value="6528" calcext:value-type="float">
            <text:p>6,528</text:p>
          </table:table-cell>
          <table:table-cell table:formula="of:=[.$O129]-([.$K129]*[.$A129])" office:value-type="float" office:value="4032" calcext:value-type="float">
            <text:p>4,032</text:p>
          </table:table-cell>
          <table:table-cell table:formula="of:=IF([.$D129];[.$M129]/[.$E129];&quot;n/a&quot;)" office:value-type="string" office:string-value="n/a" calcext:value-type="string">
            <text:p>n/a</text:p>
          </table:table-cell>
          <table:table-cell table:formula="of:=IF([.$D129];[.$N129]/[.$E129];&quot;n/a&quot;)" office:value-type="string" office:string-value="n/a" calcext:value-type="string">
            <text:p>n/a</text:p>
          </table:table-cell>
          <table:table-cell table:formula="of:=IF([.$D129];[.$O129]/[.$E129];&quot;n/a&quot;)" office:value-type="string" office:string-value="n/a" calcext:value-type="string">
            <text:p>n/a</text:p>
          </table:table-cell>
          <table:table-cell table:formula="of:=IF([.$D129];[.$P129]/[.$E12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0];&quot;[^/]+\.log&quot;) ;&quot;.log&quot;;&quot;&quot;)" office:value-type="string" office:string-value="505.mcf_r_c1" calcext:value-type="string">
            <text:p>505.mcf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93128" calcext:value-type="float">
            <text:p>1,993,128</text:p>
          </table:table-cell>
          <table:table-cell table:style-name="ce10"/>
          <table:table-cell office:value-type="string" calcext:value-type="string">
            <text:p>ASCII Number table</text:p>
          </table:table-cell>
          <table:table-cell office:value-type="string" calcext:value-type="string">
            <text:p>read-start</text:p>
          </table:table-cell>
          <table:table-cell office:value-type="float" office:value="196208" calcext:value-type="float">
            <text:p>196208</text:p>
          </table:table-cell>
          <table:table-cell office:value-type="float" office:value="231294" calcext:value-type="float">
            <text:p>231294</text:p>
          </table:table-cell>
          <table:table-cell office:value-type="float" office:value="2" calcext:value-type="float">
            <text:p>2</text:p>
          </table:table-cell>
          <table:table-cell office:value-type="float" office:value="196052" calcext:value-type="float">
            <text:p>196052</text:p>
          </table:table-cell>
          <table:table-cell table:formula="of:=[.$I130]*[.$A130]" office:value-type="float" office:value="12557312" calcext:value-type="float">
            <text:p>12,557,312</text:p>
          </table:table-cell>
          <table:table-cell table:formula="of:=[.$M130]-([.$L130]*[.$A130])" office:value-type="float" office:value="9984" calcext:value-type="float">
            <text:p>9,984</text:p>
          </table:table-cell>
          <table:table-cell table:formula="of:=[.$J130]*[.$A130]" office:value-type="float" office:value="14802816" calcext:value-type="float">
            <text:p>14,802,816</text:p>
          </table:table-cell>
          <table:table-cell table:formula="of:=[.$O130]-([.$K130]*[.$A130])" office:value-type="float" office:value="14802688" calcext:value-type="float">
            <text:p>14,802,688</text:p>
          </table:table-cell>
          <table:table-cell table:formula="of:=IF([.$D130];[.$M130]/[.$E130];&quot;n/a&quot;)" office:value-type="percentage" office:value="6.30030384400801" calcext:value-type="percentage">
            <text:p>630.03%</text:p>
          </table:table-cell>
          <table:table-cell table:formula="of:=IF([.$D130];[.$N130]/[.$E130];&quot;n/a&quot;)" office:value-type="percentage" office:value="0.00500921165123364" calcext:value-type="percentage">
            <text:p>0.50%</text:p>
          </table:table-cell>
          <table:table-cell table:formula="of:=IF([.$D130];[.$O130]/[.$E130];&quot;n/a&quot;)" office:value-type="percentage" office:value="7.42692692090021" calcext:value-type="percentage">
            <text:p>742.69%</text:p>
          </table:table-cell>
          <table:table-cell table:formula="of:=IF([.$D130];[.$P130]/[.$E130];&quot;n/a&quot;)" office:value-type="percentage" office:value="7.42686270023802" calcext:value-type="percentage">
            <text:p>742.69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1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read-finish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$I131]*[.$A131]" office:value-type="float" office:value="6400" calcext:value-type="float">
            <text:p>6,400</text:p>
          </table:table-cell>
          <table:table-cell table:formula="of:=[.$M131]-([.$L131]*[.$A131])" office:value-type="float" office:value="5824" calcext:value-type="float">
            <text:p>5,824</text:p>
          </table:table-cell>
          <table:table-cell table:formula="of:=[.$J131]*[.$A131]" office:value-type="float" office:value="1984" calcext:value-type="float">
            <text:p>1,984</text:p>
          </table:table-cell>
          <table:table-cell table:formula="of:=[.$O131]-([.$K131]*[.$A131])" office:value-type="float" office:value="1920" calcext:value-type="float">
            <text:p>1,920</text:p>
          </table:table-cell>
          <table:table-cell table:formula="of:=IF([.$D131];[.$M131]/[.$E131];&quot;n/a&quot;)" office:value-type="string" office:string-value="n/a" calcext:value-type="string">
            <text:p>n/a</text:p>
          </table:table-cell>
          <table:table-cell table:formula="of:=IF([.$D131];[.$N131]/[.$E131];&quot;n/a&quot;)" office:value-type="string" office:string-value="n/a" calcext:value-type="string">
            <text:p>n/a</text:p>
          </table:table-cell>
          <table:table-cell table:formula="of:=IF([.$D131];[.$O131]/[.$E131];&quot;n/a&quot;)" office:value-type="string" office:string-value="n/a" calcext:value-type="string">
            <text:p>n/a</text:p>
          </table:table-cell>
          <table:table-cell table:formula="of:=IF([.$D131];[.$P131]/[.$E13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2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simulation</text:p>
          </table:table-cell>
          <table:table-cell office:value-type="float" office:value="10876718" calcext:value-type="float">
            <text:p>10876718</text:p>
          </table:table-cell>
          <table:table-cell office:value-type="float" office:value="11003204" calcext:value-type="float">
            <text:p>11003204</text:p>
          </table:table-cell>
          <table:table-cell office:value-type="float" office:value="10743312" calcext:value-type="float">
            <text:p>10743312</text:p>
          </table:table-cell>
          <table:table-cell office:value-type="float" office:value="10645215" calcext:value-type="float">
            <text:p>10645215</text:p>
          </table:table-cell>
          <table:table-cell table:formula="of:=[.$I132]*[.$A132]" office:value-type="float" office:value="696109952" calcext:value-type="float">
            <text:p>696,109,952</text:p>
          </table:table-cell>
          <table:table-cell table:formula="of:=[.$M132]-([.$L132]*[.$A132])" office:value-type="float" office:value="14816192" calcext:value-type="float">
            <text:p>14,816,192</text:p>
          </table:table-cell>
          <table:table-cell table:formula="of:=[.$J132]*[.$A132]" office:value-type="float" office:value="704205056" calcext:value-type="float">
            <text:p>704,205,056</text:p>
          </table:table-cell>
          <table:table-cell table:formula="of:=[.$O132]-([.$K132]*[.$A132])" office:value-type="float" office:value="16633088" calcext:value-type="float">
            <text:p>16,633,088</text:p>
          </table:table-cell>
          <table:table-cell table:formula="of:=IF([.$D132];[.$M132]/[.$E132];&quot;n/a&quot;)" office:value-type="string" office:string-value="n/a" calcext:value-type="string">
            <text:p>n/a</text:p>
          </table:table-cell>
          <table:table-cell table:formula="of:=IF([.$D132];[.$N132]/[.$E132];&quot;n/a&quot;)" office:value-type="string" office:string-value="n/a" calcext:value-type="string">
            <text:p>n/a</text:p>
          </table:table-cell>
          <table:table-cell table:formula="of:=IF([.$D132];[.$O132]/[.$E132];&quot;n/a&quot;)" office:value-type="string" office:string-value="n/a" calcext:value-type="string">
            <text:p>n/a</text:p>
          </table:table-cell>
          <table:table-cell table:formula="of:=IF([.$D132];[.$P132]/[.$E13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5.mcf_r_c1.log</text:p>
          </table:table-cell>
          <table:table-cell table:formula="of:=SUBSTITUTE(ORG.LIBREOFFICE.REGEX([.$B133];&quot;[^/]+\.log&quot;) ;&quot;.log&quot;;&quot;&quot;)" office:value-type="string" office:string-value="505.mcf_r_c1" calcext:value-type="string">
            <text:p>505.mcf_r_c1</text:p>
          </table:table-cell>
          <table:table-cell table:number-columns-repeated="4"/>
          <table:table-cell office:value-type="string" calcext:value-type="string">
            <text:p>results</text:p>
          </table:table-cell>
          <table:table-cell office:value-type="float" office:value="260044" calcext:value-type="float">
            <text:p>260044</text:p>
          </table:table-cell>
          <table:table-cell table:number-columns-repeated="2" office:value-type="float" office:value="187711" calcext:value-type="float">
            <text:p>187711</text:p>
          </table:table-cell>
          <table:table-cell office:value-type="float" office:value="10" calcext:value-type="float">
            <text:p>10</text:p>
          </table:table-cell>
          <table:table-cell table:formula="of:=[.$I133]*[.$A133]" office:value-type="float" office:value="16642816" calcext:value-type="float">
            <text:p>16,642,816</text:p>
          </table:table-cell>
          <table:table-cell table:formula="of:=[.$M133]-([.$L133]*[.$A133])" office:value-type="float" office:value="16642176" calcext:value-type="float">
            <text:p>16,642,176</text:p>
          </table:table-cell>
          <table:table-cell table:formula="of:=[.$J133]*[.$A133]" office:value-type="float" office:value="12013504" calcext:value-type="float">
            <text:p>12,013,504</text:p>
          </table:table-cell>
          <table:table-cell table:formula="of:=[.$O133]-([.$K133]*[.$A133])" office:value-type="float" office:value="0" calcext:value-type="float">
            <text:p>0</text:p>
          </table:table-cell>
          <table:table-cell table:formula="of:=IF([.$D133];[.$M133]/[.$E133];&quot;n/a&quot;)" office:value-type="string" office:string-value="n/a" calcext:value-type="string">
            <text:p>n/a</text:p>
          </table:table-cell>
          <table:table-cell table:formula="of:=IF([.$D133];[.$N133]/[.$E133];&quot;n/a&quot;)" office:value-type="string" office:string-value="n/a" calcext:value-type="string">
            <text:p>n/a</text:p>
          </table:table-cell>
          <table:table-cell table:formula="of:=IF([.$D133];[.$O133]/[.$E133];&quot;n/a&quot;)" office:value-type="string" office:string-value="n/a" calcext:value-type="string">
            <text:p>n/a</text:p>
          </table:table-cell>
          <table:table-cell table:formula="of:=IF([.$D133];[.$P133]/[.$E13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4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1187" calcext:value-type="float">
            <text:p>11187</text:p>
          </table:table-cell>
          <table:table-cell office:value-type="float" office:value="10162" calcext:value-type="float">
            <text:p>10162</text:p>
          </table:table-cell>
          <table:table-cell office:value-type="float" office:value="11187" calcext:value-type="float">
            <text:p>11187</text:p>
          </table:table-cell>
          <table:table-cell table:formula="of:=[.$I134]*[.$A134]" office:value-type="float" office:value="715968" calcext:value-type="float">
            <text:p>715,968</text:p>
          </table:table-cell>
          <table:table-cell table:formula="of:=[.$M134]-([.$L134]*[.$A134])" office:value-type="float" office:value="0" calcext:value-type="float">
            <text:p>0</text:p>
          </table:table-cell>
          <table:table-cell table:formula="of:=[.$J134]*[.$A134]" office:value-type="float" office:value="715968" calcext:value-type="float">
            <text:p>715,968</text:p>
          </table:table-cell>
          <table:table-cell table:formula="of:=[.$O134]-([.$K134]*[.$A134])" office:value-type="float" office:value="65600" calcext:value-type="float">
            <text:p>65,600</text:p>
          </table:table-cell>
          <table:table-cell table:formula="of:=IF([.$D134];[.$M134]/[.$E134];&quot;n/a&quot;)" office:value-type="string" office:string-value="n/a" calcext:value-type="string">
            <text:p>n/a</text:p>
          </table:table-cell>
          <table:table-cell table:formula="of:=IF([.$D134];[.$N134]/[.$E134];&quot;n/a&quot;)" office:value-type="string" office:string-value="n/a" calcext:value-type="string">
            <text:p>n/a</text:p>
          </table:table-cell>
          <table:table-cell table:formula="of:=IF([.$D134];[.$O134]/[.$E134];&quot;n/a&quot;)" office:value-type="string" office:string-value="n/a" calcext:value-type="string">
            <text:p>n/a</text:p>
          </table:table-cell>
          <table:table-cell table:formula="of:=IF([.$D134];[.$P134]/[.$E13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5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I135]*[.$A135]" office:value-type="float" office:value="0" calcext:value-type="float">
            <text:p>0</text:p>
          </table:table-cell>
          <table:table-cell table:formula="of:=[.$M135]-([.$L135]*[.$A135])" office:value-type="float" office:value="0" calcext:value-type="float">
            <text:p>0</text:p>
          </table:table-cell>
          <table:table-cell table:formula="of:=[.$J135]*[.$A135]" office:value-type="float" office:value="64" calcext:value-type="float">
            <text:p>64</text:p>
          </table:table-cell>
          <table:table-cell table:formula="of:=[.$O135]-([.$K135]*[.$A135])" office:value-type="float" office:value="64" calcext:value-type="float">
            <text:p>64</text:p>
          </table:table-cell>
          <table:table-cell table:formula="of:=IF([.$D135];[.$M135]/[.$E135];&quot;n/a&quot;)" office:value-type="string" office:string-value="n/a" calcext:value-type="string">
            <text:p>n/a</text:p>
          </table:table-cell>
          <table:table-cell table:formula="of:=IF([.$D135];[.$N135]/[.$E135];&quot;n/a&quot;)" office:value-type="string" office:string-value="n/a" calcext:value-type="string">
            <text:p>n/a</text:p>
          </table:table-cell>
          <table:table-cell table:formula="of:=IF([.$D135];[.$O135]/[.$E135];&quot;n/a&quot;)" office:value-type="string" office:string-value="n/a" calcext:value-type="string">
            <text:p>n/a</text:p>
          </table:table-cell>
          <table:table-cell table:formula="of:=IF([.$D135];[.$P135]/[.$E13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6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initialise</text:p>
          </table:table-cell>
          <table:table-cell office:value-type="float" office:value="9056" calcext:value-type="float">
            <text:p>9056</text:p>
          </table:table-cell>
          <table:table-cell office:value-type="float" office:value="7971" calcext:value-type="float">
            <text:p>7971</text:p>
          </table:table-cell>
          <table:table-cell office:value-type="float" office:value="3671" calcext:value-type="float">
            <text:p>3671</text:p>
          </table:table-cell>
          <table:table-cell office:value-type="float" office:value="8596" calcext:value-type="float">
            <text:p>8596</text:p>
          </table:table-cell>
          <table:table-cell table:formula="of:=[.$I136]*[.$A136]" office:value-type="float" office:value="579584" calcext:value-type="float">
            <text:p>579,584</text:p>
          </table:table-cell>
          <table:table-cell table:formula="of:=[.$M136]-([.$L136]*[.$A136])" office:value-type="float" office:value="29440" calcext:value-type="float">
            <text:p>29,440</text:p>
          </table:table-cell>
          <table:table-cell table:formula="of:=[.$J136]*[.$A136]" office:value-type="float" office:value="510144" calcext:value-type="float">
            <text:p>510,144</text:p>
          </table:table-cell>
          <table:table-cell table:formula="of:=[.$O136]-([.$K136]*[.$A136])" office:value-type="float" office:value="275200" calcext:value-type="float">
            <text:p>275,200</text:p>
          </table:table-cell>
          <table:table-cell table:formula="of:=IF([.$D136];[.$M136]/[.$E136];&quot;n/a&quot;)" office:value-type="string" office:string-value="n/a" calcext:value-type="string">
            <text:p>n/a</text:p>
          </table:table-cell>
          <table:table-cell table:formula="of:=IF([.$D136];[.$N136]/[.$E136];&quot;n/a&quot;)" office:value-type="string" office:string-value="n/a" calcext:value-type="string">
            <text:p>n/a</text:p>
          </table:table-cell>
          <table:table-cell table:formula="of:=IF([.$D136];[.$O136]/[.$E136];&quot;n/a&quot;)" office:value-type="string" office:string-value="n/a" calcext:value-type="string">
            <text:p>n/a</text:p>
          </table:table-cell>
          <table:table-cell table:formula="of:=IF([.$D136];[.$P136]/[.$E13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7];&quot;[^/]+\.log&quot;) ;&quot;.log&quot;;&quot;&quot;)" office:value-type="string" office:string-value="507.cactuBSSN_r_c1" calcext:value-type="string">
            <text:p>507.cactuBSSN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152" calcext:value-type="float">
            <text:p>4,152</text:p>
          </table:table-cell>
          <table:table-cell table:style-name="ce10"/>
          <table:table-cell office:value-type="string" calcext:value-type="string">
            <text:p>K=V config</text:p>
          </table:table-cell>
          <table:table-cell office:value-type="string" calcext:value-type="string">
            <text:p>parse-param-file</text:p>
          </table:table-cell>
          <table:table-cell office:value-type="float" office:value="8677" calcext:value-type="float">
            <text:p>8677</text:p>
          </table:table-cell>
          <table:table-cell office:value-type="float" office:value="4409" calcext:value-type="float">
            <text:p>4409</text:p>
          </table:table-cell>
          <table:table-cell office:value-type="float" office:value="1993" calcext:value-type="float">
            <text:p>1993</text:p>
          </table:table-cell>
          <table:table-cell office:value-type="float" office:value="3990" calcext:value-type="float">
            <text:p>3990</text:p>
          </table:table-cell>
          <table:table-cell table:formula="of:=[.$I137]*[.$A137]" office:value-type="float" office:value="555328" calcext:value-type="float">
            <text:p>555,328</text:p>
          </table:table-cell>
          <table:table-cell table:formula="of:=[.$M137]-([.$L137]*[.$A137])" office:value-type="float" office:value="299968" calcext:value-type="float">
            <text:p>299,968</text:p>
          </table:table-cell>
          <table:table-cell table:formula="of:=[.$J137]*[.$A137]" office:value-type="float" office:value="282176" calcext:value-type="float">
            <text:p>282,176</text:p>
          </table:table-cell>
          <table:table-cell table:formula="of:=[.$O137]-([.$K137]*[.$A137])" office:value-type="float" office:value="154624" calcext:value-type="float">
            <text:p>154,624</text:p>
          </table:table-cell>
          <table:table-cell table:formula="of:=IF([.$D137];[.$M137]/[.$E137];&quot;n/a&quot;)" office:value-type="percentage" office:value="133.749518304432" calcext:value-type="percentage">
            <text:p>13374.95%</text:p>
          </table:table-cell>
          <table:table-cell table:formula="of:=IF([.$D137];[.$N137]/[.$E137];&quot;n/a&quot;)" office:value-type="percentage" office:value="72.2466281310212" calcext:value-type="percentage">
            <text:p>7224.66%</text:p>
          </table:table-cell>
          <table:table-cell table:formula="of:=IF([.$D137];[.$O137]/[.$E137];&quot;n/a&quot;)" office:value-type="percentage" office:value="67.9614643545279" calcext:value-type="percentage">
            <text:p>6796.15%</text:p>
          </table:table-cell>
          <table:table-cell table:formula="of:=IF([.$D137];[.$P137]/[.$E137];&quot;n/a&quot;)" office:value-type="percentage" office:value="37.2408477842004" calcext:value-type="percentage">
            <text:p>3724.08%</text:p>
          </table:table-cell>
          <table:table-cell office:value-type="string" calcext:value-type="string">
            <text:p>Note: Compiles a full PEG parser deep in input processing callchain</text:p>
          </table:table-cell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8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parse-param-file-done</text:p>
          </table:table-cell>
          <table:table-cell office:value-type="float" office:value="3758065" calcext:value-type="float">
            <text:p>3758065</text:p>
          </table:table-cell>
          <table:table-cell office:value-type="float" office:value="4303347" calcext:value-type="float">
            <text:p>4303347</text:p>
          </table:table-cell>
          <table:table-cell office:value-type="float" office:value="739862" calcext:value-type="float">
            <text:p>739862</text:p>
          </table:table-cell>
          <table:table-cell office:value-type="float" office:value="3754696" calcext:value-type="float">
            <text:p>3754696</text:p>
          </table:table-cell>
          <table:table-cell table:formula="of:=[.$I138]*[.$A138]" office:value-type="float" office:value="240516160" calcext:value-type="float">
            <text:p>240,516,160</text:p>
          </table:table-cell>
          <table:table-cell table:formula="of:=[.$M138]-([.$L138]*[.$A138])" office:value-type="float" office:value="215616" calcext:value-type="float">
            <text:p>215,616</text:p>
          </table:table-cell>
          <table:table-cell table:formula="of:=[.$J138]*[.$A138]" office:value-type="float" office:value="275414208" calcext:value-type="float">
            <text:p>275,414,208</text:p>
          </table:table-cell>
          <table:table-cell table:formula="of:=[.$O138]-([.$K138]*[.$A138])" office:value-type="float" office:value="228063040" calcext:value-type="float">
            <text:p>228,063,040</text:p>
          </table:table-cell>
          <table:table-cell table:formula="of:=IF([.$D138];[.$M138]/[.$E138];&quot;n/a&quot;)" office:value-type="string" office:string-value="n/a" calcext:value-type="string">
            <text:p>n/a</text:p>
          </table:table-cell>
          <table:table-cell table:formula="of:=IF([.$D138];[.$N138]/[.$E138];&quot;n/a&quot;)" office:value-type="string" office:string-value="n/a" calcext:value-type="string">
            <text:p>n/a</text:p>
          </table:table-cell>
          <table:table-cell table:formula="of:=IF([.$D138];[.$O138]/[.$E138];&quot;n/a&quot;)" office:value-type="string" office:string-value="n/a" calcext:value-type="string">
            <text:p>n/a</text:p>
          </table:table-cell>
          <table:table-cell table:formula="of:=IF([.$D138];[.$P138]/[.$E13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39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evolve</text:p>
          </table:table-cell>
          <table:table-cell office:value-type="float" office:value="12084169" calcext:value-type="float">
            <text:p>12084169</text:p>
          </table:table-cell>
          <table:table-cell office:value-type="float" office:value="12522073" calcext:value-type="float">
            <text:p>12522073</text:p>
          </table:table-cell>
          <table:table-cell office:value-type="float" office:value="12521614" calcext:value-type="float">
            <text:p>12521614</text:p>
          </table:table-cell>
          <table:table-cell office:value-type="float" office:value="8520753" calcext:value-type="float">
            <text:p>8520753</text:p>
          </table:table-cell>
          <table:table-cell table:formula="of:=[.$I139]*[.$A139]" office:value-type="float" office:value="773386816" calcext:value-type="float">
            <text:p>773,386,816</text:p>
          </table:table-cell>
          <table:table-cell table:formula="of:=[.$M139]-([.$L139]*[.$A139])" office:value-type="float" office:value="228058624" calcext:value-type="float">
            <text:p>228,058,624</text:p>
          </table:table-cell>
          <table:table-cell table:formula="of:=[.$J139]*[.$A139]" office:value-type="float" office:value="801412672" calcext:value-type="float">
            <text:p>801,412,672</text:p>
          </table:table-cell>
          <table:table-cell table:formula="of:=[.$O139]-([.$K139]*[.$A139])" office:value-type="float" office:value="29376" calcext:value-type="float">
            <text:p>29,376</text:p>
          </table:table-cell>
          <table:table-cell table:formula="of:=IF([.$D139];[.$M139]/[.$E139];&quot;n/a&quot;)" office:value-type="string" office:string-value="n/a" calcext:value-type="string">
            <text:p>n/a</text:p>
          </table:table-cell>
          <table:table-cell table:formula="of:=IF([.$D139];[.$N139]/[.$E139];&quot;n/a&quot;)" office:value-type="string" office:string-value="n/a" calcext:value-type="string">
            <text:p>n/a</text:p>
          </table:table-cell>
          <table:table-cell table:formula="of:=IF([.$D139];[.$O139]/[.$E139];&quot;n/a&quot;)" office:value-type="string" office:string-value="n/a" calcext:value-type="string">
            <text:p>n/a</text:p>
          </table:table-cell>
          <table:table-cell table:formula="of:=IF([.$D139];[.$P139]/[.$E13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7.cactuBSSN_r_c1.log</text:p>
          </table:table-cell>
          <table:table-cell table:formula="of:=SUBSTITUTE(ORG.LIBREOFFICE.REGEX([.$B140];&quot;[^/]+\.log&quot;) ;&quot;.log&quot;;&quot;&quot;)" office:value-type="string" office:string-value="507.cactuBSSN_r_c1" calcext:value-type="string">
            <text:p>507.cactuBSSN_r_c1</text:p>
          </table:table-cell>
          <table:table-cell table:number-columns-repeated="4"/>
          <table:table-cell office:value-type="string" calcext:value-type="string">
            <text:p>shutdown</text:p>
          </table:table-cell>
          <table:table-cell office:value-type="float" office:value="2223" calcext:value-type="float">
            <text:p>2223</text:p>
          </table:table-cell>
          <table:table-cell table:number-columns-repeated="2" office:value-type="float" office:value="1418" calcext:value-type="float">
            <text:p>1418</text:p>
          </table:table-cell>
          <table:table-cell office:value-type="float" office:value="5" calcext:value-type="float">
            <text:p>5</text:p>
          </table:table-cell>
          <table:table-cell table:formula="of:=[.$I140]*[.$A140]" office:value-type="float" office:value="142272" calcext:value-type="float">
            <text:p>142,272</text:p>
          </table:table-cell>
          <table:table-cell table:formula="of:=[.$M140]-([.$L140]*[.$A140])" office:value-type="float" office:value="141952" calcext:value-type="float">
            <text:p>141,952</text:p>
          </table:table-cell>
          <table:table-cell table:formula="of:=[.$J140]*[.$A140]" office:value-type="float" office:value="90752" calcext:value-type="float">
            <text:p>90,752</text:p>
          </table:table-cell>
          <table:table-cell table:formula="of:=[.$O140]-([.$K140]*[.$A140])" office:value-type="float" office:value="0" calcext:value-type="float">
            <text:p>0</text:p>
          </table:table-cell>
          <table:table-cell table:formula="of:=IF([.$D140];[.$M140]/[.$E140];&quot;n/a&quot;)" office:value-type="string" office:string-value="n/a" calcext:value-type="string">
            <text:p>n/a</text:p>
          </table:table-cell>
          <table:table-cell table:formula="of:=IF([.$D140];[.$N140]/[.$E140];&quot;n/a&quot;)" office:value-type="string" office:string-value="n/a" calcext:value-type="string">
            <text:p>n/a</text:p>
          </table:table-cell>
          <table:table-cell table:formula="of:=IF([.$D140];[.$O140]/[.$E140];&quot;n/a&quot;)" office:value-type="string" office:string-value="n/a" calcext:value-type="string">
            <text:p>n/a</text:p>
          </table:table-cell>
          <table:table-cell table:formula="of:=IF([.$D140];[.$P140]/[.$E14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1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0626" calcext:value-type="float">
            <text:p>10626</text:p>
          </table:table-cell>
          <table:table-cell office:value-type="float" office:value="10104" calcext:value-type="float">
            <text:p>10104</text:p>
          </table:table-cell>
          <table:table-cell office:value-type="float" office:value="10626" calcext:value-type="float">
            <text:p>10626</text:p>
          </table:table-cell>
          <table:table-cell table:formula="of:=[.$I141]*[.$A141]" office:value-type="float" office:value="680064" calcext:value-type="float">
            <text:p>680,064</text:p>
          </table:table-cell>
          <table:table-cell table:formula="of:=[.$M141]-([.$L141]*[.$A141])" office:value-type="float" office:value="0" calcext:value-type="float">
            <text:p>0</text:p>
          </table:table-cell>
          <table:table-cell table:formula="of:=[.$J141]*[.$A141]" office:value-type="float" office:value="680064" calcext:value-type="float">
            <text:p>680,064</text:p>
          </table:table-cell>
          <table:table-cell table:formula="of:=[.$O141]-([.$K141]*[.$A141])" office:value-type="float" office:value="33408" calcext:value-type="float">
            <text:p>33,408</text:p>
          </table:table-cell>
          <table:table-cell table:formula="of:=IF([.$D141];[.$M141]/[.$E141];&quot;n/a&quot;)" office:value-type="string" office:string-value="n/a" calcext:value-type="string">
            <text:p>n/a</text:p>
          </table:table-cell>
          <table:table-cell table:formula="of:=IF([.$D141];[.$N141]/[.$E141];&quot;n/a&quot;)" office:value-type="string" office:string-value="n/a" calcext:value-type="string">
            <text:p>n/a</text:p>
          </table:table-cell>
          <table:table-cell table:formula="of:=IF([.$D141];[.$O141]/[.$E141];&quot;n/a&quot;)" office:value-type="string" office:string-value="n/a" calcext:value-type="string">
            <text:p>n/a</text:p>
          </table:table-cell>
          <table:table-cell table:formula="of:=IF([.$D141];[.$P141]/[.$E14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2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$I142]*[.$A142]" office:value-type="float" office:value="7680" calcext:value-type="float">
            <text:p>7,680</text:p>
          </table:table-cell>
          <table:table-cell table:formula="of:=[.$M142]-([.$L142]*[.$A142])" office:value-type="float" office:value="6784" calcext:value-type="float">
            <text:p>6,784</text:p>
          </table:table-cell>
          <table:table-cell table:formula="of:=[.$J142]*[.$A142]" office:value-type="float" office:value="2432" calcext:value-type="float">
            <text:p>2,432</text:p>
          </table:table-cell>
          <table:table-cell table:formula="of:=[.$O142]-([.$K142]*[.$A142])" office:value-type="float" office:value="2432" calcext:value-type="float">
            <text:p>2,432</text:p>
          </table:table-cell>
          <table:table-cell table:formula="of:=IF([.$D142];[.$M142]/[.$E142];&quot;n/a&quot;)" office:value-type="string" office:string-value="n/a" calcext:value-type="string">
            <text:p>n/a</text:p>
          </table:table-cell>
          <table:table-cell table:formula="of:=IF([.$D142];[.$N142]/[.$E142];&quot;n/a&quot;)" office:value-type="string" office:string-value="n/a" calcext:value-type="string">
            <text:p>n/a</text:p>
          </table:table-cell>
          <table:table-cell table:formula="of:=IF([.$D142];[.$O142]/[.$E142];&quot;n/a&quot;)" office:value-type="string" office:string-value="n/a" calcext:value-type="string">
            <text:p>n/a</text:p>
          </table:table-cell>
          <table:table-cell table:formula="of:=IF([.$D142];[.$P142]/[.$E14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style-name="ce1" table:formula="of:=SUBSTITUTE(ORG.LIBREOFFICE.REGEX([.$B143];&quot;[^/]+\.log&quot;) ;&quot;.log&quot;;&quot;&quot;)" office:value-type="string" office:string-value="508.namd_r_c1" calcext:value-type="string">
            <text:p>508.namd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092877" calcext:value-type="float">
            <text:p>8,092,877</text:p>
          </table:table-cell>
          <table:table-cell table:style-name="ce10"/>
          <table:table-cell office:value-type="string" calcext:value-type="string">
            <text:p>ASCII Number table</text:p>
          </table:table-cell>
          <table:table-cell office:value-type="string" calcext:value-type="string">
            <text:p>read-input</text:p>
          </table:table-cell>
          <table:table-cell office:value-type="float" office:value="65325" calcext:value-type="float">
            <text:p>65325</text:p>
          </table:table-cell>
          <table:table-cell office:value-type="float" office:value="208160" calcext:value-type="float">
            <text:p>208160</text:p>
          </table:table-cell>
          <table:table-cell office:value-type="float" office:value="11206" calcext:value-type="float">
            <text:p>11206</text:p>
          </table:table-cell>
          <table:table-cell office:value-type="float" office:value="65024" calcext:value-type="float">
            <text:p>65024</text:p>
          </table:table-cell>
          <table:table-cell table:formula="of:=[.$I143]*[.$A143]" office:value-type="float" office:value="4180800" calcext:value-type="float">
            <text:p>4,180,800</text:p>
          </table:table-cell>
          <table:table-cell table:formula="of:=[.$M143]-([.$L143]*[.$A143])" office:value-type="float" office:value="19264" calcext:value-type="float">
            <text:p>19,264</text:p>
          </table:table-cell>
          <table:table-cell table:formula="of:=[.$J143]*[.$A143]" office:value-type="float" office:value="13322240" calcext:value-type="float">
            <text:p>13,322,240</text:p>
          </table:table-cell>
          <table:table-cell table:formula="of:=[.$O143]-([.$K143]*[.$A143])" office:value-type="float" office:value="12605056" calcext:value-type="float">
            <text:p>12,605,056</text:p>
          </table:table-cell>
          <table:table-cell table:formula="of:=IF([.$D143];[.$M143]/[.$E143];&quot;n/a&quot;)" office:value-type="percentage" office:value="0.516602439404429" calcext:value-type="percentage">
            <text:p>51.66%</text:p>
          </table:table-cell>
          <table:table-cell table:formula="of:=IF([.$D143];[.$N143]/[.$E143];&quot;n/a&quot;)" office:value-type="percentage" office:value="0.0023803648566511" calcext:value-type="percentage">
            <text:p>0.24%</text:p>
          </table:table-cell>
          <table:table-cell table:formula="of:=IF([.$D143];[.$O143]/[.$E143];&quot;n/a&quot;)" office:value-type="percentage" office:value="1.64616859986875" calcext:value-type="percentage">
            <text:p>164.62%</text:p>
          </table:table-cell>
          <table:table-cell table:formula="of:=IF([.$D143];[.$P143]/[.$E143];&quot;n/a&quot;)" office:value-type="percentage" office:value="1.55754943513907" calcext:value-type="percentage">
            <text:p>155.75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4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read-input-finish</text:p>
          </table:table-cell>
          <table:table-cell office:value-type="float" office:value="180" calcext:value-type="float">
            <text:p>180</text:p>
          </table:table-cell>
          <table:table-cell office:value-type="float" office:value="484266" calcext:value-type="float">
            <text:p>484266</text:p>
          </table:table-cell>
          <table:table-cell office:value-type="float" office:value="69174" calcext:value-type="float">
            <text:p>69174</text:p>
          </table:table-cell>
          <table:table-cell office:value-type="float" office:value="27" calcext:value-type="float">
            <text:p>27</text:p>
          </table:table-cell>
          <table:table-cell table:formula="of:=[.$I144]*[.$A144]" office:value-type="float" office:value="11520" calcext:value-type="float">
            <text:p>11,520</text:p>
          </table:table-cell>
          <table:table-cell table:formula="of:=[.$M144]-([.$L144]*[.$A144])" office:value-type="float" office:value="9792" calcext:value-type="float">
            <text:p>9,792</text:p>
          </table:table-cell>
          <table:table-cell table:formula="of:=[.$J144]*[.$A144]" office:value-type="float" office:value="30993024" calcext:value-type="float">
            <text:p>30,993,024</text:p>
          </table:table-cell>
          <table:table-cell table:formula="of:=[.$O144]-([.$K144]*[.$A144])" office:value-type="float" office:value="26565888" calcext:value-type="float">
            <text:p>26,565,888</text:p>
          </table:table-cell>
          <table:table-cell table:formula="of:=IF([.$D144];[.$M144]/[.$E144];&quot;n/a&quot;)" office:value-type="string" office:string-value="n/a" calcext:value-type="string">
            <text:p>n/a</text:p>
          </table:table-cell>
          <table:table-cell table:formula="of:=IF([.$D144];[.$N144]/[.$E144];&quot;n/a&quot;)" office:value-type="string" office:string-value="n/a" calcext:value-type="string">
            <text:p>n/a</text:p>
          </table:table-cell>
          <table:table-cell table:formula="of:=IF([.$D144];[.$O144]/[.$E144];&quot;n/a&quot;)" office:value-type="string" office:string-value="n/a" calcext:value-type="string">
            <text:p>n/a</text:p>
          </table:table-cell>
          <table:table-cell table:formula="of:=IF([.$D144];[.$P144]/[.$E14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08.namd_r_c1.log</text:p>
          </table:table-cell>
          <table:table-cell table:formula="of:=SUBSTITUTE(ORG.LIBREOFFICE.REGEX([.$B145];&quot;[^/]+\.log&quot;) ;&quot;.log&quot;;&quot;&quot;)" office:value-type="string" office:string-value="508.namd_r_c1" calcext:value-type="string">
            <text:p>508.namd_r_c1</text:p>
          </table:table-cell>
          <table:table-cell table:number-columns-repeated="4"/>
          <table:table-cell office:value-type="string" calcext:value-type="string">
            <text:p>benchmark</text:p>
          </table:table-cell>
          <table:table-cell office:value-type="float" office:value="2498688" calcext:value-type="float">
            <text:p>2498688</text:p>
          </table:table-cell>
          <table:table-cell table:number-columns-repeated="2" office:value-type="float" office:value="2420519" calcext:value-type="float">
            <text:p>2420519</text:p>
          </table:table-cell>
          <table:table-cell office:value-type="float" office:value="1886354" calcext:value-type="float">
            <text:p>1886354</text:p>
          </table:table-cell>
          <table:table-cell table:formula="of:=[.$I145]*[.$A145]" office:value-type="float" office:value="159916032" calcext:value-type="float">
            <text:p>159,916,032</text:p>
          </table:table-cell>
          <table:table-cell table:formula="of:=[.$M145]-([.$L145]*[.$A145])" office:value-type="float" office:value="39189376" calcext:value-type="float">
            <text:p>39,189,376</text:p>
          </table:table-cell>
          <table:table-cell table:formula="of:=[.$J145]*[.$A145]" office:value-type="float" office:value="154913216" calcext:value-type="float">
            <text:p>154,913,216</text:p>
          </table:table-cell>
          <table:table-cell table:formula="of:=[.$O145]-([.$K145]*[.$A145])" office:value-type="float" office:value="0" calcext:value-type="float">
            <text:p>0</text:p>
          </table:table-cell>
          <table:table-cell table:formula="of:=IF([.$D145];[.$M145]/[.$E145];&quot;n/a&quot;)" office:value-type="string" office:string-value="n/a" calcext:value-type="string">
            <text:p>n/a</text:p>
          </table:table-cell>
          <table:table-cell table:formula="of:=IF([.$D145];[.$N145]/[.$E145];&quot;n/a&quot;)" office:value-type="string" office:string-value="n/a" calcext:value-type="string">
            <text:p>n/a</text:p>
          </table:table-cell>
          <table:table-cell table:formula="of:=IF([.$D145];[.$O145]/[.$E145];&quot;n/a&quot;)" office:value-type="string" office:string-value="n/a" calcext:value-type="string">
            <text:p>n/a</text:p>
          </table:table-cell>
          <table:table-cell table:formula="of:=IF([.$D145];[.$P145]/[.$E14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6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21480" calcext:value-type="float">
            <text:p>21480</text:p>
          </table:table-cell>
          <table:table-cell office:value-type="float" office:value="19730" calcext:value-type="float">
            <text:p>19730</text:p>
          </table:table-cell>
          <table:table-cell office:value-type="float" office:value="21480" calcext:value-type="float">
            <text:p>21480</text:p>
          </table:table-cell>
          <table:table-cell table:formula="of:=[.$I146]*[.$A146]" office:value-type="float" office:value="1374720" calcext:value-type="float">
            <text:p>1,374,720</text:p>
          </table:table-cell>
          <table:table-cell table:formula="of:=[.$M146]-([.$L146]*[.$A146])" office:value-type="float" office:value="0" calcext:value-type="float">
            <text:p>0</text:p>
          </table:table-cell>
          <table:table-cell table:formula="of:=[.$J146]*[.$A146]" office:value-type="float" office:value="1374720" calcext:value-type="float">
            <text:p>1,374,720</text:p>
          </table:table-cell>
          <table:table-cell table:formula="of:=[.$O146]-([.$K146]*[.$A146])" office:value-type="float" office:value="112000" calcext:value-type="float">
            <text:p>112,000</text:p>
          </table:table-cell>
          <table:table-cell table:formula="of:=IF([.$D146];[.$M146]/[.$E146];&quot;n/a&quot;)" office:value-type="string" office:string-value="n/a" calcext:value-type="string">
            <text:p>n/a</text:p>
          </table:table-cell>
          <table:table-cell table:formula="of:=IF([.$D146];[.$N146]/[.$E146];&quot;n/a&quot;)" office:value-type="string" office:string-value="n/a" calcext:value-type="string">
            <text:p>n/a</text:p>
          </table:table-cell>
          <table:table-cell table:formula="of:=IF([.$D146];[.$O146]/[.$E146];&quot;n/a&quot;)" office:value-type="string" office:string-value="n/a" calcext:value-type="string">
            <text:p>n/a</text:p>
          </table:table-cell>
          <table:table-cell table:formula="of:=IF([.$D146];[.$P146]/[.$E14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7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030" calcext:value-type="float">
            <text:p>1030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office:value-type="float" office:value="582" calcext:value-type="float">
            <text:p>582</text:p>
          </table:table-cell>
          <table:table-cell table:formula="of:=[.$I147]*[.$A147]" office:value-type="float" office:value="65920" calcext:value-type="float">
            <text:p>65,920</text:p>
          </table:table-cell>
          <table:table-cell table:formula="of:=[.$M147]-([.$L147]*[.$A147])" office:value-type="float" office:value="28672" calcext:value-type="float">
            <text:p>28,672</text:p>
          </table:table-cell>
          <table:table-cell table:formula="of:=[.$J147]*[.$A147]" office:value-type="float" office:value="39360" calcext:value-type="float">
            <text:p>39,360</text:p>
          </table:table-cell>
          <table:table-cell table:formula="of:=[.$O147]-([.$K147]*[.$A147])" office:value-type="float" office:value="38400" calcext:value-type="float">
            <text:p>38,400</text:p>
          </table:table-cell>
          <table:table-cell table:formula="of:=IF([.$D147];[.$M147]/[.$E147];&quot;n/a&quot;)" office:value-type="string" office:string-value="n/a" calcext:value-type="string">
            <text:p>n/a</text:p>
          </table:table-cell>
          <table:table-cell table:formula="of:=IF([.$D147];[.$N147]/[.$E147];&quot;n/a&quot;)" office:value-type="string" office:string-value="n/a" calcext:value-type="string">
            <text:p>n/a</text:p>
          </table:table-cell>
          <table:table-cell table:formula="of:=IF([.$D147];[.$O147]/[.$E147];&quot;n/a&quot;)" office:value-type="string" office:string-value="n/a" calcext:value-type="string">
            <text:p>n/a</text:p>
          </table:table-cell>
          <table:table-cell table:formula="of:=IF([.$D147];[.$P147]/[.$E14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8];&quot;[^/]+\.log&quot;) ;&quot;.log&quot;;&quot;&quot;)" office:value-type="string" office:string-value="510.parest_r_c1" calcext:value-type="string">
            <text:p>510.parest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388" calcext:value-type="float">
            <text:p>2,388</text:p>
          </table:table-cell>
          <table:table-cell table:style-name="ce10"/>
          <table:table-cell office:value-type="string" calcext:value-type="string">
            <text:p>K=V config</text:p>
          </table:table-cell>
          <table:table-cell office:value-type="string" calcext:value-type="string">
            <text:p>parse-input</text:p>
          </table:table-cell>
          <table:table-cell office:value-type="float" office:value="1612" calcext:value-type="float">
            <text:p>1612</text:p>
          </table:table-cell>
          <table:table-cell office:value-type="float" office:value="907" calcext:value-type="float">
            <text:p>907</text:p>
          </table:table-cell>
          <table:table-cell office:value-type="float" office:value="74" calcext:value-type="float">
            <text:p>74</text:p>
          </table:table-cell>
          <table:table-cell office:value-type="float" office:value="496" calcext:value-type="float">
            <text:p>496</text:p>
          </table:table-cell>
          <table:table-cell table:formula="of:=[.$I148]*[.$A148]" office:value-type="float" office:value="103168" calcext:value-type="float">
            <text:p>103,168</text:p>
          </table:table-cell>
          <table:table-cell table:formula="of:=[.$M148]-([.$L148]*[.$A148])" office:value-type="float" office:value="71424" calcext:value-type="float">
            <text:p>71,424</text:p>
          </table:table-cell>
          <table:table-cell table:formula="of:=[.$J148]*[.$A148]" office:value-type="float" office:value="58048" calcext:value-type="float">
            <text:p>58,048</text:p>
          </table:table-cell>
          <table:table-cell table:formula="of:=[.$O148]-([.$K148]*[.$A148])" office:value-type="float" office:value="53312" calcext:value-type="float">
            <text:p>53,312</text:p>
          </table:table-cell>
          <table:table-cell table:formula="of:=IF([.$D148];[.$M148]/[.$E148];&quot;n/a&quot;)" office:value-type="percentage" office:value="43.2026800670017" calcext:value-type="percentage">
            <text:p>4320.27%</text:p>
          </table:table-cell>
          <table:table-cell table:formula="of:=IF([.$D148];[.$N148]/[.$E148];&quot;n/a&quot;)" office:value-type="percentage" office:value="29.9095477386935" calcext:value-type="percentage">
            <text:p>2990.95%</text:p>
          </table:table-cell>
          <table:table-cell table:formula="of:=IF([.$D148];[.$O148]/[.$E148];&quot;n/a&quot;)" office:value-type="percentage" office:value="24.3082077051926" calcext:value-type="percentage">
            <text:p>2430.82%</text:p>
          </table:table-cell>
          <table:table-cell table:formula="of:=IF([.$D148];[.$P148]/[.$E148];&quot;n/a&quot;)" office:value-type="percentage" office:value="22.3249581239531" calcext:value-type="percentage">
            <text:p>2232.50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0.parest_r_c1.log</text:p>
          </table:table-cell>
          <table:table-cell table:formula="of:=SUBSTITUTE(ORG.LIBREOFFICE.REGEX([.$B149];&quot;[^/]+\.log&quot;) ;&quot;.log&quot;;&quot;&quot;)" office:value-type="string" office:string-value="510.parest_r_c1" calcext:value-type="string">
            <text:p>510.parest_r_c1</text:p>
          </table:table-cell>
          <table:table-cell table:number-columns-repeated="4"/>
          <table:table-cell office:value-type="string" calcext:value-type="string">
            <text:p>parse-input-finished</text:p>
          </table:table-cell>
          <table:table-cell office:value-type="float" office:value="8956302" calcext:value-type="float">
            <text:p>8956302</text:p>
          </table:table-cell>
          <table:table-cell table:number-columns-repeated="2" office:value-type="float" office:value="8981172" calcext:value-type="float">
            <text:p>8981172</text:p>
          </table:table-cell>
          <table:table-cell office:value-type="float" office:value="8953954" calcext:value-type="float">
            <text:p>8953954</text:p>
          </table:table-cell>
          <table:table-cell table:formula="of:=[.$I149]*[.$A149]" office:value-type="float" office:value="573203328" calcext:value-type="float">
            <text:p>573,203,328</text:p>
          </table:table-cell>
          <table:table-cell table:formula="of:=[.$M149]-([.$L149]*[.$A149])" office:value-type="float" office:value="150272" calcext:value-type="float">
            <text:p>150,272</text:p>
          </table:table-cell>
          <table:table-cell table:formula="of:=[.$J149]*[.$A149]" office:value-type="float" office:value="574795008" calcext:value-type="float">
            <text:p>574,795,008</text:p>
          </table:table-cell>
          <table:table-cell table:formula="of:=[.$O149]-([.$K149]*[.$A149])" office:value-type="float" office:value="0" calcext:value-type="float">
            <text:p>0</text:p>
          </table:table-cell>
          <table:table-cell table:formula="of:=IF([.$D149];[.$M149]/[.$E149];&quot;n/a&quot;)" office:value-type="string" office:string-value="n/a" calcext:value-type="string">
            <text:p>n/a</text:p>
          </table:table-cell>
          <table:table-cell table:formula="of:=IF([.$D149];[.$N149]/[.$E149];&quot;n/a&quot;)" office:value-type="string" office:string-value="n/a" calcext:value-type="string">
            <text:p>n/a</text:p>
          </table:table-cell>
          <table:table-cell table:formula="of:=IF([.$D149];[.$O149]/[.$E149];&quot;n/a&quot;)" office:value-type="string" office:string-value="n/a" calcext:value-type="string">
            <text:p>n/a</text:p>
          </table:table-cell>
          <table:table-cell table:formula="of:=IF([.$D149];[.$P149]/[.$E14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0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1502" calcext:value-type="float">
            <text:p>11502</text:p>
          </table:table-cell>
          <table:table-cell office:value-type="float" office:value="10499" calcext:value-type="float">
            <text:p>10499</text:p>
          </table:table-cell>
          <table:table-cell office:value-type="float" office:value="11502" calcext:value-type="float">
            <text:p>11502</text:p>
          </table:table-cell>
          <table:table-cell table:formula="of:=[.$I150]*[.$A150]" office:value-type="float" office:value="736128" calcext:value-type="float">
            <text:p>736,128</text:p>
          </table:table-cell>
          <table:table-cell table:formula="of:=[.$M150]-([.$L150]*[.$A150])" office:value-type="float" office:value="0" calcext:value-type="float">
            <text:p>0</text:p>
          </table:table-cell>
          <table:table-cell table:formula="of:=[.$J150]*[.$A150]" office:value-type="float" office:value="736128" calcext:value-type="float">
            <text:p>736,128</text:p>
          </table:table-cell>
          <table:table-cell table:formula="of:=[.$O150]-([.$K150]*[.$A150])" office:value-type="float" office:value="64192" calcext:value-type="float">
            <text:p>64,192</text:p>
          </table:table-cell>
          <table:table-cell table:formula="of:=IF([.$D150];[.$M150]/[.$E150];&quot;n/a&quot;)" office:value-type="string" office:string-value="n/a" calcext:value-type="string">
            <text:p>n/a</text:p>
          </table:table-cell>
          <table:table-cell table:formula="of:=IF([.$D150];[.$N150]/[.$E150];&quot;n/a&quot;)" office:value-type="string" office:string-value="n/a" calcext:value-type="string">
            <text:p>n/a</text:p>
          </table:table-cell>
          <table:table-cell table:formula="of:=IF([.$D150];[.$O150]/[.$E150];&quot;n/a&quot;)" office:value-type="string" office:string-value="n/a" calcext:value-type="string">
            <text:p>n/a</text:p>
          </table:table-cell>
          <table:table-cell table:formula="of:=IF([.$D150];[.$P150]/[.$E15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1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[.$I151]*[.$A151]" office:value-type="float" office:value="13696" calcext:value-type="float">
            <text:p>13,696</text:p>
          </table:table-cell>
          <table:table-cell table:formula="of:=[.$M151]-([.$L151]*[.$A151])" office:value-type="float" office:value="9472" calcext:value-type="float">
            <text:p>9,472</text:p>
          </table:table-cell>
          <table:table-cell table:formula="of:=[.$J151]*[.$A151]" office:value-type="float" office:value="9088" calcext:value-type="float">
            <text:p>9,088</text:p>
          </table:table-cell>
          <table:table-cell table:formula="of:=[.$O151]-([.$K151]*[.$A151])" office:value-type="float" office:value="9024" calcext:value-type="float">
            <text:p>9,024</text:p>
          </table:table-cell>
          <table:table-cell table:formula="of:=IF([.$D151];[.$M151]/[.$E151];&quot;n/a&quot;)" office:value-type="string" office:string-value="n/a" calcext:value-type="string">
            <text:p>n/a</text:p>
          </table:table-cell>
          <table:table-cell table:formula="of:=IF([.$D151];[.$N151]/[.$E151];&quot;n/a&quot;)" office:value-type="string" office:string-value="n/a" calcext:value-type="string">
            <text:p>n/a</text:p>
          </table:table-cell>
          <table:table-cell table:formula="of:=IF([.$D151];[.$O151]/[.$E151];&quot;n/a&quot;)" office:value-type="string" office:string-value="n/a" calcext:value-type="string">
            <text:p>n/a</text:p>
          </table:table-cell>
          <table:table-cell table:formula="of:=IF([.$D151];[.$P151]/[.$E15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2];&quot;[^/]+\.log&quot;) ;&quot;.log&quot;;&quot;&quot;)" office:value-type="string" office:string-value="511.povray_r_c1" calcext:value-type="string">
            <text:p>511.povray_r_c1</text:p>
          </table:table-cell>
          <table:table-cell office:value-type="float" office:value="1" calcext:value-type="float">
            <text:p>1</text:p>
          </table:table-cell>
          <table:table-cell table:style-name="ce10" table:formula="of:=1214+14696" office:value-type="float" office:value="15910" calcext:value-type="float">
            <text:p>15,910</text:p>
          </table:table-cell>
          <table:table-cell table:style-name="ce10"/>
          <table:table-cell office:value-type="string" calcext:value-type="string">
            <text:p>INI + POV</text:p>
          </table:table-cell>
          <table:table-cell office:value-type="string" calcext:value-type="string">
            <text:p>parse-input</text:p>
          </table:table-cell>
          <table:table-cell office:value-type="float" office:value="639" calcext:value-type="float">
            <text:p>639</text:p>
          </table:table-cell>
          <table:table-cell office:value-type="float" office:value="223" calcext:value-type="float">
            <text:p>223</text:p>
          </table:table-cell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table:formula="of:=[.$I152]*[.$A152]" office:value-type="float" office:value="40896" calcext:value-type="float">
            <text:p>40,896</text:p>
          </table:table-cell>
          <table:table-cell table:formula="of:=[.$M152]-([.$L152]*[.$A152])" office:value-type="float" office:value="24448" calcext:value-type="float">
            <text:p>24,448</text:p>
          </table:table-cell>
          <table:table-cell table:formula="of:=[.$J152]*[.$A152]" office:value-type="float" office:value="14272" calcext:value-type="float">
            <text:p>14,272</text:p>
          </table:table-cell>
          <table:table-cell table:formula="of:=[.$O152]-([.$K152]*[.$A152])" office:value-type="float" office:value="13184" calcext:value-type="float">
            <text:p>13,184</text:p>
          </table:table-cell>
          <table:table-cell table:formula="of:=IF([.$D152];[.$M152]/[.$E152];&quot;n/a&quot;)" office:value-type="percentage" office:value="2.57045883092395" calcext:value-type="percentage">
            <text:p>257.05%</text:p>
          </table:table-cell>
          <table:table-cell table:formula="of:=IF([.$D152];[.$N152]/[.$E152];&quot;n/a&quot;)" office:value-type="percentage" office:value="1.53664362036455" calcext:value-type="percentage">
            <text:p>153.66%</text:p>
          </table:table-cell>
          <table:table-cell table:formula="of:=IF([.$D152];[.$O152]/[.$E152];&quot;n/a&quot;)" office:value-type="percentage" office:value="0.897045883092395" calcext:value-type="percentage">
            <text:p>89.70%</text:p>
          </table:table-cell>
          <table:table-cell table:formula="of:=IF([.$D152];[.$P152]/[.$E152];&quot;n/a&quot;)" office:value-type="percentage" office:value="0.828661219358894" calcext:value-type="percentage">
            <text:p>82.87%</text:p>
          </table:table-cell>
          <table:table-cell/>
          <table:table-cell table:style-name="ce2"/>
          <table:table-cell table:style-name="ce2" office:value-type="float" office:value="117318" calcext:value-type="float">
            <text:p>117,318</text:p>
          </table:table-cell>
          <table:table-cell table:style-name="ce2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3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parse-input-done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I153]*[.$A153]" office:value-type="float" office:value="5312" calcext:value-type="float">
            <text:p>5,312</text:p>
          </table:table-cell>
          <table:table-cell table:formula="of:=[.$M153]-([.$L153]*[.$A153])" office:value-type="float" office:value="5312" calcext:value-type="float">
            <text:p>5,312</text:p>
          </table:table-cell>
          <table:table-cell table:formula="of:=[.$J153]*[.$A153]" office:value-type="float" office:value="192" calcext:value-type="float">
            <text:p>192</text:p>
          </table:table-cell>
          <table:table-cell table:formula="of:=[.$O153]-([.$K153]*[.$A153])" office:value-type="float" office:value="192" calcext:value-type="float">
            <text:p>192</text:p>
          </table:table-cell>
          <table:table-cell table:formula="of:=IF([.$D153];[.$M153]/[.$E153];&quot;n/a&quot;)" office:value-type="string" office:string-value="n/a" calcext:value-type="string">
            <text:p>n/a</text:p>
          </table:table-cell>
          <table:table-cell table:formula="of:=IF([.$D153];[.$N153]/[.$E153];&quot;n/a&quot;)" office:value-type="string" office:string-value="n/a" calcext:value-type="string">
            <text:p>n/a</text:p>
          </table:table-cell>
          <table:table-cell table:formula="of:=IF([.$D153];[.$O153]/[.$E153];&quot;n/a&quot;)" office:value-type="string" office:string-value="n/a" calcext:value-type="string">
            <text:p>n/a</text:p>
          </table:table-cell>
          <table:table-cell table:formula="of:=IF([.$D153];[.$P153]/[.$E15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1.povray_r_c1.log</text:p>
          </table:table-cell>
          <table:table-cell table:formula="of:=SUBSTITUTE(ORG.LIBREOFFICE.REGEX([.$B154];&quot;[^/]+\.log&quot;) ;&quot;.log&quot;;&quot;&quot;)" office:value-type="string" office:string-value="511.povray_r_c1" calcext:value-type="string">
            <text:p>511.povray_r_c1</text:p>
          </table:table-cell>
          <table:table-cell table:number-columns-repeated="4"/>
          <table:table-cell office:value-type="string" calcext:value-type="string">
            <text:p>render-start</text:p>
          </table:table-cell>
          <table:table-cell office:value-type="float" office:value="36258" calcext:value-type="float">
            <text:p>36258</text:p>
          </table:table-cell>
          <table:table-cell table:number-columns-repeated="2" office:value-type="float" office:value="38173" calcext:value-type="float">
            <text:p>38173</text:p>
          </table:table-cell>
          <table:table-cell office:value-type="float" office:value="35119" calcext:value-type="float">
            <text:p>35119</text:p>
          </table:table-cell>
          <table:table-cell table:formula="of:=[.$I154]*[.$A154]" office:value-type="float" office:value="2320512" calcext:value-type="float">
            <text:p>2,320,512</text:p>
          </table:table-cell>
          <table:table-cell table:formula="of:=[.$M154]-([.$L154]*[.$A154])" office:value-type="float" office:value="72896" calcext:value-type="float">
            <text:p>72,896</text:p>
          </table:table-cell>
          <table:table-cell table:formula="of:=[.$J154]*[.$A154]" office:value-type="float" office:value="2443072" calcext:value-type="float">
            <text:p>2,443,072</text:p>
          </table:table-cell>
          <table:table-cell table:formula="of:=[.$O154]-([.$K154]*[.$A154])" office:value-type="float" office:value="0" calcext:value-type="float">
            <text:p>0</text:p>
          </table:table-cell>
          <table:table-cell table:formula="of:=IF([.$D154];[.$M154]/[.$E154];&quot;n/a&quot;)" office:value-type="string" office:string-value="n/a" calcext:value-type="string">
            <text:p>n/a</text:p>
          </table:table-cell>
          <table:table-cell table:formula="of:=IF([.$D154];[.$N154]/[.$E154];&quot;n/a&quot;)" office:value-type="string" office:string-value="n/a" calcext:value-type="string">
            <text:p>n/a</text:p>
          </table:table-cell>
          <table:table-cell table:formula="of:=IF([.$D154];[.$O154]/[.$E154];&quot;n/a&quot;)" office:value-type="string" office:string-value="n/a" calcext:value-type="string">
            <text:p>n/a</text:p>
          </table:table-cell>
          <table:table-cell table:formula="of:=IF([.$D154];[.$P154]/[.$E15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5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942" calcext:value-type="float">
            <text:p>1942</text:p>
          </table:table-cell>
          <table:table-cell office:value-type="float" office:value="1724" calcext:value-type="float">
            <text:p>1724</text:p>
          </table:table-cell>
          <table:table-cell office:value-type="float" office:value="1942" calcext:value-type="float">
            <text:p>1942</text:p>
          </table:table-cell>
          <table:table-cell table:formula="of:=[.$I155]*[.$A155]" office:value-type="float" office:value="124288" calcext:value-type="float">
            <text:p>124,288</text:p>
          </table:table-cell>
          <table:table-cell table:formula="of:=[.$M155]-([.$L155]*[.$A155])" office:value-type="float" office:value="0" calcext:value-type="float">
            <text:p>0</text:p>
          </table:table-cell>
          <table:table-cell table:formula="of:=[.$J155]*[.$A155]" office:value-type="float" office:value="124288" calcext:value-type="float">
            <text:p>124,288</text:p>
          </table:table-cell>
          <table:table-cell table:formula="of:=[.$O155]-([.$K155]*[.$A155])" office:value-type="float" office:value="13952" calcext:value-type="float">
            <text:p>13,952</text:p>
          </table:table-cell>
          <table:table-cell table:formula="of:=IF([.$D155];[.$M155]/[.$E155];&quot;n/a&quot;)" office:value-type="string" office:string-value="n/a" calcext:value-type="string">
            <text:p>n/a</text:p>
          </table:table-cell>
          <table:table-cell table:formula="of:=IF([.$D155];[.$N155]/[.$E155];&quot;n/a&quot;)" office:value-type="string" office:string-value="n/a" calcext:value-type="string">
            <text:p>n/a</text:p>
          </table:table-cell>
          <table:table-cell table:formula="of:=IF([.$D155];[.$O155]/[.$E155];&quot;n/a&quot;)" office:value-type="string" office:string-value="n/a" calcext:value-type="string">
            <text:p>n/a</text:p>
          </table:table-cell>
          <table:table-cell table:formula="of:=IF([.$D155];[.$P155]/[.$E15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6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6" calcext:value-type="float">
            <text:p>216</text:p>
          </table:table-cell>
          <table:table-cell office:value-type="float" office:value="6700109" calcext:value-type="float">
            <text:p>6700109</text:p>
          </table:table-cell>
          <table:table-cell office:value-type="float" office:value="196879" calcext:value-type="float">
            <text:p>196879</text:p>
          </table:table-cell>
          <table:table-cell office:value-type="float" office:value="59" calcext:value-type="float">
            <text:p>59</text:p>
          </table:table-cell>
          <table:table-cell table:formula="of:=[.$I156]*[.$A156]" office:value-type="float" office:value="13824" calcext:value-type="float">
            <text:p>13,824</text:p>
          </table:table-cell>
          <table:table-cell table:formula="of:=[.$M156]-([.$L156]*[.$A156])" office:value-type="float" office:value="10048" calcext:value-type="float">
            <text:p>10,048</text:p>
          </table:table-cell>
          <table:table-cell table:formula="of:=[.$J156]*[.$A156]" office:value-type="float" office:value="428806976" calcext:value-type="float">
            <text:p>428,806,976</text:p>
          </table:table-cell>
          <table:table-cell table:formula="of:=[.$O156]-([.$K156]*[.$A156])" office:value-type="float" office:value="416206720" calcext:value-type="float">
            <text:p>416,206,720</text:p>
          </table:table-cell>
          <table:table-cell table:formula="of:=IF([.$D156];[.$M156]/[.$E156];&quot;n/a&quot;)" office:value-type="string" office:string-value="n/a" calcext:value-type="string">
            <text:p>n/a</text:p>
          </table:table-cell>
          <table:table-cell table:formula="of:=IF([.$D156];[.$N156]/[.$E156];&quot;n/a&quot;)" office:value-type="string" office:string-value="n/a" calcext:value-type="string">
            <text:p>n/a</text:p>
          </table:table-cell>
          <table:table-cell table:formula="of:=IF([.$D156];[.$O156]/[.$E156];&quot;n/a&quot;)" office:value-type="string" office:string-value="n/a" calcext:value-type="string">
            <text:p>n/a</text:p>
          </table:table-cell>
          <table:table-cell table:formula="of:=IF([.$D156];[.$P156]/[.$E15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style-name="ce1" table:formula="of:=SUBSTITUTE(ORG.LIBREOFFICE.REGEX([.$B157];&quot;[^/]+\.log&quot;) ;&quot;.log&quot;;&quot;&quot;)" office:value-type="string" office:string-value="519.lbm_r_c1" calcext:value-type="string">
            <text:p>519.lbm_r_c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13130" calcext:value-type="float">
            <text:p>1,313,130</text:p>
          </table:table-cell>
          <table:table-cell table:style-name="ce10" office:value-type="float" office:value="14062" calcext:value-type="float">
            <text:p>14,062</text:p>
          </table:table-cell>
          <table:table-cell office:value-type="string" calcext:value-type="string">
            <text:p>ASCII 3D bitmap</text:p>
          </table:table-cell>
          <table:table-cell office:value-type="string" calcext:value-type="string">
            <text:p>parse-input</text:p>
          </table:table-cell>
          <table:table-cell office:value-type="float" office:value="83906" calcext:value-type="float">
            <text:p>83906</text:p>
          </table:table-cell>
          <table:table-cell office:value-type="float" office:value="83746" calcext:value-type="float">
            <text:p>8374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table:formula="of:=[.$I157]*[.$A157]" office:value-type="float" office:value="5369984" calcext:value-type="float">
            <text:p>5,369,984</text:p>
          </table:table-cell>
          <table:table-cell table:formula="of:=[.$M157]-([.$L157]*[.$A157])" office:value-type="float" office:value="5364416" calcext:value-type="float">
            <text:p>5,364,416</text:p>
          </table:table-cell>
          <table:table-cell table:formula="of:=[.$J157]*[.$A157]" office:value-type="float" office:value="5359744" calcext:value-type="float">
            <text:p>5,359,744</text:p>
          </table:table-cell>
          <table:table-cell table:formula="of:=[.$O157]-([.$K157]*[.$A157])" office:value-type="float" office:value="5359040" calcext:value-type="float">
            <text:p>5,359,040</text:p>
          </table:table-cell>
          <table:table-cell table:formula="of:=IF([.$D157];[.$M157]/[.$E157];&quot;n/a&quot;)" office:value-type="percentage" office:value="4.0894534432996" calcext:value-type="percentage">
            <text:p>408.95%</text:p>
          </table:table-cell>
          <table:table-cell table:formula="of:=IF([.$D157];[.$N157]/[.$E157];&quot;n/a&quot;)" office:value-type="percentage" office:value="4.0852131929055" calcext:value-type="percentage">
            <text:p>408.52%</text:p>
          </table:table-cell>
          <table:table-cell table:formula="of:=IF([.$D157];[.$O157]/[.$E157];&quot;n/a&quot;)" office:value-type="percentage" office:value="4.08165528165528" calcext:value-type="percentage">
            <text:p>408.17%</text:p>
          </table:table-cell>
          <table:table-cell table:formula="of:=IF([.$D157];[.$P157]/[.$E157];&quot;n/a&quot;)" office:value-type="percentage" office:value="4.08111915804223" calcext:value-type="percentage">
            <text:p>408.11%</text:p>
          </table:table-cell>
          <table:table-cell office:value-type="string" calcext:value-type="string">
            <text:p>old</text:p>
          </table:table-cell>
          <table:table-cell table:style-name="ce2" office:value-type="float" office:value="489107672" calcext:value-type="float">
            <text:p>489,107,672</text:p>
          </table:table-cell>
          <table:table-cell table:style-name="ce2" office:value-type="float" office:value="436469760" calcext:value-type="float">
            <text:p>436,469,760</text:p>
          </table:table-cell>
          <table:table-cell table:style-name="ce2" office:value-type="float" office:value="13042728" calcext:value-type="float">
            <text:p>13,042,728</text:p>
          </table:table-cell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8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parse-input-finish</text:p>
          </table:table-cell>
          <table:table-cell office:value-type="float" office:value="3342362" calcext:value-type="float">
            <text:p>3342362</text:p>
          </table:table-cell>
          <table:table-cell office:value-type="float" office:value="181435" calcext:value-type="float">
            <text:p>181435</text:p>
          </table:table-cell>
          <table:table-cell office:value-type="float" office:value="3169" calcext:value-type="float">
            <text:p>3169</text:p>
          </table:table-cell>
          <table:table-cell office:value-type="float" office:value="14" calcext:value-type="float">
            <text:p>14</text:p>
          </table:table-cell>
          <table:table-cell table:formula="of:=[.$I158]*[.$A158]" office:value-type="float" office:value="213911168" calcext:value-type="float">
            <text:p>213,911,168</text:p>
          </table:table-cell>
          <table:table-cell table:formula="of:=[.$M158]-([.$L158]*[.$A158])" office:value-type="float" office:value="213910272" calcext:value-type="float">
            <text:p>213,910,272</text:p>
          </table:table-cell>
          <table:table-cell table:formula="of:=[.$J158]*[.$A158]" office:value-type="float" office:value="11611840" calcext:value-type="float">
            <text:p>11,611,840</text:p>
          </table:table-cell>
          <table:table-cell table:formula="of:=[.$O158]-([.$K158]*[.$A158])" office:value-type="float" office:value="11409024" calcext:value-type="float">
            <text:p>11,409,024</text:p>
          </table:table-cell>
          <table:table-cell table:formula="of:=IF([.$D158];[.$M158]/[.$E158];&quot;n/a&quot;)" office:value-type="string" office:string-value="n/a" calcext:value-type="string">
            <text:p>n/a</text:p>
          </table:table-cell>
          <table:table-cell table:formula="of:=IF([.$D158];[.$N158]/[.$E158];&quot;n/a&quot;)" office:value-type="string" office:string-value="n/a" calcext:value-type="string">
            <text:p>n/a</text:p>
          </table:table-cell>
          <table:table-cell table:formula="of:=IF([.$D158];[.$O158]/[.$E158];&quot;n/a&quot;)" office:value-type="string" office:string-value="n/a" calcext:value-type="string">
            <text:p>n/a</text:p>
          </table:table-cell>
          <table:table-cell table:formula="of:=IF([.$D158];[.$P158]/[.$E15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59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simulation</text:p>
          </table:table-cell>
          <table:table-cell office:value-type="float" office:value="6500083" calcext:value-type="float">
            <text:p>6500083</text:p>
          </table:table-cell>
          <table:table-cell office:value-type="float" office:value="6600494" calcext:value-type="float">
            <text:p>6600494</text:p>
          </table:table-cell>
          <table:table-cell office:value-type="float" office:value="3350467" calcext:value-type="float">
            <text:p>3350467</text:p>
          </table:table-cell>
          <table:table-cell office:value-type="float" office:value="3" calcext:value-type="float">
            <text:p>3</text:p>
          </table:table-cell>
          <table:table-cell table:formula="of:=[.$I159]*[.$A159]" office:value-type="float" office:value="416005312" calcext:value-type="float">
            <text:p>416,005,312</text:p>
          </table:table-cell>
          <table:table-cell table:formula="of:=[.$M159]-([.$L159]*[.$A159])" office:value-type="float" office:value="416005120" calcext:value-type="float">
            <text:p>416,005,120</text:p>
          </table:table-cell>
          <table:table-cell table:formula="of:=[.$J159]*[.$A159]" office:value-type="float" office:value="422431616" calcext:value-type="float">
            <text:p>422,431,616</text:p>
          </table:table-cell>
          <table:table-cell table:formula="of:=[.$O159]-([.$K159]*[.$A159])" office:value-type="float" office:value="208001728" calcext:value-type="float">
            <text:p>208,001,728</text:p>
          </table:table-cell>
          <table:table-cell table:formula="of:=IF([.$D159];[.$M159]/[.$E159];&quot;n/a&quot;)" office:value-type="string" office:string-value="n/a" calcext:value-type="string">
            <text:p>n/a</text:p>
          </table:table-cell>
          <table:table-cell table:formula="of:=IF([.$D159];[.$N159]/[.$E159];&quot;n/a&quot;)" office:value-type="string" office:string-value="n/a" calcext:value-type="string">
            <text:p>n/a</text:p>
          </table:table-cell>
          <table:table-cell table:formula="of:=IF([.$D159];[.$O159]/[.$E159];&quot;n/a&quot;)" office:value-type="string" office:string-value="n/a" calcext:value-type="string">
            <text:p>n/a</text:p>
          </table:table-cell>
          <table:table-cell table:formula="of:=IF([.$D159];[.$P159]/[.$E15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19.lbm_r_c1.log</text:p>
          </table:table-cell>
          <table:table-cell table:formula="of:=SUBSTITUTE(ORG.LIBREOFFICE.REGEX([.$B160];&quot;[^/]+\.log&quot;) ;&quot;.log&quot;;&quot;&quot;)" office:value-type="string" office:string-value="519.lbm_r_c1" calcext:value-type="string">
            <text:p>519.lbm_r_c1</text:p>
          </table:table-cell>
          <table:table-cell table:number-columns-repeated="4"/>
          <table:table-cell office:value-type="string" calcext:value-type="string">
            <text:p>finalization</text:p>
          </table:table-cell>
          <table:table-cell office:value-type="float" office:value="3250190" calcext:value-type="float">
            <text:p>325019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$I160]*[.$A160]" office:value-type="float" office:value="208012160" calcext:value-type="float">
            <text:p>208,012,160</text:p>
          </table:table-cell>
          <table:table-cell table:formula="of:=[.$M160]-([.$L160]*[.$A160])" office:value-type="float" office:value="208011840" calcext:value-type="float">
            <text:p>208,011,840</text:p>
          </table:table-cell>
          <table:table-cell table:formula="of:=[.$J160]*[.$A160]" office:value-type="float" office:value="4544" calcext:value-type="float">
            <text:p>4,544</text:p>
          </table:table-cell>
          <table:table-cell table:formula="of:=[.$O160]-([.$K160]*[.$A160])" office:value-type="float" office:value="0" calcext:value-type="float">
            <text:p>0</text:p>
          </table:table-cell>
          <table:table-cell table:formula="of:=IF([.$D160];[.$M160]/[.$E160];&quot;n/a&quot;)" office:value-type="string" office:string-value="n/a" calcext:value-type="string">
            <text:p>n/a</text:p>
          </table:table-cell>
          <table:table-cell table:formula="of:=IF([.$D160];[.$N160]/[.$E160];&quot;n/a&quot;)" office:value-type="string" office:string-value="n/a" calcext:value-type="string">
            <text:p>n/a</text:p>
          </table:table-cell>
          <table:table-cell table:formula="of:=IF([.$D160];[.$O160]/[.$E160];&quot;n/a&quot;)" office:value-type="string" office:string-value="n/a" calcext:value-type="string">
            <text:p>n/a</text:p>
          </table:table-cell>
          <table:table-cell table:formula="of:=IF([.$D160];[.$P160]/[.$E16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1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7816" calcext:value-type="float">
            <text:p>17816</text:p>
          </table:table-cell>
          <table:table-cell office:value-type="float" office:value="15643" calcext:value-type="float">
            <text:p>15643</text:p>
          </table:table-cell>
          <table:table-cell office:value-type="float" office:value="17816" calcext:value-type="float">
            <text:p>17816</text:p>
          </table:table-cell>
          <table:table-cell table:formula="of:=[.$I161]*[.$A161]" office:value-type="float" office:value="1140224" calcext:value-type="float">
            <text:p>1,140,224</text:p>
          </table:table-cell>
          <table:table-cell table:formula="of:=[.$M161]-([.$L161]*[.$A161])" office:value-type="float" office:value="0" calcext:value-type="float">
            <text:p>0</text:p>
          </table:table-cell>
          <table:table-cell table:formula="of:=[.$J161]*[.$A161]" office:value-type="float" office:value="1140224" calcext:value-type="float">
            <text:p>1,140,224</text:p>
          </table:table-cell>
          <table:table-cell table:formula="of:=[.$O161]-([.$K161]*[.$A161])" office:value-type="float" office:value="139072" calcext:value-type="float">
            <text:p>139,072</text:p>
          </table:table-cell>
          <table:table-cell table:formula="of:=IF([.$D161];[.$M161]/[.$E161];&quot;n/a&quot;)" office:value-type="string" office:string-value="n/a" calcext:value-type="string">
            <text:p>n/a</text:p>
          </table:table-cell>
          <table:table-cell table:formula="of:=IF([.$D161];[.$N161]/[.$E161];&quot;n/a&quot;)" office:value-type="string" office:string-value="n/a" calcext:value-type="string">
            <text:p>n/a</text:p>
          </table:table-cell>
          <table:table-cell table:formula="of:=IF([.$D161];[.$O161]/[.$E161];&quot;n/a&quot;)" office:value-type="string" office:string-value="n/a" calcext:value-type="string">
            <text:p>n/a</text:p>
          </table:table-cell>
          <table:table-cell table:formula="of:=IF([.$D161];[.$P161]/[.$E16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2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3026" calcext:value-type="float">
            <text:p>3026</text:p>
          </table:table-cell>
          <table:table-cell office:value-type="float" office:value="2169" calcext:value-type="float">
            <text:p>2169</text:p>
          </table:table-cell>
          <table:table-cell office:value-type="float" office:value="169" calcext:value-type="float">
            <text:p>169</text:p>
          </table:table-cell>
          <table:table-cell office:value-type="float" office:value="2424" calcext:value-type="float">
            <text:p>2424</text:p>
          </table:table-cell>
          <table:table-cell table:formula="of:=[.$I162]*[.$A162]" office:value-type="float" office:value="193664" calcext:value-type="float">
            <text:p>193,664</text:p>
          </table:table-cell>
          <table:table-cell table:formula="of:=[.$M162]-([.$L162]*[.$A162])" office:value-type="float" office:value="38528" calcext:value-type="float">
            <text:p>38,528</text:p>
          </table:table-cell>
          <table:table-cell table:formula="of:=[.$J162]*[.$A162]" office:value-type="float" office:value="138816" calcext:value-type="float">
            <text:p>138,816</text:p>
          </table:table-cell>
          <table:table-cell table:formula="of:=[.$O162]-([.$K162]*[.$A162])" office:value-type="float" office:value="128000" calcext:value-type="float">
            <text:p>128,000</text:p>
          </table:table-cell>
          <table:table-cell table:formula="of:=IF([.$D162];[.$M162]/[.$E162];&quot;n/a&quot;)" office:value-type="string" office:string-value="n/a" calcext:value-type="string">
            <text:p>n/a</text:p>
          </table:table-cell>
          <table:table-cell table:formula="of:=IF([.$D162];[.$N162]/[.$E162];&quot;n/a&quot;)" office:value-type="string" office:string-value="n/a" calcext:value-type="string">
            <text:p>n/a</text:p>
          </table:table-cell>
          <table:table-cell table:formula="of:=IF([.$D162];[.$O162]/[.$E162];&quot;n/a&quot;)" office:value-type="string" office:string-value="n/a" calcext:value-type="string">
            <text:p>n/a</text:p>
          </table:table-cell>
          <table:table-cell table:formula="of:=IF([.$D162];[.$P162]/[.$E16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3];&quot;[^/]+\.log&quot;) ;&quot;.log&quot;;&quot;&quot;)" office:value-type="string" office:string-value="520.omnetpp_r_c1" calcext:value-type="string">
            <text:p>520.omnetpp_r_c1</text:p>
          </table:table-cell>
          <table:table-cell office:value-type="float" office:value="1" calcext:value-type="float">
            <text:p>1</text:p>
          </table:table-cell>
          <table:table-cell table:style-name="ce10" table:formula="of:=2218+36030" office:value-type="float" office:value="38248" calcext:value-type="float">
            <text:p>38,248</text:p>
          </table:table-cell>
          <table:table-cell table:style-name="ce10"/>
          <table:table-cell office:value-type="string" calcext:value-type="string">
            <text:p>INI + Complex config</text:p>
          </table:table-cell>
          <table:table-cell office:value-type="string" calcext:value-type="string">
            <text:p>parse-input</text:p>
          </table:table-cell>
          <table:table-cell office:value-type="float" office:value="1034" calcext:value-type="float">
            <text:p>1034</text:p>
          </table:table-cell>
          <table:table-cell office:value-type="float" office:value="795" calcext:value-type="float">
            <text:p>795</text:p>
          </table:table-cell>
          <table:table-cell office:value-type="float" office:value="280" calcext:value-type="float">
            <text:p>280</text:p>
          </table:table-cell>
          <table:table-cell office:value-type="float" office:value="594" calcext:value-type="float">
            <text:p>594</text:p>
          </table:table-cell>
          <table:table-cell table:formula="of:=[.$I163]*[.$A163]" office:value-type="float" office:value="66176" calcext:value-type="float">
            <text:p>66,176</text:p>
          </table:table-cell>
          <table:table-cell table:formula="of:=[.$M163]-([.$L163]*[.$A163])" office:value-type="float" office:value="28160" calcext:value-type="float">
            <text:p>28,160</text:p>
          </table:table-cell>
          <table:table-cell table:formula="of:=[.$J163]*[.$A163]" office:value-type="float" office:value="50880" calcext:value-type="float">
            <text:p>50,880</text:p>
          </table:table-cell>
          <table:table-cell table:formula="of:=[.$O163]-([.$K163]*[.$A163])" office:value-type="float" office:value="32960" calcext:value-type="float">
            <text:p>32,960</text:p>
          </table:table-cell>
          <table:table-cell table:formula="of:=IF([.$D163];[.$M163]/[.$E163];&quot;n/a&quot;)" office:value-type="percentage" office:value="1.7301819702991" calcext:value-type="percentage">
            <text:p>173.02%</text:p>
          </table:table-cell>
          <table:table-cell table:formula="of:=IF([.$D163];[.$N163]/[.$E163];&quot;n/a&quot;)" office:value-type="percentage" office:value="0.736247646935787" calcext:value-type="percentage">
            <text:p>73.62%</text:p>
          </table:table-cell>
          <table:table-cell table:formula="of:=IF([.$D163];[.$O163]/[.$E163];&quot;n/a&quot;)" office:value-type="percentage" office:value="1.33026563480443" calcext:value-type="percentage">
            <text:p>133.03%</text:p>
          </table:table-cell>
          <table:table-cell table:formula="of:=IF([.$D163];[.$P163]/[.$E163];&quot;n/a&quot;)" office:value-type="percentage" office:value="0.861744404936206" calcext:value-type="percentage">
            <text:p>86.17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4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parse-input-finish</text:p>
          </table:table-cell>
          <table:table-cell office:value-type="float" office:value="453" calcext:value-type="float">
            <text:p>45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$I164]*[.$A164]" office:value-type="float" office:value="28992" calcext:value-type="float">
            <text:p>28,992</text:p>
          </table:table-cell>
          <table:table-cell table:formula="of:=[.$M164]-([.$L164]*[.$A164])" office:value-type="float" office:value="28224" calcext:value-type="float">
            <text:p>28,224</text:p>
          </table:table-cell>
          <table:table-cell table:formula="of:=[.$J164]*[.$A164]" office:value-type="float" office:value="3904" calcext:value-type="float">
            <text:p>3,904</text:p>
          </table:table-cell>
          <table:table-cell table:formula="of:=[.$O164]-([.$K164]*[.$A164])" office:value-type="float" office:value="3776" calcext:value-type="float">
            <text:p>3,776</text:p>
          </table:table-cell>
          <table:table-cell table:formula="of:=IF([.$D164];[.$M164]/[.$E164];&quot;n/a&quot;)" office:value-type="string" office:string-value="n/a" calcext:value-type="string">
            <text:p>n/a</text:p>
          </table:table-cell>
          <table:table-cell table:formula="of:=IF([.$D164];[.$N164]/[.$E164];&quot;n/a&quot;)" office:value-type="string" office:string-value="n/a" calcext:value-type="string">
            <text:p>n/a</text:p>
          </table:table-cell>
          <table:table-cell table:formula="of:=IF([.$D164];[.$O164]/[.$E164];&quot;n/a&quot;)" office:value-type="string" office:string-value="n/a" calcext:value-type="string">
            <text:p>n/a</text:p>
          </table:table-cell>
          <table:table-cell table:formula="of:=IF([.$D164];[.$P164]/[.$E16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5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simulation</text:p>
          </table:table-cell>
          <table:table-cell office:value-type="float" office:value="3949945" calcext:value-type="float">
            <text:p>3949945</text:p>
          </table:table-cell>
          <table:table-cell office:value-type="float" office:value="4015136" calcext:value-type="float">
            <text:p>4015136</text:p>
          </table:table-cell>
          <table:table-cell office:value-type="float" office:value="3943578" calcext:value-type="float">
            <text:p>3943578</text:p>
          </table:table-cell>
          <table:table-cell office:value-type="float" office:value="3947694" calcext:value-type="float">
            <text:p>3947694</text:p>
          </table:table-cell>
          <table:table-cell table:formula="of:=[.$I165]*[.$A165]" office:value-type="float" office:value="252796480" calcext:value-type="float">
            <text:p>252,796,480</text:p>
          </table:table-cell>
          <table:table-cell table:formula="of:=[.$M165]-([.$L165]*[.$A165])" office:value-type="float" office:value="144064" calcext:value-type="float">
            <text:p>144,064</text:p>
          </table:table-cell>
          <table:table-cell table:formula="of:=[.$J165]*[.$A165]" office:value-type="float" office:value="256968704" calcext:value-type="float">
            <text:p>256,968,704</text:p>
          </table:table-cell>
          <table:table-cell table:formula="of:=[.$O165]-([.$K165]*[.$A165])" office:value-type="float" office:value="4579712" calcext:value-type="float">
            <text:p>4,579,712</text:p>
          </table:table-cell>
          <table:table-cell table:formula="of:=IF([.$D165];[.$M165]/[.$E165];&quot;n/a&quot;)" office:value-type="string" office:string-value="n/a" calcext:value-type="string">
            <text:p>n/a</text:p>
          </table:table-cell>
          <table:table-cell table:formula="of:=IF([.$D165];[.$N165]/[.$E165];&quot;n/a&quot;)" office:value-type="string" office:string-value="n/a" calcext:value-type="string">
            <text:p>n/a</text:p>
          </table:table-cell>
          <table:table-cell table:formula="of:=IF([.$D165];[.$O165]/[.$E165];&quot;n/a&quot;)" office:value-type="string" office:string-value="n/a" calcext:value-type="string">
            <text:p>n/a</text:p>
          </table:table-cell>
          <table:table-cell table:formula="of:=IF([.$D165];[.$P165]/[.$E16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0.omnetpp_r_c1.log</text:p>
          </table:table-cell>
          <table:table-cell table:formula="of:=SUBSTITUTE(ORG.LIBREOFFICE.REGEX([.$B166];&quot;[^/]+\.log&quot;) ;&quot;.log&quot;;&quot;&quot;)" office:value-type="string" office:string-value="520.omnetpp_r_c1" calcext:value-type="string">
            <text:p>520.omnetpp_r_c1</text:p>
          </table:table-cell>
          <table:table-cell table:number-columns-repeated="4"/>
          <table:table-cell office:value-type="string" calcext:value-type="string">
            <text:p>shutdown</text:p>
          </table:table-cell>
          <table:table-cell office:value-type="float" office:value="74149" calcext:value-type="float">
            <text:p>74149</text:p>
          </table:table-cell>
          <table:table-cell table:number-columns-repeated="2" office:value-type="float" office:value="51207" calcext:value-type="float">
            <text:p>51207</text:p>
          </table:table-cell>
          <table:table-cell office:value-type="float" office:value="6" calcext:value-type="float">
            <text:p>6</text:p>
          </table:table-cell>
          <table:table-cell table:formula="of:=[.$I166]*[.$A166]" office:value-type="float" office:value="4745536" calcext:value-type="float">
            <text:p>4,745,536</text:p>
          </table:table-cell>
          <table:table-cell table:formula="of:=[.$M166]-([.$L166]*[.$A166])" office:value-type="float" office:value="4745152" calcext:value-type="float">
            <text:p>4,745,152</text:p>
          </table:table-cell>
          <table:table-cell table:formula="of:=[.$J166]*[.$A166]" office:value-type="float" office:value="3277248" calcext:value-type="float">
            <text:p>3,277,248</text:p>
          </table:table-cell>
          <table:table-cell table:formula="of:=[.$O166]-([.$K166]*[.$A166])" office:value-type="float" office:value="0" calcext:value-type="float">
            <text:p>0</text:p>
          </table:table-cell>
          <table:table-cell table:formula="of:=IF([.$D166];[.$M166]/[.$E166];&quot;n/a&quot;)" office:value-type="string" office:string-value="n/a" calcext:value-type="string">
            <text:p>n/a</text:p>
          </table:table-cell>
          <table:table-cell table:formula="of:=IF([.$D166];[.$N166]/[.$E166];&quot;n/a&quot;)" office:value-type="string" office:string-value="n/a" calcext:value-type="string">
            <text:p>n/a</text:p>
          </table:table-cell>
          <table:table-cell table:formula="of:=IF([.$D166];[.$O166]/[.$E166];&quot;n/a&quot;)" office:value-type="string" office:string-value="n/a" calcext:value-type="string">
            <text:p>n/a</text:p>
          </table:table-cell>
          <table:table-cell table:formula="of:=IF([.$D166];[.$P166]/[.$E16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7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20050" calcext:value-type="float">
            <text:p>20050</text:p>
          </table:table-cell>
          <table:table-cell office:value-type="float" office:value="18435" calcext:value-type="float">
            <text:p>18435</text:p>
          </table:table-cell>
          <table:table-cell office:value-type="float" office:value="20050" calcext:value-type="float">
            <text:p>20050</text:p>
          </table:table-cell>
          <table:table-cell table:formula="of:=[.$I167]*[.$A167]" office:value-type="float" office:value="1283200" calcext:value-type="float">
            <text:p>1,283,200</text:p>
          </table:table-cell>
          <table:table-cell table:formula="of:=[.$M167]-([.$L167]*[.$A167])" office:value-type="float" office:value="0" calcext:value-type="float">
            <text:p>0</text:p>
          </table:table-cell>
          <table:table-cell table:formula="of:=[.$J167]*[.$A167]" office:value-type="float" office:value="1283200" calcext:value-type="float">
            <text:p>1,283,200</text:p>
          </table:table-cell>
          <table:table-cell table:formula="of:=[.$O167]-([.$K167]*[.$A167])" office:value-type="float" office:value="103360" calcext:value-type="float">
            <text:p>103,360</text:p>
          </table:table-cell>
          <table:table-cell table:formula="of:=IF([.$D167];[.$M167]/[.$E167];&quot;n/a&quot;)" office:value-type="string" office:string-value="n/a" calcext:value-type="string">
            <text:p>n/a</text:p>
          </table:table-cell>
          <table:table-cell table:formula="of:=IF([.$D167];[.$N167]/[.$E167];&quot;n/a&quot;)" office:value-type="string" office:string-value="n/a" calcext:value-type="string">
            <text:p>n/a</text:p>
          </table:table-cell>
          <table:table-cell table:formula="of:=IF([.$D167];[.$O167]/[.$E167];&quot;n/a&quot;)" office:value-type="string" office:string-value="n/a" calcext:value-type="string">
            <text:p>n/a</text:p>
          </table:table-cell>
          <table:table-cell table:formula="of:=IF([.$D167];[.$P167]/[.$E167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8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229" calcext:value-type="float">
            <text:p>1229</text:p>
          </table:table-cell>
          <table:table-cell office:value-type="float" office:value="867" calcext:value-type="float">
            <text:p>867</text:p>
          </table:table-cell>
          <table:table-cell office:value-type="float" office:value="6" calcext:value-type="float">
            <text:p>6</text:p>
          </table:table-cell>
          <table:table-cell office:value-type="float" office:value="670" calcext:value-type="float">
            <text:p>670</text:p>
          </table:table-cell>
          <table:table-cell table:formula="of:=[.$I168]*[.$A168]" office:value-type="float" office:value="78656" calcext:value-type="float">
            <text:p>78,656</text:p>
          </table:table-cell>
          <table:table-cell table:formula="of:=[.$M168]-([.$L168]*[.$A168])" office:value-type="float" office:value="35776" calcext:value-type="float">
            <text:p>35,776</text:p>
          </table:table-cell>
          <table:table-cell table:formula="of:=[.$J168]*[.$A168]" office:value-type="float" office:value="55488" calcext:value-type="float">
            <text:p>55,488</text:p>
          </table:table-cell>
          <table:table-cell table:formula="of:=[.$O168]-([.$K168]*[.$A168])" office:value-type="float" office:value="55104" calcext:value-type="float">
            <text:p>55,104</text:p>
          </table:table-cell>
          <table:table-cell table:formula="of:=IF([.$D168];[.$M168]/[.$E168];&quot;n/a&quot;)" office:value-type="string" office:string-value="n/a" calcext:value-type="string">
            <text:p>n/a</text:p>
          </table:table-cell>
          <table:table-cell table:formula="of:=IF([.$D168];[.$N168]/[.$E168];&quot;n/a&quot;)" office:value-type="string" office:string-value="n/a" calcext:value-type="string">
            <text:p>n/a</text:p>
          </table:table-cell>
          <table:table-cell table:formula="of:=IF([.$D168];[.$O168]/[.$E168];&quot;n/a&quot;)" office:value-type="string" office:string-value="n/a" calcext:value-type="string">
            <text:p>n/a</text:p>
          </table:table-cell>
          <table:table-cell table:formula="of:=IF([.$D168];[.$P168]/[.$E16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69];&quot;[^/]+\.log&quot;) ;&quot;.log&quot;;&quot;&quot;)" office:value-type="string" office:string-value="523.xalancbmk_r_c1" calcext:value-type="string">
            <text:p>523.xalancbmk_r_c1</text:p>
          </table:table-cell>
          <table:table-cell office:value-type="float" office:value="1" calcext:value-type="float">
            <text:p>1</text:p>
          </table:table-cell>
          <table:table-cell table:style-name="ce10" table:formula="of:=58005995+16048" office:value-type="float" office:value="58022043" calcext:value-type="float">
            <text:p>58,022,043</text:p>
          </table:table-cell>
          <table:table-cell table:style-name="ce10"/>
          <table:table-cell office:value-type="string" calcext:value-type="string">
            <text:p>XML</text:p>
          </table:table-cell>
          <table:table-cell office:value-type="string" calcext:value-type="string">
            <text:p>parse-source</text:p>
          </table:table-cell>
          <table:table-cell office:value-type="float" office:value="4570968" calcext:value-type="float">
            <text:p>4570968</text:p>
          </table:table-cell>
          <table:table-cell office:value-type="float" office:value="5670700" calcext:value-type="float">
            <text:p>5670700</text:p>
          </table:table-cell>
          <table:table-cell office:value-type="float" office:value="371899" calcext:value-type="float">
            <text:p>371899</text:p>
          </table:table-cell>
          <table:table-cell office:value-type="float" office:value="4570377" calcext:value-type="float">
            <text:p>4570377</text:p>
          </table:table-cell>
          <table:table-cell table:formula="of:=[.$I169]*[.$A169]" office:value-type="float" office:value="292541952" calcext:value-type="float">
            <text:p>292,541,952</text:p>
          </table:table-cell>
          <table:table-cell table:formula="of:=[.$M169]-([.$L169]*[.$A169])" office:value-type="float" office:value="37824" calcext:value-type="float">
            <text:p>37,824</text:p>
          </table:table-cell>
          <table:table-cell table:formula="of:=[.$J169]*[.$A169]" office:value-type="float" office:value="362924800" calcext:value-type="float">
            <text:p>362,924,800</text:p>
          </table:table-cell>
          <table:table-cell table:formula="of:=[.$O169]-([.$K169]*[.$A169])" office:value-type="float" office:value="339123264" calcext:value-type="float">
            <text:p>339,123,264</text:p>
          </table:table-cell>
          <table:table-cell table:formula="of:=IF([.$D169];[.$M169]/[.$E169];&quot;n/a&quot;)" office:value-type="percentage" office:value="5.04191057181492" calcext:value-type="percentage">
            <text:p>504.19%</text:p>
          </table:table-cell>
          <table:table-cell table:formula="of:=IF([.$D169];[.$N169]/[.$E169];&quot;n/a&quot;)" office:value-type="percentage" office:value="0.000651890179047987" calcext:value-type="percentage">
            <text:p>0.07%</text:p>
          </table:table-cell>
          <table:table-cell table:formula="of:=IF([.$D169];[.$O169]/[.$E169];&quot;n/a&quot;)" office:value-type="percentage" office:value="6.25494693456416" calcext:value-type="percentage">
            <text:p>625.49%</text:p>
          </table:table-cell>
          <table:table-cell table:formula="of:=IF([.$D169];[.$P169]/[.$E169];&quot;n/a&quot;)" office:value-type="percentage" office:value="5.84473152729214" calcext:value-type="percentage">
            <text:p>584.47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3.xalancbmk_r_c1.log</text:p>
          </table:table-cell>
          <table:table-cell table:formula="of:=SUBSTITUTE(ORG.LIBREOFFICE.REGEX([.$B170];&quot;[^/]+\.log&quot;) ;&quot;.log&quot;;&quot;&quot;)" office:value-type="string" office:string-value="523.xalancbmk_r_c1" calcext:value-type="string">
            <text:p>523.xalancbmk_r_c1</text:p>
          </table:table-cell>
          <table:table-cell table:number-columns-repeated="4"/>
          <table:table-cell office:value-type="string" calcext:value-type="string">
            <text:p>parse-source-finish</text:p>
          </table:table-cell>
          <table:table-cell office:value-type="float" office:value="7412274" calcext:value-type="float">
            <text:p>7412274</text:p>
          </table:table-cell>
          <table:table-cell table:number-columns-repeated="2" office:value-type="float" office:value="6109741" calcext:value-type="float">
            <text:p>6109741</text:p>
          </table:table-cell>
          <table:table-cell office:value-type="float" office:value="2111591" calcext:value-type="float">
            <text:p>2111591</text:p>
          </table:table-cell>
          <table:table-cell table:formula="of:=[.$I170]*[.$A170]" office:value-type="float" office:value="474385536" calcext:value-type="float">
            <text:p>474,385,536</text:p>
          </table:table-cell>
          <table:table-cell table:formula="of:=[.$M170]-([.$L170]*[.$A170])" office:value-type="float" office:value="339243712" calcext:value-type="float">
            <text:p>339,243,712</text:p>
          </table:table-cell>
          <table:table-cell table:formula="of:=[.$J170]*[.$A170]" office:value-type="float" office:value="391023424" calcext:value-type="float">
            <text:p>391,023,424</text:p>
          </table:table-cell>
          <table:table-cell table:formula="of:=[.$O170]-([.$K170]*[.$A170])" office:value-type="float" office:value="0" calcext:value-type="float">
            <text:p>0</text:p>
          </table:table-cell>
          <table:table-cell table:formula="of:=IF([.$D170];[.$M170]/[.$E170];&quot;n/a&quot;)" office:value-type="string" office:string-value="n/a" calcext:value-type="string">
            <text:p>n/a</text:p>
          </table:table-cell>
          <table:table-cell table:formula="of:=IF([.$D170];[.$N170]/[.$E170];&quot;n/a&quot;)" office:value-type="string" office:string-value="n/a" calcext:value-type="string">
            <text:p>n/a</text:p>
          </table:table-cell>
          <table:table-cell table:formula="of:=IF([.$D170];[.$O170]/[.$E170];&quot;n/a&quot;)" office:value-type="string" office:string-value="n/a" calcext:value-type="string">
            <text:p>n/a</text:p>
          </table:table-cell>
          <table:table-cell table:formula="of:=IF([.$D170];[.$P170]/[.$E17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1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117467" calcext:value-type="float">
            <text:p>117467</text:p>
          </table:table-cell>
          <table:table-cell office:value-type="float" office:value="96560" calcext:value-type="float">
            <text:p>96560</text:p>
          </table:table-cell>
          <table:table-cell office:value-type="float" office:value="117467" calcext:value-type="float">
            <text:p>117467</text:p>
          </table:table-cell>
          <table:table-cell table:formula="of:=[.$I171]*[.$A171]" office:value-type="float" office:value="7517888" calcext:value-type="float">
            <text:p>7,517,888</text:p>
          </table:table-cell>
          <table:table-cell table:formula="of:=[.$M171]-([.$L171]*[.$A171])" office:value-type="float" office:value="0" calcext:value-type="float">
            <text:p>0</text:p>
          </table:table-cell>
          <table:table-cell table:formula="of:=[.$J171]*[.$A171]" office:value-type="float" office:value="7517888" calcext:value-type="float">
            <text:p>7,517,888</text:p>
          </table:table-cell>
          <table:table-cell table:formula="of:=[.$O171]-([.$K171]*[.$A171])" office:value-type="float" office:value="1338048" calcext:value-type="float">
            <text:p>1,338,048</text:p>
          </table:table-cell>
          <table:table-cell table:formula="of:=IF([.$D171];[.$M171]/[.$E171];&quot;n/a&quot;)" office:value-type="string" office:string-value="n/a" calcext:value-type="string">
            <text:p>n/a</text:p>
          </table:table-cell>
          <table:table-cell table:formula="of:=IF([.$D171];[.$N171]/[.$E171];&quot;n/a&quot;)" office:value-type="string" office:string-value="n/a" calcext:value-type="string">
            <text:p>n/a</text:p>
          </table:table-cell>
          <table:table-cell table:formula="of:=IF([.$D171];[.$O171]/[.$E171];&quot;n/a&quot;)" office:value-type="string" office:string-value="n/a" calcext:value-type="string">
            <text:p>n/a</text:p>
          </table:table-cell>
          <table:table-cell table:formula="of:=IF([.$D171];[.$P171]/[.$E17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2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74112" calcext:value-type="float">
            <text:p>74112</text:p>
          </table:table-cell>
          <table:table-cell office:value-type="float" office:value="88397" calcext:value-type="float">
            <text:p>88397</text:p>
          </table:table-cell>
          <table:table-cell office:value-type="float" office:value="50778" calcext:value-type="float">
            <text:p>50778</text:p>
          </table:table-cell>
          <table:table-cell office:value-type="float" office:value="59878" calcext:value-type="float">
            <text:p>59878</text:p>
          </table:table-cell>
          <table:table-cell table:formula="of:=[.$I172]*[.$A172]" office:value-type="float" office:value="4743168" calcext:value-type="float">
            <text:p>4,743,168</text:p>
          </table:table-cell>
          <table:table-cell table:formula="of:=[.$M172]-([.$L172]*[.$A172])" office:value-type="float" office:value="910976" calcext:value-type="float">
            <text:p>910,976</text:p>
          </table:table-cell>
          <table:table-cell table:formula="of:=[.$J172]*[.$A172]" office:value-type="float" office:value="5657408" calcext:value-type="float">
            <text:p>5,657,408</text:p>
          </table:table-cell>
          <table:table-cell table:formula="of:=[.$O172]-([.$K172]*[.$A172])" office:value-type="float" office:value="2407616" calcext:value-type="float">
            <text:p>2,407,616</text:p>
          </table:table-cell>
          <table:table-cell table:formula="of:=IF([.$D172];[.$M172]/[.$E172];&quot;n/a&quot;)" office:value-type="string" office:string-value="n/a" calcext:value-type="string">
            <text:p>n/a</text:p>
          </table:table-cell>
          <table:table-cell table:formula="of:=IF([.$D172];[.$N172]/[.$E172];&quot;n/a&quot;)" office:value-type="string" office:string-value="n/a" calcext:value-type="string">
            <text:p>n/a</text:p>
          </table:table-cell>
          <table:table-cell table:formula="of:=IF([.$D172];[.$O172]/[.$E172];&quot;n/a&quot;)" office:value-type="string" office:string-value="n/a" calcext:value-type="string">
            <text:p>n/a</text:p>
          </table:table-cell>
          <table:table-cell table:formula="of:=IF([.$D172];[.$P172]/[.$E172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3];&quot;[^/]+\.log&quot;) ;&quot;.log&quot;;&quot;&quot;)" office:value-type="string" office:string-value="526.blender_r_c1" calcext:value-type="string">
            <text:p>526.blender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59224304" calcext:value-type="float">
            <text:p>59,224,304</text:p>
          </table:table-cell>
          <table:table-cell table:style-name="ce10"/>
          <table:table-cell office:value-type="string" calcext:value-type="string">
            <text:p>Blender file</text:p>
          </table:table-cell>
          <table:table-cell office:value-type="string" calcext:value-type="string">
            <text:p>blend-read</text:p>
          </table:table-cell>
          <table:table-cell office:value-type="float" office:value="1237620" calcext:value-type="float">
            <text:p>1237620</text:p>
          </table:table-cell>
          <table:table-cell office:value-type="float" office:value="1482040" calcext:value-type="float">
            <text:p>1482040</text:p>
          </table:table-cell>
          <table:table-cell office:value-type="float" office:value="286329" calcext:value-type="float">
            <text:p>286329</text:p>
          </table:table-cell>
          <table:table-cell office:value-type="float" office:value="1222486" calcext:value-type="float">
            <text:p>1222486</text:p>
          </table:table-cell>
          <table:table-cell table:formula="of:=[.$I173]*[.$A173]" office:value-type="float" office:value="79207680" calcext:value-type="float">
            <text:p>79,207,680</text:p>
          </table:table-cell>
          <table:table-cell table:formula="of:=[.$M173]-([.$L173]*[.$A173])" office:value-type="float" office:value="968576" calcext:value-type="float">
            <text:p>968,576</text:p>
          </table:table-cell>
          <table:table-cell table:formula="of:=[.$J173]*[.$A173]" office:value-type="float" office:value="94850560" calcext:value-type="float">
            <text:p>94,850,560</text:p>
          </table:table-cell>
          <table:table-cell table:formula="of:=[.$O173]-([.$K173]*[.$A173])" office:value-type="float" office:value="76525504" calcext:value-type="float">
            <text:p>76,525,504</text:p>
          </table:table-cell>
          <table:table-cell table:formula="of:=IF([.$D173];[.$M173]/[.$E173];&quot;n/a&quot;)" office:value-type="percentage" office:value="1.3374185030524" calcext:value-type="percentage">
            <text:p>133.74%</text:p>
          </table:table-cell>
          <table:table-cell table:formula="of:=IF([.$D173];[.$N173]/[.$E173];&quot;n/a&quot;)" office:value-type="percentage" office:value="0.0163543669504331" calcext:value-type="percentage">
            <text:p>1.64%</text:p>
          </table:table-cell>
          <table:table-cell table:formula="of:=IF([.$D173];[.$O173]/[.$E173];&quot;n/a&quot;)" office:value-type="percentage" office:value="1.60154790506276" calcext:value-type="percentage">
            <text:p>160.15%</text:p>
          </table:table-cell>
          <table:table-cell table:formula="of:=IF([.$D173];[.$P173]/[.$E173];&quot;n/a&quot;)" office:value-type="percentage" office:value="1.29213006876366" calcext:value-type="percentage">
            <text:p>129.21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26.blender_r_c1.log</text:p>
          </table:table-cell>
          <table:table-cell table:formula="of:=SUBSTITUTE(ORG.LIBREOFFICE.REGEX([.$B174];&quot;[^/]+\.log&quot;) ;&quot;.log&quot;;&quot;&quot;)" office:value-type="string" office:string-value="526.blender_r_c1" calcext:value-type="string">
            <text:p>526.blender_r_c1</text:p>
          </table:table-cell>
          <table:table-cell table:number-columns-repeated="4"/>
          <table:table-cell office:value-type="string" calcext:value-type="string">
            <text:p>blend-read-done</text:p>
          </table:table-cell>
          <table:table-cell office:value-type="float" office:value="10764003" calcext:value-type="float">
            <text:p>10764003</text:p>
          </table:table-cell>
          <table:table-cell table:number-columns-repeated="2" office:value-type="float" office:value="10656679" calcext:value-type="float">
            <text:p>10656679</text:p>
          </table:table-cell>
          <table:table-cell office:value-type="float" office:value="9432212" calcext:value-type="float">
            <text:p>9432212</text:p>
          </table:table-cell>
          <table:table-cell table:formula="of:=[.$I174]*[.$A174]" office:value-type="float" office:value="688896192" calcext:value-type="float">
            <text:p>688,896,192</text:p>
          </table:table-cell>
          <table:table-cell table:formula="of:=[.$M174]-([.$L174]*[.$A174])" office:value-type="float" office:value="85234624" calcext:value-type="float">
            <text:p>85,234,624</text:p>
          </table:table-cell>
          <table:table-cell table:formula="of:=[.$J174]*[.$A174]" office:value-type="float" office:value="682027456" calcext:value-type="float">
            <text:p>682,027,456</text:p>
          </table:table-cell>
          <table:table-cell table:formula="of:=[.$O174]-([.$K174]*[.$A174])" office:value-type="float" office:value="0" calcext:value-type="float">
            <text:p>0</text:p>
          </table:table-cell>
          <table:table-cell table:formula="of:=IF([.$D174];[.$M174]/[.$E174];&quot;n/a&quot;)" office:value-type="string" office:string-value="n/a" calcext:value-type="string">
            <text:p>n/a</text:p>
          </table:table-cell>
          <table:table-cell table:formula="of:=IF([.$D174];[.$N174]/[.$E174];&quot;n/a&quot;)" office:value-type="string" office:string-value="n/a" calcext:value-type="string">
            <text:p>n/a</text:p>
          </table:table-cell>
          <table:table-cell table:formula="of:=IF([.$D174];[.$O174]/[.$E174];&quot;n/a&quot;)" office:value-type="string" office:string-value="n/a" calcext:value-type="string">
            <text:p>n/a</text:p>
          </table:table-cell>
          <table:table-cell table:formula="of:=IF([.$D174];[.$P174]/[.$E174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5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4633" calcext:value-type="float">
            <text:p>4633</text:p>
          </table:table-cell>
          <table:table-cell office:value-type="float" office:value="3798" calcext:value-type="float">
            <text:p>3798</text:p>
          </table:table-cell>
          <table:table-cell office:value-type="float" office:value="4633" calcext:value-type="float">
            <text:p>4633</text:p>
          </table:table-cell>
          <table:table-cell table:formula="of:=[.$I175]*[.$A175]" office:value-type="float" office:value="296512" calcext:value-type="float">
            <text:p>296,512</text:p>
          </table:table-cell>
          <table:table-cell table:formula="of:=[.$M175]-([.$L175]*[.$A175])" office:value-type="float" office:value="0" calcext:value-type="float">
            <text:p>0</text:p>
          </table:table-cell>
          <table:table-cell table:formula="of:=[.$J175]*[.$A175]" office:value-type="float" office:value="296512" calcext:value-type="float">
            <text:p>296,512</text:p>
          </table:table-cell>
          <table:table-cell table:formula="of:=[.$O175]-([.$K175]*[.$A175])" office:value-type="float" office:value="53440" calcext:value-type="float">
            <text:p>53,440</text:p>
          </table:table-cell>
          <table:table-cell table:formula="of:=IF([.$D175];[.$M175]/[.$E175];&quot;n/a&quot;)" office:value-type="string" office:string-value="n/a" calcext:value-type="string">
            <text:p>n/a</text:p>
          </table:table-cell>
          <table:table-cell table:formula="of:=IF([.$D175];[.$N175]/[.$E175];&quot;n/a&quot;)" office:value-type="string" office:string-value="n/a" calcext:value-type="string">
            <text:p>n/a</text:p>
          </table:table-cell>
          <table:table-cell table:formula="of:=IF([.$D175];[.$O175]/[.$E175];&quot;n/a&quot;)" office:value-type="string" office:string-value="n/a" calcext:value-type="string">
            <text:p>n/a</text:p>
          </table:table-cell>
          <table:table-cell table:formula="of:=IF([.$D175];[.$P175]/[.$E175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6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1246" calcext:value-type="float">
            <text:p>1246</text:p>
          </table:table-cell>
          <table:table-cell office:value-type="float" office:value="985" calcext:value-type="float">
            <text:p>985</text:p>
          </table:table-cell>
          <table:table-cell office:value-type="float" office:value="668" calcext:value-type="float">
            <text:p>668</text:p>
          </table:table-cell>
          <table:table-cell office:value-type="float" office:value="630" calcext:value-type="float">
            <text:p>630</text:p>
          </table:table-cell>
          <table:table-cell table:formula="of:=[.$I176]*[.$A176]" office:value-type="float" office:value="79744" calcext:value-type="float">
            <text:p>79,744</text:p>
          </table:table-cell>
          <table:table-cell table:formula="of:=[.$M176]-([.$L176]*[.$A176])" office:value-type="float" office:value="39424" calcext:value-type="float">
            <text:p>39,424</text:p>
          </table:table-cell>
          <table:table-cell table:formula="of:=[.$J176]*[.$A176]" office:value-type="float" office:value="63040" calcext:value-type="float">
            <text:p>63,040</text:p>
          </table:table-cell>
          <table:table-cell table:formula="of:=[.$O176]-([.$K176]*[.$A176])" office:value-type="float" office:value="20288" calcext:value-type="float">
            <text:p>20,288</text:p>
          </table:table-cell>
          <table:table-cell table:formula="of:=IF([.$D176];[.$M176]/[.$E176];&quot;n/a&quot;)" office:value-type="string" office:string-value="n/a" calcext:value-type="string">
            <text:p>n/a</text:p>
          </table:table-cell>
          <table:table-cell table:formula="of:=IF([.$D176];[.$N176]/[.$E176];&quot;n/a&quot;)" office:value-type="string" office:string-value="n/a" calcext:value-type="string">
            <text:p>n/a</text:p>
          </table:table-cell>
          <table:table-cell table:formula="of:=IF([.$D176];[.$O176]/[.$E176];&quot;n/a&quot;)" office:value-type="string" office:string-value="n/a" calcext:value-type="string">
            <text:p>n/a</text:p>
          </table:table-cell>
          <table:table-cell table:formula="of:=IF([.$D176];[.$P176]/[.$E176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7];&quot;[^/]+\.log&quot;) ;&quot;.log&quot;;&quot;&quot;)" office:value-type="string" office:string-value="538.imagick_r_c1" calcext:value-type="string">
            <text:p>538.imagick_r_c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8561538" calcext:value-type="float">
            <text:p>8,561,538</text:p>
          </table:table-cell>
          <table:table-cell table:style-name="ce10"/>
          <table:table-cell office:value-type="string" calcext:value-type="string">
            <text:p>TGA image</text:p>
          </table:table-cell>
          <table:table-cell office:value-type="string" calcext:value-type="string">
            <text:p>read-image</text:p>
          </table:table-cell>
          <table:table-cell office:value-type="float" office:value="1482" calcext:value-type="float">
            <text:p>1482</text:p>
          </table:table-cell>
          <table:table-cell office:value-type="float" office:value="358271" calcext:value-type="float">
            <text:p>358271</text:p>
          </table:table-cell>
          <table:table-cell office:value-type="float" office:value="850" calcext:value-type="float">
            <text:p>850</text:p>
          </table:table-cell>
          <table:table-cell office:value-type="float" office:value="941" calcext:value-type="float">
            <text:p>941</text:p>
          </table:table-cell>
          <table:table-cell table:formula="of:=[.$I177]*[.$A177]" office:value-type="float" office:value="94848" calcext:value-type="float">
            <text:p>94,848</text:p>
          </table:table-cell>
          <table:table-cell table:formula="of:=[.$M177]-([.$L177]*[.$A177])" office:value-type="float" office:value="34624" calcext:value-type="float">
            <text:p>34,624</text:p>
          </table:table-cell>
          <table:table-cell table:formula="of:=[.$J177]*[.$A177]" office:value-type="float" office:value="22929344" calcext:value-type="float">
            <text:p>22,929,344</text:p>
          </table:table-cell>
          <table:table-cell table:formula="of:=[.$O177]-([.$K177]*[.$A177])" office:value-type="float" office:value="22874944" calcext:value-type="float">
            <text:p>22,874,944</text:p>
          </table:table-cell>
          <table:table-cell table:formula="of:=IF([.$D177];[.$M177]/[.$E177];&quot;n/a&quot;)" office:value-type="percentage" office:value="0.0110783833465436" calcext:value-type="percentage">
            <text:p>1.11%</text:p>
          </table:table-cell>
          <table:table-cell table:formula="of:=IF([.$D177];[.$N177]/[.$E177];&quot;n/a&quot;)" office:value-type="percentage" office:value="0.00404413319195687" calcext:value-type="percentage">
            <text:p>0.40%</text:p>
          </table:table-cell>
          <table:table-cell table:formula="of:=IF([.$D177];[.$O177]/[.$E177];&quot;n/a&quot;)" office:value-type="percentage" office:value="2.67818048579589" calcext:value-type="percentage">
            <text:p>267.82%</text:p>
          </table:table-cell>
          <table:table-cell table:formula="of:=IF([.$D177];[.$P177]/[.$E177];&quot;n/a&quot;)" office:value-type="percentage" office:value="2.6718264872503" calcext:value-type="percentage">
            <text:p>267.18%</text:p>
          </table:table-cell>
          <table:table-cell/>
          <table:table-cell table:style-name="ce2" table:number-columns-repeated="3"/>
          <table:table-cell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8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read-image-done</text:p>
          </table:table-cell>
          <table:table-cell office:value-type="float" office:value="6273938" calcext:value-type="float">
            <text:p>6273938</text:p>
          </table:table-cell>
          <table:table-cell office:value-type="float" office:value="5995799" calcext:value-type="float">
            <text:p>5995799</text:p>
          </table:table-cell>
          <table:table-cell office:value-type="float" office:value="5792347" calcext:value-type="float">
            <text:p>5792347</text:p>
          </table:table-cell>
          <table:table-cell office:value-type="float" office:value="5916238" calcext:value-type="float">
            <text:p>5916238</text:p>
          </table:table-cell>
          <table:table-cell table:formula="of:=[.$I178]*[.$A178]" office:value-type="float" office:value="401532032" calcext:value-type="float">
            <text:p>401,532,032</text:p>
          </table:table-cell>
          <table:table-cell table:formula="of:=[.$M178]-([.$L178]*[.$A178])" office:value-type="float" office:value="22892800" calcext:value-type="float">
            <text:p>22,892,800</text:p>
          </table:table-cell>
          <table:table-cell table:formula="of:=[.$J178]*[.$A178]" office:value-type="float" office:value="383731136" calcext:value-type="float">
            <text:p>383,731,136</text:p>
          </table:table-cell>
          <table:table-cell table:formula="of:=[.$O178]-([.$K178]*[.$A178])" office:value-type="float" office:value="13020928" calcext:value-type="float">
            <text:p>13,020,928</text:p>
          </table:table-cell>
          <table:table-cell table:formula="of:=IF([.$D178];[.$M178]/[.$E178];&quot;n/a&quot;)" office:value-type="string" office:string-value="n/a" calcext:value-type="string">
            <text:p>n/a</text:p>
          </table:table-cell>
          <table:table-cell table:formula="of:=IF([.$D178];[.$N178]/[.$E178];&quot;n/a&quot;)" office:value-type="string" office:string-value="n/a" calcext:value-type="string">
            <text:p>n/a</text:p>
          </table:table-cell>
          <table:table-cell table:formula="of:=IF([.$D178];[.$O178]/[.$E178];&quot;n/a&quot;)" office:value-type="string" office:string-value="n/a" calcext:value-type="string">
            <text:p>n/a</text:p>
          </table:table-cell>
          <table:table-cell table:formula="of:=IF([.$D178];[.$P178]/[.$E178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38.imagick_r_c1.log</text:p>
          </table:table-cell>
          <table:table-cell table:formula="of:=SUBSTITUTE(ORG.LIBREOFFICE.REGEX([.$B179];&quot;[^/]+\.log&quot;) ;&quot;.log&quot;;&quot;&quot;)" office:value-type="string" office:string-value="538.imagick_r_c1" calcext:value-type="string">
            <text:p>538.imagick_r_c1</text:p>
          </table:table-cell>
          <table:table-cell table:number-columns-repeated="4"/>
          <table:table-cell office:value-type="string" calcext:value-type="string">
            <text:p>write-image</text:p>
          </table:table-cell>
          <table:table-cell office:value-type="float" office:value="407081" calcext:value-type="float">
            <text:p>407081</text:p>
          </table:table-cell>
          <table:table-cell table:number-columns-repeated="2" office:value-type="float" office:value="407405" calcext:value-type="float">
            <text:p>407405</text:p>
          </table:table-cell>
          <table:table-cell office:value-type="float" office:value="203018" calcext:value-type="float">
            <text:p>203018</text:p>
          </table:table-cell>
          <table:table-cell table:formula="of:=[.$I179]*[.$A179]" office:value-type="float" office:value="26053184" calcext:value-type="float">
            <text:p>26,053,184</text:p>
          </table:table-cell>
          <table:table-cell table:formula="of:=[.$M179]-([.$L179]*[.$A179])" office:value-type="float" office:value="13060032" calcext:value-type="float">
            <text:p>13,060,032</text:p>
          </table:table-cell>
          <table:table-cell table:formula="of:=[.$J179]*[.$A179]" office:value-type="float" office:value="26073920" calcext:value-type="float">
            <text:p>26,073,920</text:p>
          </table:table-cell>
          <table:table-cell table:formula="of:=[.$O179]-([.$K179]*[.$A179])" office:value-type="float" office:value="0" calcext:value-type="float">
            <text:p>0</text:p>
          </table:table-cell>
          <table:table-cell table:formula="of:=IF([.$D179];[.$M179]/[.$E179];&quot;n/a&quot;)" office:value-type="string" office:string-value="n/a" calcext:value-type="string">
            <text:p>n/a</text:p>
          </table:table-cell>
          <table:table-cell table:formula="of:=IF([.$D179];[.$N179]/[.$E179];&quot;n/a&quot;)" office:value-type="string" office:string-value="n/a" calcext:value-type="string">
            <text:p>n/a</text:p>
          </table:table-cell>
          <table:table-cell table:formula="of:=IF([.$D179];[.$O179]/[.$E179];&quot;n/a&quot;)" office:value-type="string" office:string-value="n/a" calcext:value-type="string">
            <text:p>n/a</text:p>
          </table:table-cell>
          <table:table-cell table:formula="of:=IF([.$D179];[.$P179]/[.$E179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0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4"/>
          <table:table-cell office:value-type="string" calcext:value-type="string">
            <text:p>pre-main</text:p>
          </table:table-cell>
          <table:table-cell table:number-columns-repeated="2" office:value-type="float" office:value="2084" calcext:value-type="float">
            <text:p>2084</text:p>
          </table:table-cell>
          <table:table-cell office:value-type="float" office:value="1734" calcext:value-type="float">
            <text:p>1734</text:p>
          </table:table-cell>
          <table:table-cell office:value-type="float" office:value="2084" calcext:value-type="float">
            <text:p>2084</text:p>
          </table:table-cell>
          <table:table-cell table:formula="of:=[.$I180]*[.$A180]" office:value-type="float" office:value="133376" calcext:value-type="float">
            <text:p>133,376</text:p>
          </table:table-cell>
          <table:table-cell table:formula="of:=[.$M180]-([.$L180]*[.$A180])" office:value-type="float" office:value="0" calcext:value-type="float">
            <text:p>0</text:p>
          </table:table-cell>
          <table:table-cell table:formula="of:=[.$J180]*[.$A180]" office:value-type="float" office:value="133376" calcext:value-type="float">
            <text:p>133,376</text:p>
          </table:table-cell>
          <table:table-cell table:formula="of:=[.$O180]-([.$K180]*[.$A180])" office:value-type="float" office:value="22400" calcext:value-type="float">
            <text:p>22,400</text:p>
          </table:table-cell>
          <table:table-cell table:formula="of:=IF([.$D180];[.$M180]/[.$E180];&quot;n/a&quot;)" office:value-type="string" office:string-value="n/a" calcext:value-type="string">
            <text:p>n/a</text:p>
          </table:table-cell>
          <table:table-cell table:formula="of:=IF([.$D180];[.$N180]/[.$E180];&quot;n/a&quot;)" office:value-type="string" office:string-value="n/a" calcext:value-type="string">
            <text:p>n/a</text:p>
          </table:table-cell>
          <table:table-cell table:formula="of:=IF([.$D180];[.$O180]/[.$E180];&quot;n/a&quot;)" office:value-type="string" office:string-value="n/a" calcext:value-type="string">
            <text:p>n/a</text:p>
          </table:table-cell>
          <table:table-cell table:formula="of:=IF([.$D180];[.$P180]/[.$E180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1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4"/>
          <table:table-cell office:value-type="string" calcext:value-type="string">
            <text:p>main-start</text:p>
          </table:table-cell>
          <table:table-cell office:value-type="float" office:value="211" calcext:value-type="float">
            <text:p>211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[.$I181]*[.$A181]" office:value-type="float" office:value="13504" calcext:value-type="float">
            <text:p>13,504</text:p>
          </table:table-cell>
          <table:table-cell table:formula="of:=[.$M181]-([.$L181]*[.$A181])" office:value-type="float" office:value="10048" calcext:value-type="float">
            <text:p>10,048</text:p>
          </table:table-cell>
          <table:table-cell table:formula="of:=[.$J181]*[.$A181]" office:value-type="float" office:value="11776" calcext:value-type="float">
            <text:p>11,776</text:p>
          </table:table-cell>
          <table:table-cell table:formula="of:=[.$O181]-([.$K181]*[.$A181])" office:value-type="float" office:value="11264" calcext:value-type="float">
            <text:p>11,264</text:p>
          </table:table-cell>
          <table:table-cell table:formula="of:=IF([.$D181];[.$M181]/[.$E181];&quot;n/a&quot;)" office:value-type="string" office:string-value="n/a" calcext:value-type="string">
            <text:p>n/a</text:p>
          </table:table-cell>
          <table:table-cell table:formula="of:=IF([.$D181];[.$N181]/[.$E181];&quot;n/a&quot;)" office:value-type="string" office:string-value="n/a" calcext:value-type="string">
            <text:p>n/a</text:p>
          </table:table-cell>
          <table:table-cell table:formula="of:=IF([.$D181];[.$O181]/[.$E181];&quot;n/a&quot;)" office:value-type="string" office:string-value="n/a" calcext:value-type="string">
            <text:p>n/a</text:p>
          </table:table-cell>
          <table:table-cell table:formula="of:=IF([.$D181];[.$P181]/[.$E181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style-name="ce1" table:formula="of:=SUBSTITUTE(ORG.LIBREOFFICE.REGEX([.$B182];&quot;[^/]+\.log&quot;) ;&quot;.log&quot;;&quot;&quot;)" office:value-type="string" office:string-value="544.nab_r_c1" calcext:value-type="string">
            <text:p>544.nab_r_c1</text:p>
          </table:table-cell>
          <table:table-cell office:value-type="float" office:value="1" calcext:value-type="float">
            <text:p>1</text:p>
          </table:table-cell>
          <table:table-cell table:style-name="ce10" table:formula="of:=1484348+7075631" office:value-type="float" office:value="8559979" calcext:value-type="float">
            <text:p>8,559,979</text:p>
          </table:table-cell>
          <table:table-cell table:style-name="ce10" table:formula="of:=520736+1485971" office:value-type="float" office:value="2006707" calcext:value-type="float">
            <text:p>2,006,707</text:p>
          </table:table-cell>
          <table:table-cell office:value-type="string" calcext:value-type="string">
            <text:p>ASCII Tables</text:p>
          </table:table-cell>
          <table:table-cell office:value-type="string" calcext:value-type="string">
            <text:p>read-input</text:p>
          </table:table-cell>
          <table:table-cell office:value-type="float" office:value="69433" calcext:value-type="float">
            <text:p>69433</text:p>
          </table:table-cell>
          <table:table-cell office:value-type="float" office:value="145923" calcext:value-type="float">
            <text:p>145923</text:p>
          </table:table-cell>
          <table:table-cell office:value-type="float" office:value="44655" calcext:value-type="float">
            <text:p>44655</text:p>
          </table:table-cell>
          <table:table-cell office:value-type="float" office:value="69145" calcext:value-type="float">
            <text:p>69145</text:p>
          </table:table-cell>
          <table:table-cell table:formula="of:=[.$I182]*[.$A182]" office:value-type="float" office:value="4443712" calcext:value-type="float">
            <text:p>4,443,712</text:p>
          </table:table-cell>
          <table:table-cell table:formula="of:=[.$M182]-([.$L182]*[.$A182])" office:value-type="float" office:value="18432" calcext:value-type="float">
            <text:p>18,432</text:p>
          </table:table-cell>
          <table:table-cell table:style-name="ce3" table:formula="of:=[.$J182]*[.$A182]" office:value-type="float" office:value="9339072" calcext:value-type="float">
            <text:p>9,339,072</text:p>
          </table:table-cell>
          <table:table-cell table:formula="of:=[.$O182]-([.$K182]*[.$A182])" office:value-type="float" office:value="6481152" calcext:value-type="float">
            <text:p>6,481,152</text:p>
          </table:table-cell>
          <table:table-cell table:formula="of:=IF([.$D182];[.$M182]/[.$E182];&quot;n/a&quot;)" office:value-type="percentage" office:value="0.51912650720288" calcext:value-type="percentage">
            <text:p>51.91%</text:p>
          </table:table-cell>
          <table:table-cell table:formula="of:=IF([.$D182];[.$N182]/[.$E182];&quot;n/a&quot;)" office:value-type="percentage" office:value="0.00215327631060777" calcext:value-type="percentage">
            <text:p>0.22%</text:p>
          </table:table-cell>
          <table:table-cell table:formula="of:=IF([.$D182];[.$O182]/[.$E182];&quot;n/a&quot;)" office:value-type="percentage" office:value="1.09101576066951" calcext:value-type="percentage">
            <text:p>109.10%</text:p>
          </table:table-cell>
          <table:table-cell table:formula="of:=IF([.$D182];[.$P182]/[.$E182];&quot;n/a&quot;)" office:value-type="percentage" office:value="0.757145782717458" calcext:value-type="percentage">
            <text:p>75.71%</text:p>
          </table:table-cell>
          <table:table-cell/>
          <table:table-cell table:style-name="ce3" office:value-type="float" office:value="9642796" calcext:value-type="float">
            <text:p>9,642,796</text:p>
          </table:table-cell>
          <table:table-cell table:style-name="ce2" office:value-type="float" office:value="25265" calcext:value-type="float">
            <text:p>25,265</text:p>
          </table:table-cell>
          <table:table-cell table:style-name="ce2" office:value-type="float" office:value="3583143" calcext:value-type="float">
            <text:p>3,583,143</text:p>
          </table:table-cell>
          <table:table-cell table:style-name="ce2" office:value-type="float" office:value="6053" calcext:value-type="float">
            <text:p>6,053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../specrunresults-64/544.nab_r_c1.log</text:p>
          </table:table-cell>
          <table:table-cell table:formula="of:=SUBSTITUTE(ORG.LIBREOFFICE.REGEX([.$B183];&quot;[^/]+\.log&quot;) ;&quot;.log&quot;;&quot;&quot;)" office:value-type="string" office:string-value="544.nab_r_c1" calcext:value-type="string">
            <text:p>544.nab_r_c1</text:p>
          </table:table-cell>
          <table:table-cell table:number-columns-repeated="4"/>
          <table:table-cell office:value-type="string" calcext:value-type="string">
            <text:p>read-input-done</text:p>
          </table:table-cell>
          <table:table-cell office:value-type="float" office:value="2321516" calcext:value-type="float">
            <text:p>2321516</text:p>
          </table:table-cell>
          <table:table-cell table:number-columns-repeated="2" office:value-type="float" office:value="2289637" calcext:value-type="float">
            <text:p>2289637</text:p>
          </table:table-cell>
          <table:table-cell office:value-type="float" office:value="2219855" calcext:value-type="float">
            <text:p>2219855</text:p>
          </table:table-cell>
          <table:table-cell table:formula="of:=[.$I183]*[.$A183]" office:value-type="float" office:value="148577024" calcext:value-type="float">
            <text:p>148,577,024</text:p>
          </table:table-cell>
          <table:table-cell table:formula="of:=[.$M183]-([.$L183]*[.$A183])" office:value-type="float" office:value="6506304" calcext:value-type="float">
            <text:p>6,506,304</text:p>
          </table:table-cell>
          <table:table-cell table:formula="of:=[.$J183]*[.$A183]" office:value-type="float" office:value="146536768" calcext:value-type="float">
            <text:p>146,536,768</text:p>
          </table:table-cell>
          <table:table-cell table:formula="of:=[.$O183]-([.$K183]*[.$A183])" office:value-type="float" office:value="0" calcext:value-type="float">
            <text:p>0</text:p>
          </table:table-cell>
          <table:table-cell table:formula="of:=IF([.$D183];[.$M183]/[.$E183];&quot;n/a&quot;)" office:value-type="string" office:string-value="n/a" calcext:value-type="string">
            <text:p>n/a</text:p>
          </table:table-cell>
          <table:table-cell table:formula="of:=IF([.$D183];[.$N183]/[.$E183];&quot;n/a&quot;)" office:value-type="string" office:string-value="n/a" calcext:value-type="string">
            <text:p>n/a</text:p>
          </table:table-cell>
          <table:table-cell table:formula="of:=IF([.$D183];[.$O183]/[.$E183];&quot;n/a&quot;)" office:value-type="string" office:string-value="n/a" calcext:value-type="string">
            <text:p>n/a</text:p>
          </table:table-cell>
          <table:table-cell table:formula="of:=IF([.$D183];[.$P183]/[.$E183];&quot;n/a&quot;)" office:value-type="string" office:string-value="n/a" calcext:value-type="string">
            <text:p>n/a</text:p>
          </table:table-cell>
          <table:table-cell table:number-columns-repeated="5"/>
        </table:table-row>
        <table:table-row table:style-name="ro1">
          <table:table-cell table:number-columns-repeated="12"/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dcount_manual_ndp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38642" calcext:value-type="float">
            <text:p>438,642</text:p>
          </table:table-cell>
          <table:table-cell table:style-name="ce2" office:value-type="float" office:value="316095" calcext:value-type="float">
            <text:p>316,095</text:p>
          </table:table-cell>
          <table:table-cell table:number-columns-repeated="6"/>
          <table:table-cell table:style-name="Default" table:number-columns-repeated="8"/>
          <table:table-cell/>
          <table:table-cell office:value-type="float" office:value="381286" calcext:value-type="float">
            <text:p>381286</text:p>
          </table:table-cell>
          <table:table-cell office:value-type="float" office:value="5482" calcext:value-type="float">
            <text:p>5482</text:p>
          </table:table-cell>
          <table:table-cell table:style-name="ce2" office:value-type="float" office:value="235235" calcext:value-type="float">
            <text:p>235,235</text:p>
          </table:table-cell>
          <table:table-cell table:style-name="ce2" office:value-type="float" office:value="1195" calcext:value-type="float">
            <text:p>1,195</text:p>
          </table:table-cell>
        </table:table-row>
        <calcext:conditional-formats>
          <calcext:conditional-format calcext:target-range-address="'Full data'.Q2:'Full data'.T183">
            <calcext:condition calcext:apply-style-name="Footnote" calcext:value="=&quot;n/a&quot;" calcext:base-cell-address="'Full data'.Q2"/>
            <calcext:condition calcext:apply-style-name="Good" calcext:value="between(0,1)" calcext:base-cell-address="'Full data'.Q2"/>
            <calcext:condition calcext:apply-style-name="Neutral" calcext:value="between(1,2)" calcext:base-cell-address="'Full data'.Q2"/>
            <calcext:condition calcext:apply-style-name="Bad" calcext:value="&gt;2" calcext:base-cell-address="'Full data'.Q2"/>
          </calcext:conditional-format>
        </calcext:conditional-formats>
      </table:table>
      <table:table table:name="Old, Broken data" table:style-name="ta1">
        <table:table-column table:style-name="co16" table:default-cell-style-name="Default"/>
        <table:table-column table:style-name="co13" table:default-cell-style-name="ce2"/>
        <table:table-column table:style-name="co17" table:default-cell-style-name="Default"/>
        <table:table-column table:style-name="co14" table:number-columns-repeated="3" table:default-cell-style-name="Default"/>
        <table:table-column table:style-name="co10" table:default-cell-style-name="ce2"/>
        <table:table-column table:style-name="co18" table:default-cell-style-name="ce2"/>
        <table:table-column table:style-name="co14" table:number-columns-repeated="3" table:default-cell-style-name="Default"/>
        <table:table-column table:style-name="co14" table:default-cell-style-name="ce2"/>
        <table:table-column table:style-name="co18" table:default-cell-style-name="ce2"/>
        <table:table-column table:style-name="co19" table:default-cell-style-name="ce4"/>
        <table:table-column table:style-name="co18" table:default-cell-style-name="ce4"/>
        <table:table-column table:style-name="co14" table:number-columns-repeated="1009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Input read+parse 4096B pages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Input read+parse 64B pages</text:p>
          </table:table-cell>
          <table:table-cell table:number-columns-repeated="2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Benchmark</text:p>
          </table:table-cell>
          <table:table-cell table:style-name="Default" office:value-type="string" calcext:value-type="string">
            <text:p>Input file size [B]</text:p>
          </table:table-cell>
          <table:table-cell office:value-type="string" calcext:value-type="string">
            <text:p>Input type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O</text:p>
          </table:table-cell>
          <table:table-cell table:style-name="Default" office:value-type="string" calcext:value-type="string">
            <text:p>TotReadBytes</text:p>
          </table:table-cell>
          <table:table-cell table:style-name="Default" office:value-type="string" calcext:value-type="string">
            <text:p>TotUpdateBytes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WO</text:p>
          </table:table-cell>
          <table:table-cell table:style-name="Default" office:value-type="string" calcext:value-type="string">
            <text:p>TotReadBytes</text:p>
          </table:table-cell>
          <table:table-cell table:style-name="Default" office:value-type="string" calcext:value-type="string">
            <text:p>TotUpdateBytes</text:p>
          </table:table-cell>
          <table:table-cell table:style-name="Default" office:value-type="string" calcext:value-type="string">
            <text:p>Update/IO % 4096</text:p>
          </table:table-cell>
          <table:table-cell table:style-name="Default" office:value-type="string" calcext:value-type="string">
            <text:p>Update/IO % 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1.log</text:p>
          </table:table-cell>
          <table:table-cell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float" office:value="208" calcext:value-type="float">
            <text:p>208</text:p>
          </table:table-cell>
          <table:table-cell office:value-type="float" office:value="39156" calcext:value-type="float">
            <text:p>39156</text:p>
          </table:table-cell>
          <table:table-cell office:value-type="float" office:value="156" calcext:value-type="float">
            <text:p>156</text:p>
          </table:table-cell>
          <table:table-cell table:formula="of:=([.D3]+[.E3])*4096" office:value-type="float" office:value="161234944" calcext:value-type="float">
            <text:p>161,234,944</text:p>
          </table:table-cell>
          <table:table-cell table:formula="of:=([.E3]+[.F3])*4096" office:value-type="float" office:value="161021952" calcext:value-type="float">
            <text:p>161,021,952</text:p>
          </table:table-cell>
          <table:table-cell office:value-type="float" office:value="32292" calcext:value-type="float">
            <text:p>32292</text:p>
          </table:table-cell>
          <table:table-cell office:value-type="float" office:value="2242604" calcext:value-type="float">
            <text:p>2242604</text:p>
          </table:table-cell>
          <table:table-cell office:value-type="float" office:value="92163" calcext:value-type="float">
            <text:p>92163</text:p>
          </table:table-cell>
          <table:table-cell table:formula="of:=([.I3]+[.J3])*64" office:value-type="float" office:value="145593344" calcext:value-type="float">
            <text:p>145,593,344</text:p>
          </table:table-cell>
          <table:table-cell table:formula="of:=([.J3]+[.K3])*64" office:value-type="float" office:value="149425088" calcext:value-type="float">
            <text:p>149,425,088</text:p>
          </table:table-cell>
          <table:table-cell table:formula="of:=[.H3]/[.B3]" office:value-type="percentage" office:value="14.3150983250951" calcext:value-type="percentage">
            <text:p>1431.51%</text:p>
          </table:table-cell>
          <table:table-cell table:formula="of:=[.M3]/[.B3]" office:value-type="percentage" office:value="13.2841193414174" calcext:value-type="percentage">
            <text:p>1328.4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2.log</text:p>
          </table:table-cell>
          <table:table-cell office:value-type="float" office:value="11248400" calcext:value-type="float">
            <text:p>11,248,400</text:p>
          </table:table-cell>
          <table:table-cell office:value-type="string" calcext:value-type="string">
            <text:p>C</text:p>
          </table:table-cell>
          <table:table-cell office:value-type="float" office:value="208" calcext:value-type="float">
            <text:p>208</text:p>
          </table:table-cell>
          <table:table-cell office:value-type="float" office:value="39201" calcext:value-type="float">
            <text:p>39201</text:p>
          </table:table-cell>
          <table:table-cell office:value-type="float" office:value="157" calcext:value-type="float">
            <text:p>157</text:p>
          </table:table-cell>
          <table:table-cell table:formula="of:=([.D4]+[.E4])*4096" office:value-type="float" office:value="161419264" calcext:value-type="float">
            <text:p>161,419,264</text:p>
          </table:table-cell>
          <table:table-cell table:formula="of:=([.E4]+[.F4])*4096" office:value-type="float" office:value="161210368" calcext:value-type="float">
            <text:p>161,210,368</text:p>
          </table:table-cell>
          <table:table-cell office:value-type="float" office:value="32321" calcext:value-type="float">
            <text:p>32321</text:p>
          </table:table-cell>
          <table:table-cell office:value-type="float" office:value="2244372" calcext:value-type="float">
            <text:p>2244372</text:p>
          </table:table-cell>
          <table:table-cell office:value-type="float" office:value="92894" calcext:value-type="float">
            <text:p>92894</text:p>
          </table:table-cell>
          <table:table-cell table:formula="of:=([.I4]+[.J4])*64" office:value-type="float" office:value="145708352" calcext:value-type="float">
            <text:p>145,708,352</text:p>
          </table:table-cell>
          <table:table-cell table:formula="of:=([.J4]+[.K4])*64" office:value-type="float" office:value="149585024" calcext:value-type="float">
            <text:p>149,585,024</text:p>
          </table:table-cell>
          <table:table-cell table:formula="of:=[.H4]/[.B4]" office:value-type="percentage" office:value="14.3318487962732" calcext:value-type="percentage">
            <text:p>1433.18%</text:p>
          </table:table-cell>
          <table:table-cell table:formula="of:=[.M4]/[.B4]" office:value-type="percentage" office:value="13.2983378969453" calcext:value-type="percentage">
            <text:p>1329.8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3.log</text:p>
          </table:table-cell>
          <table:table-cell office:value-type="float" office:value="7832161" calcext:value-type="float">
            <text:p>7,832,161</text:p>
          </table:table-cell>
          <table:table-cell office:value-type="string" calcext:value-type="string">
            <text:p>C</text:p>
          </table:table-cell>
          <table:table-cell office:value-type="float" office:value="206" calcext:value-type="float">
            <text:p>206</text:p>
          </table:table-cell>
          <table:table-cell office:value-type="float" office:value="27996" calcext:value-type="float">
            <text:p>27996</text:p>
          </table:table-cell>
          <table:table-cell office:value-type="float" office:value="111" calcext:value-type="float">
            <text:p>111</text:p>
          </table:table-cell>
          <table:table-cell table:formula="of:=([.D5]+[.E5])*4096" office:value-type="float" office:value="115515392" calcext:value-type="float">
            <text:p>115,515,392</text:p>
          </table:table-cell>
          <table:table-cell table:formula="of:=([.E5]+[.F5])*4096" office:value-type="float" office:value="115126272" calcext:value-type="float">
            <text:p>115,126,272</text:p>
          </table:table-cell>
          <table:table-cell office:value-type="float" office:value="25594" calcext:value-type="float">
            <text:p>25594</text:p>
          </table:table-cell>
          <table:table-cell office:value-type="float" office:value="1593189" calcext:value-type="float">
            <text:p>1593189</text:p>
          </table:table-cell>
          <table:table-cell office:value-type="float" office:value="71038" calcext:value-type="float">
            <text:p>71038</text:p>
          </table:table-cell>
          <table:table-cell table:formula="of:=([.I5]+[.J5])*64" office:value-type="float" office:value="103602112" calcext:value-type="float">
            <text:p>103,602,112</text:p>
          </table:table-cell>
          <table:table-cell table:formula="of:=([.J5]+[.K5])*64" office:value-type="float" office:value="106510528" calcext:value-type="float">
            <text:p>106,510,528</text:p>
          </table:table-cell>
          <table:table-cell table:formula="of:=[.H5]/[.B5]" office:value-type="percentage" office:value="14.6991707652588" calcext:value-type="percentage">
            <text:p>1469.92%</text:p>
          </table:table-cell>
          <table:table-cell table:formula="of:=[.M5]/[.B5]" office:value-type="percentage" office:value="13.5991239199501" calcext:value-type="percentage">
            <text:p>1359.9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4.log</text:p>
          </table:table-cell>
          <table:table-cell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float" office:value="215" calcext:value-type="float">
            <text:p>215</text:p>
          </table:table-cell>
          <table:table-cell office:value-type="float" office:value="27993" calcext:value-type="float">
            <text:p>27993</text:p>
          </table:table-cell>
          <table:table-cell office:value-type="float" office:value="140" calcext:value-type="float">
            <text:p>140</text:p>
          </table:table-cell>
          <table:table-cell table:formula="of:=([.D6]+[.E6])*4096" office:value-type="float" office:value="115539968" calcext:value-type="float">
            <text:p>115,539,968</text:p>
          </table:table-cell>
          <table:table-cell table:formula="of:=([.E6]+[.F6])*4096" office:value-type="float" office:value="115232768" calcext:value-type="float">
            <text:p>115,232,768</text:p>
          </table:table-cell>
          <table:table-cell office:value-type="float" office:value="39045" calcext:value-type="float">
            <text:p>39045</text:p>
          </table:table-cell>
          <table:table-cell office:value-type="float" office:value="1597899" calcext:value-type="float">
            <text:p>1597899</text:p>
          </table:table-cell>
          <table:table-cell office:value-type="float" office:value="61464" calcext:value-type="float">
            <text:p>61464</text:p>
          </table:table-cell>
          <table:table-cell table:formula="of:=([.I6]+[.J6])*64" office:value-type="float" office:value="104764416" calcext:value-type="float">
            <text:p>104,764,416</text:p>
          </table:table-cell>
          <table:table-cell table:formula="of:=([.J6]+[.K6])*64" office:value-type="float" office:value="106199232" calcext:value-type="float">
            <text:p>106,199,232</text:p>
          </table:table-cell>
          <table:table-cell table:formula="of:=[.H6]/[.B6]" office:value-type="percentage" office:value="8.73076844979281" calcext:value-type="percentage">
            <text:p>873.08%</text:p>
          </table:table-cell>
          <table:table-cell table:formula="of:=[.M6]/[.B6]" office:value-type="percentage" office:value="8.04633022559891" calcext:value-type="percentage">
            <text:p>804.6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2.gcc_r_c5.log</text:p>
          </table:table-cell>
          <table:table-cell office:value-type="float" office:value="13198468" calcext:value-type="float">
            <text:p>13,198,468</text:p>
          </table:table-cell>
          <table:table-cell office:value-type="string" calcext:value-type="string">
            <text:p>C</text:p>
          </table:table-cell>
          <table:table-cell office:value-type="float" office:value="216" calcext:value-type="float">
            <text:p>216</text:p>
          </table:table-cell>
          <table:table-cell office:value-type="float" office:value="27993" calcext:value-type="float">
            <text:p>27993</text:p>
          </table:table-cell>
          <table:table-cell office:value-type="float" office:value="139" calcext:value-type="float">
            <text:p>139</text:p>
          </table:table-cell>
          <table:table-cell table:formula="of:=([.D7]+[.E7])*4096" office:value-type="float" office:value="115544064" calcext:value-type="float">
            <text:p>115,544,064</text:p>
          </table:table-cell>
          <table:table-cell table:formula="of:=([.E7]+[.F7])*4096" office:value-type="float" office:value="115228672" calcext:value-type="float">
            <text:p>115,228,672</text:p>
          </table:table-cell>
          <table:table-cell office:value-type="float" office:value="39046" calcext:value-type="float">
            <text:p>39046</text:p>
          </table:table-cell>
          <table:table-cell office:value-type="float" office:value="1597925" calcext:value-type="float">
            <text:p>1597925</text:p>
          </table:table-cell>
          <table:table-cell office:value-type="float" office:value="61606" calcext:value-type="float">
            <text:p>61606</text:p>
          </table:table-cell>
          <table:table-cell table:formula="of:=([.I7]+[.J7])*64" office:value-type="float" office:value="104766144" calcext:value-type="float">
            <text:p>104,766,144</text:p>
          </table:table-cell>
          <table:table-cell table:formula="of:=([.J7]+[.K7])*64" office:value-type="float" office:value="106209984" calcext:value-type="float">
            <text:p>106,209,984</text:p>
          </table:table-cell>
          <table:table-cell table:formula="of:=[.H7]/[.B7]" office:value-type="percentage" office:value="8.73045811074437" calcext:value-type="percentage">
            <text:p>873.05%</text:p>
          </table:table-cell>
          <table:table-cell table:formula="of:=[.M7]/[.B7]" office:value-type="percentage" office:value="8.04714486560107" calcext:value-type="percentage">
            <text:p>804.71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5.mcf_r_c1.log</text:p>
          </table:table-cell>
          <table:table-cell office:value-type="float" office:value="1993128" calcext:value-type="float">
            <text:p>1,993,128</text:p>
          </table:table-cell>
          <table:table-cell office:value-type="string" calcext:value-type="string">
            <text:p>ASCII Number table</text:p>
          </table:table-cell>
          <table:table-cell office:value-type="float" office:value="31" calcext:value-type="float">
            <text:p>31</text:p>
          </table:table-cell>
          <table:table-cell office:value-type="float" office:value="3627" calcext:value-type="float">
            <text:p>3627</text:p>
          </table:table-cell>
          <table:table-cell office:value-type="float" office:value="0" calcext:value-type="float">
            <text:p>0</text:p>
          </table:table-cell>
          <table:table-cell table:formula="of:=([.D8]+[.E8])*4096" office:value-type="float" office:value="14983168" calcext:value-type="float">
            <text:p>14,983,168</text:p>
          </table:table-cell>
          <table:table-cell table:formula="of:=([.E8]+[.F8])*4096" office:value-type="float" office:value="14856192" calcext:value-type="float">
            <text:p>14,856,192</text:p>
          </table:table-cell>
          <table:table-cell office:value-type="float" office:value="192" calcext:value-type="float">
            <text:p>192</text:p>
          </table:table-cell>
          <table:table-cell office:value-type="float" office:value="196015" calcext:value-type="float">
            <text:p>196015</text:p>
          </table:table-cell>
          <table:table-cell office:value-type="float" office:value="35279" calcext:value-type="float">
            <text:p>35279</text:p>
          </table:table-cell>
          <table:table-cell table:formula="of:=([.I8]+[.J8])*64" office:value-type="float" office:value="12557248" calcext:value-type="float">
            <text:p>12,557,248</text:p>
          </table:table-cell>
          <table:table-cell table:formula="of:=([.J8]+[.K8])*64" office:value-type="float" office:value="14802816" calcext:value-type="float">
            <text:p>14,802,816</text:p>
          </table:table-cell>
          <table:table-cell table:formula="of:=[.H8]/[.B8]" office:value-type="percentage" office:value="7.45370693703566" calcext:value-type="percentage">
            <text:p>745.37%</text:p>
          </table:table-cell>
          <table:table-cell table:formula="of:=[.M8]/[.B8]" office:value-type="percentage" office:value="7.42692692090021" calcext:value-type="percentage">
            <text:p>742.69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507.cactuBSSN_r_c1.log</text:p>
          </table:table-cell>
          <table:table-cell office:value-type="float" office:value="4152" calcext:value-type="float">
            <text:p>4,152</text:p>
          </table:table-cell>
          <table:table-cell office:value-type="string" calcext:value-type="string">
            <text:p>K=V config</text:p>
          </table:table-cell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([.D9]+[.E9])*4096" office:value-type="float" office:value="1363968" calcext:value-type="float">
            <text:p>1,363,968</text:p>
          </table:table-cell>
          <table:table-cell table:formula="of:=([.E9]+[.F9])*4096" office:value-type="float" office:value="712704" calcext:value-type="float">
            <text:p>712,704</text:p>
          </table:table-cell>
          <table:table-cell office:value-type="float" office:value="4306" calcext:value-type="float">
            <text:p>4306</text:p>
          </table:table-cell>
          <table:table-cell office:value-type="float" office:value="4373" calcext:value-type="float">
            <text:p>4373</text:p>
          </table:table-cell>
          <table:table-cell office:value-type="float" office:value="38" calcext:value-type="float">
            <text:p>38</text:p>
          </table:table-cell>
          <table:table-cell table:formula="of:=([.I9]+[.J9])*64" office:value-type="float" office:value="555456" calcext:value-type="float">
            <text:p>555,456</text:p>
          </table:table-cell>
          <table:table-cell table:formula="of:=([.J9]+[.K9])*64" office:value-type="float" office:value="282304" calcext:value-type="float">
            <text:p>282,304</text:p>
          </table:table-cell>
          <table:table-cell table:formula="of:=[.H9]/[.B9]" office:value-type="percentage" office:value="171.653179190751" calcext:value-type="percentage">
            <text:p>17165.32%</text:p>
          </table:table-cell>
          <table:table-cell table:formula="of:=[.M9]/[.B9]" office:value-type="percentage" office:value="67.9922928709056" calcext:value-type="percentage">
            <text:p>6799.23%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508.namd_r_c1.log</text:p>
          </table:table-cell>
          <table:table-cell table:style-name="ce3" office:value-type="float" office:value="8092877" calcext:value-type="float">
            <text:p>8,092,877</text:p>
          </table:table-cell>
          <table:table-cell table:style-name="ce6" office:value-type="string" calcext:value-type="string">
            <text:p>ASCII Number table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642" calcext:value-type="float">
            <text:p>1642</text:p>
          </table:table-cell>
          <table:table-cell table:style-name="ce6" office:value-type="float" office:value="1624" calcext:value-type="float">
            <text:p>1624</text:p>
          </table:table-cell>
          <table:table-cell table:style-name="ce3" table:formula="of:=([.D10]+[.E10])*4096" office:value-type="float" office:value="7012352" calcext:value-type="float">
            <text:p>7,012,352</text:p>
          </table:table-cell>
          <table:table-cell table:style-name="ce3" table:formula="of:=([.E10]+[.F10])*4096" office:value-type="float" office:value="13377536" calcext:value-type="float">
            <text:p>13,377,536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64926" calcext:value-type="float">
            <text:p>64926</text:p>
          </table:table-cell>
          <table:table-cell table:style-name="ce6" office:value-type="float" office:value="143234" calcext:value-type="float">
            <text:p>143234</text:p>
          </table:table-cell>
          <table:table-cell table:style-name="ce3" table:formula="of:=([.I10]+[.J10])*64" office:value-type="float" office:value="4180864" calcext:value-type="float">
            <text:p>4,180,864</text:p>
          </table:table-cell>
          <table:table-cell table:style-name="ce3" table:formula="of:=([.J10]+[.K10])*64" office:value-type="float" office:value="13322240" calcext:value-type="float">
            <text:p>13,322,240</text:p>
          </table:table-cell>
          <table:table-cell table:style-name="ce5" table:formula="of:=[.H10]/[.B10]" office:value-type="percentage" office:value="1.65300127507189" calcext:value-type="percentage">
            <text:p>165.30%</text:p>
          </table:table-cell>
          <table:table-cell table:style-name="ce5" table:formula="of:=[.M10]/[.B10]" office:value-type="percentage" office:value="1.64616859986875" calcext:value-type="percentage">
            <text:p>164.62%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510.parest_r_c1.log</text:p>
          </table:table-cell>
          <table:table-cell office:value-type="float" office:value="2388" calcext:value-type="float">
            <text:p>2,388</text:p>
          </table:table-cell>
          <table:table-cell office:value-type="string" calcext:value-type="string">
            <text:p>K=V config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([.D11]+[.E11])*4096" office:value-type="float" office:value="655360" calcext:value-type="float">
            <text:p>655,360</text:p>
          </table:table-cell>
          <table:table-cell table:formula="of:=([.E11]+[.F11])*4096" office:value-type="float" office:value="143360" calcext:value-type="float">
            <text:p>143,360</text:p>
          </table:table-cell>
          <table:table-cell office:value-type="float" office:value="779" calcext:value-type="float">
            <text:p>779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([.I11]+[.J11])*64" office:value-type="float" office:value="103232" calcext:value-type="float">
            <text:p>103,232</text:p>
          </table:table-cell>
          <table:table-cell table:formula="of:=([.J11]+[.K11])*64" office:value-type="float" office:value="58176" calcext:value-type="float">
            <text:p>58,176</text:p>
          </table:table-cell>
          <table:table-cell table:formula="of:=[.H11]/[.B11]" office:value-type="percentage" office:value="60.0335008375209" calcext:value-type="percentage">
            <text:p>6003.35%</text:p>
          </table:table-cell>
          <table:table-cell table:formula="of:=[.M11]/[.B11]" office:value-type="percentage" office:value="24.3618090452261" calcext:value-type="percentage">
            <text:p>2436.18%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511.povray_r_c1.log</text:p>
          </table:table-cell>
          <table:table-cell table:style-name="ce3" table:formula="of:=1214+14696" office:value-type="float" office:value="15910" calcext:value-type="float">
            <text:p>15,910</text:p>
          </table:table-cell>
          <table:table-cell table:style-name="ce6" office:value-type="string" calcext:value-type="string">
            <text:p>INI + POV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12]+[.E12])*4096" office:value-type="float" office:value="376832" calcext:value-type="float">
            <text:p>376,832</text:p>
          </table:table-cell>
          <table:table-cell table:style-name="ce3" table:formula="of:=([.E12]+[.F12])*4096" office:value-type="float" office:value="61440" calcext:value-type="float">
            <text:p>61,440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.I12]+[.J12])*64" office:value-type="float" office:value="40896" calcext:value-type="float">
            <text:p>40,896</text:p>
          </table:table-cell>
          <table:table-cell table:style-name="ce3" table:formula="of:=([.J12]+[.K12])*64" office:value-type="float" office:value="14272" calcext:value-type="float">
            <text:p>14,272</text:p>
          </table:table-cell>
          <table:table-cell table:style-name="ce5" table:formula="of:=[.H12]/[.B12]" office:value-type="percentage" office:value="3.86172218730358" calcext:value-type="percentage">
            <text:p>386.17%</text:p>
          </table:table-cell>
          <table:table-cell table:style-name="ce5" table:formula="of:=[.M12]/[.B12]" office:value-type="percentage" office:value="0.897045883092395" calcext:value-type="percentage">
            <text:p>89.70%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519.lbm_r_c1.log</text:p>
          </table:table-cell>
          <table:table-cell office:value-type="float" office:value="1313130" calcext:value-type="float">
            <text:p>1,313,130</text:p>
          </table:table-cell>
          <table:table-cell office:value-type="string" calcext:value-type="string">
            <text:p>ASCII 3D bitmap</text:p>
          </table:table-cell>
          <table:table-cell office:value-type="float" office:value="24" calcext:value-type="float">
            <text:p>24</text:p>
          </table:table-cell>
          <table:table-cell office:value-type="float" office:value="6068" calcext:value-type="float">
            <text:p>6068</text:p>
          </table:table-cell>
          <table:table-cell office:value-type="float" office:value="0" calcext:value-type="float">
            <text:p>0</text:p>
          </table:table-cell>
          <table:table-cell table:formula="of:=([.D13]+[.E13])*4096" office:value-type="float" office:value="24952832" calcext:value-type="float">
            <text:p>24,952,832</text:p>
          </table:table-cell>
          <table:table-cell table:formula="of:=([.E13]+[.F13])*4096" office:value-type="float" office:value="24854528" calcext:value-type="float">
            <text:p>24,854,528</text:p>
          </table:table-cell>
          <table:table-cell office:value-type="float" office:value="161" calcext:value-type="float">
            <text:p>161</text:p>
          </table:table-cell>
          <table:table-cell office:value-type="float" office:value="83744" calcext:value-type="float">
            <text:p>83744</text:p>
          </table:table-cell>
          <table:table-cell office:value-type="float" office:value="1" calcext:value-type="float">
            <text:p>1</text:p>
          </table:table-cell>
          <table:table-cell table:formula="of:=([.I13]+[.J13])*64" office:value-type="float" office:value="5369920" calcext:value-type="float">
            <text:p>5,369,920</text:p>
          </table:table-cell>
          <table:table-cell table:formula="of:=([.J13]+[.K13])*64" office:value-type="float" office:value="5359680" calcext:value-type="float">
            <text:p>5,359,680</text:p>
          </table:table-cell>
          <table:table-cell table:formula="of:=[.H13]/[.B13]" office:value-type="percentage" office:value="18.9276979430826" calcext:value-type="percentage">
            <text:p>1892.77%</text:p>
          </table:table-cell>
          <table:table-cell table:formula="of:=[.M13]/[.B13]" office:value-type="percentage" office:value="4.081606543145" calcext:value-type="percentage">
            <text:p>408.16%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520.omnetpp_r_c1.log</text:p>
          </table:table-cell>
          <table:table-cell table:style-name="ce3" table:formula="of:=2218+36030" office:value-type="float" office:value="38248" calcext:value-type="float">
            <text:p>38,248</text:p>
          </table:table-cell>
          <table:table-cell table:style-name="ce6" office:value-type="string" calcext:value-type="string">
            <text:p>INI + Complex config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style-name="ce3" table:formula="of:=([.D14]+[.E14])*4096" office:value-type="float" office:value="495616" calcext:value-type="float">
            <text:p>495,616</text:p>
          </table:table-cell>
          <table:table-cell table:style-name="ce3" table:formula="of:=([.E14]+[.F14])*4096" office:value-type="float" office:value="102400" calcext:value-type="float">
            <text:p>102,400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201" calcext:value-type="float">
            <text:p>201</text:p>
          </table:table-cell>
          <table:table-cell table:style-name="ce3" table:formula="of:=([.I14]+[.J14])*64" office:value-type="float" office:value="66176" calcext:value-type="float">
            <text:p>66,176</text:p>
          </table:table-cell>
          <table:table-cell table:style-name="ce3" table:formula="of:=([.J14]+[.K14])*64" office:value-type="float" office:value="50880" calcext:value-type="float">
            <text:p>50,880</text:p>
          </table:table-cell>
          <table:table-cell table:style-name="ce5" table:formula="of:=[.H14]/[.B14]" office:value-type="percentage" office:value="2.67726417067559" calcext:value-type="percentage">
            <text:p>267.73%</text:p>
          </table:table-cell>
          <table:table-cell table:style-name="ce5" table:formula="of:=[.M14]/[.B14]" office:value-type="percentage" office:value="1.33026563480443" calcext:value-type="percentage">
            <text:p>133.03%</text:p>
          </table:table-cell>
          <table:table-cell table:style-name="ce6" table:number-columns-repeated="1009"/>
        </table:table-row>
        <table:table-row table:style-name="ro1">
          <table:table-cell table:style-name="ce6" office:value-type="string" calcext:value-type="string">
            <text:p>523.xalancbmk_r</text:p>
          </table:table-cell>
          <table:table-cell table:style-name="ce3" table:formula="of:=58005995+16048" office:value-type="float" office:value="58022043" calcext:value-type="float">
            <text:p>58,022,043</text:p>
          </table:table-cell>
          <table:table-cell table:style-name="ce6" office:value-type="string" calcext:value-type="string">
            <text:p>XML</text:p>
          </table:table-cell>
          <table:table-cell table:style-name="ce6" table:number-columns-repeated="3"/>
          <table:table-cell table:style-name="ce3" table:formula="of:=([.D15]+[.E15])*4096" office:value-type="float" office:value="0" calcext:value-type="float">
            <text:p>0</text:p>
          </table:table-cell>
          <table:table-cell table:style-name="ce3" table:formula="of:=([.E15]+[.F15])*4096" office:value-type="float" office:value="0" calcext:value-type="float">
            <text:p>0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515571" calcext:value-type="float">
            <text:p>515571</text:p>
          </table:table-cell>
          <table:table-cell table:style-name="ce6" office:value-type="float" office:value="402077" calcext:value-type="float">
            <text:p>402077</text:p>
          </table:table-cell>
          <table:table-cell table:style-name="ce3" table:formula="of:=([.I15]+[.J15])*64" office:value-type="float" office:value="33064704" calcext:value-type="float">
            <text:p>33,064,704</text:p>
          </table:table-cell>
          <table:table-cell table:style-name="ce3" table:formula="of:=([.J15]+[.K15])*64" office:value-type="float" office:value="58729472" calcext:value-type="float">
            <text:p>58,729,472</text:p>
          </table:table-cell>
          <table:table-cell table:style-name="ce5" table:formula="of:=[.H15]/[.B15]" office:value-type="percentage" office:value="0" calcext:value-type="percentage">
            <text:p>0.00%</text:p>
          </table:table-cell>
          <table:table-cell table:style-name="ce5" table:formula="of:=[.M15]/[.B15]" office:value-type="percentage" office:value="1.01219241797467" calcext:value-type="percentage">
            <text:p>101.22%</text:p>
          </table:table-cell>
          <table:table-cell table:style-name="ce6" table:number-columns-repeated="1009"/>
        </table:table-row>
        <table:table-row table:style-name="ro1">
          <table:table-cell table:style-name="ce6" office:value-type="string" calcext:value-type="string">
            <text:p>526.blender_r</text:p>
          </table:table-cell>
          <table:table-cell table:style-name="ce3" office:value-type="float" office:value="59224304" calcext:value-type="float">
            <text:p>59,224,304</text:p>
          </table:table-cell>
          <table:table-cell table:style-name="ce6" office:value-type="string" calcext:value-type="string">
            <text:p>Blender file</text:p>
          </table:table-cell>
          <table:table-cell table:style-name="ce6" table:number-columns-repeated="3"/>
          <table:table-cell table:style-name="ce3" table:formula="of:=([.D16]+[.E16])*4096" office:value-type="float" office:value="0" calcext:value-type="float">
            <text:p>0</text:p>
          </table:table-cell>
          <table:table-cell table:style-name="ce3" table:formula="of:=([.E16]+[.F16])*4096" office:value-type="float" office:value="0" calcext:value-type="float">
            <text:p>0</text:p>
          </table:table-cell>
          <table:table-cell table:style-name="ce6" office:value-type="float" office:value="480621" calcext:value-type="float">
            <text:p>480621</text:p>
          </table:table-cell>
          <table:table-cell table:style-name="ce6" office:value-type="float" office:value="756999" calcext:value-type="float">
            <text:p>756999</text:p>
          </table:table-cell>
          <table:table-cell table:style-name="ce6" office:value-type="float" office:value="725041" calcext:value-type="float">
            <text:p>725041</text:p>
          </table:table-cell>
          <table:table-cell table:style-name="ce3" table:formula="of:=([.I16]+[.J16])*64" office:value-type="float" office:value="79207680" calcext:value-type="float">
            <text:p>79,207,680</text:p>
          </table:table-cell>
          <table:table-cell table:style-name="ce3" table:formula="of:=([.J16]+[.K16])*64" office:value-type="float" office:value="94850560" calcext:value-type="float">
            <text:p>94,850,560</text:p>
          </table:table-cell>
          <table:table-cell table:style-name="ce5" table:formula="of:=[.H16]/[.B16]" office:value-type="percentage" office:value="0" calcext:value-type="percentage">
            <text:p>0.00%</text:p>
          </table:table-cell>
          <table:table-cell table:style-name="ce5" table:formula="of:=[.M16]/[.B16]" office:value-type="percentage" office:value="1.60154790506276" calcext:value-type="percentage">
            <text:p>160.15%</text:p>
          </table:table-cell>
          <table:table-cell table:style-name="ce6" table:number-columns-repeated="1009"/>
        </table:table-row>
        <table:table-row table:style-name="ro1">
          <table:table-cell table:style-name="ce19" office:value-type="string" calcext:value-type="string">
            <text:p>538.imagick_r</text:p>
          </table:table-cell>
          <table:table-cell table:style-name="ce10" office:value-type="float" office:value="8561538" calcext:value-type="float">
            <text:p>8,561,538</text:p>
          </table:table-cell>
          <table:table-cell table:style-name="ce19" office:value-type="string" calcext:value-type="string">
            <text:p>TGA image</text:p>
          </table:table-cell>
          <table:table-cell table:style-name="ce19" table:number-columns-repeated="3"/>
          <table:table-cell table:style-name="ce10" table:formula="of:=([.D17]+[.E17])*4096" office:value-type="float" office:value="0" calcext:value-type="float">
            <text:p>0</text:p>
          </table:table-cell>
          <table:table-cell table:style-name="ce10" table:formula="of:=([.E17]+[.F17])*4096" office:value-type="float" office:value="0" calcext:value-type="float">
            <text:p>0</text:p>
          </table:table-cell>
          <table:table-cell table:style-name="ce19" office:value-type="float" office:value="572" calcext:value-type="float">
            <text:p>572</text:p>
          </table:table-cell>
          <table:table-cell table:style-name="ce19" office:value-type="float" office:value="911" calcext:value-type="float">
            <text:p>911</text:p>
          </table:table-cell>
          <table:table-cell table:style-name="ce19" office:value-type="float" office:value="357366" calcext:value-type="float">
            <text:p>357366</text:p>
          </table:table-cell>
          <table:table-cell table:style-name="ce10" table:formula="of:=([.I17]+[.J17])*64" office:value-type="float" office:value="94912" calcext:value-type="float">
            <text:p>94,912</text:p>
          </table:table-cell>
          <table:table-cell table:style-name="ce10" table:formula="of:=([.J17]+[.K17])*64" office:value-type="float" office:value="22929728" calcext:value-type="float">
            <text:p>22,929,728</text:p>
          </table:table-cell>
          <table:table-cell table:style-name="ce13" table:formula="of:=[.H17]/[.B17]" office:value-type="percentage" office:value="0" calcext:value-type="percentage">
            <text:p>0.00%</text:p>
          </table:table-cell>
          <table:table-cell table:style-name="ce13" table:formula="of:=[.M17]/[.B17]" office:value-type="percentage" office:value="2.67822533755033" calcext:value-type="percentage">
            <text:p>267.82%</text:p>
          </table:table-cell>
          <table:table-cell table:style-name="ce19" table:number-columns-repeated="1009"/>
        </table:table-row>
        <table:table-row table:style-name="ro1">
          <table:table-cell table:style-name="ce6" office:value-type="string" calcext:value-type="string">
            <text:p>544.nab_r</text:p>
          </table:table-cell>
          <table:table-cell table:style-name="ce3" table:formula="of:=1484348+7075631" office:value-type="float" office:value="8559979" calcext:value-type="float">
            <text:p>8,559,979</text:p>
          </table:table-cell>
          <table:table-cell table:style-name="ce6" office:value-type="string" calcext:value-type="string">
            <text:p>ASCII Tables</text:p>
          </table:table-cell>
          <table:table-cell table:style-name="ce6" table:number-columns-repeated="3"/>
          <table:table-cell table:style-name="ce3" table:formula="of:=([.D18]+[.E18])*4096" office:value-type="float" office:value="0" calcext:value-type="float">
            <text:p>0</text:p>
          </table:table-cell>
          <table:table-cell table:style-name="ce3" table:formula="of:=([.E18]+[.F18])*4096" office:value-type="float" office:value="0" calcext:value-type="float">
            <text:p>0</text:p>
          </table:table-cell>
          <table:table-cell table:style-name="ce6" office:value-type="float" office:value="381" calcext:value-type="float">
            <text:p>381</text:p>
          </table:table-cell>
          <table:table-cell table:style-name="ce6" office:value-type="float" office:value="69054" calcext:value-type="float">
            <text:p>69054</text:p>
          </table:table-cell>
          <table:table-cell table:style-name="ce6" office:value-type="float" office:value="76871" calcext:value-type="float">
            <text:p>76871</text:p>
          </table:table-cell>
          <table:table-cell table:style-name="ce3" table:formula="of:=([.I18]+[.J18])*64" office:value-type="float" office:value="4443840" calcext:value-type="float">
            <text:p>4,443,840</text:p>
          </table:table-cell>
          <table:table-cell table:style-name="ce3" table:formula="of:=([.J18]+[.K18])*64" office:value-type="float" office:value="9339200" calcext:value-type="float">
            <text:p>9,339,200</text:p>
          </table:table-cell>
          <table:table-cell table:style-name="ce5" table:formula="of:=[.H18]/[.B18]" office:value-type="percentage" office:value="0" calcext:value-type="percentage">
            <text:p>0.00%</text:p>
          </table:table-cell>
          <table:table-cell table:style-name="ce5" table:formula="of:=[.M18]/[.B18]" office:value-type="percentage" office:value="1.09103071397722" calcext:value-type="percentage">
            <text:p>109.10%</text:p>
          </table:table-cell>
          <table:table-cell table:style-name="ce6" table:number-columns-repeated="1009"/>
        </table:table-row>
        <table:table-row table:style-name="ro1">
          <table:table-cell office:value-type="string" calcext:value-type="string">
            <text:p>541.leela_r</text:p>
          </table:table-cell>
          <table:table-cell table:style-name="ce10" office:value-type="float" office:value="4779" calcext:value-type="float">
            <text:p>4,779</text:p>
          </table:table-cell>
          <table:table-cell table:style-name="ce19" office:value-type="string" calcext:value-type="string">
            <text:p>ASCII Game moves</text:p>
          </table:table-cell>
          <table:table-cell table:style-name="ce19" table:number-columns-repeated="3"/>
          <table:table-cell table:style-name="ce10" table:formula="of:=([.D19]+[.E19])*4096" office:value-type="float" office:value="0" calcext:value-type="float">
            <text:p>0</text:p>
          </table:table-cell>
          <table:table-cell table:style-name="ce10" table:formula="of:=([.E19]+[.F19])*4096" office:value-type="float" office:value="0" calcext:value-type="float">
            <text:p>0</text:p>
          </table:table-cell>
          <table:table-cell table:style-name="ce19" office:value-type="float" office:value="663" calcext:value-type="float">
            <text:p>663</text:p>
          </table:table-cell>
          <table:table-cell table:style-name="ce19" office:value-type="float" office:value="1091" calcext:value-type="float">
            <text:p>1091</text:p>
          </table:table-cell>
          <table:table-cell table:style-name="ce19" office:value-type="float" office:value="120" calcext:value-type="float">
            <text:p>120</text:p>
          </table:table-cell>
          <table:table-cell table:style-name="ce10" table:formula="of:=([.I19]+[.J19])*64" office:value-type="float" office:value="112256" calcext:value-type="float">
            <text:p>112,256</text:p>
          </table:table-cell>
          <table:table-cell table:style-name="ce10" table:formula="of:=([.J19]+[.K19])*64" office:value-type="float" office:value="77504" calcext:value-type="float">
            <text:p>77,504</text:p>
          </table:table-cell>
          <table:table-cell table:style-name="ce13" table:formula="of:=[.H19]/[.B19]" office:value-type="percentage" office:value="0" calcext:value-type="percentage">
            <text:p>0.00%</text:p>
          </table:table-cell>
          <table:table-cell table:style-name="ce13" table:formula="of:=[.M19]/[.B19]" office:value-type="percentage" office:value="16.2176187486922" calcext:value-type="percentage">
            <text:p>1621.76%</text:p>
          </table:table-cell>
          <table:table-cell table:number-columns-repeated="1009"/>
        </table:table-row>
      </table:table>
      <table:named-expressions/>
      <table:database-ranges>
        <table:database-range table:name="__Anonymous_Sheet_DB__0" table:target-range-address="'Full data'.A1:'Full data'.T183" table:display-filter-buttons="true" table:orientation="column">
          <table:filter>
            <table:filter-and>
              <table:filter-condition table:field-number="3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8">00/00/0000</text:date>, <text:time style:data-style-name="N2" text:time-value="11:45:41.756049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12:13:22.107244996</meta:creation-date>
    <dc:date>2021-07-28T13:27:33.786238638</dc:date>
    <meta:editing-duration>PT11H17M8S</meta:editing-duration>
    <meta:editing-cycles>39</meta:editing-cycles>
    <meta:generator>LibreOffice/7.1.5.2$Linux_X86_64 LibreOffice_project/10$Build-2</meta:generator>
    <meta:document-statistic meta:table-count="2" meta:cell-count="3311" meta:object-count="0"/>
  </office:meta>
</office:document-meta>
</file>